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9.86pt"/>
    </style:style>
    <style:style style:name="co2" style:family="table-column">
      <style:table-column-properties fo:break-before="auto" style:column-width="90.31pt"/>
    </style:style>
    <style:style style:name="co3" style:family="table-column">
      <style:table-column-properties fo:break-before="auto" style:column-width="91.84pt"/>
    </style:style>
    <style:style style:name="co4" style:family="table-column">
      <style:table-column-properties fo:break-before="auto" style:column-width="114.24pt"/>
    </style:style>
    <style:style style:name="co5" style:family="table-column">
      <style:table-column-properties fo:break-before="auto" style:column-width="101.85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25.51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37.5pt" fo:break-before="auto" style:use-optimal-row-height="true"/>
    </style:style>
    <style:style style:name="ro4" style:family="table-row">
      <style:table-row-properties style:row-height="49.49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alibri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alibri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font-name="Calibri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number-columns-repeated="1019" table:default-cell-style-name="ce5"/>
        <table:table-row table:style-name="ro1">
          <table:table-cell table:style-name="ce3" office:value-type="string" calcext:value-type="string">
            <text:p>Company</text:p>
          </table:table-cell>
          <table:table-cell table:style-name="ce3" office:value-type="string" calcext:value-type="string">
            <text:p>Type</text:p>
          </table:table-cell>
          <table:table-cell table:style-name="ce3" office:value-type="string" calcext:value-type="string">
            <text:p>City</text:p>
          </table:table-cell>
          <table:table-cell table:style-name="ce3" office:value-type="string" calcext:value-type="string">
            <text:p>State / Province</text:p>
          </table:table-cell>
          <table:table-cell table:style-name="ce3" office:value-type="string" calcext:value-type="string">
            <text:p>Country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0verflow.com/" xlink:type="simple">0verflow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Tokyo</text:p>
          </table:table-cell>
          <table:table-cell table:style-name="ce4" office:value-type="string" calcext:value-type="string">
            <text:p>Japan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1simplegame.com/" xlink:type="simple">1 Simple Gam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Zapopan</text:p>
          </table:table-cell>
          <table:table-cell table:style-name="ce4" office:value-type="string" calcext:value-type="string">
            <text:p>Jalisco</text:p>
          </table:table-cell>
          <table:table-cell table:style-name="ce4" office:value-type="string" calcext:value-type="string">
            <text:p>Mexico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100stonesinteractive.com/" xlink:type="simple">100 Stones Interactiv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risbane</text:p>
          </table:table-cell>
          <table:table-cell table:style-name="ce4" office:value-type="string" calcext:value-type="string">
            <text:p>Queensland</text:p>
          </table:table-cell>
          <table:table-cell table:style-name="ce4" office:value-type="string" calcext:value-type="string">
            <text:p>Australi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10tons.com/" xlink:type="simple">10ton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Tampere</text:p>
          </table:table-cell>
          <table:table-cell table:style-name="ce4" office:value-type="string" calcext:value-type="string">
            <text:p>Tavastia</text:p>
          </table:table-cell>
          <table:table-cell table:style-name="ce4" office:value-type="string" calcext:value-type="string">
            <text:p>Fin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12eastgames.com/" xlink:type="simple">12 East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Portland</text:p>
          </table:table-cell>
          <table:table-cell table:style-name="ce4" office:value-type="string" calcext:value-type="string">
            <text:p>Oregon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12hitcombo.com/" xlink:type="simple">12 Hit Combo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Bogota</text:p>
          </table:table-cell>
          <table:table-cell table:style-name="ce4" office:value-type="string" calcext:value-type="string">
            <text:p>Colombi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13amgames.com/" xlink:type="simple">13AM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Toronto</text:p>
          </table:table-cell>
          <table:table-cell table:style-name="ce4" office:value-type="string" calcext:value-type="string">
            <text:p>Ontario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17-bit.com/" xlink:type="simple">17-Bit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Kyoto</text:p>
          </table:table-cell>
          <table:table-cell table:style-name="ce4" office:value-type="string" calcext:value-type="string">
            <text:p>Japan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17-bit.com/" xlink:type="simple">17-Bit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eattle</text:p>
          </table:table-cell>
          <table:table-cell table:style-name="ce4" office:value-type="string" calcext:value-type="string">
            <text:p>Washington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3">
          <table:table-cell table:style-name="ce4" office:value-type="string" calcext:value-type="string">
            <text:p><text:a xlink:href="http://www.1p2p-studio.com/" xlink:type="simple">1P2P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Tourcoing</text:p>
          </table:table-cell>
          <table:table-cell table:style-name="ce4" office:value-type="string" calcext:value-type="string">
            <text:p>Nord-Pas-de-Calais-Picardie</text:p>
          </table:table-cell>
          <table:table-cell table:style-name="ce4" office:value-type="string" calcext:value-type="string">
            <text:p>France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1st-games.com/" xlink:type="simple">1st Game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Kiev</text:p>
          </table:table-cell>
          <table:table-cell table:style-name="ce4" office:value-type="string" calcext:value-type="string">
            <text:p>Ukraine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2tonstudios.com/" xlink:type="simple">2 Ton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erkeley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2020venture.com/" xlink:type="simple">2020Ventur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an Francisco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21-6.com/" xlink:type="simple">21-6 Production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Littleton</text:p>
          </table:table-cell>
          <table:table-cell table:style-name="ce4" office:value-type="string" calcext:value-type="string">
            <text:p>Colorado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22cans.com/" xlink:type="simple">22can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Guildford</text:p>
          </table:table-cell>
          <table:table-cell table:style-name="ce4" office:value-type="string" calcext:value-type="string">
            <text:p>Surrey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2401studios.com/" xlink:type="simple">2401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Guatemala City</text:p>
          </table:table-cell>
          <table:table-cell table:number-columns-repeated="2" table:style-name="ce4" office:value-type="string" calcext:value-type="string">
            <text:p>Guatemal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270soft.com/" xlink:type="simple">270soft.com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Victoria</text:p>
          </table:table-cell>
          <table:table-cell table:style-name="ce4" office:value-type="string" calcext:value-type="string">
            <text:p>British Columbia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2dboy.com/" xlink:type="simple">2D Boy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an Francisco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2dnutz.com/" xlink:type="simple">2D Nutz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Guadalajara</text:p>
          </table:table-cell>
          <table:table-cell table:style-name="ce4" office:value-type="string" calcext:value-type="string">
            <text:p>Jalisco</text:p>
          </table:table-cell>
          <table:table-cell table:style-name="ce4" office:value-type="string" calcext:value-type="string">
            <text:p>Mexico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2dogsgames.com/" xlink:type="simple">2Dogs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Toronto</text:p>
          </table:table-cell>
          <table:table-cell table:style-name="ce4" office:value-type="string" calcext:value-type="string">
            <text:p>Ontario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2kczech.com/" xlink:type="simple">2k Czech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rno</text:p>
          </table:table-cell>
          <table:table-cell table:style-name="ce4" office:value-type="string" calcext:value-type="string">
            <text:p>Moravia</text:p>
          </table:table-cell>
          <table:table-cell table:style-name="ce4" office:value-type="string" calcext:value-type="string">
            <text:p>Czech Republic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2k.com/2k-silicon-valley/" xlink:type="simple">2K Silicon Valley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Foster City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2piinteractive.com/" xlink:type="simple">2Pi Interactiv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Hyderabad</text:p>
          </table:table-cell>
          <table:table-cell table:style-name="ce4" office:value-type="string" calcext:value-type="string">
            <text:p>Andhra Pradesh</text:p>
          </table:table-cell>
          <table:table-cell table:style-name="ce4" office:value-type="string" calcext:value-type="string">
            <text:p>Indi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2pt.com.au/" xlink:type="simple">2Pt Interactiv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elbourne</text:p>
          </table:table-cell>
          <table:table-cell table:style-name="ce4" office:value-type="string" calcext:value-type="string">
            <text:p>Victoria</text:p>
          </table:table-cell>
          <table:table-cell table:style-name="ce4" office:value-type="string" calcext:value-type="string">
            <text:p>Australi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2xlgames.com/" xlink:type="simple">2XL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Phoenix</text:p>
          </table:table-cell>
          <table:table-cell table:style-name="ce4" office:value-type="string" calcext:value-type="string">
            <text:p>Arizon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3000ad.com/" xlink:type="simple">3000AD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Aventura</text:p>
          </table:table-cell>
          <table:table-cell table:style-name="ce4" office:value-type="string" calcext:value-type="string">
            <text:p>Florid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302interactive.com/" xlink:type="simple">302 Interactiv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Orlando</text:p>
          </table:table-cell>
          <table:table-cell table:style-name="ce4" office:value-type="string" calcext:value-type="string">
            <text:p>Florid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thirtyfirstunion.com/" xlink:type="simple">31st Union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an Mateo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34bigthings.com/" xlink:type="simple">34 Big Thing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Turin</text:p>
          </table:table-cell>
          <table:table-cell table:style-name="ce4" office:value-type="string" calcext:value-type="string">
            <text:p>Piedmont</text:p>
          </table:table-cell>
          <table:table-cell table:style-name="ce4" office:value-type="string" calcext:value-type="string">
            <text:p>Italy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halowaypoint.com/" xlink:type="simple">343 Industries (Microsoft Game Studios)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Redmond</text:p>
          </table:table-cell>
          <table:table-cell table:style-name="ce4" office:value-type="string" calcext:value-type="string">
            <text:p>Washington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3davenue.net/" xlink:type="simple">3D Avenu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aracaibo</text:p>
          </table:table-cell>
          <table:table-cell table:style-name="ce4" office:value-type="string" calcext:value-type="string">
            <text:p>Zulia</text:p>
          </table:table-cell>
          <table:table-cell table:style-name="ce4" office:value-type="string" calcext:value-type="string">
            <text:p>Venezuel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3drealms.com/" xlink:type="simple">3D Realm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Garland</text:p>
          </table:table-cell>
          <table:table-cell table:style-name="ce4" office:value-type="string" calcext:value-type="string">
            <text:p>Texas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3d-io.com/" xlink:type="simple">3d-io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Wiesbaden</text:p>
          </table:table-cell>
          <table:table-cell table:style-name="ce4" office:value-type="string" calcext:value-type="string">
            <text:p>Hesse</text:p>
          </table:table-cell>
          <table:table-cell table:style-name="ce4" office:value-type="string" calcext:value-type="string">
            <text:p>Germany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3dclouds.it/" xlink:type="simple">3DCloud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ilan</text:p>
          </table:table-cell>
          <table:table-cell table:style-name="ce4" office:value-type="string" calcext:value-type="string">
            <text:p>Lombardia</text:p>
          </table:table-cell>
          <table:table-cell table:style-name="ce4" office:value-type="string" calcext:value-type="string">
            <text:p>Italy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3division.net/" xlink:type="simple">3DIVISION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Kosice</text:p>
          </table:table-cell>
          <table:table-cell table:style-name="ce4" office:value-type="string" calcext:value-type="string">
            <text:p>Kosicky kraj</text:p>
          </table:table-cell>
          <table:table-cell table:style-name="ce4" office:value-type="string" calcext:value-type="string">
            <text:p>Slovaki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3gstudiosinc.com/" xlink:type="simple">3G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Reno</text:p>
          </table:table-cell>
          <table:table-cell table:style-name="ce4" office:value-type="string" calcext:value-type="string">
            <text:p>Nevad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3mindgames.com/" xlink:type="simple">3Mind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ontreal</text:p>
          </table:table-cell>
          <table:table-cell table:style-name="ce4" office:value-type="string" calcext:value-type="string">
            <text:p>Quebec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42entertainment.com/" xlink:type="simple">42 Entertainment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Pasadena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44bicolargo.com.br/" xlink:type="simple">44 Bico Largo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Sao Paulo</text:p>
          </table:table-cell>
          <table:table-cell table:style-name="ce4" office:value-type="string" calcext:value-type="string">
            <text:p>Brazil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48hstudio.com/" xlink:type="simple">48H Studio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Camerata Picena</text:p>
          </table:table-cell>
          <table:table-cell table:style-name="ce4" office:value-type="string" calcext:value-type="string">
            <text:p>Ancona</text:p>
          </table:table-cell>
          <table:table-cell table:style-name="ce4" office:value-type="string" calcext:value-type="string">
            <text:p>Italy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4a-games.com/" xlink:type="simple">4A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ratislava</text:p>
          </table:table-cell>
          <table:table-cell table:style-name="ce4" office:value-type="string" calcext:value-type="string">
            <text:p>Bratislavsky kraj</text:p>
          </table:table-cell>
          <table:table-cell table:style-name="ce4" office:value-type="string" calcext:value-type="string">
            <text:p>Slovaki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4a-games.com/" xlink:type="simple">4A Game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Kiev</text:p>
          </table:table-cell>
          <table:table-cell table:style-name="ce4" office:value-type="string" calcext:value-type="string">
            <text:p>Ukraine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4a-games.com/" xlink:type="simple">4A Game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Msida</text:p>
          </table:table-cell>
          <table:table-cell table:style-name="ce4" office:value-type="string" calcext:value-type="string">
            <text:p>Malt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4bitgames.com/" xlink:type="simple">4Bit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Lillestrom</text:p>
          </table:table-cell>
          <table:table-cell table:style-name="ce4" office:value-type="string" calcext:value-type="string">
            <text:p>Romerike</text:p>
          </table:table-cell>
          <table:table-cell table:style-name="ce4" office:value-type="string" calcext:value-type="string">
            <text:p>Norway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4thwallgames.net/" xlink:type="simple">4th Wall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Austin</text:p>
          </table:table-cell>
          <table:table-cell table:style-name="ce4" office:value-type="string" calcext:value-type="string">
            <text:p>Texas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deadcore-game.com/" xlink:type="simple">5 Bits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Grenoble</text:p>
          </table:table-cell>
          <table:table-cell table:style-name="ce4" office:value-type="string" calcext:value-type="string">
            <text:p>Rhone-Alpes</text:p>
          </table:table-cell>
          <table:table-cell table:style-name="ce4" office:value-type="string" calcext:value-type="string">
            <text:p>France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5livesstudios.com/" xlink:type="simple">5 Lives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risbane</text:p>
          </table:table-cell>
          <table:table-cell table:style-name="ce4" office:value-type="string" calcext:value-type="string">
            <text:p>Queensland</text:p>
          </table:table-cell>
          <table:table-cell table:style-name="ce4" office:value-type="string" calcext:value-type="string">
            <text:p>Australi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5livesstudios.com/" xlink:type="simple">5 Lives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risbane</text:p>
          </table:table-cell>
          <table:table-cell table:style-name="ce4" office:value-type="string" calcext:value-type="string">
            <text:p>Queensland</text:p>
          </table:table-cell>
          <table:table-cell table:style-name="ce4" office:value-type="string" calcext:value-type="string">
            <text:p>Australi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5pb.jp/" xlink:type="simple">5pb.Games (MAGES)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Tokyo</text:p>
          </table:table-cell>
          <table:table-cell table:style-name="ce4" office:value-type="string" calcext:value-type="string">
            <text:p>Japan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5thcell.com/" xlink:type="simple">5th Cell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ellevue</text:p>
          </table:table-cell>
          <table:table-cell table:style-name="ce4" office:value-type="string" calcext:value-type="string">
            <text:p>Washington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7ravenstudios.com/" xlink:type="simple">7 Raven Studio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Phuket</text:p>
          </table:table-cell>
          <table:table-cell table:style-name="ce4" office:value-type="string" calcext:value-type="string">
            <text:p>Thai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7sentinels.com/" xlink:type="simple">7 Sentinel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Phoenix</text:p>
          </table:table-cell>
          <table:table-cell table:style-name="ce4" office:value-type="string" calcext:value-type="string">
            <text:p>Arizon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7128.com/" xlink:type="simple">7-128 Softwar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alem</text:p>
          </table:table-cell>
          <table:table-cell table:style-name="ce4" office:value-type="string" calcext:value-type="string">
            <text:p>Massachusetts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8circuitstudios.com/" xlink:type="simple">8 Circuit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eattle</text:p>
          </table:table-cell>
          <table:table-cell table:style-name="ce4" office:value-type="string" calcext:value-type="string">
            <text:p>Washington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82apps.com/" xlink:type="simple">82 App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oston</text:p>
          </table:table-cell>
          <table:table-cell table:style-name="ce4" office:value-type="string" calcext:value-type="string">
            <text:p>Massachusetts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8d-games.nl/" xlink:type="simple">8D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Leeuwarden</text:p>
          </table:table-cell>
          <table:table-cell table:style-name="ce4" office:value-type="string" calcext:value-type="string">
            <text:p>Friesland</text:p>
          </table:table-cell>
          <table:table-cell table:style-name="ce4" office:value-type="string" calcext:value-type="string">
            <text:p>Netherland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abonfireofsouls.com/" xlink:type="simple">A Bonfire of Soul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Malaga</text:p>
          </table:table-cell>
          <table:table-cell table:style-name="ce4" office:value-type="string" calcext:value-type="string">
            <text:p>Spain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jollycorpse.com/" xlink:type="simple">A Jolly Corpse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Tokyo</text:p>
          </table:table-cell>
          <table:table-cell table:style-name="ce4" office:value-type="string" calcext:value-type="string">
            <text:p>Japan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a2zinteractive.net/" xlink:type="simple">a2z Interactiv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Hull</text:p>
          </table:table-cell>
          <table:table-cell table:style-name="ce4" office:value-type="string" calcext:value-type="string">
            <text:p>East Yorkshire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a44games.com/" xlink:type="simple">A44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Wellington</text:p>
          </table:table-cell>
          <table:table-cell table:style-name="ce4" office:value-type="string" calcext:value-type="string">
            <text:p>Greater Wellington</text:p>
          </table:table-cell>
          <table:table-cell table:style-name="ce4" office:value-type="string" calcext:value-type="string">
            <text:p>New Zealand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abandonshipgame.com/" xlink:type="simple">Abandon Ship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Guildford</text:p>
          </table:table-cell>
          <table:table-cell table:style-name="ce4" office:value-type="string" calcext:value-type="string">
            <text:p>Surrey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3">
          <table:table-cell table:style-name="ce4" office:value-type="string" calcext:value-type="string">
            <text:p><text:a xlink:href="http://www.abidingbridge.com/" xlink:type="simple">Abiding Bridg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Tourcoing</text:p>
          </table:table-cell>
          <table:table-cell table:style-name="ce4" office:value-type="string" calcext:value-type="string">
            <text:p>Nord-Pas-de-Calais-Picardie</text:p>
          </table:table-cell>
          <table:table-cell table:style-name="ce4" office:value-type="string" calcext:value-type="string">
            <text:p>France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about-fun.com/" xlink:type="simple">About Fun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Prague</text:p>
          </table:table-cell>
          <table:table-cell table:style-name="ce4" office:value-type="string" calcext:value-type="string">
            <text:p>Bohemia</text:p>
          </table:table-cell>
          <table:table-cell table:style-name="ce4" office:value-type="string" calcext:value-type="string">
            <text:p>Czech Republic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abrakam.com/" xlink:type="simple">Abrakam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eraing</text:p>
          </table:table-cell>
          <table:table-cell table:style-name="ce4" office:value-type="string" calcext:value-type="string">
            <text:p>Liege</text:p>
          </table:table-cell>
          <table:table-cell table:style-name="ce4" office:value-type="string" calcext:value-type="string">
            <text:p>Belgium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abstractiongames.com/" xlink:type="simple">Abstraction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Valkenswaard</text:p>
          </table:table-cell>
          <table:table-cell table:style-name="ce4" office:value-type="string" calcext:value-type="string">
            <text:p>Noord-Brabant</text:p>
          </table:table-cell>
          <table:table-cell table:style-name="ce4" office:value-type="string" calcext:value-type="string">
            <text:p>Netherland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abylight.com/" xlink:type="simple">Abylight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arcelona</text:p>
          </table:table-cell>
          <table:table-cell table:style-name="ce4" office:value-type="string" calcext:value-type="string">
            <text:p>Catalonia</text:p>
          </table:table-cell>
          <table:table-cell table:style-name="ce4" office:value-type="string" calcext:value-type="string">
            <text:p>Spain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abyssgameworks.com/" xlink:type="simple">Abyss Gamework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Istanbul</text:p>
          </table:table-cell>
          <table:table-cell table:style-name="ce4" office:value-type="string" calcext:value-type="string">
            <text:p>Turkey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accessgames.co.jp/" xlink:type="simple">Access Game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Osaka</text:p>
          </table:table-cell>
          <table:table-cell table:style-name="ce4" office:value-type="string" calcext:value-type="string">
            <text:p>Japan</text:p>
          </table:table-cell>
          <table:table-cell table:number-columns-repeated="1019"/>
        </table:table-row>
        <table:table-row table:style-name="ro3">
          <table:table-cell table:style-name="ce4" office:value-type="string" calcext:value-type="string">
            <text:p><text:a xlink:href="http://www.accidentalrebel.com/" xlink:type="simple">Accidental Rebel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akati City</text:p>
          </table:table-cell>
          <table:table-cell table:style-name="ce4" office:value-type="string" calcext:value-type="string">
            <text:p>National Capital Region</text:p>
          </table:table-cell>
          <table:table-cell table:style-name="ce4" office:value-type="string" calcext:value-type="string">
            <text:p>Philippin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acemaddox.com/" xlink:type="simple">Ace Maddox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Ko?ice</text:p>
          </table:table-cell>
          <table:table-cell table:style-name="ce4" office:value-type="string" calcext:value-type="string">
            <text:p>Ko?ický kraj</text:p>
          </table:table-cell>
          <table:table-cell table:style-name="ce4" office:value-type="string" calcext:value-type="string">
            <text:p>Slovaki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acemaddox.com/" xlink:type="simple">Ace Maddox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Stockholm</text:p>
          </table:table-cell>
          <table:table-cell table:style-name="ce4" office:value-type="string" calcext:value-type="string">
            <text:p>Sweden</text:p>
          </table:table-cell>
          <table:table-cell table:number-columns-repeated="1019"/>
        </table:table-row>
        <table:table-row table:style-name="ro3">
          <table:table-cell table:style-name="ce4" office:value-type="string" calcext:value-type="string">
            <text:p><text:a xlink:href="http://www.aceteam.cl/" xlink:type="simple">ACE Team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antiago</text:p>
          </table:table-cell>
          <table:table-cell table:style-name="ce4" office:value-type="string" calcext:value-type="string">
            <text:p>Region Metropolitana</text:p>
          </table:table-cell>
          <table:table-cell table:style-name="ce4" office:value-type="string" calcext:value-type="string">
            <text:p>Chile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aceviral.com/" xlink:type="simple">Aceviral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underland</text:p>
          </table:table-cell>
          <table:table-cell table:style-name="ce4" office:value-type="string" calcext:value-type="string">
            <text:p>Tyne and Wear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achimogames.ca/" xlink:type="simple">Achimostawinan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Toronto</text:p>
          </table:table-cell>
          <table:table-cell table:style-name="ce4" office:value-type="string" calcext:value-type="string">
            <text:p>Ontario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acidgreengames.com/" xlink:type="simple">Acid Green Game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Tehran</text:p>
          </table:table-cell>
          <table:table-cell table:style-name="ce4" office:value-type="string" calcext:value-type="string">
            <text:p>Iran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acidnerve.com/" xlink:type="simple">Acid Nerv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anchester</text:p>
          </table:table-cell>
          <table:table-cell table:style-name="ce4" office:value-type="string" calcext:value-type="string">
            <text:p>Lancashire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acidwizardstudio.com/" xlink:type="simple">Acid Wizard Studio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Warsaw</text:p>
          </table:table-cell>
          <table:table-cell table:style-name="ce4" office:value-type="string" calcext:value-type="string">
            <text:p>Masovian</text:p>
          </table:table-cell>
          <table:table-cell table:style-name="ce4" office:value-type="string" calcext:value-type="string">
            <text:p>Po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ackkstudios.wordpress.com/" xlink:type="simple">Ackk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Hoboken</text:p>
          </table:table-cell>
          <table:table-cell table:style-name="ce4" office:value-type="string" calcext:value-type="string">
            <text:p>New Jersey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acquire.co.jp/" xlink:type="simple">Acquire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Tokyo</text:p>
          </table:table-cell>
          <table:table-cell table:style-name="ce4" office:value-type="string" calcext:value-type="string">
            <text:p>Japan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acquire.co.jp/" xlink:type="simple">ACQUIRE Corporation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Tokyo</text:p>
          </table:table-cell>
          <table:table-cell table:style-name="ce4" office:value-type="string" calcext:value-type="string">
            <text:p>Japan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acreplume.com/" xlink:type="simple">Acreplum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Rennes</text:p>
          </table:table-cell>
          <table:table-cell table:style-name="ce4" office:value-type="string" calcext:value-type="string">
            <text:p>Bretagne</text:p>
          </table:table-cell>
          <table:table-cell table:style-name="ce4" office:value-type="string" calcext:value-type="string">
            <text:p>France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actalogic.com/" xlink:type="simple">ActaLogic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Ljubljana</text:p>
          </table:table-cell>
          <table:table-cell table:style-name="ce4" office:value-type="string" calcext:value-type="string">
            <text:p>Sloveni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activart.org/" xlink:type="simple">Activart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Napoli</text:p>
          </table:table-cell>
          <table:table-cell table:style-name="ce4" office:value-type="string" calcext:value-type="string">
            <text:p>Italy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activegamingmedia.com/" xlink:type="simple">Active Gaming Media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Osaka</text:p>
          </table:table-cell>
          <table:table-cell table:style-name="ce4" office:value-type="string" calcext:value-type="string">
            <text:p>Japan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activeworlds.com/" xlink:type="simple">ActiveWorld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Newburyport</text:p>
          </table:table-cell>
          <table:table-cell table:style-name="ce4" office:value-type="string" calcext:value-type="string">
            <text:p>Massachusetts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activisiongamescience.github.io/" xlink:type="simple">Activision Game Scienc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oulder</text:p>
          </table:table-cell>
          <table:table-cell table:style-name="ce4" office:value-type="string" calcext:value-type="string">
            <text:p>Colorado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activision.com/" xlink:type="simple">Activision Publishing Minneapoli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Eden Prairie</text:p>
          </table:table-cell>
          <table:table-cell table:style-name="ce4" office:value-type="string" calcext:value-type="string">
            <text:p>Minnesot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actualhumans.com/" xlink:type="simple">Actual Human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Toronto</text:p>
          </table:table-cell>
          <table:table-cell table:style-name="ce4" office:value-type="string" calcext:value-type="string">
            <text:p>Ontario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ad-invaders.com/" xlink:type="simple">AD-Invader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ontrouge</text:p>
          </table:table-cell>
          <table:table-cell table:style-name="ce4" office:value-type="string" calcext:value-type="string">
            <text:p>Ile-de-France</text:p>
          </table:table-cell>
          <table:table-cell table:style-name="ce4" office:value-type="string" calcext:value-type="string">
            <text:p>France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adamgryu.com/" xlink:type="simple">Adam Gryu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Toronto</text:p>
          </table:table-cell>
          <table:table-cell table:style-name="ce4" office:value-type="string" calcext:value-type="string">
            <text:p>Ontario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dungeonmans.com/" xlink:type="simple">AdventurePro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Cedar Park</text:p>
          </table:table-cell>
          <table:table-cell table:style-name="ce4" office:value-type="string" calcext:value-type="string">
            <text:p>Texas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3">
          <table:table-cell table:style-name="ce4" office:value-type="string" calcext:value-type="string">
            <text:p><text:a xlink:href="http://www.aerosoft.de/" xlink:type="simple">Aerosoft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uren</text:p>
          </table:table-cell>
          <table:table-cell table:style-name="ce4" office:value-type="string" calcext:value-type="string">
            <text:p>North Rhine-Westphalia</text:p>
          </table:table-cell>
          <table:table-cell table:style-name="ce4" office:value-type="string" calcext:value-type="string">
            <text:p>Germany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aerosoft.com/" xlink:type="simple">Aerosoft North America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Lucan</text:p>
          </table:table-cell>
          <table:table-cell table:style-name="ce4" office:value-type="string" calcext:value-type="string">
            <text:p>Ontario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aerryx.com/" xlink:type="simple">Aerryx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pokane Valley</text:p>
          </table:table-cell>
          <table:table-cell table:style-name="ce4" office:value-type="string" calcext:value-type="string">
            <text:p>Washington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aerys.in/" xlink:type="simple">Aery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Paris</text:p>
          </table:table-cell>
          <table:table-cell table:style-name="ce4" office:value-type="string" calcext:value-type="string">
            <text:p>Ile-de-France</text:p>
          </table:table-cell>
          <table:table-cell table:style-name="ce4" office:value-type="string" calcext:value-type="string">
            <text:p>France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aesir-interactive.com/" xlink:type="simple">Aesir Interactiv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unich</text:p>
          </table:table-cell>
          <table:table-cell table:style-name="ce4" office:value-type="string" calcext:value-type="string">
            <text:p>Bayern</text:p>
          </table:table-cell>
          <table:table-cell table:style-name="ce4" office:value-type="string" calcext:value-type="string">
            <text:p>Germany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aether.in.net/" xlink:type="simple">Aether Interactiv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Toronto</text:p>
          </table:table-cell>
          <table:table-cell table:style-name="ce4" office:value-type="string" calcext:value-type="string">
            <text:p>Ontario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affordancestudio.com/" xlink:type="simple">Affordance Studio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ontreal</text:p>
          </table:table-cell>
          <table:table-cell table:style-name="ce4" office:value-type="string" calcext:value-type="string">
            <text:p>Quebec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agate.id/" xlink:type="simple">Agat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andung</text:p>
          </table:table-cell>
          <table:table-cell table:style-name="ce4" office:value-type="string" calcext:value-type="string">
            <text:p>West Java</text:p>
          </table:table-cell>
          <table:table-cell table:style-name="ce4" office:value-type="string" calcext:value-type="string">
            <text:p>Indonesi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agate.id/" xlink:type="simple">Agate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Jakarta</text:p>
          </table:table-cell>
          <table:table-cell table:style-name="ce4" office:value-type="string" calcext:value-type="string">
            <text:p>Indonesi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agens.no/" xlink:type="simple">Agen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Oslo</text:p>
          </table:table-cell>
          <table:table-cell table:style-name="ce4" office:value-type="string" calcext:value-type="string">
            <text:p>Norway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aggrocrab.com/" xlink:type="simple">Aggro Crab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eattle</text:p>
          </table:table-cell>
          <table:table-cell table:style-name="ce4" office:value-type="string" calcext:value-type="string">
            <text:p>Washington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agoragames.com/" xlink:type="simple">Agora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Troy</text:p>
          </table:table-cell>
          <table:table-cell table:style-name="ce4" office:value-type="string" calcext:value-type="string">
            <text:p>New York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playags.com/" xlink:type="simple">AG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Atlanta</text:p>
          </table:table-cell>
          <table:table-cell table:style-name="ce4" office:value-type="string" calcext:value-type="string">
            <text:p>Georg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playags.com/" xlink:type="simple">AG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Austin</text:p>
          </table:table-cell>
          <table:table-cell table:style-name="ce4" office:value-type="string" calcext:value-type="string">
            <text:p>Texas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aifactory.co.uk/" xlink:type="simple">AI Factory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Hatch End</text:p>
          </table:table-cell>
          <table:table-cell table:style-name="ce4" office:value-type="string" calcext:value-type="string">
            <text:p>Middlesex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aiming-inc.com/" xlink:type="simple">Aiming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Tokyo</text:p>
          </table:table-cell>
          <table:table-cell table:style-name="ce4" office:value-type="string" calcext:value-type="string">
            <text:p>Japan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airlockinteractive.com/" xlink:type="simple">Airlock Interactiv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Dallas</text:p>
          </table:table-cell>
          <table:table-cell table:style-name="ce4" office:value-type="string" calcext:value-type="string">
            <text:p>Texas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airshipsyndicate.com/" xlink:type="simple">Airship Syndicat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Austin</text:p>
          </table:table-cell>
          <table:table-cell table:style-name="ce4" office:value-type="string" calcext:value-type="string">
            <text:p>Texas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akalinteraktif.com/" xlink:type="simple">Akal Interaktif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andung</text:p>
          </table:table-cell>
          <table:table-cell table:style-name="ce4" office:value-type="string" calcext:value-type="string">
            <text:p>West Java</text:p>
          </table:table-cell>
          <table:table-cell table:style-name="ce4" office:value-type="string" calcext:value-type="string">
            <text:p>Indonesi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akaonistudio.com/" xlink:type="simple">Akaoni Studio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Valencia</text:p>
          </table:table-cell>
          <table:table-cell table:style-name="ce4" office:value-type="string" calcext:value-type="string">
            <text:p>Spain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antonkudin.me/" xlink:type="simple">AK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Krasnodar City</text:p>
          </table:table-cell>
          <table:table-cell table:style-name="ce4" office:value-type="string" calcext:value-type="string">
            <text:p>Krasnodar</text:p>
          </table:table-cell>
          <table:table-cell table:style-name="ce4" office:value-type="string" calcext:value-type="string">
            <text:p>Russi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akiliinteractive.com/" xlink:type="simple">Akili Interactiv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oston</text:p>
          </table:table-cell>
          <table:table-cell table:style-name="ce4" office:value-type="string" calcext:value-type="string">
            <text:p>Massachusetts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alchemedium.com/" xlink:type="simple">alchemedium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Pittsburgh</text:p>
          </table:table-cell>
          <table:table-cell table:style-name="ce4" office:value-type="string" calcext:value-type="string">
            <text:p>Pennsylva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alchemicproductions.com/" xlink:type="simple">Alchemic Production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oorpark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aldagames.com/" xlink:type="simple">Alda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rno</text:p>
          </table:table-cell>
          <table:table-cell table:style-name="ce4" office:value-type="string" calcext:value-type="string">
            <text:p>Moravia</text:p>
          </table:table-cell>
          <table:table-cell table:style-name="ce4" office:value-type="string" calcext:value-type="string">
            <text:p>Czech Republic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alebrije-estudios.com/" xlink:type="simple">Alebrije E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onterrey</text:p>
          </table:table-cell>
          <table:table-cell table:style-name="ce4" office:value-type="string" calcext:value-type="string">
            <text:p>Nuevo León</text:p>
          </table:table-cell>
          <table:table-cell table:style-name="ce4" office:value-type="string" calcext:value-type="string">
            <text:p>Mexico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alfasystem.net/" xlink:type="simple">Alfa System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Kumamoto</text:p>
          </table:table-cell>
          <table:table-cell table:style-name="ce4" office:value-type="string" calcext:value-type="string">
            <text:p>Kyushu</text:p>
          </table:table-cell>
          <table:table-cell table:style-name="ce4" office:value-type="string" calcext:value-type="string">
            <text:p>Japan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aliasworlds.com/" xlink:type="simple">Aliasworlds Entertainment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Minsk</text:p>
          </table:table-cell>
          <table:table-cell table:style-name="ce4" office:value-type="string" calcext:value-type="string">
            <text:p>Belaru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alienpixelstudios.com/" xlink:type="simple">Alien Pixel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Aberdeen</text:p>
          </table:table-cell>
          <table:table-cell table:number-columns-repeated="2" table:style-name="ce4" office:value-type="string" calcext:value-type="string">
            <text:p>Scotland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alientrap.org/" xlink:type="simple">Alientrap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Toronto</text:p>
          </table:table-cell>
          <table:table-cell table:style-name="ce4" office:value-type="string" calcext:value-type="string">
            <text:p>Ontario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alkemi-games.com/" xlink:type="simple">Alkemi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Nantes</text:p>
          </table:table-cell>
          <table:table-cell table:style-name="ce4" office:value-type="string" calcext:value-type="string">
            <text:p>Pays de la Loire</text:p>
          </table:table-cell>
          <table:table-cell table:style-name="ce4" office:value-type="string" calcext:value-type="string">
            <text:p>France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alleyway.games/" xlink:type="simple">Alleyway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aint George</text:p>
          </table:table-cell>
          <table:table-cell table:style-name="ce4" office:value-type="string" calcext:value-type="string">
            <text:p>Utah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4">
          <table:table-cell table:style-name="ce4" office:value-type="string" calcext:value-type="string">
            <text:p><text:a xlink:href="http://www.almedia.fr/" xlink:type="simple">Almedia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trasbourg</text:p>
          </table:table-cell>
          <table:table-cell table:style-name="ce4" office:value-type="string" calcext:value-type="string">
            <text:p>Alsace-Champagne-Ardenne-Lorraine</text:p>
          </table:table-cell>
          <table:table-cell table:style-name="ce4" office:value-type="string" calcext:value-type="string">
            <text:p>France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alexcarlsongraphics.com/" xlink:type="simple">Almost Playable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inneapolis</text:p>
          </table:table-cell>
          <table:table-cell table:style-name="ce4" office:value-type="string" calcext:value-type="string">
            <text:p>Minnesot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alpixelgames.com/" xlink:type="simple">AlPixel Game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Madrid</text:p>
          </table:table-cell>
          <table:table-cell table:style-name="ce4" office:value-type="string" calcext:value-type="string">
            <text:p>Spain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alteredmatter.com/" xlink:type="simple">Altered Matter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arcelona</text:p>
          </table:table-cell>
          <table:table-cell table:style-name="ce4" office:value-type="string" calcext:value-type="string">
            <text:p>Catalonia</text:p>
          </table:table-cell>
          <table:table-cell table:style-name="ce4" office:value-type="string" calcext:value-type="string">
            <text:p>Spain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altermyth.com/" xlink:type="simple">Altermyth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Jakarta</text:p>
          </table:table-cell>
          <table:table-cell table:style-name="ce4" office:value-type="string" calcext:value-type="string">
            <text:p>Indonesi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alucinastudio.com/" xlink:type="simple">Alucina Studio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Mexico City</text:p>
          </table:table-cell>
          <table:table-cell table:style-name="ce4" office:value-type="string" calcext:value-type="string">
            <text:p>Mexico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amanita-design.net/" xlink:type="simple">Amanita Design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rno</text:p>
          </table:table-cell>
          <table:table-cell table:style-name="ce4" office:value-type="string" calcext:value-type="string">
            <text:p>Moravia</text:p>
          </table:table-cell>
          <table:table-cell table:style-name="ce4" office:value-type="string" calcext:value-type="string">
            <text:p>Czech Republic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amarokgames.net/" xlink:type="simple">Amarok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Alma</text:p>
          </table:table-cell>
          <table:table-cell table:style-name="ce4" office:value-type="string" calcext:value-type="string">
            <text:p>Quebec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games.amazon.com/" xlink:type="simple">Amazon Game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Irvine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games.amazon.com/" xlink:type="simple">Amazon Game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Palo Alto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games.amazon.com/" xlink:type="simple">Amazon Game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eattle</text:p>
          </table:table-cell>
          <table:table-cell table:style-name="ce4" office:value-type="string" calcext:value-type="string">
            <text:p>Washington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lab126.com/" xlink:type="simple">Amazon Lab126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unnyvale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aws.amazon.com/lumberyard/" xlink:type="simple">Amazon Lumberyard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Austin</text:p>
          </table:table-cell>
          <table:table-cell table:style-name="ce4" office:value-type="string" calcext:value-type="string">
            <text:p>Texas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americasarmy.com/" xlink:type="simple">America's Army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Huntsville</text:p>
          </table:table-cell>
          <table:table-cell table:style-name="ce4" office:value-type="string" calcext:value-type="string">
            <text:p>Alabam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amientertainment.com/" xlink:type="simple">AMI Entertainment Network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ristol</text:p>
          </table:table-cell>
          <table:table-cell table:style-name="ce4" office:value-type="string" calcext:value-type="string">
            <text:p>Pennsylva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amplify.pt/" xlink:type="simple">Amplify Creation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Lisbon</text:p>
          </table:table-cell>
          <table:table-cell table:style-name="ce4" office:value-type="string" calcext:value-type="string">
            <text:p>Portugal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amplitude-studios.com/" xlink:type="simple">Amplitude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Paris</text:p>
          </table:table-cell>
          <table:table-cell table:style-name="ce4" office:value-type="string" calcext:value-type="string">
            <text:p>Ile-de-France</text:p>
          </table:table-cell>
          <table:table-cell table:style-name="ce4" office:value-type="string" calcext:value-type="string">
            <text:p>France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amytisgames.com/" xlink:type="simple">Amytis Entertainment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Tehran</text:p>
          </table:table-cell>
          <table:table-cell table:style-name="ce4" office:value-type="string" calcext:value-type="string">
            <text:p>Iran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angamesstudio.com/" xlink:type="simple">AN Game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Cairo</text:p>
          </table:table-cell>
          <table:table-cell table:style-name="ce4" office:value-type="string" calcext:value-type="string">
            <text:p>Egypt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anashidgames.com/" xlink:type="simple">Anashid Game Studio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Tehran</text:p>
          </table:table-cell>
          <table:table-cell table:style-name="ce4" office:value-type="string" calcext:value-type="string">
            <text:p>Iran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ancient.co.jp/" xlink:type="simple">Ancient Corporation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Tokyo</text:p>
          </table:table-cell>
          <table:table-cell table:style-name="ce4" office:value-type="string" calcext:value-type="string">
            <text:p>Japan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tunicgame.com/" xlink:type="simple">Andrew Shouldic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Halifax</text:p>
          </table:table-cell>
          <table:table-cell table:style-name="ce4" office:value-type="string" calcext:value-type="string">
            <text:p>Nova Scotia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anemonehug.com/" xlink:type="simple">Anemone Hug Interactiv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Vancouver</text:p>
          </table:table-cell>
          <table:table-cell table:style-name="ce4" office:value-type="string" calcext:value-type="string">
            <text:p>British Columbia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angryhangar.com/" xlink:type="simple">Angry Hangar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Atlanta</text:p>
          </table:table-cell>
          <table:table-cell table:style-name="ce4" office:value-type="string" calcext:value-type="string">
            <text:p>Georg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angryskull.com/" xlink:type="simple">Angry Skull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Tucson</text:p>
          </table:table-cell>
          <table:table-cell table:style-name="ce4" office:value-type="string" calcext:value-type="string">
            <text:p>Arizon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animalmade.com/" xlink:type="simple">ANIMAL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Pasadena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animatoon.es/" xlink:type="simple">Animatoon Studio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Madrid</text:p>
          </table:table-cell>
          <table:table-cell table:style-name="ce4" office:value-type="string" calcext:value-type="string">
            <text:p>Spain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annapurna.pictures/" xlink:type="simple">Annapurna Interactiv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Los Angeles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ansharstudios.com/" xlink:type="simple">Anshar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Katowice</text:p>
          </table:table-cell>
          <table:table-cell table:style-name="ce4" office:value-type="string" calcext:value-type="string">
            <text:p>Silesia</text:p>
          </table:table-cell>
          <table:table-cell table:style-name="ce4" office:value-type="string" calcext:value-type="string">
            <text:p>Po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ansimuz.com/" xlink:type="simple">Ansimuz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Guadalajara</text:p>
          </table:table-cell>
          <table:table-cell table:style-name="ce4" office:value-type="string" calcext:value-type="string">
            <text:p>Jalisco</text:p>
          </table:table-cell>
          <table:table-cell table:style-name="ce4" office:value-type="string" calcext:value-type="string">
            <text:p>Mexico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ant-workshop.com/" xlink:type="simple">Ant Workshop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Edinburgh</text:p>
          </table:table-cell>
          <table:table-cell table:style-name="ce4" office:value-type="string" calcext:value-type="string">
            <text:p>Midlothian</text:p>
          </table:table-cell>
          <table:table-cell table:style-name="ce4" office:value-type="string" calcext:value-type="string">
            <text:p>Scotland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antagonist.no/" xlink:type="simple">Antagonist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Oslo</text:p>
          </table:table-cell>
          <table:table-cell table:style-name="ce4" office:value-type="string" calcext:value-type="string">
            <text:p>Norway</text:p>
          </table:table-cell>
          <table:table-cell table:number-columns-repeated="1019"/>
        </table:table-row>
        <table:table-row table:style-name="ro4">
          <table:table-cell table:style-name="ce4" office:value-type="string" calcext:value-type="string">
            <text:p><text:a xlink:href="http://www.antek-studio.com/" xlink:type="simple">Antek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aint-Mathieu-de-Treviers</text:p>
          </table:table-cell>
          <table:table-cell table:style-name="ce4" office:value-type="string" calcext:value-type="string">
            <text:p>Languedoc-Roussillon-Midi-Pyrenees</text:p>
          </table:table-cell>
          <table:table-cell table:style-name="ce4" office:value-type="string" calcext:value-type="string">
            <text:p>France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2-tan.tumblr.com/" xlink:type="simple">Anthony Tan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elbourne</text:p>
          </table:table-cell>
          <table:table-cell table:style-name="ce4" office:value-type="string" calcext:value-type="string">
            <text:p>Victoria</text:p>
          </table:table-cell>
          <table:table-cell table:style-name="ce4" office:value-type="string" calcext:value-type="string">
            <text:p>Australi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antimattergames.com/" xlink:type="simple">Antimatter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Falmouth</text:p>
          </table:table-cell>
          <table:table-cell table:style-name="ce4" office:value-type="string" calcext:value-type="string">
            <text:p>Cornwall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anugamestudio.com/" xlink:type="simple">Anu Game Studio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Tehran</text:p>
          </table:table-cell>
          <table:table-cell table:style-name="ce4" office:value-type="string" calcext:value-type="string">
            <text:p>Iran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apelaw.com/" xlink:type="simple">Ape Law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Andover</text:p>
          </table:table-cell>
          <table:table-cell table:style-name="ce4" office:value-type="string" calcext:value-type="string">
            <text:p>Massachusetts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apelab.ch/" xlink:type="simple">apelab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Geneva</text:p>
          </table:table-cell>
          <table:table-cell table:style-name="ce4" office:value-type="string" calcext:value-type="string">
            <text:p>Switzerland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appnormals.com/" xlink:type="simple">Appnormals Team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arcelona</text:p>
          </table:table-cell>
          <table:table-cell table:style-name="ce4" office:value-type="string" calcext:value-type="string">
            <text:p>Catalonia</text:p>
          </table:table-cell>
          <table:table-cell table:style-name="ce4" office:value-type="string" calcext:value-type="string">
            <text:p>Spain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appsinnovate.com/" xlink:type="simple">Appsinnovat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Heliopolis</text:p>
          </table:table-cell>
          <table:table-cell table:style-name="ce4" office:value-type="string" calcext:value-type="string">
            <text:p>Cairo</text:p>
          </table:table-cell>
          <table:table-cell table:style-name="ce4" office:value-type="string" calcext:value-type="string">
            <text:p>Egypt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appsomniacs.com/" xlink:type="simple">Appsomniac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Portland</text:p>
          </table:table-cell>
          <table:table-cell table:style-name="ce4" office:value-type="string" calcext:value-type="string">
            <text:p>Oregon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aquiris.com.br/" xlink:type="simple">Aquiris Game Studio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Porto Alegre</text:p>
          </table:table-cell>
          <table:table-cell table:style-name="ce4" office:value-type="string" calcext:value-type="string">
            <text:p>Rio Grande do Sul</text:p>
          </table:table-cell>
          <table:table-cell table:style-name="ce4" office:value-type="string" calcext:value-type="string">
            <text:p>Brazil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diluvion.com/" xlink:type="simple">Arachnid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erkeley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aratog.com/" xlink:type="simple">Aratog Game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Odessa</text:p>
          </table:table-cell>
          <table:table-cell table:style-name="ce4" office:value-type="string" calcext:value-type="string">
            <text:p>Ukraine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arborinteractive.com/" xlink:type="simple">Arbor Interactiv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Ann Arbor</text:p>
          </table:table-cell>
          <table:table-cell table:style-name="ce4" office:value-type="string" calcext:value-type="string">
            <text:p>Michigan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arcsystemworks.jp/" xlink:type="simple">ARC System Work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Yokohama</text:p>
          </table:table-cell>
          <table:table-cell table:style-name="ce4" office:value-type="string" calcext:value-type="string">
            <text:p>Kanagawa</text:p>
          </table:table-cell>
          <table:table-cell table:style-name="ce4" office:value-type="string" calcext:value-type="string">
            <text:p>Japan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arcademonk.com/" xlink:type="simple">ArcadeMonk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Istanbul</text:p>
          </table:table-cell>
          <table:table-cell table:style-name="ce4" office:value-type="string" calcext:value-type="string">
            <text:p>Turkey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archetype-entertainment.com/" xlink:type="simple">Archetype Entertainment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Austin</text:p>
          </table:table-cell>
          <table:table-cell table:style-name="ce4" office:value-type="string" calcext:value-type="string">
            <text:p>Texas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archimage.com/" xlink:type="simple">Archimag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Houston</text:p>
          </table:table-cell>
          <table:table-cell table:style-name="ce4" office:value-type="string" calcext:value-type="string">
            <text:p>Texas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arcticempire.ca/" xlink:type="simple">Arctic Empir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Ottawa</text:p>
          </table:table-cell>
          <table:table-cell table:style-name="ce4" office:value-type="string" calcext:value-type="string">
            <text:p>Ontario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area-effect.com/" xlink:type="simple">Area Effect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Paris</text:p>
          </table:table-cell>
          <table:table-cell table:style-name="ce4" office:value-type="string" calcext:value-type="string">
            <text:p>Ile-de-France</text:p>
          </table:table-cell>
          <table:table-cell table:style-name="ce4" office:value-type="string" calcext:value-type="string">
            <text:p>France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arika.co.jp/" xlink:type="simple">Arika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Tokyo</text:p>
          </table:table-cell>
          <table:table-cell table:style-name="ce4" office:value-type="string" calcext:value-type="string">
            <text:p>Japan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aristocrat.com/" xlink:type="simple">Aristocrat Leisure Limited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Austin</text:p>
          </table:table-cell>
          <table:table-cell table:style-name="ce4" office:value-type="string" calcext:value-type="string">
            <text:p>Texas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aristocrat.com/" xlink:type="simple">Aristocrat Leisure Limited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rookvale</text:p>
          </table:table-cell>
          <table:table-cell table:style-name="ce4" office:value-type="string" calcext:value-type="string">
            <text:p>New South Wales</text:p>
          </table:table-cell>
          <table:table-cell table:style-name="ce4" office:value-type="string" calcext:value-type="string">
            <text:p>Australi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aristocrat.com/" xlink:type="simple">Aristocrat Leisure Limited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Las Vegas</text:p>
          </table:table-cell>
          <table:table-cell table:style-name="ce4" office:value-type="string" calcext:value-type="string">
            <text:p>Nevad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aristocrat.com/" xlink:type="simple">Aristocrat Leisure Limited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Noida</text:p>
          </table:table-cell>
          <table:table-cell table:style-name="ce4" office:value-type="string" calcext:value-type="string">
            <text:p>Uttar Pradesh</text:p>
          </table:table-cell>
          <table:table-cell table:style-name="ce4" office:value-type="string" calcext:value-type="string">
            <text:p>Indi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aristocrat.com/" xlink:type="simple">Aristocrat Leisure Limited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North Ryde</text:p>
          </table:table-cell>
          <table:table-cell table:style-name="ce4" office:value-type="string" calcext:value-type="string">
            <text:p>New South Wales</text:p>
          </table:table-cell>
          <table:table-cell table:style-name="ce4" office:value-type="string" calcext:value-type="string">
            <text:p>Australi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aristocrat.com/" xlink:type="simple">Aristocrat Leisure Limited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Uxbridge</text:p>
          </table:table-cell>
          <table:table-cell table:style-name="ce4" office:value-type="string" calcext:value-type="string">
            <text:p>London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arkadium.com/" xlink:type="simple">Arkadium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Krasnodar City</text:p>
          </table:table-cell>
          <table:table-cell table:style-name="ce4" office:value-type="string" calcext:value-type="string">
            <text:p>Krasnodar</text:p>
          </table:table-cell>
          <table:table-cell table:style-name="ce4" office:value-type="string" calcext:value-type="string">
            <text:p>Russi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arkadium.com/" xlink:type="simple">Arkadium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New York City</text:p>
          </table:table-cell>
          <table:table-cell table:style-name="ce4" office:value-type="string" calcext:value-type="string">
            <text:p>New York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arkane-studios.com/" xlink:type="simple">Arkane Studios (ZeniMax Media)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Austin</text:p>
          </table:table-cell>
          <table:table-cell table:style-name="ce4" office:value-type="string" calcext:value-type="string">
            <text:p>Texas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arkane-studios.com/" xlink:type="simple">Arkane Studios (ZeniMax Media)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Lyon</text:p>
          </table:table-cell>
          <table:table-cell table:style-name="ce4" office:value-type="string" calcext:value-type="string">
            <text:p>Rhone-Alpes</text:p>
          </table:table-cell>
          <table:table-cell table:style-name="ce4" office:value-type="string" calcext:value-type="string">
            <text:p>France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arkingame.com/" xlink:type="simple">Arkin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Ottawa</text:p>
          </table:table-cell>
          <table:table-cell table:style-name="ce4" office:value-type="string" calcext:value-type="string">
            <text:p>Ontario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armaturestudio.com/" xlink:type="simple">Armature Studio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Austin</text:p>
          </table:table-cell>
          <table:table-cell table:style-name="ce4" office:value-type="string" calcext:value-type="string">
            <text:p>Texas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americasarmy.com/" xlink:type="simple">Army Game Studio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Huntsville</text:p>
          </table:table-cell>
          <table:table-cell table:style-name="ce4" office:value-type="string" calcext:value-type="string">
            <text:p>Alabam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arrowheadgamestudios.com/" xlink:type="simple">Arrowhead Studio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Stockholm</text:p>
          </table:table-cell>
          <table:table-cell table:style-name="ce4" office:value-type="string" calcext:value-type="string">
            <text:p>Sweden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arsanesia.com/" xlink:type="simple">Arsanesia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andung</text:p>
          </table:table-cell>
          <table:table-cell table:style-name="ce4" office:value-type="string" calcext:value-type="string">
            <text:p>West Java</text:p>
          </table:table-cell>
          <table:table-cell table:style-name="ce4" office:value-type="string" calcext:value-type="string">
            <text:p>Indonesi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art95.com/" xlink:type="simple">Art Co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Tokyo</text:p>
          </table:table-cell>
          <table:table-cell table:style-name="ce4" office:value-type="string" calcext:value-type="string">
            <text:p>Japan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artofplaygames.com/" xlink:type="simple">Art of Play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elbourne</text:p>
          </table:table-cell>
          <table:table-cell table:style-name="ce4" office:value-type="string" calcext:value-type="string">
            <text:p>Victoria</text:p>
          </table:table-cell>
          <table:table-cell table:style-name="ce4" office:value-type="string" calcext:value-type="string">
            <text:p>Australi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artdink.co.jp/" xlink:type="simple">Artdink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Tokyo</text:p>
          </table:table-cell>
          <table:table-cell table:style-name="ce4" office:value-type="string" calcext:value-type="string">
            <text:p>Japan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artefacts-studio.fr/" xlink:type="simple">Artefacts Studio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Villeurbanne</text:p>
          </table:table-cell>
          <table:table-cell table:style-name="ce4" office:value-type="string" calcext:value-type="string">
            <text:p>Rhone-Alpes</text:p>
          </table:table-cell>
          <table:table-cell table:style-name="ce4" office:value-type="string" calcext:value-type="string">
            <text:p>France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artematica.com/" xlink:type="simple">Artematica Entertainment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Genova</text:p>
          </table:table-cell>
          <table:table-cell table:style-name="ce4" office:value-type="string" calcext:value-type="string">
            <text:p>Liguria</text:p>
          </table:table-cell>
          <table:table-cell table:style-name="ce4" office:value-type="string" calcext:value-type="string">
            <text:p>Italy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artie.com/" xlink:type="simple">Arti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Los Angeles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artifexmundi.com/" xlink:type="simple">Artifex Mundi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Krakow</text:p>
          </table:table-cell>
          <table:table-cell table:style-name="ce4" office:value-type="string" calcext:value-type="string">
            <text:p>Lesser Poland</text:p>
          </table:table-cell>
          <table:table-cell table:style-name="ce4" office:value-type="string" calcext:value-type="string">
            <text:p>Poland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artifexmundi.com/" xlink:type="simple">Artifex Mundi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Zabrze</text:p>
          </table:table-cell>
          <table:table-cell table:style-name="ce4" office:value-type="string" calcext:value-type="string">
            <text:p>Silesian</text:p>
          </table:table-cell>
          <table:table-cell table:style-name="ce4" office:value-type="string" calcext:value-type="string">
            <text:p>Poland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artigames.com/" xlink:type="simple">Artigame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Lima</text:p>
          </table:table-cell>
          <table:table-cell table:style-name="ce4" office:value-type="string" calcext:value-type="string">
            <text:p>Peru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artistic-minds.it/" xlink:type="simple">Artistic Mind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Terni</text:p>
          </table:table-cell>
          <table:table-cell table:style-name="ce4" office:value-type="string" calcext:value-type="string">
            <text:p>Umbria</text:p>
          </table:table-cell>
          <table:table-cell table:style-name="ce4" office:value-type="string" calcext:value-type="string">
            <text:p>Italy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artix.com/" xlink:type="simple">Artix Entertainment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Tampa</text:p>
          </table:table-cell>
          <table:table-cell table:style-name="ce4" office:value-type="string" calcext:value-type="string">
            <text:p>Florid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artoncode.com/" xlink:type="simple">Artoncode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Jakarta</text:p>
          </table:table-cell>
          <table:table-cell table:style-name="ce4" office:value-type="string" calcext:value-type="string">
            <text:p>Indonesia</text:p>
          </table:table-cell>
          <table:table-cell table:number-columns-repeated="1019"/>
        </table:table-row>
        <table:table-row table:style-name="ro3">
          <table:table-cell table:style-name="ce4" office:value-type="string" calcext:value-type="string">
            <text:p><text:a xlink:href="http://www.aruba-studios.de/" xlink:type="simple">Aruba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ulheim an der Ruhr</text:p>
          </table:table-cell>
          <table:table-cell table:style-name="ce4" office:value-type="string" calcext:value-type="string">
            <text:p>North Rhine-Westphalia</text:p>
          </table:table-cell>
          <table:table-cell table:style-name="ce4" office:value-type="string" calcext:value-type="string">
            <text:p>Germany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ascanioentertainment.com/" xlink:type="simple">Ascanio Entertainment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Nicosia</text:p>
          </table:table-cell>
          <table:table-cell table:style-name="ce4" office:value-type="string" calcext:value-type="string">
            <text:p>Cypru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ascendantstudios.com/" xlink:type="simple">Ascendant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an Rafael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askanenemystudios.com/" xlink:type="simple">Ask An Enemy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El Paso</text:p>
          </table:table-cell>
          <table:table-cell table:style-name="ce4" office:value-type="string" calcext:value-type="string">
            <text:p>Texas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4">
          <table:table-cell table:style-name="ce4" office:value-type="string" calcext:value-type="string">
            <text:p><text:a xlink:href="http://www.asobostudio.com/" xlink:type="simple">Asobo Studio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ordeaux</text:p>
          </table:table-cell>
          <table:table-cell table:style-name="ce4" office:value-type="string" calcext:value-type="string">
            <text:p>Aquitaine-Limousin-Poitou-Charentes</text:p>
          </table:table-cell>
          <table:table-cell table:style-name="ce4" office:value-type="string" calcext:value-type="string">
            <text:p>France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asteroidbase.com/" xlink:type="simple">Asteroid Bas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Toronto</text:p>
          </table:table-cell>
          <table:table-cell table:style-name="ce4" office:value-type="string" calcext:value-type="string">
            <text:p>Ontario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astraware.com/" xlink:type="simple">Astrawar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Keele</text:p>
          </table:table-cell>
          <table:table-cell table:style-name="ce4" office:value-type="string" calcext:value-type="string">
            <text:p>Staffordshire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astroassembly.com/" xlink:type="simple">Astro Assembly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oston</text:p>
          </table:table-cell>
          <table:table-cell table:style-name="ce4" office:value-type="string" calcext:value-type="string">
            <text:p>Massachusetts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asymmetric.net/" xlink:type="simple">Asymmetric Publication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Phoenix</text:p>
          </table:table-cell>
          <table:table-cell table:style-name="ce4" office:value-type="string" calcext:value-type="string">
            <text:p>Arizon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3">
          <table:table-cell table:style-name="ce4" office:value-type="string" calcext:value-type="string">
            <text:p><text:a xlink:href="http://www.asyncron.fr/" xlink:type="simple">Asyncron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Tourcoing</text:p>
          </table:table-cell>
          <table:table-cell table:style-name="ce4" office:value-type="string" calcext:value-type="string">
            <text:p>Nord-Pas-de-Calais-Picardie</text:p>
          </table:table-cell>
          <table:table-cell table:style-name="ce4" office:value-type="string" calcext:value-type="string">
            <text:p>France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aterdux.com/" xlink:type="simple">Aterdux Entertainment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Minsk</text:p>
          </table:table-cell>
          <table:table-cell table:style-name="ce4" office:value-type="string" calcext:value-type="string">
            <text:p>Belaru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athleticdesign.se/" xlink:type="simple">Athletic Design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Lund</text:p>
          </table:table-cell>
          <table:table-cell table:style-name="ce4" office:value-type="string" calcext:value-type="string">
            <text:p>Scania</text:p>
          </table:table-cell>
          <table:table-cell table:style-name="ce4" office:value-type="string" calcext:value-type="string">
            <text:p>Sweden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atlantide-design.it/" xlink:type="simple">Atlantide Design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Tagliacozzo</text:p>
          </table:table-cell>
          <table:table-cell table:style-name="ce4" office:value-type="string" calcext:value-type="string">
            <text:p>L'Aquila</text:p>
          </table:table-cell>
          <table:table-cell table:style-name="ce4" office:value-type="string" calcext:value-type="string">
            <text:p>Italy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atmosgames.com/" xlink:type="simple">Atmos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Greenville</text:p>
          </table:table-cell>
          <table:table-cell table:style-name="ce4" office:value-type="string" calcext:value-type="string">
            <text:p>South Carolin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atomrepublic.com/" xlink:type="simple">Atom Republic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Woking</text:p>
          </table:table-cell>
          <table:table-cell table:style-name="ce4" office:value-type="string" calcext:value-type="string">
            <text:p>Surrey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atomicgames.com/" xlink:type="simple">Atomic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Raleigh</text:p>
          </table:table-cell>
          <table:table-cell table:style-name="ce4" office:value-type="string" calcext:value-type="string">
            <text:p>North Carolin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atomic-jelly.com/" xlink:type="simple">Atomic Jelly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Poznan</text:p>
          </table:table-cell>
          <table:table-cell table:style-name="ce4" office:value-type="string" calcext:value-type="string">
            <text:p>Greater Poland</text:p>
          </table:table-cell>
          <table:table-cell table:style-name="ce4" office:value-type="string" calcext:value-type="string">
            <text:p>Poland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atomicwolf.net/" xlink:type="simple">Atomic Wolf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Warsaw</text:p>
          </table:table-cell>
          <table:table-cell table:style-name="ce4" office:value-type="string" calcext:value-type="string">
            <text:p>Masovian</text:p>
          </table:table-cell>
          <table:table-cell table:style-name="ce4" office:value-type="string" calcext:value-type="string">
            <text:p>Po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atomontage.com/" xlink:type="simple">Atomontag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ratislava</text:p>
          </table:table-cell>
          <table:table-cell table:style-name="ce4" office:value-type="string" calcext:value-type="string">
            <text:p>Bratislavsky kraj</text:p>
          </table:table-cell>
          <table:table-cell table:style-name="ce4" office:value-type="string" calcext:value-type="string">
            <text:p>Slovaki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atticspacegames.com/" xlink:type="simple">Attic Space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Dallas</text:p>
          </table:table-cell>
          <table:table-cell table:style-name="ce4" office:value-type="string" calcext:value-type="string">
            <text:p>Texas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aurochdigital.com/" xlink:type="simple">Auroch Digital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ristol</text:p>
          </table:table-cell>
          <table:table-cell table:style-name="ce4" office:value-type="string" calcext:value-type="string">
            <text:p>Avon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authordigital.com/" xlink:type="simple">AuthorDigital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eattle</text:p>
          </table:table-cell>
          <table:table-cell table:style-name="ce4" office:value-type="string" calcext:value-type="string">
            <text:p>Washington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avalanchesoftware.com/" xlink:type="simple">Avalanche Software (Warner Brothers)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alt Lake City</text:p>
          </table:table-cell>
          <table:table-cell table:style-name="ce4" office:value-type="string" calcext:value-type="string">
            <text:p>Utah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avalanchestudios.com/" xlink:type="simple">Avalanche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New York City</text:p>
          </table:table-cell>
          <table:table-cell table:style-name="ce4" office:value-type="string" calcext:value-type="string">
            <text:p>New York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avalanchestudios.com/" xlink:type="simple">Avalanche Studio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Stockholm</text:p>
          </table:table-cell>
          <table:table-cell table:style-name="ce4" office:value-type="string" calcext:value-type="string">
            <text:p>Sweden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avengames.com/" xlink:type="simple">AVEN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Naples</text:p>
          </table:table-cell>
          <table:table-cell table:style-name="ce4" office:value-type="string" calcext:value-type="string">
            <text:p>Florid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aveyond.com/" xlink:type="simple">Aveyond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ountain View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avix.tv/" xlink:type="simple">Avix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La Plata</text:p>
          </table:table-cell>
          <table:table-cell table:style-name="ce4" office:value-type="string" calcext:value-type="string">
            <text:p>Buenos Aires</text:p>
          </table:table-cell>
          <table:table-cell table:style-name="ce4" office:value-type="string" calcext:value-type="string">
            <text:p>Argentin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awaceb.com/" xlink:type="simple">Awaceb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Noumea</text:p>
          </table:table-cell>
          <table:table-cell table:style-name="ce4" office:value-type="string" calcext:value-type="string">
            <text:p>New Caledonia</text:p>
          </table:table-cell>
          <table:table-cell table:style-name="ce4" office:value-type="string" calcext:value-type="string">
            <text:p>France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awem.com/" xlink:type="simple">Awem Studio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Mahilyow</text:p>
          </table:table-cell>
          <table:table-cell table:style-name="ce4" office:value-type="string" calcext:value-type="string">
            <text:p>Belaru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awesome.pt/" xlink:type="simple">Awesom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Leiria</text:p>
          </table:table-cell>
          <table:table-cell table:style-name="ce4" office:value-type="string" calcext:value-type="string">
            <text:p>Centro</text:p>
          </table:table-cell>
          <table:table-cell table:style-name="ce4" office:value-type="string" calcext:value-type="string">
            <text:p>Portugal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axoninteractive.ca/" xlink:type="simple">Axon Interactiv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Toronto</text:p>
          </table:table-cell>
          <table:table-cell table:style-name="ce4" office:value-type="string" calcext:value-type="string">
            <text:p>Ontario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azdimension.az/" xlink:type="simple">AzDimension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Baku</text:p>
          </table:table-cell>
          <table:table-cell table:style-name="ce4" office:value-type="string" calcext:value-type="string">
            <text:p>Azerbaijan</text:p>
          </table:table-cell>
          <table:table-cell table:number-columns-repeated="1019"/>
        </table:table-row>
        <table:table-row table:style-name="ro3">
          <table:table-cell table:style-name="ce4" office:value-type="string" calcext:value-type="string">
            <text:p><text:a xlink:href="http://www.b-alive.de/" xlink:type="simple">b-aliv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Ummendorf</text:p>
          </table:table-cell>
          <table:table-cell table:style-name="ce4" office:value-type="string" calcext:value-type="string">
            <text:p>Baden-Wurttemberg</text:p>
          </table:table-cell>
          <table:table-cell table:style-name="ce4" office:value-type="string" calcext:value-type="string">
            <text:p>Germany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babloonstudios.com/" xlink:type="simple">Babloon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kovde</text:p>
          </table:table-cell>
          <table:table-cell table:style-name="ce4" office:value-type="string" calcext:value-type="string">
            <text:p>Vastra Gotaland</text:p>
          </table:table-cell>
          <table:table-cell table:style-name="ce4" office:value-type="string" calcext:value-type="string">
            <text:p>Sweden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babybisongames.com/" xlink:type="simple">Baby Bison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Warsaw</text:p>
          </table:table-cell>
          <table:table-cell table:style-name="ce4" office:value-type="string" calcext:value-type="string">
            <text:p>Masovian</text:p>
          </table:table-cell>
          <table:table-cell table:style-name="ce4" office:value-type="string" calcext:value-type="string">
            <text:p>Poland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bacusstudios.com/" xlink:type="simple">Bacus Studio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Mendoza</text:p>
          </table:table-cell>
          <table:table-cell table:style-name="ce4" office:value-type="string" calcext:value-type="string">
            <text:p>Argentin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badbloodstudios.com/" xlink:type="simple">Bad Blood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Edmonton</text:p>
          </table:table-cell>
          <table:table-cell table:style-name="ce4" office:value-type="string" calcext:value-type="string">
            <text:p>Alberta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baddreamgames.com/" xlink:type="simple">Bad Dreams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Los Angeles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badrhinogames.com/" xlink:type="simple">Bad Rhino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Kansas City</text:p>
          </table:table-cell>
          <table:table-cell table:style-name="ce4" office:value-type="string" calcext:value-type="string">
            <text:p>Kansas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badseed.co/" xlink:type="simple">Bad Seed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ilan</text:p>
          </table:table-cell>
          <table:table-cell table:style-name="ce4" office:value-type="string" calcext:value-type="string">
            <text:p>Lombardia</text:p>
          </table:table-cell>
          <table:table-cell table:style-name="ce4" office:value-type="string" calcext:value-type="string">
            <text:p>Italy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badyolkgames.com/" xlink:type="simple">Bad Yolk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Uppsala</text:p>
          </table:table-cell>
          <table:table-cell table:style-name="ce4" office:value-type="string" calcext:value-type="string">
            <text:p>Uppland</text:p>
          </table:table-cell>
          <table:table-cell table:style-name="ce4" office:value-type="string" calcext:value-type="string">
            <text:p>Sweden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badflyinteractive.com/" xlink:type="simple">Badfly Interactiv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Uherské Hradi?t?</text:p>
          </table:table-cell>
          <table:table-cell table:style-name="ce4" office:value-type="string" calcext:value-type="string">
            <text:p>Moravia</text:p>
          </table:table-cell>
          <table:table-cell table:style-name="ce4" office:value-type="string" calcext:value-type="string">
            <text:p>Czech Republic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badlandgames.com/" xlink:type="simple">BadLand Game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Madrid</text:p>
          </table:table-cell>
          <table:table-cell table:style-name="ce4" office:value-type="string" calcext:value-type="string">
            <text:p>Spain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bakno.com/" xlink:type="simple">baKno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Key Biscayne</text:p>
          </table:table-cell>
          <table:table-cell table:style-name="ce4" office:value-type="string" calcext:value-type="string">
            <text:p>Florid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balancingmonkeygames.com/" xlink:type="simple">Balancing Monkey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Dunedin</text:p>
          </table:table-cell>
          <table:table-cell table:style-name="ce4" office:value-type="string" calcext:value-type="string">
            <text:p>Otago</text:p>
          </table:table-cell>
          <table:table-cell table:style-name="ce4" office:value-type="string" calcext:value-type="string">
            <text:p>New Zealand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ballisticfrogs.com/" xlink:type="simple">Ballistic Frog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Rennes</text:p>
          </table:table-cell>
          <table:table-cell table:style-name="ce4" office:value-type="string" calcext:value-type="string">
            <text:p>Bretagne</text:p>
          </table:table-cell>
          <table:table-cell table:style-name="ce4" office:value-type="string" calcext:value-type="string">
            <text:p>France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balzo.eu/" xlink:type="simple">Balzo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Firenze</text:p>
          </table:table-cell>
          <table:table-cell table:style-name="ce4" office:value-type="string" calcext:value-type="string">
            <text:p>Toscana</text:p>
          </table:table-cell>
          <table:table-cell table:style-name="ce4" office:value-type="string" calcext:value-type="string">
            <text:p>Italy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bamtang.com/" xlink:type="simple">Bamtang Game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Lima</text:p>
          </table:table-cell>
          <table:table-cell table:style-name="ce4" office:value-type="string" calcext:value-type="string">
            <text:p>Peru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bandanakid.com/" xlink:type="simple">Bandanakid Game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Stockholm</text:p>
          </table:table-cell>
          <table:table-cell table:style-name="ce4" office:value-type="string" calcext:value-type="string">
            <text:p>Sweden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banduragames.com/" xlink:type="simple">Bandura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an Francisco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banpresto.co.jp/" xlink:type="simple">Banpresto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Tokyo</text:p>
          </table:table-cell>
          <table:table-cell table:style-name="ce4" office:value-type="string" calcext:value-type="string">
            <text:p>Japan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banpresto.co.jp/" xlink:type="simple">Banpresto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Tokyo</text:p>
          </table:table-cell>
          <table:table-cell table:style-name="ce4" office:value-type="string" calcext:value-type="string">
            <text:p>Japan</text:p>
          </table:table-cell>
          <table:table-cell table:number-columns-repeated="1019"/>
        </table:table-row>
        <table:table-row table:style-name="ro3">
          <table:table-cell table:style-name="ce4" office:value-type="string" calcext:value-type="string">
            <text:p><text:a xlink:href="http://www.witchit.com/" xlink:type="simple">Barrel Roll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Hamburg</text:p>
          </table:table-cell>
          <table:table-cell table:style-name="ce4" office:value-type="string" calcext:value-type="string">
            <text:p>Metropolregion Hamburg</text:p>
          </table:table-cell>
          <table:table-cell table:style-name="ce4" office:value-type="string" calcext:value-type="string">
            <text:p>Germany</text:p>
          </table:table-cell>
          <table:table-cell table:number-columns-repeated="1019"/>
        </table:table-row>
        <table:table-row table:style-name="ro3">
          <table:table-cell table:style-name="ce4" office:value-type="string" calcext:value-type="string">
            <text:p><text:a xlink:href="http://www.barrelrollgames.com/" xlink:type="simple">Barrell Roll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Hamburg</text:p>
          </table:table-cell>
          <table:table-cell table:style-name="ce4" office:value-type="string" calcext:value-type="string">
            <text:p>Metropolregion Hamburg</text:p>
          </table:table-cell>
          <table:table-cell table:style-name="ce4" office:value-type="string" calcext:value-type="string">
            <text:p>Germany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barrensound.com/" xlink:type="simple">Barren Sound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Gurgaon</text:p>
          </table:table-cell>
          <table:table-cell table:style-name="ce4" office:value-type="string" calcext:value-type="string">
            <text:p>Delhi</text:p>
          </table:table-cell>
          <table:table-cell table:style-name="ce4" office:value-type="string" calcext:value-type="string">
            <text:p>Indi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basiliskgames.com/" xlink:type="simple">Basilisk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Indianapolis</text:p>
          </table:table-cell>
          <table:table-cell table:style-name="ce4" office:value-type="string" calcext:value-type="string">
            <text:p>Indian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batovi.com/" xlink:type="simple">Batovi Games Studio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Montevideo</text:p>
          </table:table-cell>
          <table:table-cell table:style-name="ce4" office:value-type="string" calcext:value-type="string">
            <text:p>Uruguay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batterystaplegames.com/" xlink:type="simple">Batterystaple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ethesda</text:p>
          </table:table-cell>
          <table:table-cell table:style-name="ce4" office:value-type="string" calcext:value-type="string">
            <text:p>Maryland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battlefact.com/" xlink:type="simple">Battle Factory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Paris</text:p>
          </table:table-cell>
          <table:table-cell table:style-name="ce4" office:value-type="string" calcext:value-type="string">
            <text:p>Ile-de-France</text:p>
          </table:table-cell>
          <table:table-cell table:style-name="ce4" office:value-type="string" calcext:value-type="string">
            <text:p>France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battlefront.com/" xlink:type="simple">Battlefront.com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Dover</text:p>
          </table:table-cell>
          <table:table-cell table:style-name="ce4" office:value-type="string" calcext:value-type="string">
            <text:p>Maine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battlegoat.com/" xlink:type="simple">BattleGoat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Hamilton</text:p>
          </table:table-cell>
          <table:table-cell table:style-name="ce4" office:value-type="string" calcext:value-type="string">
            <text:p>Ontario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3">
          <table:table-cell table:style-name="ce4" office:value-type="string" calcext:value-type="string">
            <text:p><text:a xlink:href="http://www.battlestategames.com/" xlink:type="simple">Battlestate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aint Petersburg</text:p>
          </table:table-cell>
          <table:table-cell table:style-name="ce4" office:value-type="string" calcext:value-type="string">
            <text:p>Northwestern Federal District</text:p>
          </table:table-cell>
          <table:table-cell table:style-name="ce4" office:value-type="string" calcext:value-type="string">
            <text:p>Russi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batu-games.com/" xlink:type="simple">Batu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Toa Baja</text:p>
          </table:table-cell>
          <table:table-cell table:style-name="ce4" office:value-type="string" calcext:value-type="string">
            <text:p>Puerto Rico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bestudios.ca/" xlink:type="simple">Be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ontreal</text:p>
          </table:table-cell>
          <table:table-cell table:style-name="ce4" office:value-type="string" calcext:value-type="string">
            <text:p>Quebec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beachdaystudios.com/" xlink:type="simple">Beach Day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Portland</text:p>
          </table:table-cell>
          <table:table-cell table:style-name="ce4" office:value-type="string" calcext:value-type="string">
            <text:p>Oregon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beamteamgames.com/" xlink:type="simple">Beam Team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risbane</text:p>
          </table:table-cell>
          <table:table-cell table:style-name="ce4" office:value-type="string" calcext:value-type="string">
            <text:p>Queensland</text:p>
          </table:table-cell>
          <table:table-cell table:style-name="ce4" office:value-type="string" calcext:value-type="string">
            <text:p>Australi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beamdog.com/" xlink:type="simple">Beamdog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Edmonton</text:p>
          </table:table-cell>
          <table:table-cell table:style-name="ce4" office:value-type="string" calcext:value-type="string">
            <text:p>Alberta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beamng.gmbh/" xlink:type="simple">BeamNG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Bremen</text:p>
          </table:table-cell>
          <table:table-cell table:style-name="ce4" office:value-type="string" calcext:value-type="string">
            <text:p>Germany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beardenvy.co.uk/" xlink:type="simple">Beard Envy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London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beartrapgames.com/" xlink:type="simple">Beartrap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Dundee</text:p>
          </table:table-cell>
          <table:table-cell table:style-name="ce4" office:value-type="string" calcext:value-type="string">
            <text:p>Angus</text:p>
          </table:table-cell>
          <table:table-cell table:style-name="ce4" office:value-type="string" calcext:value-type="string">
            <text:p>Scotland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beatnikgames.co.uk/" xlink:type="simple">Beatnik Game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London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beatshapers.com/" xlink:type="simple">Beatshaper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Kiev</text:p>
          </table:table-cell>
          <table:table-cell table:style-name="ce4" office:value-type="string" calcext:value-type="string">
            <text:p>Ukraine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http//eu.square-enix.com/en" xlink:type="simple">Beautiful Game Studios (Square-Enix Europe)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London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beautifungames.com/" xlink:type="simple">Beautifun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abadell</text:p>
          </table:table-cell>
          <table:table-cell table:style-name="ce4" office:value-type="string" calcext:value-type="string">
            <text:p>Catalonia</text:p>
          </table:table-cell>
          <table:table-cell table:style-name="ce4" office:value-type="string" calcext:value-type="string">
            <text:p>Spain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bebop.games/" xlink:type="simple">Bebop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ontreal</text:p>
          </table:table-cell>
          <table:table-cell table:style-name="ce4" office:value-type="string" calcext:value-type="string">
            <text:p>Quebec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bedtimedigitalgames.dk/" xlink:type="simple">Bedtime Digital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Copenhagen</text:p>
          </table:table-cell>
          <table:table-cell table:style-name="ce4" office:value-type="string" calcext:value-type="string">
            <text:p>Oresund</text:p>
          </table:table-cell>
          <table:table-cell table:style-name="ce4" office:value-type="string" calcext:value-type="string">
            <text:p>Denmark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beefjack.com/" xlink:type="simple">Beefjack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London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beenox.com/" xlink:type="simple">Beenox Studios (Activision)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Quebec City</text:p>
          </table:table-cell>
          <table:table-cell table:style-name="ce4" office:value-type="string" calcext:value-type="string">
            <text:p>Quebec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beepindustries.com/" xlink:type="simple">Beep Industri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othell</text:p>
          </table:table-cell>
          <table:table-cell table:style-name="ce4" office:value-type="string" calcext:value-type="string">
            <text:p>Washington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bhvr.com/" xlink:type="simple">Behaviour Interactiv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ontreal</text:p>
          </table:table-cell>
          <table:table-cell table:style-name="ce4" office:value-type="string" calcext:value-type="string">
            <text:p>Quebec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beholdstudios.com.br/" xlink:type="simple">Behold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rasilia</text:p>
          </table:table-cell>
          <table:table-cell table:style-name="ce4" office:value-type="string" calcext:value-type="string">
            <text:p>Federal District</text:p>
          </table:table-cell>
          <table:table-cell table:style-name="ce4" office:value-type="string" calcext:value-type="string">
            <text:p>Brazil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belowthegame.com/" xlink:type="simple">Below the Gam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ucaramanga</text:p>
          </table:table-cell>
          <table:table-cell table:style-name="ce4" office:value-type="string" calcext:value-type="string">
            <text:p>Santander</text:p>
          </table:table-cell>
          <table:table-cell table:style-name="ce4" office:value-type="string" calcext:value-type="string">
            <text:p>Colombi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bdleggettgames.carbonmade.com/" xlink:type="simple">Ben Leggett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elfast</text:p>
          </table:table-cell>
          <table:table-cell table:style-name="ce4" office:value-type="string" calcext:value-type="string">
            <text:p>County Antrim</text:p>
          </table:table-cell>
          <table:table-cell table:style-name="ce4" office:value-type="string" calcext:value-type="string">
            <text:p>Northern Ireland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benjaminrivers.com/" xlink:type="simple">Benjamin River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Toronto</text:p>
          </table:table-cell>
          <table:table-cell table:style-name="ce4" office:value-type="string" calcext:value-type="string">
            <text:p>Ontario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foddy.net/" xlink:type="simple">Bennett Foddy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New York City</text:p>
          </table:table-cell>
          <table:table-cell table:style-name="ce4" office:value-type="string" calcext:value-type="string">
            <text:p>New York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bento-studio.com/" xlink:type="simple">Bento Studio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Lyon</text:p>
          </table:table-cell>
          <table:table-cell table:style-name="ce4" office:value-type="string" calcext:value-type="string">
            <text:p>Rhone-Alpes</text:p>
          </table:table-cell>
          <table:table-cell table:style-name="ce4" office:value-type="string" calcext:value-type="string">
            <text:p>France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benuasoftworks.com/" xlink:type="simple">Benua Softwork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Jakarta</text:p>
          </table:table-cell>
          <table:table-cell table:style-name="ce4" office:value-type="string" calcext:value-type="string">
            <text:p>Indonesi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benxing.com/" xlink:type="simple">Benxing Entertainment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Finksburg</text:p>
          </table:table-cell>
          <table:table-cell table:style-name="ce4" office:value-type="string" calcext:value-type="string">
            <text:p>Maryland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berzerkstudio.com/" xlink:type="simple">Berzerk Studio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Quebec City</text:p>
          </table:table-cell>
          <table:table-cell table:style-name="ce4" office:value-type="string" calcext:value-type="string">
            <text:p>Quebec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betadwarf.com/" xlink:type="simple">BetaDwarf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Copenhagen</text:p>
          </table:table-cell>
          <table:table-cell table:style-name="ce4" office:value-type="string" calcext:value-type="string">
            <text:p>Oresund</text:p>
          </table:table-cell>
          <table:table-cell table:style-name="ce4" office:value-type="string" calcext:value-type="string">
            <text:p>Denmark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bethesdagamestudios.com/" xlink:type="simple">Bethesda Game Studios Dalla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Dallas</text:p>
          </table:table-cell>
          <table:table-cell table:style-name="ce4" office:value-type="string" calcext:value-type="string">
            <text:p>Texas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bethsoft.com/" xlink:type="simple">Bethesda Montreal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ontreal</text:p>
          </table:table-cell>
          <table:table-cell table:style-name="ce4" office:value-type="string" calcext:value-type="string">
            <text:p>Quebec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4">
          <table:table-cell table:style-name="ce4" office:value-type="string" calcext:value-type="string">
            <text:p><text:a xlink:href="http://www.betomorrow.com/" xlink:type="simple">BeTomorrow Game Studio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ordeaux</text:p>
          </table:table-cell>
          <table:table-cell table:style-name="ce4" office:value-type="string" calcext:value-type="string">
            <text:p>Aquitaine-Limousin-Poitou-Charentes</text:p>
          </table:table-cell>
          <table:table-cell table:style-name="ce4" office:value-type="string" calcext:value-type="string">
            <text:p>France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beyondfunstudio.com/" xlink:type="simple">Beyond Fun Studio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Quebec City</text:p>
          </table:table-cell>
          <table:table-cell table:style-name="ce4" office:value-type="string" calcext:value-type="string">
            <text:p>Quebec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bigant.com/" xlink:type="simple">Big Ant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elbourne</text:p>
          </table:table-cell>
          <table:table-cell table:style-name="ce4" office:value-type="string" calcext:value-type="string">
            <text:p>Victoria</text:p>
          </table:table-cell>
          <table:table-cell table:style-name="ce4" office:value-type="string" calcext:value-type="string">
            <text:p>Australia</text:p>
          </table:table-cell>
          <table:table-cell table:number-columns-repeated="1019"/>
        </table:table-row>
        <table:table-row table:style-name="ro4">
          <table:table-cell table:style-name="ce4" office:value-type="string" calcext:value-type="string">
            <text:p><text:a xlink:href="http://www.bigbadwolf-studio.com/" xlink:type="simple">Big Bad Wolf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ordeaux</text:p>
          </table:table-cell>
          <table:table-cell table:style-name="ce4" office:value-type="string" calcext:value-type="string">
            <text:p>Aquitaine-Limousin-Poitou-Charentes</text:p>
          </table:table-cell>
          <table:table-cell table:style-name="ce4" office:value-type="string" calcext:value-type="string">
            <text:p>France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bigbangstudio.nl/" xlink:type="simple">Big Bang Studio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Groningen</text:p>
          </table:table-cell>
          <table:table-cell table:style-name="ce4" office:value-type="string" calcext:value-type="string">
            <text:p>Netherland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bigbluebubble.com/" xlink:type="simple">Big Blue Bubbl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London</text:p>
          </table:table-cell>
          <table:table-cell table:style-name="ce4" office:value-type="string" calcext:value-type="string">
            <text:p>Ontario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bigfinishgames.com/" xlink:type="simple">Big Finish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alt Lake City</text:p>
          </table:table-cell>
          <table:table-cell table:style-name="ce4" office:value-type="string" calcext:value-type="string">
            <text:p>Utah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bigheadgames.co.uk/" xlink:type="simple">Big Head Game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Surrey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bigjohngames.com/" xlink:type="simple">Big John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Edina</text:p>
          </table:table-cell>
          <table:table-cell table:style-name="ce4" office:value-type="string" calcext:value-type="string">
            <text:p>Minnesot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bigmouthgames.ca/" xlink:type="simple">Big Mouth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ontreal</text:p>
          </table:table-cell>
          <table:table-cell table:style-name="ce4" office:value-type="string" calcext:value-type="string">
            <text:p>Quebec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bigpixelstudios.co.uk/" xlink:type="simple">Big Pixel Game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London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big-robot.com/" xlink:type="simple">Big Robot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ath</text:p>
          </table:table-cell>
          <table:table-cell table:style-name="ce4" office:value-type="string" calcext:value-type="string">
            <text:p>Somerset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bigtopballet.com/" xlink:type="simple">Big Top Ballet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New York City</text:p>
          </table:table-cell>
          <table:table-cell table:style-name="ce4" office:value-type="string" calcext:value-type="string">
            <text:p>New York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bigvikinggames.com/" xlink:type="simple">Big Viking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London</text:p>
          </table:table-cell>
          <table:table-cell table:style-name="ce4" office:value-type="string" calcext:value-type="string">
            <text:p>Ontario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billygoat.tv/" xlink:type="simple">BillyGoat Entertainment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elfast</text:p>
          </table:table-cell>
          <table:table-cell table:style-name="ce4" office:value-type="string" calcext:value-type="string">
            <text:p>County Antrim</text:p>
          </table:table-cell>
          <table:table-cell table:style-name="ce4" office:value-type="string" calcext:value-type="string">
            <text:p>Northern Ireland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bimboosoft.com/" xlink:type="simple">Bimboosoft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aitama</text:p>
          </table:table-cell>
          <table:table-cell table:style-name="ce4" office:value-type="string" calcext:value-type="string">
            <text:p>Kanto</text:p>
          </table:table-cell>
          <table:table-cell table:style-name="ce4" office:value-type="string" calcext:value-type="string">
            <text:p>Japan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binarybubblesinc.com/" xlink:type="simple">Binary Bubbl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urbank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binary-star.com/" xlink:type="simple">Binary Star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Auckland</text:p>
          </table:table-cell>
          <table:table-cell table:style-name="ce4" office:value-type="string" calcext:value-type="string">
            <text:p>New Zealand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bioware.com/" xlink:type="simple">BioWare Edmonton (Electronic Arts)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Edmonton</text:p>
          </table:table-cell>
          <table:table-cell table:style-name="ce4" office:value-type="string" calcext:value-type="string">
            <text:p>Alberta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bioware.com/" xlink:type="simple">BioWare Montreal (Electronic Arts)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ontreal</text:p>
          </table:table-cell>
          <table:table-cell table:style-name="ce4" office:value-type="string" calcext:value-type="string">
            <text:p>Quebec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bip-media.com/" xlink:type="simple">Bip Media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Paris</text:p>
          </table:table-cell>
          <table:table-cell table:style-name="ce4" office:value-type="string" calcext:value-type="string">
            <text:p>Ile-de-France</text:p>
          </table:table-cell>
          <table:table-cell table:style-name="ce4" office:value-type="string" calcext:value-type="string">
            <text:p>France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bevgames.com/" xlink:type="simple">Birds Eye View Game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Kiev</text:p>
          </table:table-cell>
          <table:table-cell table:style-name="ce4" office:value-type="string" calcext:value-type="string">
            <text:p>Ukraine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bishopgames.com/" xlink:type="simple">Bishop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Quebec City</text:p>
          </table:table-cell>
          <table:table-cell table:style-name="ce4" office:value-type="string" calcext:value-type="string">
            <text:p>Quebec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bitbarons.com/" xlink:type="simple">Bit Baron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unich</text:p>
          </table:table-cell>
          <table:table-cell table:style-name="ce4" office:value-type="string" calcext:value-type="string">
            <text:p>Bayern</text:p>
          </table:table-cell>
          <table:table-cell table:style-name="ce4" office:value-type="string" calcext:value-type="string">
            <text:p>Germany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bitbyterz.com/" xlink:type="simple">Bit Byterz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Tehran</text:p>
          </table:table-cell>
          <table:table-cell table:style-name="ce4" office:value-type="string" calcext:value-type="string">
            <text:p>Iran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bitfry.com/" xlink:type="simple">Bit Fry Game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Portsmouth</text:p>
          </table:table-cell>
          <table:table-cell table:style-name="ce4" office:value-type="string" calcext:value-type="string">
            <text:p>New Hampshire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bitkidgames.com/" xlink:type="simple">Bit Kid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altimore</text:p>
          </table:table-cell>
          <table:table-cell table:style-name="ce4" office:value-type="string" calcext:value-type="string">
            <text:p>Maryland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bitplanetgames.com/" xlink:type="simple">Bit Planet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Plano</text:p>
          </table:table-cell>
          <table:table-cell table:style-name="ce4" office:value-type="string" calcext:value-type="string">
            <text:p>Texas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bitcakestudio.com/" xlink:type="simple">BitCake Studio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Rio de Janeiro</text:p>
          </table:table-cell>
          <table:table-cell table:style-name="ce4" office:value-type="string" calcext:value-type="string">
            <text:p>Brazil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bitcutter.com/" xlink:type="simple">Bitcutter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Regina</text:p>
          </table:table-cell>
          <table:table-cell table:style-name="ce4" office:value-type="string" calcext:value-type="string">
            <text:p>Saskatchewan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mikebithellgames.com/" xlink:type="simple">Bithell Game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London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bitmapbureau.com/" xlink:type="simple">Bitmap Bureau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outhampton</text:p>
          </table:table-cell>
          <table:table-cell table:style-name="ce4" office:value-type="string" calcext:value-type="string">
            <text:p>Hampshire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bitmapgalaxy.com/" xlink:type="simple">Bitmap Galaxy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ratislava</text:p>
          </table:table-cell>
          <table:table-cell table:style-name="ce4" office:value-type="string" calcext:value-type="string">
            <text:p>Bratislavsky kraj</text:p>
          </table:table-cell>
          <table:table-cell table:style-name="ce4" office:value-type="string" calcext:value-type="string">
            <text:p>Slovaki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bitsrule.com/" xlink:type="simple">Bits Rule Game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Buenos Aires</text:p>
          </table:table-cell>
          <table:table-cell table:style-name="ce4" office:value-type="string" calcext:value-type="string">
            <text:p>Argentin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bkomstudios.com/" xlink:type="simple">BKOM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Los Angeles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bkomstudios.com/" xlink:type="simple">BKOM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Quebec City</text:p>
          </table:table-cell>
          <table:table-cell table:style-name="ce4" office:value-type="string" calcext:value-type="string">
            <text:p>Quebec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blackcompanystudios.co.uk/" xlink:type="simple">Black Company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Edinburgh</text:p>
          </table:table-cell>
          <table:table-cell table:style-name="ce4" office:value-type="string" calcext:value-type="string">
            <text:p>Midlothian</text:p>
          </table:table-cell>
          <table:table-cell table:style-name="ce4" office:value-type="string" calcext:value-type="string">
            <text:p>Scotland</text:p>
          </table:table-cell>
          <table:table-cell table:number-columns-repeated="1019"/>
        </table:table-row>
        <table:table-row table:style-name="ro3">
          <table:table-cell table:style-name="ce4" office:value-type="string" calcext:value-type="string">
            <text:p><text:a xlink:href="http://www.black-forest-games.com/" xlink:type="simple">Black Forest Games (THQ Nordic)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Offenburg</text:p>
          </table:table-cell>
          <table:table-cell table:style-name="ce4" office:value-type="string" calcext:value-type="string">
            <text:p>Baden-Wurttemberg</text:p>
          </table:table-cell>
          <table:table-cell table:style-name="ce4" office:value-type="string" calcext:value-type="string">
            <text:p>Germany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blacklabgames.com.au/" xlink:type="simple">Black Lab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Tuart Hill</text:p>
          </table:table-cell>
          <table:table-cell table:style-name="ce4" office:value-type="string" calcext:value-type="string">
            <text:p>Western Australia</text:p>
          </table:table-cell>
          <table:table-cell table:style-name="ce4" office:value-type="string" calcext:value-type="string">
            <text:p>Australi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blackpants.de/" xlink:type="simple">Black Pants Game Studio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Berlin</text:p>
          </table:table-cell>
          <table:table-cell table:style-name="ce4" office:value-type="string" calcext:value-type="string">
            <text:p>Germany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blackpants.de/" xlink:type="simple">Black Pants Game Studio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Kassel</text:p>
          </table:table-cell>
          <table:table-cell table:style-name="ce4" office:value-type="string" calcext:value-type="string">
            <text:p>Hesse</text:p>
          </table:table-cell>
          <table:table-cell table:style-name="ce4" office:value-type="string" calcext:value-type="string">
            <text:p>Germany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blackriverstudios.net/" xlink:type="simple">Black River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anaus</text:p>
          </table:table-cell>
          <table:table-cell table:style-name="ce4" office:value-type="string" calcext:value-type="string">
            <text:p>Amazonas</text:p>
          </table:table-cell>
          <table:table-cell table:style-name="ce4" office:value-type="string" calcext:value-type="string">
            <text:p>Brazil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blackrobotgames.com/" xlink:type="simple">Black Robot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ilan</text:p>
          </table:table-cell>
          <table:table-cell table:style-name="ce4" office:value-type="string" calcext:value-type="string">
            <text:p>Lombardia</text:p>
          </table:table-cell>
          <table:table-cell table:style-name="ce4" office:value-type="string" calcext:value-type="string">
            <text:p>Italy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black-shamrock.com/" xlink:type="simple">Black Shamrock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Dublin</text:p>
          </table:table-cell>
          <table:table-cell table:style-name="ce4" office:value-type="string" calcext:value-type="string">
            <text:p>Leinster</text:p>
          </table:table-cell>
          <table:table-cell table:style-name="ce4" office:value-type="string" calcext:value-type="string">
            <text:p>Ireland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blacktower.jp/" xlink:type="simple">Black Tower Studio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Tokyo</text:p>
          </table:table-cell>
          <table:table-cell table:style-name="ce4" office:value-type="string" calcext:value-type="string">
            <text:p>Japan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bwf-game.com/" xlink:type="simple">Black Wing Foundation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Dnepropetrovsk</text:p>
          </table:table-cell>
          <table:table-cell table:style-name="ce4" office:value-type="string" calcext:value-type="string">
            <text:p>Dnipropetrovsk</text:p>
          </table:table-cell>
          <table:table-cell table:style-name="ce4" office:value-type="string" calcext:value-type="string">
            <text:p>Ukraine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bwf-game.com/" xlink:type="simple">Black Wing Foundation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Kiev</text:p>
          </table:table-cell>
          <table:table-cell table:style-name="ce4" office:value-type="string" calcext:value-type="string">
            <text:p>Ukraine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blackzeppelinstudio.com/" xlink:type="simple">Black Zeppelin Studio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Groningen</text:p>
          </table:table-cell>
          <table:table-cell table:style-name="ce4" office:value-type="string" calcext:value-type="string">
            <text:p>Netherland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blackbirdinteractive.com/" xlink:type="simple">Blackbird Interactiv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Vancouver</text:p>
          </table:table-cell>
          <table:table-cell table:style-name="ce4" office:value-type="string" calcext:value-type="string">
            <text:p>British Columbia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blackmuffinstudio.com/" xlink:type="simple">BlackMuffin Studio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Lyon</text:p>
          </table:table-cell>
          <table:table-cell table:style-name="ce4" office:value-type="string" calcext:value-type="string">
            <text:p>Rhone-Alpes</text:p>
          </table:table-cell>
          <table:table-cell table:style-name="ce4" office:value-type="string" calcext:value-type="string">
            <text:p>France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blackpowdergames.com/" xlink:type="simple">Blackpowder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eattle</text:p>
          </table:table-cell>
          <table:table-cell table:style-name="ce4" office:value-type="string" calcext:value-type="string">
            <text:p>Washington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http//www.gamingrealms.com/" xlink:type="simple">Blastworks Inc (Gaming Realms)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Victoria</text:p>
          </table:table-cell>
          <table:table-cell table:style-name="ce4" office:value-type="string" calcext:value-type="string">
            <text:p>British Columbia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blazinggriffin.com/" xlink:type="simple">Blazing Griffin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Edinburgh</text:p>
          </table:table-cell>
          <table:table-cell table:style-name="ce4" office:value-type="string" calcext:value-type="string">
            <text:p>Midlothian</text:p>
          </table:table-cell>
          <table:table-cell table:style-name="ce4" office:value-type="string" calcext:value-type="string">
            <text:p>Scot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blazingstick.com/" xlink:type="simple">Blazing Stick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Fonteney-Aux-Roses</text:p>
          </table:table-cell>
          <table:table-cell table:style-name="ce4" office:value-type="string" calcext:value-type="string">
            <text:p>Ile-de-France</text:p>
          </table:table-cell>
          <table:table-cell table:style-name="ce4" office:value-type="string" calcext:value-type="string">
            <text:p>France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blendogames.com/" xlink:type="simple">Blendo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Los Angeles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blindskystudios.co.uk/" xlink:type="simple">Blind Sky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Cardiff</text:p>
          </table:table-cell>
          <table:table-cell table:style-name="ce4" office:value-type="string" calcext:value-type="string">
            <text:p>South Wales</text:p>
          </table:table-cell>
          <table:table-cell table:style-name="ce4" office:value-type="string" calcext:value-type="string">
            <text:p>Wal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blindsquirrelgames.com/" xlink:type="simple">Blind Squirrel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anta Ana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blindflugstudios.com/" xlink:type="simple">Blindflug Studio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Zurich</text:p>
          </table:table-cell>
          <table:table-cell table:style-name="ce4" office:value-type="string" calcext:value-type="string">
            <text:p>Switzer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blizzard.com/" xlink:type="simple">Blizzard Entertainment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Amsterdam</text:p>
          </table:table-cell>
          <table:table-cell table:style-name="ce4" office:value-type="string" calcext:value-type="string">
            <text:p>Noord-Holland</text:p>
          </table:table-cell>
          <table:table-cell table:style-name="ce4" office:value-type="string" calcext:value-type="string">
            <text:p>Netherland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blizzard.com/" xlink:type="simple">Blizzard Entertainment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Cork</text:p>
          </table:table-cell>
          <table:table-cell table:style-name="ce4" office:value-type="string" calcext:value-type="string">
            <text:p>County Cork</text:p>
          </table:table-cell>
          <table:table-cell table:style-name="ce4" office:value-type="string" calcext:value-type="string">
            <text:p>Ireland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blizzard.com/" xlink:type="simple">Blizzard Entertainment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Madrid</text:p>
          </table:table-cell>
          <table:table-cell table:style-name="ce4" office:value-type="string" calcext:value-type="string">
            <text:p>Spain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blizzard.com/" xlink:type="simple">Blizzard Entertainment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ilan</text:p>
          </table:table-cell>
          <table:table-cell table:style-name="ce4" office:value-type="string" calcext:value-type="string">
            <text:p>Lombardia</text:p>
          </table:table-cell>
          <table:table-cell table:style-name="ce4" office:value-type="string" calcext:value-type="string">
            <text:p>Italy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blizzard.com/" xlink:type="simple">Blizzard Entertainment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an Francisco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blizzard.com/" xlink:type="simple">Blizzard Entertainment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Sao Paulo</text:p>
          </table:table-cell>
          <table:table-cell table:style-name="ce4" office:value-type="string" calcext:value-type="string">
            <text:p>Brazil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blizzard.com/" xlink:type="simple">Blizzard Entertainment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Seoul</text:p>
          </table:table-cell>
          <table:table-cell table:style-name="ce4" office:value-type="string" calcext:value-type="string">
            <text:p>South Kore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blizzard.com/" xlink:type="simple">Blizzard Entertainment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Shanghai</text:p>
          </table:table-cell>
          <table:table-cell table:style-name="ce4" office:value-type="string" calcext:value-type="string">
            <text:p>Chin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blizzard.com/" xlink:type="simple">Blizzard Entertainment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3" table:style-name="ce4" office:value-type="string" calcext:value-type="string">
            <text:p>Singapore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blizzard.com/" xlink:type="simple">Blizzard Entertainment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ydney</text:p>
          </table:table-cell>
          <table:table-cell table:style-name="ce4" office:value-type="string" calcext:value-type="string">
            <text:p>New South Wales</text:p>
          </table:table-cell>
          <table:table-cell table:style-name="ce4" office:value-type="string" calcext:value-type="string">
            <text:p>Australi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blizzard.com/" xlink:type="simple">Blizzard Entertainment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Taipei</text:p>
          </table:table-cell>
          <table:table-cell table:number-columns-repeated="2" table:style-name="ce4" office:value-type="string" calcext:value-type="string">
            <text:p>Taiwan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blizzard.com/" xlink:type="simple">Blizzard Entertainment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Versailles</text:p>
          </table:table-cell>
          <table:table-cell table:style-name="ce4" office:value-type="string" calcext:value-type="string">
            <text:p>Ile-de-France</text:p>
          </table:table-cell>
          <table:table-cell table:style-name="ce4" office:value-type="string" calcext:value-type="string">
            <text:p>France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blockinterval.com/" xlink:type="simple">Block Interval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altimore</text:p>
          </table:table-cell>
          <table:table-cell table:style-name="ce4" office:value-type="string" calcext:value-type="string">
            <text:p>Maryland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blockinterval.com/" xlink:type="simple">Block Interval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Chicago</text:p>
          </table:table-cell>
          <table:table-cell table:style-name="ce4" office:value-type="string" calcext:value-type="string">
            <text:p>Illinois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blooberteam.com/" xlink:type="simple">Bloober Team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Krakow</text:p>
          </table:table-cell>
          <table:table-cell table:style-name="ce4" office:value-type="string" calcext:value-type="string">
            <text:p>Lesser Poland</text:p>
          </table:table-cell>
          <table:table-cell table:style-name="ce4" office:value-type="string" calcext:value-type="string">
            <text:p>Poland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bloomdigital.to/" xlink:type="simple">Bloom Digital Media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Toronto</text:p>
          </table:table-cell>
          <table:table-cell table:style-name="ce4" office:value-type="string" calcext:value-type="string">
            <text:p>Ontario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blowfishstudios.com/" xlink:type="simple">Blowfish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North Sydney</text:p>
          </table:table-cell>
          <table:table-cell table:style-name="ce4" office:value-type="string" calcext:value-type="string">
            <text:p>New South Wales</text:p>
          </table:table-cell>
          <table:table-cell table:style-name="ce4" office:value-type="string" calcext:value-type="string">
            <text:p>Australi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bluebatgames.com/" xlink:type="simple">Blue Bat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Vancouver</text:p>
          </table:table-cell>
          <table:table-cell table:style-name="ce4" office:value-type="string" calcext:value-type="string">
            <text:p>British Columbia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lookingforheals.com/" xlink:type="simple">Blue Bomber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Atlanta</text:p>
          </table:table-cell>
          <table:table-cell table:style-name="ce4" office:value-type="string" calcext:value-type="string">
            <text:p>Georg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bluebraingames.com/" xlink:type="simple">Blue Brain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ratislava</text:p>
          </table:table-cell>
          <table:table-cell table:style-name="ce4" office:value-type="string" calcext:value-type="string">
            <text:p>Bratislavsky kraj</text:p>
          </table:table-cell>
          <table:table-cell table:style-name="ce4" office:value-type="string" calcext:value-type="string">
            <text:p>Slovaki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bluebraingames.com/" xlink:type="simple">Blue Brain Game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London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blueislestudios.com/" xlink:type="simple">Blue Isle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Toronto</text:p>
          </table:table-cell>
          <table:table-cell table:style-name="ce4" office:value-type="string" calcext:value-type="string">
            <text:p>Ontario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bluelizardgames.com/" xlink:type="simple">Blue Lizard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ontreal</text:p>
          </table:table-cell>
          <table:table-cell table:style-name="ce4" office:value-type="string" calcext:value-type="string">
            <text:p>Quebec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bluelizardgames.com/" xlink:type="simple">Blue Lizard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Quito</text:p>
          </table:table-cell>
          <table:table-cell table:style-name="ce4" office:value-type="string" calcext:value-type="string">
            <text:p>Pichincha</text:p>
          </table:table-cell>
          <table:table-cell table:style-name="ce4" office:value-type="string" calcext:value-type="string">
            <text:p>Ecuador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bluemarblegameco.com/" xlink:type="simple">Blue Marble Game Company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Los Angeles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blueplanetsoftware.com/" xlink:type="simple">Blue Planet Softwar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Honolulu</text:p>
          </table:table-cell>
          <table:table-cell table:style-name="ce4" office:value-type="string" calcext:value-type="string">
            <text:p>Hawaii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bluesunsetgames.com/" xlink:type="simple">Blue Sunset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Gdansk</text:p>
          </table:table-cell>
          <table:table-cell table:style-name="ce4" office:value-type="string" calcext:value-type="string">
            <text:p>Pomorskie</text:p>
          </table:table-cell>
          <table:table-cell table:style-name="ce4" office:value-type="string" calcext:value-type="string">
            <text:p>Poland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bluetorchsoft.com/" xlink:type="simple">Blue Torch Soft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henzhen</text:p>
          </table:table-cell>
          <table:table-cell table:style-name="ce4" office:value-type="string" calcext:value-type="string">
            <text:p>Guangdong</text:p>
          </table:table-cell>
          <table:table-cell table:style-name="ce4" office:value-type="string" calcext:value-type="string">
            <text:p>Chin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bluevoidstudios.com/" xlink:type="simple">Blue Void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Portland</text:p>
          </table:table-cell>
          <table:table-cell table:style-name="ce4" office:value-type="string" calcext:value-type="string">
            <text:p>Oregon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bluecurse.com/" xlink:type="simple">Bluecurs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Vancouver</text:p>
          </table:table-cell>
          <table:table-cell table:style-name="ce4" office:value-type="string" calcext:value-type="string">
            <text:p>British Columbia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bluegiantinteractive.com/" xlink:type="simple">BlueGiant Interactiv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Hyderabad</text:p>
          </table:table-cell>
          <table:table-cell table:style-name="ce4" office:value-type="string" calcext:value-type="string">
            <text:p>Andhra Pradesh</text:p>
          </table:table-cell>
          <table:table-cell table:style-name="ce4" office:value-type="string" calcext:value-type="string">
            <text:p>Indi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bluepointgames.com/" xlink:type="simple">Bluepoint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Austin</text:p>
          </table:table-cell>
          <table:table-cell table:style-name="ce4" office:value-type="string" calcext:value-type="string">
            <text:p>Texas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blusterygames.com/" xlink:type="simple">Blustery Game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Madrid</text:p>
          </table:table-cell>
          <table:table-cell table:style-name="ce4" office:value-type="string" calcext:value-type="string">
            <text:p>Spain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blyts.com/" xlink:type="simple">Blyt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Buenos Aires</text:p>
          </table:table-cell>
          <table:table-cell table:style-name="ce4" office:value-type="string" calcext:value-type="string">
            <text:p>Argentin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bobgames.co/" xlink:type="simple">BOB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Armenia</text:p>
          </table:table-cell>
          <table:table-cell table:style-name="ce4" office:value-type="string" calcext:value-type="string">
            <text:p>Quindio</text:p>
          </table:table-cell>
          <table:table-cell table:style-name="ce4" office:value-type="string" calcext:value-type="string">
            <text:p>Colombi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bohemia.net/" xlink:type="simple">Bohemia Interactiv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Amsterdam</text:p>
          </table:table-cell>
          <table:table-cell table:style-name="ce4" office:value-type="string" calcext:value-type="string">
            <text:p>Noord-Holland</text:p>
          </table:table-cell>
          <table:table-cell table:style-name="ce4" office:value-type="string" calcext:value-type="string">
            <text:p>Netherland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bohemia.net/" xlink:type="simple">Bohemia Interactiv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ratislava</text:p>
          </table:table-cell>
          <table:table-cell table:style-name="ce4" office:value-type="string" calcext:value-type="string">
            <text:p>Bratislavsky kraj</text:p>
          </table:table-cell>
          <table:table-cell table:style-name="ce4" office:value-type="string" calcext:value-type="string">
            <text:p>Slovaki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bohemia.net/" xlink:type="simple">Bohemia Interactiv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rno</text:p>
          </table:table-cell>
          <table:table-cell table:style-name="ce4" office:value-type="string" calcext:value-type="string">
            <text:p>Moravia</text:p>
          </table:table-cell>
          <table:table-cell table:style-name="ce4" office:value-type="string" calcext:value-type="string">
            <text:p>Czech Republic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bohemia.net/" xlink:type="simple">Bohemia Interactiv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nisek</text:p>
          </table:table-cell>
          <table:table-cell table:style-name="ce4" office:value-type="string" calcext:value-type="string">
            <text:p>Bohemia</text:p>
          </table:table-cell>
          <table:table-cell table:style-name="ce4" office:value-type="string" calcext:value-type="string">
            <text:p>Czech Republic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bohemia.net/" xlink:type="simple">Bohemia Interactiv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Pattaya</text:p>
          </table:table-cell>
          <table:table-cell table:style-name="ce4" office:value-type="string" calcext:value-type="string">
            <text:p>Chonburi</text:p>
          </table:table-cell>
          <table:table-cell table:style-name="ce4" office:value-type="string" calcext:value-type="string">
            <text:p>Thai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bohemia.net/" xlink:type="simple">Bohemia Interactiv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Prague</text:p>
          </table:table-cell>
          <table:table-cell table:style-name="ce4" office:value-type="string" calcext:value-type="string">
            <text:p>Bohemia</text:p>
          </table:table-cell>
          <table:table-cell table:style-name="ce4" office:value-type="string" calcext:value-type="string">
            <text:p>Czech Republic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bongames.fi/" xlink:type="simple">Bon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Tampere</text:p>
          </table:table-cell>
          <table:table-cell table:style-name="ce4" office:value-type="string" calcext:value-type="string">
            <text:p>Tavastia</text:p>
          </table:table-cell>
          <table:table-cell table:style-name="ce4" office:value-type="string" calcext:value-type="string">
            <text:p>Finland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boneloaf.co/" xlink:type="simple">Boneloaf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heffield</text:p>
          </table:table-cell>
          <table:table-cell table:style-name="ce4" office:value-type="string" calcext:value-type="string">
            <text:p>Yorkshire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bonfirestudios.com/" xlink:type="simple">Bonfire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Irvine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boosterpack.net/" xlink:type="simple">Booster Pack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3" table:style-name="ce4" office:value-type="string" calcext:value-type="string">
            <text:p>Singapore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borealysgames.com/" xlink:type="simple">Borealys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ontreal</text:p>
          </table:table-cell>
          <table:table-cell table:style-name="ce4" office:value-type="string" calcext:value-type="string">
            <text:p>Quebec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bornreadygames.com/" xlink:type="simple">Born Ready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Guildford</text:p>
          </table:table-cell>
          <table:table-cell table:style-name="ce4" office:value-type="string" calcext:value-type="string">
            <text:p>Surrey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bouncingpixel.com/" xlink:type="simple">Bouncing Pixel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Houston</text:p>
          </table:table-cell>
          <table:table-cell table:style-name="ce4" office:value-type="string" calcext:value-type="string">
            <text:p>Texas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prodeusgame.com/" xlink:type="simple">Bounding Box Softwar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emphis</text:p>
          </table:table-cell>
          <table:table-cell table:style-name="ce4" office:value-type="string" calcext:value-type="string">
            <text:p>Tennessee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bowlcutstudios.com/" xlink:type="simple">Bowlcut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Ann Arbor</text:p>
          </table:table-cell>
          <table:table-cell table:style-name="ce4" office:value-type="string" calcext:value-type="string">
            <text:p>Michigan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boxmountaingames.itch.io/" xlink:type="simple">Box Mountain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Worcester</text:p>
          </table:table-cell>
          <table:table-cell table:style-name="ce4" office:value-type="string" calcext:value-type="string">
            <text:p>Massachusetts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braceyourselfgames.com/" xlink:type="simple">Brace Yourself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Vancouver</text:p>
          </table:table-cell>
          <table:table-cell table:style-name="ce4" office:value-type="string" calcext:value-type="string">
            <text:p>British Columbia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predestinationgame.com/" xlink:type="simple">Brain and Nerd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elfast</text:p>
          </table:table-cell>
          <table:table-cell table:style-name="ce4" office:value-type="string" calcext:value-type="string">
            <text:p>County Antrim</text:p>
          </table:table-cell>
          <table:table-cell table:style-name="ce4" office:value-type="string" calcext:value-type="string">
            <text:p>Northern Ire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bitbgames.com/" xlink:type="simple">Brain in the Box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Cavallermaggiore</text:p>
          </table:table-cell>
          <table:table-cell table:style-name="ce4" office:value-type="string" calcext:value-type="string">
            <text:p>Piedmont</text:p>
          </table:table-cell>
          <table:table-cell table:style-name="ce4" office:value-type="string" calcext:value-type="string">
            <text:p>Italy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brainseal.com/" xlink:type="simple">Brain Seal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London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brainandbrain.co/" xlink:type="simple">Brain&amp;Brain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Fayetteville</text:p>
          </table:table-cell>
          <table:table-cell table:style-name="ce4" office:value-type="string" calcext:value-type="string">
            <text:p>Arkansas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brainz.co/" xlink:type="simple">Brainz (ZIO Studios)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Bogota</text:p>
          </table:table-cell>
          <table:table-cell table:style-name="ce4" office:value-type="string" calcext:value-type="string">
            <text:p>Colombi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brasslionentertainment.com/" xlink:type="simple">Brass Lion Entertainment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New York City</text:p>
          </table:table-cell>
          <table:table-cell table:style-name="ce4" office:value-type="string" calcext:value-type="string">
            <text:p>New York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brasstoken.com/" xlink:type="simple">Brass Token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Vancouver</text:p>
          </table:table-cell>
          <table:table-cell table:style-name="ce4" office:value-type="string" calcext:value-type="string">
            <text:p>British Columbia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breadcrumbsinteractive.com/" xlink:type="simple">Breadcrumbs Interactiv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Cluj-Napoca</text:p>
          </table:table-cell>
          <table:table-cell table:style-name="ce4" office:value-type="string" calcext:value-type="string">
            <text:p>Cluj</text:p>
          </table:table-cell>
          <table:table-cell table:style-name="ce4" office:value-type="string" calcext:value-type="string">
            <text:p>Romani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breakfall.ca/" xlink:type="simple">Breakfall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Ottawa</text:p>
          </table:table-cell>
          <table:table-cell table:style-name="ce4" office:value-type="string" calcext:value-type="string">
            <text:p>Ontario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3">
          <table:table-cell table:style-name="ce4" office:value-type="string" calcext:value-type="string">
            <text:p><text:a xlink:href="http://www.brightfuture.de/" xlink:type="simple">Bright Futur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Cologne</text:p>
          </table:table-cell>
          <table:table-cell table:style-name="ce4" office:value-type="string" calcext:value-type="string">
            <text:p>North Rhine-Westphalia</text:p>
          </table:table-cell>
          <table:table-cell table:style-name="ce4" office:value-type="string" calcext:value-type="string">
            <text:p>Germany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brightlineinteractive.com/" xlink:type="simple">Brightline Interactiv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Alexandria</text:p>
          </table:table-cell>
          <table:table-cell table:style-name="ce4" office:value-type="string" calcext:value-type="string">
            <text:p>Virgi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brightside-games.com/" xlink:type="simple">Brightside Game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Berlin</text:p>
          </table:table-cell>
          <table:table-cell table:style-name="ce4" office:value-type="string" calcext:value-type="string">
            <text:p>Germany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facebook.com/Broadsidegamedev/" xlink:type="simple">Broadside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risbane</text:p>
          </table:table-cell>
          <table:table-cell table:style-name="ce4" office:value-type="string" calcext:value-type="string">
            <text:p>Queensland</text:p>
          </table:table-cell>
          <table:table-cell table:style-name="ce4" office:value-type="string" calcext:value-type="string">
            <text:p>Australia</text:p>
          </table:table-cell>
          <table:table-cell table:number-columns-repeated="1019"/>
        </table:table-row>
        <table:table-row table:style-name="ro3">
          <table:table-cell table:style-name="ce4" office:value-type="string" calcext:value-type="string">
            <text:p><text:a xlink:href="http://www.brokestudio.fr/" xlink:type="simple">Broke Studio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Auvergne</text:p>
          </table:table-cell>
          <table:table-cell table:style-name="ce4" office:value-type="string" calcext:value-type="string">
            <text:p>Auvergne-Rhone-Alpes</text:p>
          </table:table-cell>
          <table:table-cell table:style-name="ce4" office:value-type="string" calcext:value-type="string">
            <text:p>France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brokenfencegames.com/" xlink:type="simple">Broken Fence Game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London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brokenrul.es/" xlink:type="simple">Broken Rule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Vienna</text:p>
          </table:table-cell>
          <table:table-cell table:style-name="ce4" office:value-type="string" calcext:value-type="string">
            <text:p>Austri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omnibusgame.com/" xlink:type="simple">Buddy Cop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Chicago</text:p>
          </table:table-cell>
          <table:table-cell table:style-name="ce4" office:value-type="string" calcext:value-type="string">
            <text:p>Illinois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omnibusgame.com/" xlink:type="simple">Buddy Cop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Chicago</text:p>
          </table:table-cell>
          <table:table-cell table:style-name="ce4" office:value-type="string" calcext:value-type="string">
            <text:p>Illinois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budgestudios.ca/" xlink:type="simple">Budge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ontreal</text:p>
          </table:table-cell>
          <table:table-cell table:style-name="ce4" office:value-type="string" calcext:value-type="string">
            <text:p>Quebec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buffalovisiongames.com/" xlink:type="simple">Buffalo Vision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Venice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bugbear.fi/" xlink:type="simple">Bugbear Entertainment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Helsinki</text:p>
          </table:table-cell>
          <table:table-cell table:style-name="ce4" office:value-type="string" calcext:value-type="string">
            <text:p>Uusimaa</text:p>
          </table:table-cell>
          <table:table-cell table:style-name="ce4" office:value-type="string" calcext:value-type="string">
            <text:p>Finland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buildarocketboy.com/" xlink:type="simple">Build a Rocket Boy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Budapest</text:p>
          </table:table-cell>
          <table:table-cell table:style-name="ce4" office:value-type="string" calcext:value-type="string">
            <text:p>Hungary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buildarocketboy.com/" xlink:type="simple">Build a Rocket Boy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Edinburgh</text:p>
          </table:table-cell>
          <table:table-cell table:style-name="ce4" office:value-type="string" calcext:value-type="string">
            <text:p>Midlothian</text:p>
          </table:table-cell>
          <table:table-cell table:style-name="ce4" office:value-type="string" calcext:value-type="string">
            <text:p>Scot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buildarocketboy.com/" xlink:type="simple">Build a Rocket Boy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Los Angeles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bulkheadinteractive.com/" xlink:type="simple">Bulkhead Darkhors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unich</text:p>
          </table:table-cell>
          <table:table-cell table:style-name="ce4" office:value-type="string" calcext:value-type="string">
            <text:p>Bayern</text:p>
          </table:table-cell>
          <table:table-cell table:style-name="ce4" office:value-type="string" calcext:value-type="string">
            <text:p>Germany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bulkheadinteractive.com/" xlink:type="simple">Bulkhead Interactiv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Derby</text:p>
          </table:table-cell>
          <table:table-cell table:style-name="ce4" office:value-type="string" calcext:value-type="string">
            <text:p>Derbyshire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bulkheadinteractive.com/" xlink:type="simple">Bulkhead Interactiv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unich</text:p>
          </table:table-cell>
          <table:table-cell table:style-name="ce4" office:value-type="string" calcext:value-type="string">
            <text:p>Bayern</text:p>
          </table:table-cell>
          <table:table-cell table:style-name="ce4" office:value-type="string" calcext:value-type="string">
            <text:p>Germany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bulkheadinteractive.com/" xlink:type="simple">Bulkhead Phoenix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Derby</text:p>
          </table:table-cell>
          <table:table-cell table:style-name="ce4" office:value-type="string" calcext:value-type="string">
            <text:p>Derbyshire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bulldoginteractive.com/" xlink:type="simple">Bulldog Interactiv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Leicester</text:p>
          </table:table-cell>
          <table:table-cell table:style-name="ce4" office:value-type="string" calcext:value-type="string">
            <text:p>Leicestershire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bullyentertainment.com/" xlink:type="simple">Bully Entertainment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altimore</text:p>
          </table:table-cell>
          <table:table-cell table:style-name="ce4" office:value-type="string" calcext:value-type="string">
            <text:p>Maryland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bungie.net/" xlink:type="simple">Bungie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ellevue</text:p>
          </table:table-cell>
          <table:table-cell table:style-name="ce4" office:value-type="string" calcext:value-type="string">
            <text:p>Washington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bunnyhuggames.com/" xlink:type="simple">Bunny Hug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Gateshead</text:p>
          </table:table-cell>
          <table:table-cell table:style-name="ce4" office:value-type="string" calcext:value-type="string">
            <text:p>Tyne and Wear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bunnycopter.com/" xlink:type="simple">Bunnycopter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Leuven</text:p>
          </table:table-cell>
          <table:table-cell table:style-name="ce4" office:value-type="string" calcext:value-type="string">
            <text:p>Vlaams Brabant</text:p>
          </table:table-cell>
          <table:table-cell table:style-name="ce4" office:value-type="string" calcext:value-type="string">
            <text:p>Belgium</text:p>
          </table:table-cell>
          <table:table-cell table:number-columns-repeated="1019"/>
        </table:table-row>
        <table:table-row table:style-name="ro3">
          <table:table-cell table:style-name="ce4" office:value-type="string" calcext:value-type="string">
            <text:p><text:a xlink:href="http://www.bura.cl/" xlink:type="simple">BURA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antiago</text:p>
          </table:table-cell>
          <table:table-cell table:style-name="ce4" office:value-type="string" calcext:value-type="string">
            <text:p>Region Metropolitana</text:p>
          </table:table-cell>
          <table:table-cell table:style-name="ce4" office:value-type="string" calcext:value-type="string">
            <text:p>Chile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burningskygames.com/" xlink:type="simple">Burning Sky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Philadelphia</text:p>
          </table:table-cell>
          <table:table-cell table:style-name="ce4" office:value-type="string" calcext:value-type="string">
            <text:p>Pennsylva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buzztime.com/" xlink:type="simple">Buzztim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Carlsbad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bysameng.com/" xlink:type="simple">by Sam Eng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New York City</text:p>
          </table:table-cell>
          <table:table-cell table:style-name="ce4" office:value-type="string" calcext:value-type="string">
            <text:p>New York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bzillions.com/" xlink:type="simple">bZillion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Las Vegas</text:p>
          </table:table-cell>
          <table:table-cell table:style-name="ce4" office:value-type="string" calcext:value-type="string">
            <text:p>Nevad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cpromptgames.com/" xlink:type="simple">C Prompt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Dallas</text:p>
          </table:table-cell>
          <table:table-cell table:style-name="ce4" office:value-type="string" calcext:value-type="string">
            <text:p>Texas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c2gamestudio.com/" xlink:type="simple">C2 Game Studio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edellin</text:p>
          </table:table-cell>
          <table:table-cell table:style-name="ce4" office:value-type="string" calcext:value-type="string">
            <text:p>Antioquia</text:p>
          </table:table-cell>
          <table:table-cell table:style-name="ce4" office:value-type="string" calcext:value-type="string">
            <text:p>Colombi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cagedelement.com/" xlink:type="simple">Caged Element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Toronto</text:p>
          </table:table-cell>
          <table:table-cell table:style-name="ce4" office:value-type="string" calcext:value-type="string">
            <text:p>Ontario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worldwidestudios.net/cambridge" xlink:type="simple">Cambridge Studio (Sony)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Cambridge</text:p>
          </table:table-cell>
          <table:table-cell table:style-name="ce4" office:value-type="string" calcext:value-type="string">
            <text:p>Cambridgeshire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camelot.co.jp/" xlink:type="simple">Camelot Software Planning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Tokyo</text:p>
          </table:table-cell>
          <table:table-cell table:style-name="ce4" office:value-type="string" calcext:value-type="string">
            <text:p>Japan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camouflaj.com/" xlink:type="simple">Camouflaj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ellevue</text:p>
          </table:table-cell>
          <table:table-cell table:style-name="ce4" office:value-type="string" calcext:value-type="string">
            <text:p>Washington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campfire-software.com/" xlink:type="simple">Campfire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Fenton</text:p>
          </table:table-cell>
          <table:table-cell table:style-name="ce4" office:value-type="string" calcext:value-type="string">
            <text:p>Missouri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camposanto.com/" xlink:type="simple">Campo Santo (Valve Corporation)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ellevue</text:p>
          </table:table-cell>
          <table:table-cell table:style-name="ce4" office:value-type="string" calcext:value-type="string">
            <text:p>Washington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canarigames.com/" xlink:type="simple">Canari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ontreal</text:p>
          </table:table-cell>
          <table:table-cell table:style-name="ce4" office:value-type="string" calcext:value-type="string">
            <text:p>Quebec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3">
          <table:table-cell table:style-name="ce4" office:value-type="string" calcext:value-type="string">
            <text:p><text:a xlink:href="http://www.capcom-europe.com/" xlink:type="simple">Capcom Europ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Dusseldorf</text:p>
          </table:table-cell>
          <table:table-cell table:style-name="ce4" office:value-type="string" calcext:value-type="string">
            <text:p>North Rhine-Westphalia</text:p>
          </table:table-cell>
          <table:table-cell table:style-name="ce4" office:value-type="string" calcext:value-type="string">
            <text:p>Germany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capergames.ca/" xlink:type="simple">Caper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Victoria</text:p>
          </table:table-cell>
          <table:table-cell table:style-name="ce4" office:value-type="string" calcext:value-type="string">
            <text:p>British Columbia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caprino.no/" xlink:type="simple">Capricornu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naroya</text:p>
          </table:table-cell>
          <table:table-cell table:style-name="ce4" office:value-type="string" calcext:value-type="string">
            <text:p>Oslo</text:p>
          </table:table-cell>
          <table:table-cell table:style-name="ce4" office:value-type="string" calcext:value-type="string">
            <text:p>Norway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captive-studio.com/" xlink:type="simple">Captive Studio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Paris</text:p>
          </table:table-cell>
          <table:table-cell table:style-name="ce4" office:value-type="string" calcext:value-type="string">
            <text:p>Ile-de-France</text:p>
          </table:table-cell>
          <table:table-cell table:style-name="ce4" office:value-type="string" calcext:value-type="string">
            <text:p>France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capybaragames.com/" xlink:type="simple">Capybara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Toronto</text:p>
          </table:table-cell>
          <table:table-cell table:style-name="ce4" office:value-type="string" calcext:value-type="string">
            <text:p>Ontario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carbongames.com/" xlink:type="simple">Carbon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ellevue</text:p>
          </table:table-cell>
          <table:table-cell table:style-name="ce4" office:value-type="string" calcext:value-type="string">
            <text:p>Washington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cardboardcomputer.com/" xlink:type="simple">Cardboard Computer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Chicago</text:p>
          </table:table-cell>
          <table:table-cell table:style-name="ce4" office:value-type="string" calcext:value-type="string">
            <text:p>Illinois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cardboardsword.co.uk/" xlink:type="simple">Cardboard Sword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iddlesbrough</text:p>
          </table:table-cell>
          <table:table-cell table:style-name="ce4" office:value-type="string" calcext:value-type="string">
            <text:p>North Yorkshire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carrotarrow.com/" xlink:type="simple">Carrot Arrow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Tartu</text:p>
          </table:table-cell>
          <table:table-cell table:style-name="ce4" office:value-type="string" calcext:value-type="string">
            <text:p>Tartumaa</text:p>
          </table:table-cell>
          <table:table-cell table:style-name="ce4" office:value-type="string" calcext:value-type="string">
            <text:p>Estoni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cascadegamefoundry.com/" xlink:type="simple">Cascade Game Foundry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eattle</text:p>
          </table:table-cell>
          <table:table-cell table:style-name="ce4" office:value-type="string" calcext:value-type="string">
            <text:p>Washington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casual-arts.com/" xlink:type="simple">Casual Art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Newcastle</text:p>
          </table:table-cell>
          <table:table-cell table:style-name="ce4" office:value-type="string" calcext:value-type="string">
            <text:p>Tyne and Wear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causalbitgames.com/" xlink:type="simple">Casual Bit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ridgewater</text:p>
          </table:table-cell>
          <table:table-cell table:style-name="ce4" office:value-type="string" calcext:value-type="string">
            <text:p>Nova Scotia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casualbrothers.com/" xlink:type="simple">Casual Brother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London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casusludi.com/" xlink:type="simple">Casus Ludi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Nantes</text:p>
          </table:table-cell>
          <table:table-cell table:style-name="ce4" office:value-type="string" calcext:value-type="string">
            <text:p>Pays de la Loire</text:p>
          </table:table-cell>
          <table:table-cell table:style-name="ce4" office:value-type="string" calcext:value-type="string">
            <text:p>France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catdaddy.com/" xlink:type="simple">Cat Daddy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ellevue</text:p>
          </table:table-cell>
          <table:table-cell table:style-name="ce4" office:value-type="string" calcext:value-type="string">
            <text:p>Washington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catnigiri.com/" xlink:type="simple">Cat Nigiri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Florianopolis</text:p>
          </table:table-cell>
          <table:table-cell table:style-name="ce4" office:value-type="string" calcext:value-type="string">
            <text:p>Santa Catarina</text:p>
          </table:table-cell>
          <table:table-cell table:style-name="ce4" office:value-type="string" calcext:value-type="string">
            <text:p>Brazil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catchandrelea.se/" xlink:type="simple">Catch and Releas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Greensboro</text:p>
          </table:table-cell>
          <table:table-cell table:style-name="ce4" office:value-type="string" calcext:value-type="string">
            <text:p>North Carolin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catdate.austonanddiana.com/" xlink:type="simple">CatDat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eattle</text:p>
          </table:table-cell>
          <table:table-cell table:style-name="ce4" office:value-type="string" calcext:value-type="string">
            <text:p>Washington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cathargames.com/" xlink:type="simple">Cathar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Quebec City</text:p>
          </table:table-cell>
          <table:table-cell table:style-name="ce4" office:value-type="string" calcext:value-type="string">
            <text:p>Quebec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cauldron.sk/" xlink:type="simple">Cauldron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ratislava</text:p>
          </table:table-cell>
          <table:table-cell table:style-name="ce4" office:value-type="string" calcext:value-type="string">
            <text:p>Bratislavsky kraj</text:p>
          </table:table-cell>
          <table:table-cell table:style-name="ce4" office:value-type="string" calcext:value-type="string">
            <text:p>Slovaki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probablymonsters.com/" xlink:type="simple">Cauldron Studios (ProbablyMonsters)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ellevue</text:p>
          </table:table-cell>
          <table:table-cell table:style-name="ce4" office:value-type="string" calcext:value-type="string">
            <text:p>Washington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3">
          <table:table-cell table:style-name="ce4" office:value-type="string" calcext:value-type="string">
            <text:p><text:a xlink:href="http://www.causacreations.net/" xlink:type="simple">Causa Creation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Karlsruhe</text:p>
          </table:table-cell>
          <table:table-cell table:style-name="ce4" office:value-type="string" calcext:value-type="string">
            <text:p>Baden-Wurttemberg</text:p>
          </table:table-cell>
          <table:table-cell table:style-name="ce4" office:value-type="string" calcext:value-type="string">
            <text:p>Germany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cavaliergamestudios.co.uk/" xlink:type="simple">Cavalier Game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Guildford</text:p>
          </table:table-cell>
          <table:table-cell table:style-name="ce4" office:value-type="string" calcext:value-type="string">
            <text:p>Surrey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cave.co.jp/" xlink:type="simple">Cav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hinjuku</text:p>
          </table:table-cell>
          <table:table-cell table:style-name="ce4" office:value-type="string" calcext:value-type="string">
            <text:p>Tokyo</text:p>
          </table:table-cell>
          <table:table-cell table:style-name="ce4" office:value-type="string" calcext:value-type="string">
            <text:p>Japan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cavemonsters.com/" xlink:type="simple">Cave Monster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heffield</text:p>
          </table:table-cell>
          <table:table-cell table:style-name="ce4" office:value-type="string" calcext:value-type="string">
            <text:p>Yorkshire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cbe-software.com/" xlink:type="simple">CBE Softwar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rno</text:p>
          </table:table-cell>
          <table:table-cell table:style-name="ce4" office:value-type="string" calcext:value-type="string">
            <text:p>Moravia</text:p>
          </table:table-cell>
          <table:table-cell table:style-name="ce4" office:value-type="string" calcext:value-type="string">
            <text:p>Czech Republic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cdprojekt.com/" xlink:type="simple">CD Projekt Red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Warsaw</text:p>
          </table:table-cell>
          <table:table-cell table:style-name="ce4" office:value-type="string" calcext:value-type="string">
            <text:p>Masovian</text:p>
          </table:table-cell>
          <table:table-cell table:style-name="ce4" office:value-type="string" calcext:value-type="string">
            <text:p>Po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celestial-games.com/" xlink:type="simple">Celestial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Johannesburg</text:p>
          </table:table-cell>
          <table:table-cell table:style-name="ce4" office:value-type="string" calcext:value-type="string">
            <text:p>Gauteng</text:p>
          </table:table-cell>
          <table:table-cell table:style-name="ce4" office:value-type="string" calcext:value-type="string">
            <text:p>South Afric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celsiusgs.com/" xlink:type="simple">Celsius Game Studio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t. Johns</text:p>
          </table:table-cell>
          <table:table-cell table:style-name="ce4" office:value-type="string" calcext:value-type="string">
            <text:p>Newfoundland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celsius-online.com/" xlink:type="simple">Celsius Onlin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Paris</text:p>
          </table:table-cell>
          <table:table-cell table:style-name="ce4" office:value-type="string" calcext:value-type="string">
            <text:p>Ile-de-France</text:p>
          </table:table-cell>
          <table:table-cell table:style-name="ce4" office:value-type="string" calcext:value-type="string">
            <text:p>France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celsius-online.com/" xlink:type="simple">Celsius Onlin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Paris</text:p>
          </table:table-cell>
          <table:table-cell table:style-name="ce4" office:value-type="string" calcext:value-type="string">
            <text:p>Ile-de-France</text:p>
          </table:table-cell>
          <table:table-cell table:style-name="ce4" office:value-type="string" calcext:value-type="string">
            <text:p>France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cerebralfix.com/" xlink:type="simple">CerebralFix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Christchurch</text:p>
          </table:table-cell>
          <table:table-cell table:style-name="ce4" office:value-type="string" calcext:value-type="string">
            <text:p>Canterbury</text:p>
          </table:table-cell>
          <table:table-cell table:style-name="ce4" office:value-type="string" calcext:value-type="string">
            <text:p>New Zea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certainaffinity.com/" xlink:type="simple">Certain Affinity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Austin</text:p>
          </table:table-cell>
          <table:table-cell table:style-name="ce4" office:value-type="string" calcext:value-type="string">
            <text:p>Texas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certainaffinity.com/" xlink:type="simple">Certain Affinity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Toronto</text:p>
          </table:table-cell>
          <table:table-cell table:style-name="ce4" office:value-type="string" calcext:value-type="string">
            <text:p>Ontario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ceruleangames.com/" xlink:type="simple">Cerulean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Fort Collins</text:p>
          </table:table-cell>
          <table:table-cell table:style-name="ce4" office:value-type="string" calcext:value-type="string">
            <text:p>Colorado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chainsawesomegames.com/" xlink:type="simple">Chainsawesome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Quebec City</text:p>
          </table:table-cell>
          <table:table-cell table:style-name="ce4" office:value-type="string" calcext:value-type="string">
            <text:p>Quebec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epicgames.com/" xlink:type="simple">Chair Entertainment Group (Epic Games)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West Jordan</text:p>
          </table:table-cell>
          <table:table-cell table:style-name="ce4" office:value-type="string" calcext:value-type="string">
            <text:p>Utah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chanceagency.com/" xlink:type="simple">Chance Agency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Nottingham</text:p>
          </table:table-cell>
          <table:table-cell table:style-name="ce4" office:value-type="string" calcext:value-type="string">
            <text:p>Nottinghamshire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chapatiz.com/" xlink:type="simple">Chapatiz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Puteaux</text:p>
          </table:table-cell>
          <table:table-cell table:style-name="ce4" office:value-type="string" calcext:value-type="string">
            <text:p>Ile-de-France</text:p>
          </table:table-cell>
          <table:table-cell table:style-name="ce4" office:value-type="string" calcext:value-type="string">
            <text:p>France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charlottemadelon.com/" xlink:type="simple">Charlotte Madelon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Utrecht</text:p>
          </table:table-cell>
          <table:table-cell table:style-name="ce4" office:value-type="string" calcext:value-type="string">
            <text:p>Netherland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chashuentertainment.com/" xlink:type="simple">Chashu Entertainment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Culver City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3">
          <table:table-cell table:style-name="ce4" office:value-type="string" calcext:value-type="string">
            <text:p><text:a xlink:href="http://www.chasing-carrots.com/" xlink:type="simple">Chasing Carrot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tuttgart</text:p>
          </table:table-cell>
          <table:table-cell table:style-name="ce4" office:value-type="string" calcext:value-type="string">
            <text:p>Baden-Wurttemberg</text:p>
          </table:table-cell>
          <table:table-cell table:style-name="ce4" office:value-type="string" calcext:value-type="string">
            <text:p>Germany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chewysoft.com/" xlink:type="simple">Chewy Softwar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Chicago</text:p>
          </table:table-cell>
          <table:table-cell table:style-name="ce4" office:value-type="string" calcext:value-type="string">
            <text:p>Illinois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chibig.com/" xlink:type="simple">Chibig Studio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Valencia</text:p>
          </table:table-cell>
          <table:table-cell table:style-name="ce4" office:value-type="string" calcext:value-type="string">
            <text:p>Spain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chickadeegames.com/" xlink:type="simple">Chickade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Portland</text:p>
          </table:table-cell>
          <table:table-cell table:style-name="ce4" office:value-type="string" calcext:value-type="string">
            <text:p>Maine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chimera-entertainment.de/" xlink:type="simple">Chimera Entertainment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unich</text:p>
          </table:table-cell>
          <table:table-cell table:style-name="ce4" office:value-type="string" calcext:value-type="string">
            <text:p>Bayern</text:p>
          </table:table-cell>
          <table:table-cell table:style-name="ce4" office:value-type="string" calcext:value-type="string">
            <text:p>Germany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totallychoice.com/" xlink:type="simple">Choice Provision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anta Cruz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chopup.me/" xlink:type="simple">Chopup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Lagos</text:p>
          </table:table-cell>
          <table:table-cell table:style-name="ce4" office:value-type="string" calcext:value-type="string">
            <text:p>Nigeri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chroniclogic.com/" xlink:type="simple">Chronic Logic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anta Cruz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chubbypixel.com/" xlink:type="simple">Chubby Pixel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ilan</text:p>
          </table:table-cell>
          <table:table-cell table:style-name="ce4" office:value-type="string" calcext:value-type="string">
            <text:p>Lombardia</text:p>
          </table:table-cell>
          <table:table-cell table:style-name="ce4" office:value-type="string" calcext:value-type="string">
            <text:p>Italy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chucklefish.org/" xlink:type="simple">Chucklefish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London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kinegame.com/" xlink:type="simple">Chump Squad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omerville</text:p>
          </table:table-cell>
          <table:table-cell table:style-name="ce4" office:value-type="string" calcext:value-type="string">
            <text:p>Massachusetts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cinemax.cz/" xlink:type="simple">Cinemax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Prague</text:p>
          </table:table-cell>
          <table:table-cell table:style-name="ce4" office:value-type="string" calcext:value-type="string">
            <text:p>Bohemia</text:p>
          </table:table-cell>
          <table:table-cell table:style-name="ce4" office:value-type="string" calcext:value-type="string">
            <text:p>Czech Republic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cipherprime.com/" xlink:type="simple">Cipher Prime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Philadelphia</text:p>
          </table:table-cell>
          <table:table-cell table:style-name="ce4" office:value-type="string" calcext:value-type="string">
            <text:p>Pennsylva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cipherhex.com/" xlink:type="simple">Cipherhex Technology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urat</text:p>
          </table:table-cell>
          <table:table-cell table:style-name="ce4" office:value-type="string" calcext:value-type="string">
            <text:p>Gujarat</text:p>
          </table:table-cell>
          <table:table-cell table:style-name="ce4" office:value-type="string" calcext:value-type="string">
            <text:p>Indi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circlesquareent.com/" xlink:type="simple">CircleSquare Entertainment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Lisbon</text:p>
          </table:table-cell>
          <table:table-cell table:style-name="ce4" office:value-type="string" calcext:value-type="string">
            <text:p>Portugal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citeremis.com/" xlink:type="simple">Citérémi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herbrooke</text:p>
          </table:table-cell>
          <table:table-cell table:style-name="ce4" office:value-type="string" calcext:value-type="string">
            <text:p>Quebec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citystateentertainment.com/" xlink:type="simple">City State Entertainment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Fairfax</text:p>
          </table:table-cell>
          <table:table-cell table:style-name="ce4" office:value-type="string" calcext:value-type="string">
            <text:p>Virgi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citystateentertainment.com/" xlink:type="simple">City State Entertainment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Kirkland</text:p>
          </table:table-cell>
          <table:table-cell table:style-name="ce4" office:value-type="string" calcext:value-type="string">
            <text:p>Washington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classcompete.com/" xlink:type="simple">Class Compet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omerville</text:p>
          </table:table-cell>
          <table:table-cell table:style-name="ce4" office:value-type="string" calcext:value-type="string">
            <text:p>New Jersey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cleaversoft.com/" xlink:type="simple">Cleaversoft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Philadelphia</text:p>
          </table:table-cell>
          <table:table-cell table:style-name="ce4" office:value-type="string" calcext:value-type="string">
            <text:p>Pennsylva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cleverbeans.co.uk/" xlink:type="simple">Clever Bean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anchester</text:p>
          </table:table-cell>
          <table:table-cell table:style-name="ce4" office:value-type="string" calcext:value-type="string">
            <text:p>Lancashire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clevercg.com/" xlink:type="simple">Clever Crow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Denver</text:p>
          </table:table-cell>
          <table:table-cell table:style-name="ce4" office:value-type="string" calcext:value-type="string">
            <text:p>Colorado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cleverendeavourgames.com/" xlink:type="simple">Clever Endeavour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ontreal</text:p>
          </table:table-cell>
          <table:table-cell table:style-name="ce4" office:value-type="string" calcext:value-type="string">
            <text:p>Quebec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clevermedia.com/" xlink:type="simple">CleverMedia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Denver</text:p>
          </table:table-cell>
          <table:table-cell table:style-name="ce4" office:value-type="string" calcext:value-type="string">
            <text:p>Colorado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clicktoy.com/" xlink:type="simple">Clicktoy Interactiv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Coquitlam</text:p>
          </table:table-cell>
          <table:table-cell table:style-name="ce4" office:value-type="string" calcext:value-type="string">
            <text:p>British Columbia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clifftopgames.com/" xlink:type="simple">Clifftop Game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Stockholm</text:p>
          </table:table-cell>
          <table:table-cell table:style-name="ce4" office:value-type="string" calcext:value-type="string">
            <text:p>Sweden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climaxstudios.com/" xlink:type="simple">Climax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Portsmouth</text:p>
          </table:table-cell>
          <table:table-cell table:style-name="ce4" office:value-type="string" calcext:value-type="string">
            <text:p>Hampshire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clintsiu.com/" xlink:type="simple">Clint Siu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Reno</text:p>
          </table:table-cell>
          <table:table-cell table:style-name="ce4" office:value-type="string" calcext:value-type="string">
            <text:p>Nevad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clockstone.com/WebCMS/sites/DE" xlink:type="simple">Clockstone Studio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Innsbruck</text:p>
          </table:table-cell>
          <table:table-cell table:style-name="ce4" office:value-type="string" calcext:value-type="string">
            <text:p>Tyrol</text:p>
          </table:table-cell>
          <table:table-cell table:style-name="ce4" office:value-type="string" calcext:value-type="string">
            <text:p>Austri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clockworkacorn.com/" xlink:type="simple">Clockwork Acorn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Cape Town</text:p>
          </table:table-cell>
          <table:table-cell table:style-name="ce4" office:value-type="string" calcext:value-type="string">
            <text:p>Western Cape</text:p>
          </table:table-cell>
          <table:table-cell table:style-name="ce4" office:value-type="string" calcext:value-type="string">
            <text:p>South Afric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clockworkelements.com/" xlink:type="simple">Clockwork Element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Parkland</text:p>
          </table:table-cell>
          <table:table-cell table:style-name="ce4" office:value-type="string" calcext:value-type="string">
            <text:p>Florid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vulpinegame.com/" xlink:type="simple">Clockwork Giant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adison</text:p>
          </table:table-cell>
          <table:table-cell table:style-name="ce4" office:value-type="string" calcext:value-type="string">
            <text:p>Wisconsin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cloisters.games/" xlink:type="simple">Cloisters Studio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Taichung City</text:p>
          </table:table-cell>
          <table:table-cell table:number-columns-repeated="2" table:style-name="ce4" office:value-type="string" calcext:value-type="string">
            <text:p>Taiwan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cloudchamberstudios.com/" xlink:type="simple">Cloud Chamber (2K Games)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ontreal</text:p>
          </table:table-cell>
          <table:table-cell table:style-name="ce4" office:value-type="string" calcext:value-type="string">
            <text:p>Quebec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cloudchamberstudios.com/" xlink:type="simple">Cloud Chamber (2K Games)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Novato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cloudkid.com/" xlink:type="simple">CloudKid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righton</text:p>
          </table:table-cell>
          <table:table-cell table:style-name="ce4" office:value-type="string" calcext:value-type="string">
            <text:p>Massachusetts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clutchplaygames.com/" xlink:type="simple">ClutchPlay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Portland</text:p>
          </table:table-cell>
          <table:table-cell table:style-name="ce4" office:value-type="string" calcext:value-type="string">
            <text:p>Oregon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coatsink.com/" xlink:type="simple">Coatsink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underland</text:p>
          </table:table-cell>
          <table:table-cell table:style-name="ce4" office:value-type="string" calcext:value-type="string">
            <text:p>Tyne and Wear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cobramobile.com/" xlink:type="simple">CobraMobil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Dundee</text:p>
          </table:table-cell>
          <table:table-cell table:style-name="ce4" office:value-type="string" calcext:value-type="string">
            <text:p>Angus</text:p>
          </table:table-cell>
          <table:table-cell table:style-name="ce4" office:value-type="string" calcext:value-type="string">
            <text:p>Scotland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cococucumber.co/" xlink:type="simple">Cococucumber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Toronto</text:p>
          </table:table-cell>
          <table:table-cell table:style-name="ce4" office:value-type="string" calcext:value-type="string">
            <text:p>Ontario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coconutislandstudio.com/" xlink:type="simple">Coconut Island Studio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Shanghai</text:p>
          </table:table-cell>
          <table:table-cell table:style-name="ce4" office:value-type="string" calcext:value-type="string">
            <text:p>China</text:p>
          </table:table-cell>
          <table:table-cell table:number-columns-repeated="1019"/>
        </table:table-row>
        <table:table-row table:style-name="ro3">
          <table:table-cell table:style-name="ce4" office:value-type="string" calcext:value-type="string">
            <text:p><text:a xlink:href="http://www.coconutislandstudio.com/" xlink:type="simple">Coconut Island Studio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tuttgart</text:p>
          </table:table-cell>
          <table:table-cell table:style-name="ce4" office:value-type="string" calcext:value-type="string">
            <text:p>Baden-Wurttemberg</text:p>
          </table:table-cell>
          <table:table-cell table:style-name="ce4" office:value-type="string" calcext:value-type="string">
            <text:p>Germany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codecombat.com/" xlink:type="simple">CodeCombat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an Francisco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codeglue.com/" xlink:type="simple">Codeglu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Rotterdam</text:p>
          </table:table-cell>
          <table:table-cell table:style-name="ce4" office:value-type="string" calcext:value-type="string">
            <text:p>Zuid-Holland</text:p>
          </table:table-cell>
          <table:table-cell table:style-name="ce4" office:value-type="string" calcext:value-type="string">
            <text:p>Netherland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codehatch.com/" xlink:type="simple">CodeHatch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Edmonton</text:p>
          </table:table-cell>
          <table:table-cell table:style-name="ce4" office:value-type="string" calcext:value-type="string">
            <text:p>Alberta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codemasters.com/" xlink:type="simple">Codemasters Birmingham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irmingham</text:p>
          </table:table-cell>
          <table:table-cell table:style-name="ce4" office:value-type="string" calcext:value-type="string">
            <text:p>West Midlands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codenameentertainment.com/" xlink:type="simple">Codename Entertainment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Victoria</text:p>
          </table:table-cell>
          <table:table-cell table:style-name="ce4" office:value-type="string" calcext:value-type="string">
            <text:p>British Columbia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codespark.org/" xlink:type="simple">codeSpark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Pasadena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coffeeaddictstudio.com/" xlink:type="simple">Coffee Addict Studio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Ararangua</text:p>
          </table:table-cell>
          <table:table-cell table:style-name="ce4" office:value-type="string" calcext:value-type="string">
            <text:p>Santa Catarina</text:p>
          </table:table-cell>
          <table:table-cell table:style-name="ce4" office:value-type="string" calcext:value-type="string">
            <text:p>Brazil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coffeepoweredmachine.com/" xlink:type="simple">Coffee Powered Machine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Buenos Aires</text:p>
          </table:table-cell>
          <table:table-cell table:style-name="ce4" office:value-type="string" calcext:value-type="string">
            <text:p>Argentin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cohortstudios.com/" xlink:type="simple">Cohort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Dundee</text:p>
          </table:table-cell>
          <table:table-cell table:style-name="ce4" office:value-type="string" calcext:value-type="string">
            <text:p>Angus</text:p>
          </table:table-cell>
          <table:table-cell table:style-name="ce4" office:value-type="string" calcext:value-type="string">
            <text:p>Scot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coldironstudios.com/" xlink:type="simple">Cold Iron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anta Clara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coldricegames.com/" xlink:type="simple">Coldrice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Vancouver</text:p>
          </table:table-cell>
          <table:table-cell table:style-name="ce4" office:value-type="string" calcext:value-type="string">
            <text:p>Washington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coldwild.com/" xlink:type="simple">ColdWild Game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Riga</text:p>
          </table:table-cell>
          <table:table-cell table:style-name="ce4" office:value-type="string" calcext:value-type="string">
            <text:p>Latvi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coldwood.com/" xlink:type="simple">Coldwood Interactiv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Umea</text:p>
          </table:table-cell>
          <table:table-cell table:style-name="ce4" office:value-type="string" calcext:value-type="string">
            <text:p>Norrland</text:p>
          </table:table-cell>
          <table:table-cell table:style-name="ce4" office:value-type="string" calcext:value-type="string">
            <text:p>Sweden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collisionstudios.com/" xlink:type="simple">Collision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New York City</text:p>
          </table:table-cell>
          <table:table-cell table:style-name="ce4" office:value-type="string" calcext:value-type="string">
            <text:p>New York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collisionstudios.com/" xlink:type="simple">Collision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Venice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colopl.co.jp/" xlink:type="simple">COLOPL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Tokyo</text:p>
          </table:table-cell>
          <table:table-cell table:style-name="ce4" office:value-type="string" calcext:value-type="string">
            <text:p>Japan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colorbloks.com/" xlink:type="simple">Colorblok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Saint Gallen</text:p>
          </table:table-cell>
          <table:table-cell table:style-name="ce4" office:value-type="string" calcext:value-type="string">
            <text:p>Switzerland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colorspacestudio.com/" xlink:type="simple">Colorspace Studio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ontreal</text:p>
          </table:table-cell>
          <table:table-cell table:style-name="ce4" office:value-type="string" calcext:value-type="string">
            <text:p>Quebec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colossalorder.fi/" xlink:type="simple">Colossal Order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Tampere</text:p>
          </table:table-cell>
          <table:table-cell table:style-name="ce4" office:value-type="string" calcext:value-type="string">
            <text:p>Tavastia</text:p>
          </table:table-cell>
          <table:table-cell table:style-name="ce4" office:value-type="string" calcext:value-type="string">
            <text:p>Finland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comcept.co.jp/en/" xlink:type="simple">Comcept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Osaka</text:p>
          </table:table-cell>
          <table:table-cell table:style-name="ce4" office:value-type="string" calcext:value-type="string">
            <text:p>Japan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comcept.co.jp/en/" xlink:type="simple">Comcept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Tokyo</text:p>
          </table:table-cell>
          <table:table-cell table:style-name="ce4" office:value-type="string" calcext:value-type="string">
            <text:p>Japan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commonvisual.net/" xlink:type="simple">Common Visual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3" table:style-name="ce4" office:value-type="string" calcext:value-type="string">
            <text:p>Singapore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complexgames.com/" xlink:type="simple">Complex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Winnipeg</text:p>
          </table:table-cell>
          <table:table-cell table:style-name="ce4" office:value-type="string" calcext:value-type="string">
            <text:p>Manitoba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compulsiongames.com/" xlink:type="simple">Compulsion Games (Microsoft)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ontreal</text:p>
          </table:table-cell>
          <table:table-cell table:style-name="ce4" office:value-type="string" calcext:value-type="string">
            <text:p>Quebec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conatuscreative.com/" xlink:type="simple">Conatus Creativ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Ottawa</text:p>
          </table:table-cell>
          <table:table-cell table:style-name="ce4" office:value-type="string" calcext:value-type="string">
            <text:p>Ontario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conceptlicious.nl/" xlink:type="simple">Conceptliciou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Enschede</text:p>
          </table:table-cell>
          <table:table-cell table:style-name="ce4" office:value-type="string" calcext:value-type="string">
            <text:p>Overijssel</text:p>
          </table:table-cell>
          <table:table-cell table:style-name="ce4" office:value-type="string" calcext:value-type="string">
            <text:p>Netherland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stardewvalley.net/" xlink:type="simple">ConcernedAp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eattle</text:p>
          </table:table-cell>
          <table:table-cell table:style-name="ce4" office:value-type="string" calcext:value-type="string">
            <text:p>Washington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confettigames.com/" xlink:type="simple">Confetti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Encinitas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controlzee.com/" xlink:type="simple">ControlZe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Reykjavík</text:p>
          </table:table-cell>
          <table:table-cell table:style-name="ce4" office:value-type="string" calcext:value-type="string">
            <text:p>Reykjavik</text:p>
          </table:table-cell>
          <table:table-cell table:style-name="ce4" office:value-type="string" calcext:value-type="string">
            <text:p>Iceland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convictgames.com/" xlink:type="simple">Convict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elbourne</text:p>
          </table:table-cell>
          <table:table-cell table:style-name="ce4" office:value-type="string" calcext:value-type="string">
            <text:p>Victoria</text:p>
          </table:table-cell>
          <table:table-cell table:style-name="ce4" office:value-type="string" calcext:value-type="string">
            <text:p>Australi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convoy-games.com/" xlink:type="simple">Convoy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Leeuwarden</text:p>
          </table:table-cell>
          <table:table-cell table:style-name="ce4" office:value-type="string" calcext:value-type="string">
            <text:p>Friesland</text:p>
          </table:table-cell>
          <table:table-cell table:style-name="ce4" office:value-type="string" calcext:value-type="string">
            <text:p>Netherland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coolgames.com/" xlink:type="simple">Cool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Amsterdam</text:p>
          </table:table-cell>
          <table:table-cell table:style-name="ce4" office:value-type="string" calcext:value-type="string">
            <text:p>Noord-Holland</text:p>
          </table:table-cell>
          <table:table-cell table:style-name="ce4" office:value-type="string" calcext:value-type="string">
            <text:p>Netherland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corbomitegames.com/" xlink:type="simple">Corbomite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Tel Aviv</text:p>
          </table:table-cell>
          <table:table-cell table:style-name="ce4" office:value-type="string" calcext:value-type="string">
            <text:p>Gush Dan</text:p>
          </table:table-cell>
          <table:table-cell table:style-name="ce4" office:value-type="string" calcext:value-type="string">
            <text:p>Israel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cornbilt.com/" xlink:type="simple">Cornbilt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ountain View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cosmicforces.com/" xlink:type="simple">Cosmic Forc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Los Angeles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cosmod.net/" xlink:type="simple">Cosmo D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rooklyn</text:p>
          </table:table-cell>
          <table:table-cell table:style-name="ce4" office:value-type="string" calcext:value-type="string">
            <text:p>New York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cosmogonia.mx/" xlink:type="simple">Cosmogonia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Guadalajara</text:p>
          </table:table-cell>
          <table:table-cell table:style-name="ce4" office:value-type="string" calcext:value-type="string">
            <text:p>Jalisco</text:p>
          </table:table-cell>
          <table:table-cell table:style-name="ce4" office:value-type="string" calcext:value-type="string">
            <text:p>Mexico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cosmografik.fr/" xlink:type="simple">Cosmografik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Paris</text:p>
          </table:table-cell>
          <table:table-cell table:style-name="ce4" office:value-type="string" calcext:value-type="string">
            <text:p>Ile-de-France</text:p>
          </table:table-cell>
          <table:table-cell table:style-name="ce4" office:value-type="string" calcext:value-type="string">
            <text:p>France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cosmonautstudios.co.uk/" xlink:type="simple">Cosmonaut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Liverpool</text:p>
          </table:table-cell>
          <table:table-cell table:style-name="ce4" office:value-type="string" calcext:value-type="string">
            <text:p>Merseyside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3">
          <table:table-cell table:style-name="ce4" office:value-type="string" calcext:value-type="string">
            <text:p><text:a xlink:href="http://www.couchgamecrafters.com/" xlink:type="simple">Couch Game Crafter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Lille</text:p>
          </table:table-cell>
          <table:table-cell table:style-name="ce4" office:value-type="string" calcext:value-type="string">
            <text:p>Nord-Pas-de-Calais-Picardie</text:p>
          </table:table-cell>
          <table:table-cell table:style-name="ce4" office:value-type="string" calcext:value-type="string">
            <text:p>France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duelyst.com/" xlink:type="simple">Counterplay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an Francisco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crackedghostgames.com/" xlink:type="simple">CrackedGhost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Jay</text:p>
          </table:table-cell>
          <table:table-cell table:style-name="ce4" office:value-type="string" calcext:value-type="string">
            <text:p>Maine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craftystudios.com/" xlink:type="simple">Crafty Studios Game Development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Pöttsching</text:p>
          </table:table-cell>
          <table:table-cell table:style-name="ce4" office:value-type="string" calcext:value-type="string">
            <text:p>Burgenland</text:p>
          </table:table-cell>
          <table:table-cell table:style-name="ce4" office:value-type="string" calcext:value-type="string">
            <text:p>Austri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craneballs.com/" xlink:type="simple">Craneballs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Ostrava</text:p>
          </table:table-cell>
          <table:table-cell table:style-name="ce4" office:value-type="string" calcext:value-type="string">
            <text:p>Silesia</text:p>
          </table:table-cell>
          <table:table-cell table:style-name="ce4" office:value-type="string" calcext:value-type="string">
            <text:p>Czech Republic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irontides.com/" xlink:type="simple">Crash Wave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urnaby</text:p>
          </table:table-cell>
          <table:table-cell table:style-name="ce4" office:value-type="string" calcext:value-type="string">
            <text:p>British Columbia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irontides.com/" xlink:type="simple">Crash Wave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Vancouver</text:p>
          </table:table-cell>
          <table:table-cell table:style-name="ce4" office:value-type="string" calcext:value-type="string">
            <text:p>British Columbia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crateentertainment.com/" xlink:type="simple">Crate Entertainment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oston</text:p>
          </table:table-cell>
          <table:table-cell table:style-name="ce4" office:value-type="string" calcext:value-type="string">
            <text:p>Massachusetts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crazycricket.com/" xlink:type="simple">Crazy Cricket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an Antonio</text:p>
          </table:table-cell>
          <table:table-cell table:style-name="ce4" office:value-type="string" calcext:value-type="string">
            <text:p>Texas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crazymonkeystudios.com/" xlink:type="simple">Crazy Monkey Studio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Kontich</text:p>
          </table:table-cell>
          <table:table-cell table:style-name="ce4" office:value-type="string" calcext:value-type="string">
            <text:p>Belgium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creability.co/" xlink:type="simple">Creability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Dubai</text:p>
          </table:table-cell>
          <table:table-cell table:style-name="ce4" office:value-type="string" calcext:value-type="string">
            <text:p>United Arab Emir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creacle.com/" xlink:type="simple">Creacle Game Studio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Yogyakarta</text:p>
          </table:table-cell>
          <table:table-cell table:style-name="ce4" office:value-type="string" calcext:value-type="string">
            <text:p>Indonesi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creatstudio.com/" xlink:type="simple">Creat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Canton</text:p>
          </table:table-cell>
          <table:table-cell table:style-name="ce4" office:value-type="string" calcext:value-type="string">
            <text:p>Massachusetts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3">
          <table:table-cell table:style-name="ce4" office:value-type="string" calcext:value-type="string">
            <text:p><text:a xlink:href="http://www.creatstudio.com/" xlink:type="simple">Creat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aint Petersburg</text:p>
          </table:table-cell>
          <table:table-cell table:style-name="ce4" office:value-type="string" calcext:value-type="string">
            <text:p>Northwestern Federal District</text:p>
          </table:table-cell>
          <table:table-cell table:style-name="ce4" office:value-type="string" calcext:value-type="string">
            <text:p>Russi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creative-assembly.co.uk/" xlink:type="simple">Creative Assembly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Horsham</text:p>
          </table:table-cell>
          <table:table-cell table:style-name="ce4" office:value-type="string" calcext:value-type="string">
            <text:p>West Sussex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creative-assembly.co.uk/" xlink:type="simple">Creative Assembly Sofia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Sofia</text:p>
          </table:table-cell>
          <table:table-cell table:style-name="ce4" office:value-type="string" calcext:value-type="string">
            <text:p>Bulgari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creativeforge.pl/" xlink:type="simple">Creative Forge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Warsaw</text:p>
          </table:table-cell>
          <table:table-cell table:style-name="ce4" office:value-type="string" calcext:value-type="string">
            <text:p>Masovian</text:p>
          </table:table-cell>
          <table:table-cell table:style-name="ce4" office:value-type="string" calcext:value-type="string">
            <text:p>Po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creativekingdoms.com/" xlink:type="simple">Creative Kingdom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adison</text:p>
          </table:table-cell>
          <table:table-cell table:style-name="ce4" office:value-type="string" calcext:value-type="string">
            <text:p>Wisconsin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creativeforge.pl/" xlink:type="simple">CreativeForge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Warsaw</text:p>
          </table:table-cell>
          <table:table-cell table:style-name="ce4" office:value-type="string" calcext:value-type="string">
            <text:p>Masovian</text:p>
          </table:table-cell>
          <table:table-cell table:style-name="ce4" office:value-type="string" calcext:value-type="string">
            <text:p>Poland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creature-factory.com/" xlink:type="simple">Creature Factory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Bremen</text:p>
          </table:table-cell>
          <table:table-cell table:style-name="ce4" office:value-type="string" calcext:value-type="string">
            <text:p>Germany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crema.gg/" xlink:type="simple">Crema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Madrid</text:p>
          </table:table-cell>
          <table:table-cell table:style-name="ce4" office:value-type="string" calcext:value-type="string">
            <text:p>Spain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creoteam.com/" xlink:type="simple">Creoteam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Kiev</text:p>
          </table:table-cell>
          <table:table-cell table:style-name="ce4" office:value-type="string" calcext:value-type="string">
            <text:p>Ukraine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crescentmoongames.com/" xlink:type="simple">Crescent Moon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cotia</text:p>
          </table:table-cell>
          <table:table-cell table:style-name="ce4" office:value-type="string" calcext:value-type="string">
            <text:p>New York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criteriongames.com/" xlink:type="simple">Criterion Games (Electronic Arts)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Guildford</text:p>
          </table:table-cell>
          <table:table-cell table:style-name="ce4" office:value-type="string" calcext:value-type="string">
            <text:p>Surrey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critical-bit.com/" xlink:type="simple">Critical Bit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Leeuwarden</text:p>
          </table:table-cell>
          <table:table-cell table:style-name="ce4" office:value-type="string" calcext:value-type="string">
            <text:p>Friesland</text:p>
          </table:table-cell>
          <table:table-cell table:style-name="ce4" office:value-type="string" calcext:value-type="string">
            <text:p>Netherland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criticalcharm.com/" xlink:type="simple">Critical Charm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Helsinki</text:p>
          </table:table-cell>
          <table:table-cell table:style-name="ce4" office:value-type="string" calcext:value-type="string">
            <text:p>Fin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crosscutgames.com/" xlink:type="simple">Crosscut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Indianapolis</text:p>
          </table:table-cell>
          <table:table-cell table:style-name="ce4" office:value-type="string" calcext:value-type="string">
            <text:p>Indian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croteam.com/" xlink:type="simple">Croteam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Zagreb</text:p>
          </table:table-cell>
          <table:table-cell table:style-name="ce4" office:value-type="string" calcext:value-type="string">
            <text:p>Croati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crownadam.com/" xlink:type="simple">Crown Adam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chmerikon</text:p>
          </table:table-cell>
          <table:table-cell table:style-name="ce4" office:value-type="string" calcext:value-type="string">
            <text:p>Saint Gallen</text:p>
          </table:table-cell>
          <table:table-cell table:style-name="ce4" office:value-type="string" calcext:value-type="string">
            <text:p>Switzer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crowscrowscrows.com/" xlink:type="simple">Crows Crows Crow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Leeds</text:p>
          </table:table-cell>
          <table:table-cell table:style-name="ce4" office:value-type="string" calcext:value-type="string">
            <text:p>West Yorkshire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crunchingkoalas.com/" xlink:type="simple">Crunching Koala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Warsaw</text:p>
          </table:table-cell>
          <table:table-cell table:style-name="ce4" office:value-type="string" calcext:value-type="string">
            <text:p>Masovian</text:p>
          </table:table-cell>
          <table:table-cell table:style-name="ce4" office:value-type="string" calcext:value-type="string">
            <text:p>Po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crypticsea.com/" xlink:type="simple">Cryptic Sea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anta Cruz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cryptydgames.com/" xlink:type="simple">Cryptyd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Newton</text:p>
          </table:table-cell>
          <table:table-cell table:style-name="ce4" office:value-type="string" calcext:value-type="string">
            <text:p>Massachusetts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crystald.com/" xlink:type="simple">Crystal Dynamic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enlo Park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crystald.com/" xlink:type="simple">Crystal Northwest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ellevue</text:p>
          </table:table-cell>
          <table:table-cell table:style-name="ce4" office:value-type="string" calcext:value-type="string">
            <text:p>Washington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crytek.com/" xlink:type="simple">Crytek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Frankfurt am Main</text:p>
          </table:table-cell>
          <table:table-cell table:style-name="ce4" office:value-type="string" calcext:value-type="string">
            <text:p>Hesse</text:p>
          </table:table-cell>
          <table:table-cell table:style-name="ce4" office:value-type="string" calcext:value-type="string">
            <text:p>Germany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crytek.com/" xlink:type="simple">Crytek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Istanbul</text:p>
          </table:table-cell>
          <table:table-cell table:style-name="ce4" office:value-type="string" calcext:value-type="string">
            <text:p>Turkey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crytek.com/" xlink:type="simple">Crytek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Kiev</text:p>
          </table:table-cell>
          <table:table-cell table:style-name="ce4" office:value-type="string" calcext:value-type="string">
            <text:p>Ukraine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crytivogames.com/" xlink:type="simple">Crytivo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an Diego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csharks.com/" xlink:type="simple">Csharks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Ernakulam</text:p>
          </table:table-cell>
          <table:table-cell table:style-name="ce4" office:value-type="string" calcext:value-type="string">
            <text:p>Kerala</text:p>
          </table:table-cell>
          <table:table-cell table:style-name="ce4" office:value-type="string" calcext:value-type="string">
            <text:p>India</text:p>
          </table:table-cell>
          <table:table-cell table:number-columns-repeated="1019"/>
        </table:table-row>
        <table:table-row table:style-name="ro3">
          <table:table-cell table:style-name="ce4" office:value-type="string" calcext:value-type="string">
            <text:p><text:a xlink:href="http://www.stellar-overload.com/" xlink:type="simple">Cubical Drift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Cannes</text:p>
          </table:table-cell>
          <table:table-cell table:style-name="ce4" office:value-type="string" calcext:value-type="string">
            <text:p>Provence-Alpes-Cote d'Azur</text:p>
          </table:table-cell>
          <table:table-cell table:style-name="ce4" office:value-type="string" calcext:value-type="string">
            <text:p>France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stygianthegame.com/" xlink:type="simple">Cultic Game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Istanbul</text:p>
          </table:table-cell>
          <table:table-cell table:style-name="ce4" office:value-type="string" calcext:value-type="string">
            <text:p>Turkey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wearechicagogame.com/" xlink:type="simple">Culture Shock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Chicago</text:p>
          </table:table-cell>
          <table:table-cell table:style-name="ce4" office:value-type="string" calcext:value-type="string">
            <text:p>Illinois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cupboardgames.com/" xlink:type="simple">Cupboard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elfast</text:p>
          </table:table-cell>
          <table:table-cell table:style-name="ce4" office:value-type="string" calcext:value-type="string">
            <text:p>County Antrim</text:p>
          </table:table-cell>
          <table:table-cell table:style-name="ce4" office:value-type="string" calcext:value-type="string">
            <text:p>Northern Ire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curiobot.com/" xlink:type="simple">Curiobot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Vancouver</text:p>
          </table:table-cell>
          <table:table-cell table:style-name="ce4" office:value-type="string" calcext:value-type="string">
            <text:p>British Columbia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curve-studios.com/" xlink:type="simple">Curve Studio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London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cyan.com/" xlink:type="simple">Cyan World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pokane</text:p>
          </table:table-cell>
          <table:table-cell table:style-name="ce4" office:value-type="string" calcext:value-type="string">
            <text:p>Washington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cyanide-studio.com/" xlink:type="simple">Cyanide Studio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ontreal</text:p>
          </table:table-cell>
          <table:table-cell table:style-name="ce4" office:value-type="string" calcext:value-type="string">
            <text:p>Quebec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cyanide-studio.com/" xlink:type="simple">Cyanide Studio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Nanterre</text:p>
          </table:table-cell>
          <table:table-cell table:style-name="ce4" office:value-type="string" calcext:value-type="string">
            <text:p>Ile-de-France</text:p>
          </table:table-cell>
          <table:table-cell table:style-name="ce4" office:value-type="string" calcext:value-type="string">
            <text:p>France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cybercoconut.com/" xlink:type="simple">Cyber Coconut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ilan</text:p>
          </table:table-cell>
          <table:table-cell table:style-name="ce4" office:value-type="string" calcext:value-type="string">
            <text:p>Lombardia</text:p>
          </table:table-cell>
          <table:table-cell table:style-name="ce4" office:value-type="string" calcext:value-type="string">
            <text:p>Italy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cc2.co.jp/" xlink:type="simple">CyberConnect2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Fukuoka</text:p>
          </table:table-cell>
          <table:table-cell table:style-name="ce4" office:value-type="string" calcext:value-type="string">
            <text:p>Japan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cyberconnect2.ca/" xlink:type="simple">CyberConnect2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ontreal</text:p>
          </table:table-cell>
          <table:table-cell table:style-name="ce4" office:value-type="string" calcext:value-type="string">
            <text:p>Quebec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cc2.co.jp/" xlink:type="simple">CyberConnect2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Tokyo</text:p>
          </table:table-cell>
          <table:table-cell table:style-name="ce4" office:value-type="string" calcext:value-type="string">
            <text:p>Japan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cypronia.com/" xlink:type="simple">Cypronia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ichalovce</text:p>
          </table:table-cell>
          <table:table-cell table:style-name="ce4" office:value-type="string" calcext:value-type="string">
            <text:p>Kosicky kraj</text:p>
          </table:table-cell>
          <table:table-cell table:style-name="ce4" office:value-type="string" calcext:value-type="string">
            <text:p>Slovaki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unbeatablegame.com/" xlink:type="simple">D-Cell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Fairfax</text:p>
          </table:table-cell>
          <table:table-cell table:style-name="ce4" office:value-type="string" calcext:value-type="string">
            <text:p>Virgi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dpadstudio.com/" xlink:type="simple">D-Pad Studio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ergen</text:p>
          </table:table-cell>
          <table:table-cell table:style-name="ce4" office:value-type="string" calcext:value-type="string">
            <text:p>Hordaland</text:p>
          </table:table-cell>
          <table:table-cell table:style-name="ce4" office:value-type="string" calcext:value-type="string">
            <text:p>Norway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davekki.com/" xlink:type="simple">D'Avekki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Gorefield</text:p>
          </table:table-cell>
          <table:table-cell table:style-name="ce4" office:value-type="string" calcext:value-type="string">
            <text:p>Cambridgeshire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dabsterent.com/" xlink:type="simple">Dabster Entertainment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Jacksonville</text:p>
          </table:table-cell>
          <table:table-cell table:style-name="ce4" office:value-type="string" calcext:value-type="string">
            <text:p>Florid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daestudios.be/" xlink:type="simple">DAE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Kortrijk</text:p>
          </table:table-cell>
          <table:table-cell table:style-name="ce4" office:value-type="string" calcext:value-type="string">
            <text:p>West Flanders</text:p>
          </table:table-cell>
          <table:table-cell table:style-name="ce4" office:value-type="string" calcext:value-type="string">
            <text:p>Belgium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dailymagicgames.com/" xlink:type="simple">Daily Magic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eattle</text:p>
          </table:table-cell>
          <table:table-cell table:style-name="ce4" office:value-type="string" calcext:value-type="string">
            <text:p>Washington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dailymagic.info/" xlink:type="simple">Daily Magic Production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Kaliningrad</text:p>
          </table:table-cell>
          <table:table-cell table:style-name="ce4" office:value-type="string" calcext:value-type="string">
            <text:p>Russi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dailymagic.info/" xlink:type="simple">Daily Magic Production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eattle</text:p>
          </table:table-cell>
          <table:table-cell table:style-name="ce4" office:value-type="string" calcext:value-type="string">
            <text:p>Washington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dakkodakko.com/" xlink:type="simple">dakko dakko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Cardiff</text:p>
          </table:table-cell>
          <table:table-cell table:style-name="ce4" office:value-type="string" calcext:value-type="string">
            <text:p>South Wales</text:p>
          </table:table-cell>
          <table:table-cell table:style-name="ce4" office:value-type="string" calcext:value-type="string">
            <text:p>Wal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deepsilver.com/" xlink:type="simple">Dambuster Studios (Deep Silver)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Nottingham</text:p>
          </table:table-cell>
          <table:table-cell table:style-name="ce4" office:value-type="string" calcext:value-type="string">
            <text:p>Nottinghamshire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danfornace.com/" xlink:type="simple">Dan Fornac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eattle</text:p>
          </table:table-cell>
          <table:table-cell table:style-name="ce4" office:value-type="string" calcext:value-type="string">
            <text:p>Washington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riseofindustry.com/" xlink:type="simple">Dapper Penguin Studio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Madrid</text:p>
          </table:table-cell>
          <table:table-cell table:style-name="ce4" office:value-type="string" calcext:value-type="string">
            <text:p>Spain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darewise.com/" xlink:type="simple">Darewise Entertainment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everly Hills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darewise.com/" xlink:type="simple">Darewise Entertainment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Paris</text:p>
          </table:table-cell>
          <table:table-cell table:style-name="ce4" office:value-type="string" calcext:value-type="string">
            <text:p>Ile-de-France</text:p>
          </table:table-cell>
          <table:table-cell table:style-name="ce4" office:value-type="string" calcext:value-type="string">
            <text:p>France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dark-1.com/" xlink:type="simple">Dark-1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Skopje</text:p>
          </table:table-cell>
          <table:table-cell table:style-name="ce4" office:value-type="string" calcext:value-type="string">
            <text:p>Macedoni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darklingroom.co.uk/" xlink:type="simple">Darkling Room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Truro</text:p>
          </table:table-cell>
          <table:table-cell table:style-name="ce4" office:value-type="string" calcext:value-type="string">
            <text:p>Cornwall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darkscreengames.com/" xlink:type="simple">DarkScreen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ulhouse</text:p>
          </table:table-cell>
          <table:table-cell table:style-name="ce4" office:value-type="string" calcext:value-type="string">
            <text:p>Haut-Rhin</text:p>
          </table:table-cell>
          <table:table-cell table:style-name="ce4" office:value-type="string" calcext:value-type="string">
            <text:p>France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darkwindmedia.com/" xlink:type="simple">Darkwind Media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Rochester</text:p>
          </table:table-cell>
          <table:table-cell table:style-name="ce4" office:value-type="string" calcext:value-type="string">
            <text:p>New York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datarealms.com/" xlink:type="simple">Data Realm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Phoenix</text:p>
          </table:table-cell>
          <table:table-cell table:style-name="ce4" office:value-type="string" calcext:value-type="string">
            <text:p>Arizon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daysofwonder.com/" xlink:type="simple">Days of Wonder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Los Altos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daysofwonder.com/" xlink:type="simple">Days of Wonder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Paris</text:p>
          </table:table-cell>
          <table:table-cell table:style-name="ce4" office:value-type="string" calcext:value-type="string">
            <text:p>Ile-de-France</text:p>
          </table:table-cell>
          <table:table-cell table:style-name="ce4" office:value-type="string" calcext:value-type="string">
            <text:p>France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deadmage.com/" xlink:type="simple">Dead Mag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Austin</text:p>
          </table:table-cell>
          <table:table-cell table:style-name="ce4" office:value-type="string" calcext:value-type="string">
            <text:p>Texas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deadpixel.co/" xlink:type="simple">Deadpixel.co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New York City</text:p>
          </table:table-cell>
          <table:table-cell table:style-name="ce4" office:value-type="string" calcext:value-type="string">
            <text:p>New York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deadtoast.com/" xlink:type="simple">DeadToast Entertainment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almo</text:p>
          </table:table-cell>
          <table:table-cell table:style-name="ce4" office:value-type="string" calcext:value-type="string">
            <text:p>Scania</text:p>
          </table:table-cell>
          <table:table-cell table:style-name="ce4" office:value-type="string" calcext:value-type="string">
            <text:p>Sweden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deck13.com/" xlink:type="simple">Deck 13 Interactiv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Frankfurt am Main</text:p>
          </table:table-cell>
          <table:table-cell table:style-name="ce4" office:value-type="string" calcext:value-type="string">
            <text:p>Hesse</text:p>
          </table:table-cell>
          <table:table-cell table:style-name="ce4" office:value-type="string" calcext:value-type="string">
            <text:p>Germany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deck13.com/" xlink:type="simple">Deck 13 Interactiv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Hamburg</text:p>
          </table:table-cell>
          <table:table-cell table:style-name="ce4" office:value-type="string" calcext:value-type="string">
            <text:p>Hesse</text:p>
          </table:table-cell>
          <table:table-cell table:style-name="ce4" office:value-type="string" calcext:value-type="string">
            <text:p>Germany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deckninegames.com/" xlink:type="simple">Deck Nine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oulder</text:p>
          </table:table-cell>
          <table:table-cell table:style-name="ce4" office:value-type="string" calcext:value-type="string">
            <text:p>Colorado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deck13.de/" xlink:type="simple">Deck13 Interactiv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Frankfurt am Main</text:p>
          </table:table-cell>
          <table:table-cell table:style-name="ce4" office:value-type="string" calcext:value-type="string">
            <text:p>Hesse</text:p>
          </table:table-cell>
          <table:table-cell table:style-name="ce4" office:value-type="string" calcext:value-type="string">
            <text:p>Germany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deconstructeam.com/" xlink:type="simple">Deconstructeam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Valencia</text:p>
          </table:table-cell>
          <table:table-cell table:style-name="ce4" office:value-type="string" calcext:value-type="string">
            <text:p>Spain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thedeependgames.com/" xlink:type="simple">Deep End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oston</text:p>
          </table:table-cell>
          <table:table-cell table:style-name="ce4" office:value-type="string" calcext:value-type="string">
            <text:p>Massachusetts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3">
          <table:table-cell table:style-name="ce4" office:value-type="string" calcext:value-type="string">
            <text:p><text:a xlink:href="http://www.dsfishlabs.com/" xlink:type="simple">Deep Silver FISHLAB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Hamburg</text:p>
          </table:table-cell>
          <table:table-cell table:style-name="ce4" office:value-type="string" calcext:value-type="string">
            <text:p>Metropolregion Hamburg</text:p>
          </table:table-cell>
          <table:table-cell table:style-name="ce4" office:value-type="string" calcext:value-type="string">
            <text:p>Germany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defiantdev.com/" xlink:type="simple">Defiant Development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risbane</text:p>
          </table:table-cell>
          <table:table-cell table:style-name="ce4" office:value-type="string" calcext:value-type="string">
            <text:p>Queensland</text:p>
          </table:table-cell>
          <table:table-cell table:style-name="ce4" office:value-type="string" calcext:value-type="string">
            <text:p>Australi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defiant.nyc/" xlink:type="simple">Defiant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New York City</text:p>
          </table:table-cell>
          <table:table-cell table:style-name="ce4" office:value-type="string" calcext:value-type="string">
            <text:p>New York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degicagames.com/" xlink:type="simple">Degica Game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Tokyo</text:p>
          </table:table-cell>
          <table:table-cell table:style-name="ce4" office:value-type="string" calcext:value-type="string">
            <text:p>Japan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degoma.games/" xlink:type="simple">Degoma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Amsterdam</text:p>
          </table:table-cell>
          <table:table-cell table:style-name="ce4" office:value-type="string" calcext:value-type="string">
            <text:p>Noord-Holland</text:p>
          </table:table-cell>
          <table:table-cell table:style-name="ce4" office:value-type="string" calcext:value-type="string">
            <text:p>Netherland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dejobaan.com/" xlink:type="simple">Dejobaan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Watertown</text:p>
          </table:table-cell>
          <table:table-cell table:style-name="ce4" office:value-type="string" calcext:value-type="string">
            <text:p>Massachusetts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demiurgestudios.com/" xlink:type="simple">Demiurge Studios (Sega Networks)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Cambridge</text:p>
          </table:table-cell>
          <table:table-cell table:style-name="ce4" office:value-type="string" calcext:value-type="string">
            <text:p>Massachusetts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antichamber-game.com/" xlink:type="simple">Demruth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elbourne</text:p>
          </table:table-cell>
          <table:table-cell table:style-name="ce4" office:value-type="string" calcext:value-type="string">
            <text:p>Victoria</text:p>
          </table:table-cell>
          <table:table-cell table:style-name="ce4" office:value-type="string" calcext:value-type="string">
            <text:p>Australi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denki.co.uk/" xlink:type="simple">Denki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Dundee</text:p>
          </table:table-cell>
          <table:table-cell table:style-name="ce4" office:value-type="string" calcext:value-type="string">
            <text:p>Angus</text:p>
          </table:table-cell>
          <table:table-cell table:style-name="ce4" office:value-type="string" calcext:value-type="string">
            <text:p>Scotland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dennaton.com/" xlink:type="simple">Dennaton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Gothenburg</text:p>
          </table:table-cell>
          <table:table-cell table:style-name="ce4" office:value-type="string" calcext:value-type="string">
            <text:p>Gotaland</text:p>
          </table:table-cell>
          <table:table-cell table:style-name="ce4" office:value-type="string" calcext:value-type="string">
            <text:p>Sweden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descendentstudios.com/" xlink:type="simple">Descendant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Austin</text:p>
          </table:table-cell>
          <table:table-cell table:style-name="ce4" office:value-type="string" calcext:value-type="string">
            <text:p>Texas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designworksgaming.com/" xlink:type="simple">Design Works Gaming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cottsdale</text:p>
          </table:table-cell>
          <table:table-cell table:style-name="ce4" office:value-type="string" calcext:value-type="string">
            <text:p>Arizon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deskdragons.com/" xlink:type="simple">Desk Dragon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anchester</text:p>
          </table:table-cell>
          <table:table-cell table:style-name="ce4" office:value-type="string" calcext:value-type="string">
            <text:p>Lancashire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deskworks.jp/" xlink:type="simple">Desk Work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Osaka</text:p>
          </table:table-cell>
          <table:table-cell table:style-name="ce4" office:value-type="string" calcext:value-type="string">
            <text:p>Japan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destineerstudios.com/" xlink:type="simple">Destineer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Plymouth</text:p>
          </table:table-cell>
          <table:table-cell table:style-name="ce4" office:value-type="string" calcext:value-type="string">
            <text:p>Minnesot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detalion.com/" xlink:type="simple">Detalion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Rzeszow</text:p>
          </table:table-cell>
          <table:table-cell table:style-name="ce4" office:value-type="string" calcext:value-type="string">
            <text:p>Subcarpathia</text:p>
          </table:table-cell>
          <table:table-cell table:style-name="ce4" office:value-type="string" calcext:value-type="string">
            <text:p>Poland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devana.rs/" xlink:type="simple">DEVANA Technologie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Belgrade</text:p>
          </table:table-cell>
          <table:table-cell table:style-name="ce4" office:value-type="string" calcext:value-type="string">
            <text:p>Serbi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devilishgames.com/" xlink:type="simple">Devilish Game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Alicante</text:p>
          </table:table-cell>
          <table:table-cell table:style-name="ce4" office:value-type="string" calcext:value-type="string">
            <text:p>Spain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devm-games.com/" xlink:type="simple">Devm-Game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Stockholm</text:p>
          </table:table-cell>
          <table:table-cell table:style-name="ce4" office:value-type="string" calcext:value-type="string">
            <text:p>Sweden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dhruva.com/" xlink:type="simple">Dhruva Interactiv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angalore</text:p>
          </table:table-cell>
          <table:table-cell table:style-name="ce4" office:value-type="string" calcext:value-type="string">
            <text:p>Karnataka</text:p>
          </table:table-cell>
          <table:table-cell table:style-name="ce4" office:value-type="string" calcext:value-type="string">
            <text:p>Indi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dice.se/" xlink:type="simple">DICE Stockholm (Electronic Arts)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Stockholm</text:p>
          </table:table-cell>
          <table:table-cell table:style-name="ce4" office:value-type="string" calcext:value-type="string">
            <text:p>Sweden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gutefabrik.com/" xlink:type="simple">Die Gute Fabrik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Copenhagen</text:p>
          </table:table-cell>
          <table:table-cell table:style-name="ce4" office:value-type="string" calcext:value-type="string">
            <text:p>Oresund</text:p>
          </table:table-cell>
          <table:table-cell table:style-name="ce4" office:value-type="string" calcext:value-type="string">
            <text:p>Denmark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wanderlust.voyage/" xlink:type="simple">Different Tal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Warsaw</text:p>
          </table:table-cell>
          <table:table-cell table:style-name="ce4" office:value-type="string" calcext:value-type="string">
            <text:p>Masovian</text:p>
          </table:table-cell>
          <table:table-cell table:style-name="ce4" office:value-type="string" calcext:value-type="string">
            <text:p>Po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dig-itgames.com/" xlink:type="simple">Dig-It!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ethesda</text:p>
          </table:table-cell>
          <table:table-cell table:style-name="ce4" office:value-type="string" calcext:value-type="string">
            <text:p>Maryland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digiment.co.uk/" xlink:type="simple">Digiment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London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digiment.co.uk/" xlink:type="simple">Digiment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Oslo</text:p>
          </table:table-cell>
          <table:table-cell table:style-name="ce4" office:value-type="string" calcext:value-type="string">
            <text:p>Norway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digital-arrow.com/" xlink:type="simple">Digital Arrow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Temerin</text:p>
          </table:table-cell>
          <table:table-cell table:style-name="ce4" office:value-type="string" calcext:value-type="string">
            <text:p>Vojvodina</text:p>
          </table:table-cell>
          <table:table-cell table:style-name="ce4" office:value-type="string" calcext:value-type="string">
            <text:p>Serbi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digitalconfectioners.com/" xlink:type="simple">Digital Confectioner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Christchurch</text:p>
          </table:table-cell>
          <table:table-cell table:style-name="ce4" office:value-type="string" calcext:value-type="string">
            <text:p>Canterbury</text:p>
          </table:table-cell>
          <table:table-cell table:style-name="ce4" office:value-type="string" calcext:value-type="string">
            <text:p>New Zea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digitalcontinue.com/" xlink:type="simple">Digital Continu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New York City</text:p>
          </table:table-cell>
          <table:table-cell table:style-name="ce4" office:value-type="string" calcext:value-type="string">
            <text:p>New York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digitaldreamsentertainment.com/" xlink:type="simple">Digital Dreams Entertainment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orton Grove</text:p>
          </table:table-cell>
          <table:table-cell table:style-name="ce4" office:value-type="string" calcext:value-type="string">
            <text:p>Illinois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digital-eel.com/" xlink:type="simple">Digital Eel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Kirkland</text:p>
          </table:table-cell>
          <table:table-cell table:style-name="ce4" office:value-type="string" calcext:value-type="string">
            <text:p>Washington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digitalextremes.com/" xlink:type="simple">Digital Extre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London</text:p>
          </table:table-cell>
          <table:table-cell table:style-name="ce4" office:value-type="string" calcext:value-type="string">
            <text:p>Ontario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digitalextremes.com/" xlink:type="simple">Digital Extre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Toronto</text:p>
          </table:table-cell>
          <table:table-cell table:style-name="ce4" office:value-type="string" calcext:value-type="string">
            <text:p>Ontario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digitalhappiness.net/" xlink:type="simple">Digital Happines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andung</text:p>
          </table:table-cell>
          <table:table-cell table:style-name="ce4" office:value-type="string" calcext:value-type="string">
            <text:p>West Java</text:p>
          </table:table-cell>
          <table:table-cell table:style-name="ce4" office:value-type="string" calcext:value-type="string">
            <text:p>Indonesi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digital-legends.com/" xlink:type="simple">Digital Legend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arcelona</text:p>
          </table:table-cell>
          <table:table-cell table:style-name="ce4" office:value-type="string" calcext:value-type="string">
            <text:p>Catalonia</text:p>
          </table:table-cell>
          <table:table-cell table:style-name="ce4" office:value-type="string" calcext:value-type="string">
            <text:p>Spain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digitalmaniastudio.com/" xlink:type="simple">Digital Mania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Les Berges du Lac</text:p>
          </table:table-cell>
          <table:table-cell table:style-name="ce4" office:value-type="string" calcext:value-type="string">
            <text:p>Tunis</text:p>
          </table:table-cell>
          <table:table-cell table:style-name="ce4" office:value-type="string" calcext:value-type="string">
            <text:p>Tunisi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digitalsoulgames.org/" xlink:type="simple">Digital Soul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Porto</text:p>
          </table:table-cell>
          <table:table-cell table:style-name="ce4" office:value-type="string" calcext:value-type="string">
            <text:p>Grande Porto</text:p>
          </table:table-cell>
          <table:table-cell table:style-name="ce4" office:value-type="string" calcext:value-type="string">
            <text:p>Portugal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digitalsungames.com/" xlink:type="simple">Digital Sun Game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Valencia</text:p>
          </table:table-cell>
          <table:table-cell table:style-name="ce4" office:value-type="string" calcext:value-type="string">
            <text:p>Spain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dtales.it/" xlink:type="simple">Digital Tal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iami</text:p>
          </table:table-cell>
          <table:table-cell table:style-name="ce4" office:value-type="string" calcext:value-type="string">
            <text:p>Florid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dtales.it/" xlink:type="simple">Digital Tal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ilan</text:p>
          </table:table-cell>
          <table:table-cell table:style-name="ce4" office:value-type="string" calcext:value-type="string">
            <text:p>Lombardia</text:p>
          </table:table-cell>
          <table:table-cell table:style-name="ce4" office:value-type="string" calcext:value-type="string">
            <text:p>Italy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dtales.it/" xlink:type="simple">Digital Tal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Rome</text:p>
          </table:table-cell>
          <table:table-cell table:style-name="ce4" office:value-type="string" calcext:value-type="string">
            <text:p>Lazio</text:p>
          </table:table-cell>
          <table:table-cell table:style-name="ce4" office:value-type="string" calcext:value-type="string">
            <text:p>Italy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dworks-ent.co.jp/" xlink:type="simple">DIGITAL WORKS Entertainment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Tokyo</text:p>
          </table:table-cell>
          <table:table-cell table:style-name="ce4" office:value-type="string" calcext:value-type="string">
            <text:p>Japan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digitalfun.it/" xlink:type="simple">DigitalFun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alnate</text:p>
          </table:table-cell>
          <table:table-cell table:style-name="ce4" office:value-type="string" calcext:value-type="string">
            <text:p>Varese</text:p>
          </table:table-cell>
          <table:table-cell table:style-name="ce4" office:value-type="string" calcext:value-type="string">
            <text:p>Italy</text:p>
          </table:table-cell>
          <table:table-cell table:number-columns-repeated="1019"/>
        </table:table-row>
        <table:table-row table:style-name="ro3">
          <table:table-cell table:style-name="ce4" office:value-type="string" calcext:value-type="string">
            <text:p><text:a xlink:href="http://www.digitalmindsoft.eu/" xlink:type="simple">Digitalmindsoft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Ulm</text:p>
          </table:table-cell>
          <table:table-cell table:style-name="ce4" office:value-type="string" calcext:value-type="string">
            <text:p>Baden Wurttemberg</text:p>
          </table:table-cell>
          <table:table-cell table:style-name="ce4" office:value-type="string" calcext:value-type="string">
            <text:p>Germany</text:p>
          </table:table-cell>
          <table:table-cell table:number-columns-repeated="1019"/>
        </table:table-row>
        <table:table-row table:style-name="ro4">
          <table:table-cell table:style-name="ce4" office:value-type="string" calcext:value-type="string">
            <text:p><text:a xlink:href="http://www.digixart.com/" xlink:type="simple">Digixart Entertainment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ontpellier</text:p>
          </table:table-cell>
          <table:table-cell table:style-name="ce4" office:value-type="string" calcext:value-type="string">
            <text:p>Languedoc-Roussillon-Midi-Pyrenees</text:p>
          </table:table-cell>
          <table:table-cell table:style-name="ce4" office:value-type="string" calcext:value-type="string">
            <text:p>France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dimbulbgames.com/" xlink:type="simple">Dim Bulb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an Francisco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dimensionalink.com/" xlink:type="simple">Dimensional Ink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Austin</text:p>
          </table:table-cell>
          <table:table-cell table:style-name="ce4" office:value-type="string" calcext:value-type="string">
            <text:p>Texas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dimfroststudio.com/" xlink:type="simple">Dimfrost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Norrkoping</text:p>
          </table:table-cell>
          <table:table-cell table:style-name="ce4" office:value-type="string" calcext:value-type="string">
            <text:p>Ostergotland</text:p>
          </table:table-cell>
          <table:table-cell table:style-name="ce4" office:value-type="string" calcext:value-type="string">
            <text:p>Sweden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dimps.co.jp/" xlink:type="simple">Dimp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Osaka</text:p>
          </table:table-cell>
          <table:table-cell table:style-name="ce4" office:value-type="string" calcext:value-type="string">
            <text:p>Japan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dinoboss.com/" xlink:type="simple">Dino Bos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anchester</text:p>
          </table:table-cell>
          <table:table-cell table:style-name="ce4" office:value-type="string" calcext:value-type="string">
            <text:p>Lancashire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dinosaurentertainment.com/" xlink:type="simple">Dinosaur Entertainment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Dallas</text:p>
          </table:table-cell>
          <table:table-cell table:style-name="ce4" office:value-type="string" calcext:value-type="string">
            <text:p>Texas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dinopoloclub.com/" xlink:type="simple">Dinosaur Polo Club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Wellington</text:p>
          </table:table-cell>
          <table:table-cell table:style-name="ce4" office:value-type="string" calcext:value-type="string">
            <text:p>Greater Wellington</text:p>
          </table:table-cell>
          <table:table-cell table:style-name="ce4" office:value-type="string" calcext:value-type="string">
            <text:p>New Zea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direwolfdigital.com/" xlink:type="simple">Dire Wolf Digital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Denver</text:p>
          </table:table-cell>
          <table:table-cell table:style-name="ce4" office:value-type="string" calcext:value-type="string">
            <text:p>Colorado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discopixel.com/" xlink:type="simple">Disco Pixel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oston</text:p>
          </table:table-cell>
          <table:table-cell table:style-name="ce4" office:value-type="string" calcext:value-type="string">
            <text:p>Massachusetts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dispatchgames.com/" xlink:type="simple">Dispatch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Tracy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disruptivegames.net/" xlink:type="simple">Disruptive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erkeley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dissonent.com/" xlink:type="simple">Dissonance Entertainment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an Jose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distractionware.com/" xlink:type="simple">Distractionware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London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divisi0n.com/" xlink:type="simple">Divisi0n Game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Tangier</text:p>
          </table:table-cell>
          <table:table-cell table:style-name="ce4" office:value-type="string" calcext:value-type="string">
            <text:p>Morocco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dobsoftstudios.com/" xlink:type="simple">Dobsoft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risbane</text:p>
          </table:table-cell>
          <table:table-cell table:style-name="ce4" office:value-type="string" calcext:value-type="string">
            <text:p>Queensland</text:p>
          </table:table-cell>
          <table:table-cell table:style-name="ce4" office:value-type="string" calcext:value-type="string">
            <text:p>Australi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dodgeroll.com/" xlink:type="simple">Dodge Roll Game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Washington DC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dogeatdoggames.com/" xlink:type="simple">Dog Eat Dog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Albuquerque</text:p>
          </table:table-cell>
          <table:table-cell table:style-name="ce4" office:value-type="string" calcext:value-type="string">
            <text:p>New Mexico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doinksoft.com/" xlink:type="simple">doinksoft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Eugene</text:p>
          </table:table-cell>
          <table:table-cell table:style-name="ce4" office:value-type="string" calcext:value-type="string">
            <text:p>Oregon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ofkingsandmen.net/" xlink:type="simple">Donkey Crew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elfast</text:p>
          </table:table-cell>
          <table:table-cell table:style-name="ce4" office:value-type="string" calcext:value-type="string">
            <text:p>County Antrim</text:p>
          </table:table-cell>
          <table:table-cell table:style-name="ce4" office:value-type="string" calcext:value-type="string">
            <text:p>Northern Ire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dont-nod.com/" xlink:type="simple">DONTNOD Eleven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Paris</text:p>
          </table:table-cell>
          <table:table-cell table:style-name="ce4" office:value-type="string" calcext:value-type="string">
            <text:p>Ile-de-France</text:p>
          </table:table-cell>
          <table:table-cell table:style-name="ce4" office:value-type="string" calcext:value-type="string">
            <text:p>France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dont-nod.com/" xlink:type="simple">DONTNOD Entertainment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Paris</text:p>
          </table:table-cell>
          <table:table-cell table:style-name="ce4" office:value-type="string" calcext:value-type="string">
            <text:p>Ile-de-France</text:p>
          </table:table-cell>
          <table:table-cell table:style-name="ce4" office:value-type="string" calcext:value-type="string">
            <text:p>France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doppio.games/" xlink:type="simple">Doppio Game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Lisbon</text:p>
          </table:table-cell>
          <table:table-cell table:style-name="ce4" office:value-type="string" calcext:value-type="string">
            <text:p>Portugal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doppio.games/" xlink:type="simple">Doppio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Porto</text:p>
          </table:table-cell>
          <table:table-cell table:style-name="ce4" office:value-type="string" calcext:value-type="string">
            <text:p>Grande Porto</text:p>
          </table:table-cell>
          <table:table-cell table:style-name="ce4" office:value-type="string" calcext:value-type="string">
            <text:p>Portugal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dorgamgames.com/" xlink:type="simple">Dorgam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Jeddah</text:p>
          </table:table-cell>
          <table:table-cell table:style-name="ce4" office:value-type="string" calcext:value-type="string">
            <text:p>Makkah</text:p>
          </table:table-cell>
          <table:table-cell table:style-name="ce4" office:value-type="string" calcext:value-type="string">
            <text:p>Saudi Arabi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dotbunny.com/" xlink:type="simple">dotBunny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Peterborough</text:p>
          </table:table-cell>
          <table:table-cell table:style-name="ce4" office:value-type="string" calcext:value-type="string">
            <text:p>Ontario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dotdot.wtf/" xlink:type="simple">DOTDOT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Auckland</text:p>
          </table:table-cell>
          <table:table-cell table:style-name="ce4" office:value-type="string" calcext:value-type="string">
            <text:p>New Zea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doubledamagegames.com/" xlink:type="simple">Double Damage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eattle</text:p>
          </table:table-cell>
          <table:table-cell table:style-name="ce4" office:value-type="string" calcext:value-type="string">
            <text:p>Washington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doubledashstudios.com/" xlink:type="simple">Double Dash Studio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Rio de Janeiro</text:p>
          </table:table-cell>
          <table:table-cell table:style-name="ce4" office:value-type="string" calcext:value-type="string">
            <text:p>Brazil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doublezeroonezero.com/" xlink:type="simple">Double Zero One Zero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kovde</text:p>
          </table:table-cell>
          <table:table-cell table:style-name="ce4" office:value-type="string" calcext:value-type="string">
            <text:p>Vastra Gotaland</text:p>
          </table:table-cell>
          <table:table-cell table:style-name="ce4" office:value-type="string" calcext:value-type="string">
            <text:p>Sweden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doublebearproductions.com/" xlink:type="simple">Doublebear Production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eattle</text:p>
          </table:table-cell>
          <table:table-cell table:style-name="ce4" office:value-type="string" calcext:value-type="string">
            <text:p>Washington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doublequotestudio.com/" xlink:type="simple">Doublequote Studio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ratislava</text:p>
          </table:table-cell>
          <table:table-cell table:style-name="ce4" office:value-type="string" calcext:value-type="string">
            <text:p>Bratislavsky kraj</text:p>
          </table:table-cell>
          <table:table-cell table:style-name="ce4" office:value-type="string" calcext:value-type="string">
            <text:p>Slovaki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dovetailgames.com/" xlink:type="simple">Dovetail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Chatham</text:p>
          </table:table-cell>
          <table:table-cell table:style-name="ce4" office:value-type="string" calcext:value-type="string">
            <text:p>Kent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dovetailgames.com/" xlink:type="simple">Dovetail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Godalming</text:p>
          </table:table-cell>
          <table:table-cell table:style-name="ce4" office:value-type="string" calcext:value-type="string">
            <text:p>Surrey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dovetailgames.com/" xlink:type="simple">Dovetail Game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Stirling</text:p>
          </table:table-cell>
          <table:table-cell table:style-name="ce4" office:value-type="string" calcext:value-type="string">
            <text:p>Scotland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downsmashstudios.com/" xlink:type="simple">Down Smash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North York</text:p>
          </table:table-cell>
          <table:table-cell table:style-name="ce4" office:value-type="string" calcext:value-type="string">
            <text:p>Ontario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downwellgame.com/" xlink:type="simple">Downwell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Tokyo</text:p>
          </table:table-cell>
          <table:table-cell table:style-name="ce4" office:value-type="string" calcext:value-type="string">
            <text:p>Japan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drstudios.co.uk/" xlink:type="simple">DR Studios (Digital Bros)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roughton</text:p>
          </table:table-cell>
          <table:table-cell table:style-name="ce4" office:value-type="string" calcext:value-type="string">
            <text:p>Milton Keynes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draconus.com/" xlink:type="simple">Draconus Entertainment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Vantaa</text:p>
          </table:table-cell>
          <table:table-cell table:style-name="ce4" office:value-type="string" calcext:value-type="string">
            <text:p>Helsinki</text:p>
          </table:table-cell>
          <table:table-cell table:style-name="ce4" office:value-type="string" calcext:value-type="string">
            <text:p>Finland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dragonslide.com/" xlink:type="simple">Drag ON Slid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ons</text:p>
          </table:table-cell>
          <table:table-cell table:style-name="ce4" office:value-type="string" calcext:value-type="string">
            <text:p>Hainaut</text:p>
          </table:table-cell>
          <table:table-cell table:style-name="ce4" office:value-type="string" calcext:value-type="string">
            <text:p>Belgium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drago-entertainment.com/" xlink:type="simple">Drago Entertainment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Krakow</text:p>
          </table:table-cell>
          <table:table-cell table:style-name="ce4" office:value-type="string" calcext:value-type="string">
            <text:p>Lesser Poland</text:p>
          </table:table-cell>
          <table:table-cell table:style-name="ce4" office:value-type="string" calcext:value-type="string">
            <text:p>Poland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chaostavern.com/" xlink:type="simple">DragonBear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elbourne</text:p>
          </table:table-cell>
          <table:table-cell table:style-name="ce4" office:value-type="string" calcext:value-type="string">
            <text:p>Victoria</text:p>
          </table:table-cell>
          <table:table-cell table:style-name="ce4" office:value-type="string" calcext:value-type="string">
            <text:p>Australi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dragontale.net/" xlink:type="simple">Dragontal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Athens</text:p>
          </table:table-cell>
          <table:table-cell table:style-name="ce4" office:value-type="string" calcext:value-type="string">
            <text:p>Attica</text:p>
          </table:table-cell>
          <table:table-cell table:style-name="ce4" office:value-type="string" calcext:value-type="string">
            <text:p>Greece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drakharstudio.com/" xlink:type="simple">Drakhar Studio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Alcobendas</text:p>
          </table:table-cell>
          <table:table-cell table:style-name="ce4" office:value-type="string" calcext:value-type="string">
            <text:p>Madrid</text:p>
          </table:table-cell>
          <table:table-cell table:style-name="ce4" office:value-type="string" calcext:value-type="string">
            <text:p>Spain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drakharstudio.com/" xlink:type="simple">Drakhar Studio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Tenerife</text:p>
          </table:table-cell>
          <table:table-cell table:style-name="ce4" office:value-type="string" calcext:value-type="string">
            <text:p>Canary Islands</text:p>
          </table:table-cell>
          <table:table-cell table:style-name="ce4" office:value-type="string" calcext:value-type="string">
            <text:p>Spain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drakkardev.com/" xlink:type="simple">Drakkar Dev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Catania</text:p>
          </table:table-cell>
          <table:table-cell table:style-name="ce4" office:value-type="string" calcext:value-type="string">
            <text:p>Sicilia</text:p>
          </table:table-cell>
          <table:table-cell table:style-name="ce4" office:value-type="string" calcext:value-type="string">
            <text:p>Italy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breached-game.com/" xlink:type="simple">Drama Drifter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Kiev</text:p>
          </table:table-cell>
          <table:table-cell table:style-name="ce4" office:value-type="string" calcext:value-type="string">
            <text:p>Ukraine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soundfallgame.com/" xlink:type="simple">Drastic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Raleigh</text:p>
          </table:table-cell>
          <table:table-cell table:style-name="ce4" office:value-type="string" calcext:value-type="string">
            <text:p>North Carolin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drawlabs.com/" xlink:type="simple">Drawlab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Chandler</text:p>
          </table:table-cell>
          <table:table-cell table:style-name="ce4" office:value-type="string" calcext:value-type="string">
            <text:p>Arizon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dreadlocks.cz/" xlink:type="simple">Dreadlock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Prague</text:p>
          </table:table-cell>
          <table:table-cell table:style-name="ce4" office:value-type="string" calcext:value-type="string">
            <text:p>Bohemia</text:p>
          </table:table-cell>
          <table:table-cell table:style-name="ce4" office:value-type="string" calcext:value-type="string">
            <text:p>Czech Republic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dreamflightadventures.com/" xlink:type="simple">Dream Flight Adventur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Pittsburgh</text:p>
          </table:table-cell>
          <table:table-cell table:style-name="ce4" office:value-type="string" calcext:value-type="string">
            <text:p>Pennsylva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dreamharvesters.com/" xlink:type="simple">Dream Harvester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Antalya</text:p>
          </table:table-cell>
          <table:table-cell table:style-name="ce4" office:value-type="string" calcext:value-type="string">
            <text:p>Turkey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dreamrain.co/" xlink:type="simple">Dream Rain Game Studio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Tehran</text:p>
          </table:table-cell>
          <table:table-cell table:style-name="ce4" office:value-type="string" calcext:value-type="string">
            <text:p>Iran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dreamboxgames.com/" xlink:type="simple">DreamBox Game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Valencia</text:p>
          </table:table-cell>
          <table:table-cell table:style-name="ce4" office:value-type="string" calcext:value-type="string">
            <text:p>Spain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dreamfeel.org/" xlink:type="simple">Dreamfeel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Dublin</text:p>
          </table:table-cell>
          <table:table-cell table:style-name="ce4" office:value-type="string" calcext:value-type="string">
            <text:p>Leinster</text:p>
          </table:table-cell>
          <table:table-cell table:style-name="ce4" office:value-type="string" calcext:value-type="string">
            <text:p>Ire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dreamingdoor.net/" xlink:type="simple">Dreaming Door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Detroit</text:p>
          </table:table-cell>
          <table:table-cell table:style-name="ce4" office:value-type="string" calcext:value-type="string">
            <text:p>Michigan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dreamlit.games/" xlink:type="simple">Dreamlit Entertainment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Temple City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dreamlordsdigital.com/" xlink:type="simple">Dreamlords Digital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Antipolo City</text:p>
          </table:table-cell>
          <table:table-cell table:style-name="ce4" office:value-type="string" calcext:value-type="string">
            <text:p>Rizal</text:p>
          </table:table-cell>
          <table:table-cell table:style-name="ce4" office:value-type="string" calcext:value-type="string">
            <text:p>Philippin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dreamquestgames.com/" xlink:type="simple">DreamQuest Softwar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Louisville</text:p>
          </table:table-cell>
          <table:table-cell table:style-name="ce4" office:value-type="string" calcext:value-type="string">
            <text:p>Colorado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dreamssoftgames.com/" xlink:type="simple">DreamSoft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arcelona</text:p>
          </table:table-cell>
          <table:table-cell table:style-name="ce4" office:value-type="string" calcext:value-type="string">
            <text:p>Catalonia</text:p>
          </table:table-cell>
          <table:table-cell table:style-name="ce4" office:value-type="string" calcext:value-type="string">
            <text:p>Spain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dreamspike.com/" xlink:type="simple">Dreamspike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Fort Wayne</text:p>
          </table:table-cell>
          <table:table-cell table:style-name="ce4" office:value-type="string" calcext:value-type="string">
            <text:p>Indian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dreamteck.io/" xlink:type="simple">Dreamtek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Sofia</text:p>
          </table:table-cell>
          <table:table-cell table:style-name="ce4" office:value-type="string" calcext:value-type="string">
            <text:p>Bulgari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drinkboxstudios.com/" xlink:type="simple">DrinkBox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Toronto</text:p>
          </table:table-cell>
          <table:table-cell table:style-name="ce4" office:value-type="string" calcext:value-type="string">
            <text:p>Ontario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drivenarts.com/" xlink:type="simple">DrivenArt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New York City</text:p>
          </table:table-cell>
          <table:table-cell table:style-name="ce4" office:value-type="string" calcext:value-type="string">
            <text:p>New York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dropofpixel.com/" xlink:type="simple">Drop of Pixel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Terrassa</text:p>
          </table:table-cell>
          <table:table-cell table:style-name="ce4" office:value-type="string" calcext:value-type="string">
            <text:p>Catalonia</text:p>
          </table:table-cell>
          <table:table-cell table:style-name="ce4" office:value-type="string" calcext:value-type="string">
            <text:p>Spain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drunkrobotgames.com/" xlink:type="simple">Drunk Robot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Fort Collins</text:p>
          </table:table-cell>
          <table:table-cell table:style-name="ce4" office:value-type="string" calcext:value-type="string">
            <text:p>Colorado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4">
          <table:table-cell table:style-name="ce4" office:value-type="string" calcext:value-type="string">
            <text:p><text:a xlink:href="http://www.dsc-studio22.fr/" xlink:type="simple">DSC Studio22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ordeaux</text:p>
          </table:table-cell>
          <table:table-cell table:style-name="ce4" office:value-type="string" calcext:value-type="string">
            <text:p>Aquitaine-Limousin-Poitou-Charentes</text:p>
          </table:table-cell>
          <table:table-cell table:style-name="ce4" office:value-type="string" calcext:value-type="string">
            <text:p>France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theinnersea.com/" xlink:type="simple">Dsquare Game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Lisbon</text:p>
          </table:table-cell>
          <table:table-cell table:style-name="ce4" office:value-type="string" calcext:value-type="string">
            <text:p>Portugal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dualgood.com/" xlink:type="simple">Dual Good Limited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London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dualnorth.com/" xlink:type="simple">DualNorth Studio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Stockholm</text:p>
          </table:table-cell>
          <table:table-cell table:style-name="ce4" office:value-type="string" calcext:value-type="string">
            <text:p>Sweden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dubitlimited.com/" xlink:type="simple">Dubit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Leeds</text:p>
          </table:table-cell>
          <table:table-cell table:style-name="ce4" office:value-type="string" calcext:value-type="string">
            <text:p>Yorkshire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dutchgamestudio.com/" xlink:type="simple">Dutch Game Studio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Woerden</text:p>
          </table:table-cell>
          <table:table-cell table:style-name="ce4" office:value-type="string" calcext:value-type="string">
            <text:p>Utrecht</text:p>
          </table:table-cell>
          <table:table-cell table:style-name="ce4" office:value-type="string" calcext:value-type="string">
            <text:p>Netherland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softdp.com/" xlink:type="simple">Dynamic Pixel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Moscow</text:p>
          </table:table-cell>
          <table:table-cell table:style-name="ce4" office:value-type="string" calcext:value-type="string">
            <text:p>Russi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softdp.com/" xlink:type="simple">Dynamic Pixel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Voronezh</text:p>
          </table:table-cell>
          <table:table-cell table:style-name="ce4" office:value-type="string" calcext:value-type="string">
            <text:p>Russi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dynasty11.com/" xlink:type="simple">Dynasty 11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Philadelphia</text:p>
          </table:table-cell>
          <table:table-cell table:style-name="ce4" office:value-type="string" calcext:value-type="string">
            <text:p>Pennsylva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emcneill.com/" xlink:type="simple">E McNeill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an Diego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ea.com/seed" xlink:type="simple">EA SEED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Stockholm</text:p>
          </table:table-cell>
          <table:table-cell table:style-name="ce4" office:value-type="string" calcext:value-type="string">
            <text:p>Sweden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easports.com/" xlink:type="simple">EA Sports (Electronic Arts)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Bucharest</text:p>
          </table:table-cell>
          <table:table-cell table:style-name="ce4" office:value-type="string" calcext:value-type="string">
            <text:p>Romani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easports.com/" xlink:type="simple">EA Sports (Electronic Arts)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urnaby</text:p>
          </table:table-cell>
          <table:table-cell table:style-name="ce4" office:value-type="string" calcext:value-type="string">
            <text:p>British Columbia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3">
          <table:table-cell table:style-name="ce4" office:value-type="string" calcext:value-type="string">
            <text:p><text:a xlink:href="http://www.easports.com/" xlink:type="simple">EA Sports (Electronic Arts)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Cologne</text:p>
          </table:table-cell>
          <table:table-cell table:style-name="ce4" office:value-type="string" calcext:value-type="string">
            <text:p>North Rhine-Westphalia</text:p>
          </table:table-cell>
          <table:table-cell table:style-name="ce4" office:value-type="string" calcext:value-type="string">
            <text:p>Germany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easports.com/" xlink:type="simple">EA Sports (Electronic Arts)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Shanghai</text:p>
          </table:table-cell>
          <table:table-cell table:style-name="ce4" office:value-type="string" calcext:value-type="string">
            <text:p>Chin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easports.com/" xlink:type="simple">EA Sports Austin (Electronic Arts)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Austin</text:p>
          </table:table-cell>
          <table:table-cell table:style-name="ce4" office:value-type="string" calcext:value-type="string">
            <text:p>Texas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digitalcombatsimulator.com/" xlink:type="simple">Eagle Dynamic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Moscow</text:p>
          </table:table-cell>
          <table:table-cell table:style-name="ce4" office:value-type="string" calcext:value-type="string">
            <text:p>Russia</text:p>
          </table:table-cell>
          <table:table-cell table:number-columns-repeated="1019"/>
        </table:table-row>
        <table:table-row table:style-name="ro3">
          <table:table-cell table:style-name="ce4" office:value-type="string" calcext:value-type="string">
            <text:p><text:a xlink:href="http://www.eagle-spark.com/" xlink:type="simple">Eagle Spark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ydgoszcz</text:p>
          </table:table-cell>
          <table:table-cell table:style-name="ce4" office:value-type="string" calcext:value-type="string">
            <text:p>Kuyavian-Pomeranian</text:p>
          </table:table-cell>
          <table:table-cell table:style-name="ce4" office:value-type="string" calcext:value-type="string">
            <text:p>Po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eagregames.com/" xlink:type="simple">Eagre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Orono</text:p>
          </table:table-cell>
          <table:table-cell table:style-name="ce4" office:value-type="string" calcext:value-type="string">
            <text:p>Maine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earthworkgames.com/" xlink:type="simple">Earthwork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risbane</text:p>
          </table:table-cell>
          <table:table-cell table:style-name="ce4" office:value-type="string" calcext:value-type="string">
            <text:p>Queensland</text:p>
          </table:table-cell>
          <table:table-cell table:style-name="ce4" office:value-type="string" calcext:value-type="string">
            <text:p>Australi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eastsidegamestudio.com/" xlink:type="simple">East Side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Vancouver</text:p>
          </table:table-cell>
          <table:table-cell table:style-name="ce4" office:value-type="string" calcext:value-type="string">
            <text:p>British Columbia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eastshade.com/" xlink:type="simple">Eastshade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ellevue</text:p>
          </table:table-cell>
          <table:table-cell table:style-name="ce4" office:value-type="string" calcext:value-type="string">
            <text:p>Washington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eastworks.eu/" xlink:type="simple">Eastwork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Kosice</text:p>
          </table:table-cell>
          <table:table-cell table:style-name="ce4" office:value-type="string" calcext:value-type="string">
            <text:p>Kosicky kraj</text:p>
          </table:table-cell>
          <table:table-cell table:style-name="ce4" office:value-type="string" calcext:value-type="string">
            <text:p>Slovaki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eatcreatesleep.net/" xlink:type="simple">Eat Create Sleep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Visby</text:p>
          </table:table-cell>
          <table:table-cell table:style-name="ce4" office:value-type="string" calcext:value-type="string">
            <text:p>Gotland</text:p>
          </table:table-cell>
          <table:table-cell table:style-name="ce4" office:value-type="string" calcext:value-type="string">
            <text:p>Sweden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scorn-game.com/" xlink:type="simple">Ebb Software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Belgrade</text:p>
          </table:table-cell>
          <table:table-cell table:style-name="ce4" office:value-type="string" calcext:value-type="string">
            <text:p>Serbi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echoheadgames.com/" xlink:type="simple">Echohead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Lawrence</text:p>
          </table:table-cell>
          <table:table-cell table:style-name="ce4" office:value-type="string" calcext:value-type="string">
            <text:p>Kansas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e56.info/" xlink:type="simple">Ecole Software Corporation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Tokyo</text:p>
          </table:table-cell>
          <table:table-cell table:style-name="ce4" office:value-type="string" calcext:value-type="string">
            <text:p>Japan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edelweiss.skr.jp/" xlink:type="simple">Edelweis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Tokyo</text:p>
          </table:table-cell>
          <table:table-cell table:style-name="ce4" office:value-type="string" calcext:value-type="string">
            <text:p>Japan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eden-studios.fr/" xlink:type="simple">Eden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Lyon</text:p>
          </table:table-cell>
          <table:table-cell table:style-name="ce4" office:value-type="string" calcext:value-type="string">
            <text:p>Rhone-Alpes</text:p>
          </table:table-cell>
          <table:table-cell table:style-name="ce4" office:value-type="string" calcext:value-type="string">
            <text:p>France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edenindustries.com/" xlink:type="simple">Eden Industri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Kelowna</text:p>
          </table:table-cell>
          <table:table-cell table:style-name="ce4" office:value-type="string" calcext:value-type="string">
            <text:p>British Columbia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edgecasegames.net/" xlink:type="simple">Edge Case Games (Wargaming UK)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Guildford</text:p>
          </table:table-cell>
          <table:table-cell table:style-name="ce4" office:value-type="string" calcext:value-type="string">
            <text:p>Surrey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edgeofreality.com/" xlink:type="simple">Edge of Reality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Austin</text:p>
          </table:table-cell>
          <table:table-cell table:style-name="ce4" office:value-type="string" calcext:value-type="string">
            <text:p>Texas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educastudio.com/" xlink:type="simple">Educa Studio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alatiga</text:p>
          </table:table-cell>
          <table:table-cell table:style-name="ce4" office:value-type="string" calcext:value-type="string">
            <text:p>Central Java</text:p>
          </table:table-cell>
          <table:table-cell table:style-name="ce4" office:value-type="string" calcext:value-type="string">
            <text:p>Indonesi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eegeo.com/" xlink:type="simple">eeGeo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Dundee</text:p>
          </table:table-cell>
          <table:table-cell table:style-name="ce4" office:value-type="string" calcext:value-type="string">
            <text:p>Angus</text:p>
          </table:table-cell>
          <table:table-cell table:style-name="ce4" office:value-type="string" calcext:value-type="string">
            <text:p>Scot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egonaut.games/" xlink:type="simple">Egonaut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Los Angeles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3">
          <table:table-cell table:style-name="ce4" office:value-type="string" calcext:value-type="string">
            <text:p><text:a xlink:href="http://www.egosoft.com/" xlink:type="simple">Egosoft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Würselen</text:p>
          </table:table-cell>
          <table:table-cell table:style-name="ce4" office:value-type="string" calcext:value-type="string">
            <text:p>North Rhine-Westphalia</text:p>
          </table:table-cell>
          <table:table-cell table:style-name="ce4" office:value-type="string" calcext:value-type="string">
            <text:p>Germany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8ing.net/" xlink:type="simple">Eighting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Tokyo</text:p>
          </table:table-cell>
          <table:table-cell table:style-name="ce4" office:value-type="string" calcext:value-type="string">
            <text:p>Japan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eipix.com/" xlink:type="simple">Eipix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Novi Sad</text:p>
          </table:table-cell>
          <table:table-cell table:style-name="ce4" office:value-type="string" calcext:value-type="string">
            <text:p>Vojvodina</text:p>
          </table:table-cell>
          <table:table-cell table:style-name="ce4" office:value-type="string" calcext:value-type="string">
            <text:p>Serbi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eipix.com/" xlink:type="simple">Eipix Entertainment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Novi Sad</text:p>
          </table:table-cell>
          <table:table-cell table:style-name="ce4" office:value-type="string" calcext:value-type="string">
            <text:p>Vojvodina</text:p>
          </table:table-cell>
          <table:table-cell table:style-name="ce4" office:value-type="string" calcext:value-type="string">
            <text:p>Serbi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eivaagames.com/" xlink:type="simple">Eivaa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Pune</text:p>
          </table:table-cell>
          <table:table-cell table:style-name="ce4" office:value-type="string" calcext:value-type="string">
            <text:p>Maharashtra</text:p>
          </table:table-cell>
          <table:table-cell table:style-name="ce4" office:value-type="string" calcext:value-type="string">
            <text:p>Indi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ejaw.net/" xlink:type="simple">EJaw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Kiev</text:p>
          </table:table-cell>
          <table:table-cell table:style-name="ce4" office:value-type="string" calcext:value-type="string">
            <text:p>Ukraine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ejaw.net/" xlink:type="simple">EJaw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Tallin</text:p>
          </table:table-cell>
          <table:table-cell table:style-name="ce4" office:value-type="string" calcext:value-type="string">
            <text:p>Harju</text:p>
          </table:table-cell>
          <table:table-cell table:style-name="ce4" office:value-type="string" calcext:value-type="string">
            <text:p>Estoni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ekosystem.com/" xlink:type="simple">Ekosystem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Paris</text:p>
          </table:table-cell>
          <table:table-cell table:style-name="ce4" office:value-type="string" calcext:value-type="string">
            <text:p>Ile-de-France</text:p>
          </table:table-cell>
          <table:table-cell table:style-name="ce4" office:value-type="string" calcext:value-type="string">
            <text:p>France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eku.de/" xlink:type="simple">Eku Interactiv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ad Homburg</text:p>
          </table:table-cell>
          <table:table-cell table:style-name="ce4" office:value-type="string" calcext:value-type="string">
            <text:p>Hesse</text:p>
          </table:table-cell>
          <table:table-cell table:style-name="ce4" office:value-type="string" calcext:value-type="string">
            <text:p>Germany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ekuatorgames.com/" xlink:type="simple">Ekuator Games (Agate)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andung</text:p>
          </table:table-cell>
          <table:table-cell table:style-name="ce4" office:value-type="string" calcext:value-type="string">
            <text:p>West Java</text:p>
          </table:table-cell>
          <table:table-cell table:style-name="ce4" office:value-type="string" calcext:value-type="string">
            <text:p>Indonesi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elastic-games.com/" xlink:type="simple">Elastic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ontreal</text:p>
          </table:table-cell>
          <table:table-cell table:style-name="ce4" office:value-type="string" calcext:value-type="string">
            <text:p>Quebec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electricowlstudios.com/" xlink:type="simple">Electric Owl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Pittsburgh</text:p>
          </table:table-cell>
          <table:table-cell table:style-name="ce4" office:value-type="string" calcext:value-type="string">
            <text:p>Pennsylva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electricsquare.com/" xlink:type="simple">Electric Squar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righton</text:p>
          </table:table-cell>
          <table:table-cell table:style-name="ce4" office:value-type="string" calcext:value-type="string">
            <text:p>East Sussex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elfgamesworks.com/" xlink:type="simple">Elf Game Work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rescia</text:p>
          </table:table-cell>
          <table:table-cell table:style-name="ce4" office:value-type="string" calcext:value-type="string">
            <text:p>Lombardy</text:p>
          </table:table-cell>
          <table:table-cell table:style-name="ce4" office:value-type="string" calcext:value-type="string">
            <text:p>Italy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elodie.games/" xlink:type="simple">Elodie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Venice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embark-studios.com/" xlink:type="simple">Embark Studio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Stockholm</text:p>
          </table:table-cell>
          <table:table-cell table:style-name="ce4" office:value-type="string" calcext:value-type="string">
            <text:p>Sweden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emptyclipstudios.com/" xlink:type="simple">Empty Clip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an Diego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encirclegames.com/" xlink:type="simple">Encircle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Hamar</text:p>
          </table:table-cell>
          <table:table-cell table:style-name="ce4" office:value-type="string" calcext:value-type="string">
            <text:p>Hedmark</text:p>
          </table:table-cell>
          <table:table-cell table:style-name="ce4" office:value-type="string" calcext:value-type="string">
            <text:p>Norway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endgamestudios.com.au/" xlink:type="simple">Endgame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elbourne</text:p>
          </table:table-cell>
          <table:table-cell table:style-name="ce4" office:value-type="string" calcext:value-type="string">
            <text:p>Victoria</text:p>
          </table:table-cell>
          <table:table-cell table:style-name="ce4" office:value-type="string" calcext:value-type="string">
            <text:p>Australi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endlessentertainment.com/" xlink:type="simple">Endless Entertainment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New York City</text:p>
          </table:table-cell>
          <table:table-cell table:style-name="ce4" office:value-type="string" calcext:value-type="string">
            <text:p>New York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endlessentertainment.com/" xlink:type="simple">Endless Entertainment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Oakland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endlessfluff.com/" xlink:type="simple">Endless Fluff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New York City</text:p>
          </table:table-cell>
          <table:table-cell table:style-name="ce4" office:value-type="string" calcext:value-type="string">
            <text:p>New York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enduring.games/" xlink:type="simple">Enduring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Austin</text:p>
          </table:table-cell>
          <table:table-cell table:style-name="ce4" office:value-type="string" calcext:value-type="string">
            <text:p>Texas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engineroomgames.com/" xlink:type="simple">Engine Room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ristol</text:p>
          </table:table-cell>
          <table:table-cell table:style-name="ce4" office:value-type="string" calcext:value-type="string">
            <text:p>Avon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engineroomgames.com/" xlink:type="simple">Engine Room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tratford upon Avon</text:p>
          </table:table-cell>
          <table:table-cell table:style-name="ce4" office:value-type="string" calcext:value-type="string">
            <text:p>Warwickshire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engine-software.com/" xlink:type="simple">Engine Softwar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Doetinchem</text:p>
          </table:table-cell>
          <table:table-cell table:style-name="ce4" office:value-type="string" calcext:value-type="string">
            <text:p>Gelderland</text:p>
          </table:table-cell>
          <table:table-cell table:style-name="ce4" office:value-type="string" calcext:value-type="string">
            <text:p>Netherland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enhance-experience.com/" xlink:type="simple">Enhance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Tokyo</text:p>
          </table:table-cell>
          <table:table-cell table:style-name="ce4" office:value-type="string" calcext:value-type="string">
            <text:p>Japan</text:p>
          </table:table-cell>
          <table:table-cell table:number-columns-repeated="1019"/>
        </table:table-row>
        <table:table-row table:style-name="ro3">
          <table:table-cell table:style-name="ce4" office:value-type="string" calcext:value-type="string">
            <text:p><text:a xlink:href="http://www.shiness-game.com/" xlink:type="simple">Enigami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Lille</text:p>
          </table:table-cell>
          <table:table-cell table:style-name="ce4" office:value-type="string" calcext:value-type="string">
            <text:p>Nord-Pas-de-Calais-Picardie</text:p>
          </table:table-cell>
          <table:table-cell table:style-name="ce4" office:value-type="string" calcext:value-type="string">
            <text:p>France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enigma-studios.net/" xlink:type="simple">Enigma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Quito</text:p>
          </table:table-cell>
          <table:table-cell table:style-name="ce4" office:value-type="string" calcext:value-type="string">
            <text:p>Pichincha</text:p>
          </table:table-cell>
          <table:table-cell table:style-name="ce4" office:value-type="string" calcext:value-type="string">
            <text:p>Ecuador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enlight.com/" xlink:type="simple">Enlight Software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London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thesongofseven.com/" xlink:type="simple">Enlightened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Chicago</text:p>
          </table:table-cell>
          <table:table-cell table:style-name="ce4" office:value-type="string" calcext:value-type="string">
            <text:p>Illinois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ennuistudio.com/" xlink:type="simple">EnnuiStudio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an Nicholas</text:p>
          </table:table-cell>
          <table:table-cell table:style-name="ce4" office:value-type="string" calcext:value-type="string">
            <text:p>Nuevo León</text:p>
          </table:table-cell>
          <table:table-cell table:style-name="ce4" office:value-type="string" calcext:value-type="string">
            <text:p>Mexico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enplexgames.com/" xlink:type="simple">Enplex Game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Moscow</text:p>
          </table:table-cell>
          <table:table-cell table:style-name="ce4" office:value-type="string" calcext:value-type="string">
            <text:p>Russi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enspire.com/" xlink:type="simple">Enspire Learning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Austin</text:p>
          </table:table-cell>
          <table:table-cell table:style-name="ce4" office:value-type="string" calcext:value-type="string">
            <text:p>Texas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enteryes.com/" xlink:type="simple">Enter Y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elfast</text:p>
          </table:table-cell>
          <table:table-cell table:style-name="ce4" office:value-type="string" calcext:value-type="string">
            <text:p>County Antrim</text:p>
          </table:table-cell>
          <table:table-cell table:style-name="ce4" office:value-type="string" calcext:value-type="string">
            <text:p>Northern Ire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enthrean.com/" xlink:type="simple">Enthrean Guardian Game Studio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alatiga</text:p>
          </table:table-cell>
          <table:table-cell table:style-name="ce4" office:value-type="string" calcext:value-type="string">
            <text:p>Central Java</text:p>
          </table:table-cell>
          <table:table-cell table:style-name="ce4" office:value-type="string" calcext:value-type="string">
            <text:p>Indonesi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entradainteractive.com/" xlink:type="simple">Entrada Interactiv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Alpine</text:p>
          </table:table-cell>
          <table:table-cell table:style-name="ce4" office:value-type="string" calcext:value-type="string">
            <text:p>Utah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envision-entertainment.de/" xlink:type="simple">Envision Entertainment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Ingelheim</text:p>
          </table:table-cell>
          <table:table-cell table:style-name="ce4" office:value-type="string" calcext:value-type="string">
            <text:p>Rheinland-Pfalz</text:p>
          </table:table-cell>
          <table:table-cell table:style-name="ce4" office:value-type="string" calcext:value-type="string">
            <text:p>Germany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epicgames.com/" xlink:type="simple">Epic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ontreal</text:p>
          </table:table-cell>
          <table:table-cell table:style-name="ce4" office:value-type="string" calcext:value-type="string">
            <text:p>Quebec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epicgames.com/" xlink:type="simple">Epic Games China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Shanghai</text:p>
          </table:table-cell>
          <table:table-cell table:style-name="ce4" office:value-type="string" calcext:value-type="string">
            <text:p>Chin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epicgames.com/" xlink:type="simple">Epic Games China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uzhou</text:p>
          </table:table-cell>
          <table:table-cell table:style-name="ce4" office:value-type="string" calcext:value-type="string">
            <text:p>Jiangsu</text:p>
          </table:table-cell>
          <table:table-cell table:style-name="ce4" office:value-type="string" calcext:value-type="string">
            <text:p>Chin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epicgames.com/" xlink:type="simple">Epic Games Japan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Yokohama</text:p>
          </table:table-cell>
          <table:table-cell table:style-name="ce4" office:value-type="string" calcext:value-type="string">
            <text:p>Kanagawa</text:p>
          </table:table-cell>
          <table:table-cell table:style-name="ce4" office:value-type="string" calcext:value-type="string">
            <text:p>Japan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epicgames.com/" xlink:type="simple">Epic Games Korea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Seoul</text:p>
          </table:table-cell>
          <table:table-cell table:style-name="ce4" office:value-type="string" calcext:value-type="string">
            <text:p>South Kore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epicgames.com/" xlink:type="simple">Epic Games UK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Guildford</text:p>
          </table:table-cell>
          <table:table-cell table:style-name="ce4" office:value-type="string" calcext:value-type="string">
            <text:p>Surrey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epicgames.com/" xlink:type="simple">Epic Games UK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Leamington Spa</text:p>
          </table:table-cell>
          <table:table-cell table:style-name="ce4" office:value-type="string" calcext:value-type="string">
            <text:p>Warwickshire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epicgames.com/" xlink:type="simple">Epic Games UK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underland</text:p>
          </table:table-cell>
          <table:table-cell table:style-name="ce4" office:value-type="string" calcext:value-type="string">
            <text:p>Tyne and Wear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epicgames.com/" xlink:type="simple">Epic Seattl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ellevue</text:p>
          </table:table-cell>
          <table:table-cell table:style-name="ce4" office:value-type="string" calcext:value-type="string">
            <text:p>Washington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epiphanygames.net/" xlink:type="simple">Epiphany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ydney</text:p>
          </table:table-cell>
          <table:table-cell table:style-name="ce4" office:value-type="string" calcext:value-type="string">
            <text:p>New South Wales</text:p>
          </table:table-cell>
          <table:table-cell table:style-name="ce4" office:value-type="string" calcext:value-type="string">
            <text:p>Australi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epitasisgame.com/" xlink:type="simple">Epitasis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Annapolis</text:p>
          </table:table-cell>
          <table:table-cell table:style-name="ce4" office:value-type="string" calcext:value-type="string">
            <text:p>Maryland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epochalstorm.com/" xlink:type="simple">EpochalStorm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Rome</text:p>
          </table:table-cell>
          <table:table-cell table:style-name="ce4" office:value-type="string" calcext:value-type="string">
            <text:p>Lazio</text:p>
          </table:table-cell>
          <table:table-cell table:style-name="ce4" office:value-type="string" calcext:value-type="string">
            <text:p>Italy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epsilon-games.com/" xlink:type="simple">Epsilon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Ufa</text:p>
          </table:table-cell>
          <table:table-cell table:style-name="ce4" office:value-type="string" calcext:value-type="string">
            <text:p>Bashkortostan</text:p>
          </table:table-cell>
          <table:table-cell table:style-name="ce4" office:value-type="string" calcext:value-type="string">
            <text:p>Russi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eschatch.com/" xlink:type="simple">Escape Hatch Entertainment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Austin</text:p>
          </table:table-cell>
          <table:table-cell table:style-name="ce4" office:value-type="string" calcext:value-type="string">
            <text:p>Texas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escapistgames.com/" xlink:type="simple">Escapist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Godalming</text:p>
          </table:table-cell>
          <table:table-cell table:style-name="ce4" office:value-type="string" calcext:value-type="string">
            <text:p>Surrey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etterstudio.com/" xlink:type="simple">Etter Studio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Zurich</text:p>
          </table:table-cell>
          <table:table-cell table:style-name="ce4" office:value-type="string" calcext:value-type="string">
            <text:p>Switzer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eugensystems.com/" xlink:type="simple">Eugen System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Paris</text:p>
          </table:table-cell>
          <table:table-cell table:style-name="ce4" office:value-type="string" calcext:value-type="string">
            <text:p>Ile-de-France</text:p>
          </table:table-cell>
          <table:table-cell table:style-name="ce4" office:value-type="string" calcext:value-type="string">
            <text:p>France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eutechnyx.com/" xlink:type="simple">Eutechnyx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Gateshead</text:p>
          </table:table-cell>
          <table:table-cell table:style-name="ce4" office:value-type="string" calcext:value-type="string">
            <text:p>Tyne and Wear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eveningstar.studio/" xlink:type="simple">Evening Star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London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eveningstar.studio/" xlink:type="simple">Evening Star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Los Angeles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evehor.com/" xlink:type="simple">Event Horizon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Gdynia</text:p>
          </table:table-cell>
          <table:table-cell table:style-name="ce4" office:value-type="string" calcext:value-type="string">
            <text:p>Pomeranian</text:p>
          </table:table-cell>
          <table:table-cell table:style-name="ce4" office:value-type="string" calcext:value-type="string">
            <text:p>Po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everi.com/" xlink:type="simple">Everi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Austin</text:p>
          </table:table-cell>
          <table:table-cell table:style-name="ce4" office:value-type="string" calcext:value-type="string">
            <text:p>Texas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everi.com/" xlink:type="simple">Everi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Chicago</text:p>
          </table:table-cell>
          <table:table-cell table:style-name="ce4" office:value-type="string" calcext:value-type="string">
            <text:p>Illinois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everi.com/" xlink:type="simple">Everi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Reno</text:p>
          </table:table-cell>
          <table:table-cell table:style-name="ce4" office:value-type="string" calcext:value-type="string">
            <text:p>Nevad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eversim.com/" xlink:type="simple">Eversim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Lognes</text:p>
          </table:table-cell>
          <table:table-cell table:style-name="ce4" office:value-type="string" calcext:value-type="string">
            <text:p>Ile-de-France</text:p>
          </table:table-cell>
          <table:table-cell table:style-name="ce4" office:value-type="string" calcext:value-type="string">
            <text:p>France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everythingunlimitedltd.com/" xlink:type="simple">Everything Unlimited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Austin</text:p>
          </table:table-cell>
          <table:table-cell table:style-name="ce4" office:value-type="string" calcext:value-type="string">
            <text:p>Texas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evilcg.com/" xlink:type="simple">Evil Corporation Game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Moscow</text:p>
          </table:table-cell>
          <table:table-cell table:style-name="ce4" office:value-type="string" calcext:value-type="string">
            <text:p>Russi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evodant.com/" xlink:type="simple">Evodant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Winnipeg</text:p>
          </table:table-cell>
          <table:table-cell table:style-name="ce4" office:value-type="string" calcext:value-type="string">
            <text:p>Manitoba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elohellgame.com/" xlink:type="simple">Exato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Lynnwood</text:p>
          </table:table-cell>
          <table:table-cell table:style-name="ce4" office:value-type="string" calcext:value-type="string">
            <text:p>Washington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exbleative.com/" xlink:type="simple">Exbleativ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Adelaide</text:p>
          </table:table-cell>
          <table:table-cell table:style-name="ce4" office:value-type="string" calcext:value-type="string">
            <text:p>South Australia</text:p>
          </table:table-cell>
          <table:table-cell table:style-name="ce4" office:value-type="string" calcext:value-type="string">
            <text:p>Australi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excalisoft.com/" xlink:type="simple">Excalisoft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Den Haag</text:p>
          </table:table-cell>
          <table:table-cell table:style-name="ce4" office:value-type="string" calcext:value-type="string">
            <text:p>Zuid-Holland</text:p>
          </table:table-cell>
          <table:table-cell table:style-name="ce4" office:value-type="string" calcext:value-type="string">
            <text:p>Netherland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excamedia.nl/" xlink:type="simple">Excamedia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Utrecht</text:p>
          </table:table-cell>
          <table:table-cell table:style-name="ce4" office:value-type="string" calcext:value-type="string">
            <text:p>Netherland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exdream.com/" xlink:type="simple">exDream entertainment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Hannover</text:p>
          </table:table-cell>
          <table:table-cell table:style-name="ce4" office:value-type="string" calcext:value-type="string">
            <text:p>Lower Saxony</text:p>
          </table:table-cell>
          <table:table-cell table:style-name="ce4" office:value-type="string" calcext:value-type="string">
            <text:p>Germany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exient.com/" xlink:type="simple">Exient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Floriana</text:p>
          </table:table-cell>
          <table:table-cell table:number-columns-repeated="2" table:style-name="ce4" office:value-type="string" calcext:value-type="string">
            <text:p>Malt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exient.com/" xlink:type="simple">Exient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Leamington Spa</text:p>
          </table:table-cell>
          <table:table-cell table:style-name="ce4" office:value-type="string" calcext:value-type="string">
            <text:p>Warwickshire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exiin.com/" xlink:type="simple">EXiin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Brussels</text:p>
          </table:table-cell>
          <table:table-cell table:style-name="ce4" office:value-type="string" calcext:value-type="string">
            <text:p>Belgium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exisinteractive.com/" xlink:type="simple">Exi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Towson</text:p>
          </table:table-cell>
          <table:table-cell table:style-name="ce4" office:value-type="string" calcext:value-type="string">
            <text:p>Maryland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3">
          <table:table-cell table:style-name="ce4" office:value-type="string" calcext:value-type="string">
            <text:p><text:a xlink:href="http://www.exkee.com/" xlink:type="simple">Exke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arseille</text:p>
          </table:table-cell>
          <table:table-cell table:style-name="ce4" office:value-type="string" calcext:value-type="string">
            <text:p>Provence-Alpes-Cote d'Azur</text:p>
          </table:table-cell>
          <table:table-cell table:style-name="ce4" office:value-type="string" calcext:value-type="string">
            <text:p>France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exorstudios.com/" xlink:type="simple">Exor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zczecin</text:p>
          </table:table-cell>
          <table:table-cell table:style-name="ce4" office:value-type="string" calcext:value-type="string">
            <text:p>West Pomerian</text:p>
          </table:table-cell>
          <table:table-cell table:style-name="ce4" office:value-type="string" calcext:value-type="string">
            <text:p>Poland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exordiumgames.com/" xlink:type="simple">Exordium Game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Zagreb</text:p>
          </table:table-cell>
          <table:table-cell table:style-name="ce4" office:value-type="string" calcext:value-type="string">
            <text:p>Croati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exozet.com/" xlink:type="simple">Exozet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Berlin</text:p>
          </table:table-cell>
          <table:table-cell table:style-name="ce4" office:value-type="string" calcext:value-type="string">
            <text:p>Germany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exozet.com/" xlink:type="simple">Exozet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Potsdam</text:p>
          </table:table-cell>
          <table:table-cell table:style-name="ce4" office:value-type="string" calcext:value-type="string">
            <text:p>Brandenburg</text:p>
          </table:table-cell>
          <table:table-cell table:style-name="ce4" office:value-type="string" calcext:value-type="string">
            <text:p>Germany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exozet.com/" xlink:type="simple">Exozet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Vienna</text:p>
          </table:table-cell>
          <table:table-cell table:style-name="ce4" office:value-type="string" calcext:value-type="string">
            <text:p>Austri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experiment101.com/" xlink:type="simple">Experiment 101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Stockholm</text:p>
          </table:table-cell>
          <table:table-cell table:style-name="ce4" office:value-type="string" calcext:value-type="string">
            <text:p>Sweden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emstudios.co.uk/" xlink:type="simple">Extra Mile Studio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Glasgow</text:p>
          </table:table-cell>
          <table:table-cell table:style-name="ce4" office:value-type="string" calcext:value-type="string">
            <text:p>Scot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exok.com/" xlink:type="simple">Extremely OK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Vancouver</text:p>
          </table:table-cell>
          <table:table-cell table:style-name="ce4" office:value-type="string" calcext:value-type="string">
            <text:p>British Columbia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extrokold.com/" xlink:type="simple">Extrokold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an Diego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eyecon.com.au/" xlink:type="simple">Eyecon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risbane</text:p>
          </table:table-cell>
          <table:table-cell table:style-name="ce4" office:value-type="string" calcext:value-type="string">
            <text:p>Queensland</text:p>
          </table:table-cell>
          <table:table-cell table:style-name="ce4" office:value-type="string" calcext:value-type="string">
            <text:p>Australi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eyelead.com/" xlink:type="simple">Eyelead Softwar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Athens</text:p>
          </table:table-cell>
          <table:table-cell table:style-name="ce4" office:value-type="string" calcext:value-type="string">
            <text:p>Attica</text:p>
          </table:table-cell>
          <table:table-cell table:style-name="ce4" office:value-type="string" calcext:value-type="string">
            <text:p>Greece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ezelia.com/" xlink:type="simple">Ezelia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Oujda</text:p>
          </table:table-cell>
          <table:table-cell table:style-name="ce4" office:value-type="string" calcext:value-type="string">
            <text:p>Morocco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f4-group.com/" xlink:type="simple">F4 Group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Paris</text:p>
          </table:table-cell>
          <table:table-cell table:style-name="ce4" office:value-type="string" calcext:value-type="string">
            <text:p>Ile-de-France</text:p>
          </table:table-cell>
          <table:table-cell table:style-name="ce4" office:value-type="string" calcext:value-type="string">
            <text:p>France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f84games.com/" xlink:type="simple">F84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Van Nuys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fablelabs.com/" xlink:type="simple">FableLab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an Francisco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fablevisionstudios.com/" xlink:type="simple">FableVision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oston</text:p>
          </table:table-cell>
          <table:table-cell table:style-name="ce4" office:value-type="string" calcext:value-type="string">
            <text:p>Massachusetts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fabraz.com/" xlink:type="simple">Fabraz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New York City</text:p>
          </table:table-cell>
          <table:table-cell table:style-name="ce4" office:value-type="string" calcext:value-type="string">
            <text:p>New York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facepunchstudios.com/" xlink:type="simple">Facepunch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Walsall</text:p>
          </table:table-cell>
          <table:table-cell table:style-name="ce4" office:value-type="string" calcext:value-type="string">
            <text:p>West Midlands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3">
          <table:table-cell table:style-name="ce4" office:value-type="string" calcext:value-type="string">
            <text:p><text:a xlink:href="http://www.factor5.com/" xlink:type="simple">Factor 5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Cologne</text:p>
          </table:table-cell>
          <table:table-cell table:style-name="ce4" office:value-type="string" calcext:value-type="string">
            <text:p>North Rhine-Westphalia</text:p>
          </table:table-cell>
          <table:table-cell table:style-name="ce4" office:value-type="string" calcext:value-type="string">
            <text:p>Germany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factusgames.com/" xlink:type="simple">Factus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oston</text:p>
          </table:table-cell>
          <table:table-cell table:style-name="ce4" office:value-type="string" calcext:value-type="string">
            <text:p>Massachusetts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failbettergames.com/" xlink:type="simple">Failbetter Game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London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failcore.games/" xlink:type="simple">Failcor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Warsaw</text:p>
          </table:table-cell>
          <table:table-cell table:style-name="ce4" office:value-type="string" calcext:value-type="string">
            <text:p>Masovian</text:p>
          </table:table-cell>
          <table:table-cell table:style-name="ce4" office:value-type="string" calcext:value-type="string">
            <text:p>Poland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fakt-software.de/" xlink:type="simple">Fakt Softwar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Zwickau</text:p>
          </table:table-cell>
          <table:table-cell table:style-name="ce4" office:value-type="string" calcext:value-type="string">
            <text:p>Sachsen</text:p>
          </table:table-cell>
          <table:table-cell table:style-name="ce4" office:value-type="string" calcext:value-type="string">
            <text:p>Germany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falldamagestudio.com/" xlink:type="simple">Fall Damage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Stockholm</text:p>
          </table:table-cell>
          <table:table-cell table:style-name="ce4" office:value-type="string" calcext:value-type="string">
            <text:p>Sweden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fallenflagstudio.com/" xlink:type="simple">Fallen Flag Studio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London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fallstreakstudio.com/" xlink:type="simple">Fallstreak Studio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Orange County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fancy-bytes.de/" xlink:type="simple">Fancy Byt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Oberhausen</text:p>
          </table:table-cell>
          <table:table-cell table:style-name="ce4" office:value-type="string" calcext:value-type="string">
            <text:p>Bayern</text:p>
          </table:table-cell>
          <table:table-cell table:style-name="ce4" office:value-type="string" calcext:value-type="string">
            <text:p>Germany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fanstudio.co.uk/" xlink:type="simple">FanStudio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London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3">
          <table:table-cell table:style-name="ce4" office:value-type="string" calcext:value-type="string">
            <text:p><text:a xlink:href="http://www.fantazm.com/" xlink:type="simple">fantazm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-Hertogenbosch</text:p>
          </table:table-cell>
          <table:table-cell table:style-name="ce4" office:value-type="string" calcext:value-type="string">
            <text:p>Noord-Brabant</text:p>
          </table:table-cell>
          <table:table-cell table:style-name="ce4" office:value-type="string" calcext:value-type="string">
            <text:p>Netherland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farjay.com/" xlink:type="simple">Farjay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Portland</text:p>
          </table:table-cell>
          <table:table-cell table:style-name="ce4" office:value-type="string" calcext:value-type="string">
            <text:p>Oregon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farsightstudios.com/" xlink:type="simple">FarSight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ig Bear Lake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farskyinteractive.com/" xlink:type="simple">Farsky Interactiv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Paris</text:p>
          </table:table-cell>
          <table:table-cell table:style-name="ce4" office:value-type="string" calcext:value-type="string">
            <text:p>Ile-de-France</text:p>
          </table:table-cell>
          <table:table-cell table:style-name="ce4" office:value-type="string" calcext:value-type="string">
            <text:p>France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fatpandagames.com/" xlink:type="simple">Fat Panda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erida</text:p>
          </table:table-cell>
          <table:table-cell table:style-name="ce4" office:value-type="string" calcext:value-type="string">
            <text:p>Yucatan</text:p>
          </table:table-cell>
          <table:table-cell table:style-name="ce4" office:value-type="string" calcext:value-type="string">
            <text:p>Mexico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vaporum-game.com/" xlink:type="simple">Fatbot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ratislava</text:p>
          </table:table-cell>
          <table:table-cell table:style-name="ce4" office:value-type="string" calcext:value-type="string">
            <text:p>Bratislavsky kraj</text:p>
          </table:table-cell>
          <table:table-cell table:style-name="ce4" office:value-type="string" calcext:value-type="string">
            <text:p>Slovaki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fatshark.se/" xlink:type="simple">Fatshark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Stockholm</text:p>
          </table:table-cell>
          <table:table-cell table:style-name="ce4" office:value-type="string" calcext:value-type="string">
            <text:p>Sweden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feralcatden.com/" xlink:type="simple">Feral Cat Den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New York City</text:p>
          </table:table-cell>
          <table:table-cell table:style-name="ce4" office:value-type="string" calcext:value-type="string">
            <text:p>New York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ferhoxsoft.com/" xlink:type="simple">Ferhoxsoft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Rome</text:p>
          </table:table-cell>
          <table:table-cell table:style-name="ce4" office:value-type="string" calcext:value-type="string">
            <text:p>Lazio</text:p>
          </table:table-cell>
          <table:table-cell table:style-name="ce4" office:value-type="string" calcext:value-type="string">
            <text:p>Italy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fictiorama.com/" xlink:type="simple">Fictiorama Studio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Madrid</text:p>
          </table:table-cell>
          <table:table-cell table:style-name="ce4" office:value-type="string" calcext:value-type="string">
            <text:p>Spain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fiercefun.com/" xlink:type="simple">Fierce Fun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Dublin</text:p>
          </table:table-cell>
          <table:table-cell table:style-name="ce4" office:value-type="string" calcext:value-type="string">
            <text:p>Leinster</text:p>
          </table:table-cell>
          <table:table-cell table:style-name="ce4" office:value-type="string" calcext:value-type="string">
            <text:p>Ire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fiero.co.nz/" xlink:type="simple">Fiero Interactiv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Wellington</text:p>
          </table:table-cell>
          <table:table-cell table:style-name="ce4" office:value-type="string" calcext:value-type="string">
            <text:p>Greater Wellington</text:p>
          </table:table-cell>
          <table:table-cell table:style-name="ce4" office:value-type="string" calcext:value-type="string">
            <text:p>New Zea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c5games.com/" xlink:type="simple">Fifth Column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an Francisco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filamentgames.com/" xlink:type="simple">Filament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adison</text:p>
          </table:table-cell>
          <table:table-cell table:style-name="ce4" office:value-type="string" calcext:value-type="string">
            <text:p>Wisconsin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filimundus.se/" xlink:type="simple">Filimundu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Stockholm</text:p>
          </table:table-cell>
          <table:table-cell table:style-name="ce4" office:value-type="string" calcext:value-type="string">
            <text:p>Sweden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finalfinal.games/" xlink:type="simple">Final Final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an Francisco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finalformgames.com/" xlink:type="simple">Final Form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Philadelphia</text:p>
          </table:table-cell>
          <table:table-cell table:style-name="ce4" office:value-type="string" calcext:value-type="string">
            <text:p>Pennsylva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finalstrike.games/" xlink:type="simple">Final Strike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eattle</text:p>
          </table:table-cell>
          <table:table-cell table:style-name="ce4" office:value-type="string" calcext:value-type="string">
            <text:p>Washington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finewaystudios.com/" xlink:type="simple">Fineway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rno</text:p>
          </table:table-cell>
          <table:table-cell table:style-name="ce4" office:value-type="string" calcext:value-type="string">
            <text:p>Moravia</text:p>
          </table:table-cell>
          <table:table-cell table:style-name="ce4" office:value-type="string" calcext:value-type="string">
            <text:p>Czech Republic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fingerfoodstudios.com/" xlink:type="simple">Finger Food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Port Moody</text:p>
          </table:table-cell>
          <table:table-cell table:style-name="ce4" office:value-type="string" calcext:value-type="string">
            <text:p>British Columbia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finishlinegames.com/" xlink:type="simple">Finish Line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Toronto</text:p>
          </table:table-cell>
          <table:table-cell table:style-name="ce4" office:value-type="string" calcext:value-type="string">
            <text:p>Ontario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fiolasoft.com/" xlink:type="simple">Fiolasoft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Prague</text:p>
          </table:table-cell>
          <table:table-cell table:style-name="ce4" office:value-type="string" calcext:value-type="string">
            <text:p>Bohemia</text:p>
          </table:table-cell>
          <table:table-cell table:style-name="ce4" office:value-type="string" calcext:value-type="string">
            <text:p>Czech Republic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firasoft.com.br/" xlink:type="simple">Fira Soft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rasília</text:p>
          </table:table-cell>
          <table:table-cell table:style-name="ce4" office:value-type="string" calcext:value-type="string">
            <text:p>Federal District</text:p>
          </table:table-cell>
          <table:table-cell table:style-name="ce4" office:value-type="string" calcext:value-type="string">
            <text:p>Brazil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firaxis.com/" xlink:type="simple">Firaxis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Hunt Valley</text:p>
          </table:table-cell>
          <table:table-cell table:style-name="ce4" office:value-type="string" calcext:value-type="string">
            <text:p>Maryland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fire-face.com/" xlink:type="simple">Fire Fac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Ottawa</text:p>
          </table:table-cell>
          <table:table-cell table:style-name="ce4" office:value-type="string" calcext:value-type="string">
            <text:p>Ontario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firehosegames.com/" xlink:type="simple">Fire Hose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Cambridge</text:p>
          </table:table-cell>
          <table:table-cell table:style-name="ce4" office:value-type="string" calcext:value-type="string">
            <text:p>Massachusetts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firebelly-studios.com/" xlink:type="simple">Firebelly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enecia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firebrandgames.com/" xlink:type="simple">Firebrand Game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Glasgow</text:p>
          </table:table-cell>
          <table:table-cell table:style-name="ce4" office:value-type="string" calcext:value-type="string">
            <text:p>Scot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firebrandgames.com/" xlink:type="simple">Firebrand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erritt Island</text:p>
          </table:table-cell>
          <table:table-cell table:style-name="ce4" office:value-type="string" calcext:value-type="string">
            <text:p>Florid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firebrushstudios.com/" xlink:type="simple">Firebrush Studio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Utrecht</text:p>
          </table:table-cell>
          <table:table-cell table:style-name="ce4" office:value-type="string" calcext:value-type="string">
            <text:p>Netherland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fireflyworlds.com/" xlink:type="simple">Firefly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Aberdeen</text:p>
          </table:table-cell>
          <table:table-cell table:number-columns-repeated="2" table:style-name="ce4" office:value-type="string" calcext:value-type="string">
            <text:p>Scot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fireflyworlds.com/" xlink:type="simple">Firefly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Canton</text:p>
          </table:table-cell>
          <table:table-cell table:style-name="ce4" office:value-type="string" calcext:value-type="string">
            <text:p>Connecticut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fireflyworlds.com/" xlink:type="simple">Firefly Studio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London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firesprite.com/" xlink:type="simple">Firesprit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Liverpool</text:p>
          </table:table-cell>
          <table:table-cell table:style-name="ce4" office:value-type="string" calcext:value-type="string">
            <text:p>Merseyside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firewalkstudios.com/" xlink:type="simple">Firewalk Studios (ProbablyMonsters)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ellevue</text:p>
          </table:table-cell>
          <table:table-cell table:style-name="ce4" office:value-type="string" calcext:value-type="string">
            <text:p>Washington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firstcontactent.com/" xlink:type="simple">First Contact Entertainment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anta Monica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firststarsoftware.com/" xlink:type="simple">First Star Softwar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Chappaqua</text:p>
          </table:table-cell>
          <table:table-cell table:style-name="ce4" office:value-type="string" calcext:value-type="string">
            <text:p>New York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typhoonstudios.com/" xlink:type="simple">First Studio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ontreal</text:p>
          </table:table-cell>
          <table:table-cell table:style-name="ce4" office:value-type="string" calcext:value-type="string">
            <text:p>Quebec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fishinabottle.com/" xlink:type="simple">fish in a bottl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Warwick</text:p>
          </table:table-cell>
          <table:table-cell table:style-name="ce4" office:value-type="string" calcext:value-type="string">
            <text:p>Warwickshire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fishingcactus.com/" xlink:type="simple">Fishing Cactu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ons</text:p>
          </table:table-cell>
          <table:table-cell table:style-name="ce4" office:value-type="string" calcext:value-type="string">
            <text:p>Hainaut</text:p>
          </table:table-cell>
          <table:table-cell table:style-name="ce4" office:value-type="string" calcext:value-type="string">
            <text:p>Belgium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fjrdinteractive.com/" xlink:type="simple">FJRD Interactive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Stockholm</text:p>
          </table:table-cell>
          <table:table-cell table:style-name="ce4" office:value-type="string" calcext:value-type="string">
            <text:p>Sweden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flamingfowlstudios.com/" xlink:type="simple">Flaming Fowl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Guildford</text:p>
          </table:table-cell>
          <table:table-cell table:style-name="ce4" office:value-type="string" calcext:value-type="string">
            <text:p>Surrey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flashbangstudios.com/" xlink:type="simple">Flashbang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Tempe</text:p>
          </table:table-cell>
          <table:table-cell table:style-name="ce4" office:value-type="string" calcext:value-type="string">
            <text:p>Arizon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flashbulbgames.com/" xlink:type="simple">Flashbulb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Copenhagen</text:p>
          </table:table-cell>
          <table:table-cell table:style-name="ce4" office:value-type="string" calcext:value-type="string">
            <text:p>Oresund</text:p>
          </table:table-cell>
          <table:table-cell table:style-name="ce4" office:value-type="string" calcext:value-type="string">
            <text:p>Denmark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flatearthgames.com.au/" xlink:type="simple">Flat Earth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ydney</text:p>
          </table:table-cell>
          <table:table-cell table:style-name="ce4" office:value-type="string" calcext:value-type="string">
            <text:p>New South Wales</text:p>
          </table:table-cell>
          <table:table-cell table:style-name="ce4" office:value-type="string" calcext:value-type="string">
            <text:p>Australi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flavourworks.co/" xlink:type="simple">FlavourWork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London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flerogames.com/" xlink:type="simple">Flero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eongnam-si</text:p>
          </table:table-cell>
          <table:table-cell table:style-name="ce4" office:value-type="string" calcext:value-type="string">
            <text:p>Gyeonggi-do</text:p>
          </table:table-cell>
          <table:table-cell table:style-name="ce4" office:value-type="string" calcext:value-type="string">
            <text:p>South Kore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flightschoolstudio.com/" xlink:type="simple">Flight School Studio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Dallas</text:p>
          </table:table-cell>
          <table:table-cell table:style-name="ce4" office:value-type="string" calcext:value-type="string">
            <text:p>Texas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flightschoolstudio.com/" xlink:type="simple">Flight School Studio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Hollywood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flightschoolstudio.com/" xlink:type="simple">Flight School Studio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ontreal</text:p>
          </table:table-cell>
          <table:table-cell table:style-name="ce4" office:value-type="string" calcext:value-type="string">
            <text:p>Quebec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flightless.co.nz/" xlink:type="simple">Flightles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Auckland</text:p>
          </table:table-cell>
          <table:table-cell table:style-name="ce4" office:value-type="string" calcext:value-type="string">
            <text:p>New Zea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flippfly.com/" xlink:type="simple">Flippfly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adison</text:p>
          </table:table-cell>
          <table:table-cell table:style-name="ce4" office:value-type="string" calcext:value-type="string">
            <text:p>Wisconsin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floathybrid.com/" xlink:type="simple">FLOAT (hybrid entertainment)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an Francisco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fluttermind.com/" xlink:type="simple">Fluttermind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Oakland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fluxstory.com/" xlink:type="simple">Flux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ydney</text:p>
          </table:table-cell>
          <table:table-cell table:style-name="ce4" office:value-type="string" calcext:value-type="string">
            <text:p>New South Wales</text:p>
          </table:table-cell>
          <table:table-cell table:style-name="ce4" office:value-type="string" calcext:value-type="string">
            <text:p>Australi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flyclops.com/" xlink:type="simple">Flyclop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Philadelphia</text:p>
          </table:table-cell>
          <table:table-cell table:style-name="ce4" office:value-type="string" calcext:value-type="string">
            <text:p>Pennsylva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flyingmollusk.com/" xlink:type="simple">Flying Mollusk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Los Angeles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flying-oak.com/" xlink:type="simple">Flying Oak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etz</text:p>
          </table:table-cell>
          <table:table-cell table:style-name="ce4" office:value-type="string" calcext:value-type="string">
            <text:p>Grand Est</text:p>
          </table:table-cell>
          <table:table-cell table:style-name="ce4" office:value-type="string" calcext:value-type="string">
            <text:p>France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flyingwildhog.com/" xlink:type="simple">Flying Wild Hog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Warsaw</text:p>
          </table:table-cell>
          <table:table-cell table:style-name="ce4" office:value-type="string" calcext:value-type="string">
            <text:p>Masovian</text:p>
          </table:table-cell>
          <table:table-cell table:style-name="ce4" office:value-type="string" calcext:value-type="string">
            <text:p>Po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flyingwisdomstudios.com/" xlink:type="simple">Flying Wisdom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an Francisco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flyover-games.com/" xlink:type="simple">Flyover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Warren</text:p>
          </table:table-cell>
          <table:table-cell table:style-name="ce4" office:value-type="string" calcext:value-type="string">
            <text:p>Michigan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fockagames.com/" xlink:type="simple">Focka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Guadalajara</text:p>
          </table:table-cell>
          <table:table-cell table:style-name="ce4" office:value-type="string" calcext:value-type="string">
            <text:p>Jalisco</text:p>
          </table:table-cell>
          <table:table-cell table:style-name="ce4" office:value-type="string" calcext:value-type="string">
            <text:p>Mexico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foldergeiststudios.com/" xlink:type="simple">Foldergeist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Grenaa</text:p>
          </table:table-cell>
          <table:table-cell table:style-name="ce4" office:value-type="string" calcext:value-type="string">
            <text:p>Djursland</text:p>
          </table:table-cell>
          <table:table-cell table:style-name="ce4" office:value-type="string" calcext:value-type="string">
            <text:p>Denmark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foofastudios.com/" xlink:type="simple">Foofa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Genova</text:p>
          </table:table-cell>
          <table:table-cell table:style-name="ce4" office:value-type="string" calcext:value-type="string">
            <text:p>Liguria</text:p>
          </table:table-cell>
          <table:table-cell table:style-name="ce4" office:value-type="string" calcext:value-type="string">
            <text:p>Italy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foolish-mortals.net/" xlink:type="simple">Foolish Mortal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askatoon</text:p>
          </table:table-cell>
          <table:table-cell table:style-name="ce4" office:value-type="string" calcext:value-type="string">
            <text:p>Saskatchewan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forceofhab.it/" xlink:type="simple">Force of Habit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ristol</text:p>
          </table:table-cell>
          <table:table-cell table:style-name="ce4" office:value-type="string" calcext:value-type="string">
            <text:p>Avon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forever-entertainment.com/" xlink:type="simple">Forever Entertainment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Gdynia</text:p>
          </table:table-cell>
          <table:table-cell table:style-name="ce4" office:value-type="string" calcext:value-type="string">
            <text:p>Pomeranian</text:p>
          </table:table-cell>
          <table:table-cell table:style-name="ce4" office:value-type="string" calcext:value-type="string">
            <text:p>Poland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forgereply.eu/" xlink:type="simple">Forge Reply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ilan</text:p>
          </table:table-cell>
          <table:table-cell table:style-name="ce4" office:value-type="string" calcext:value-type="string">
            <text:p>Lombardia</text:p>
          </table:table-cell>
          <table:table-cell table:style-name="ce4" office:value-type="string" calcext:value-type="string">
            <text:p>Italy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forgottenkey.se/" xlink:type="simple">Forgotten Key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Karlshamn</text:p>
          </table:table-cell>
          <table:table-cell table:style-name="ce4" office:value-type="string" calcext:value-type="string">
            <text:p>Blekinge</text:p>
          </table:table-cell>
          <table:table-cell table:style-name="ce4" office:value-type="string" calcext:value-type="string">
            <text:p>Sweden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fortitudegames.co.uk/" xlink:type="simple">Fortitude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Guildford</text:p>
          </table:table-cell>
          <table:table-cell table:style-name="ce4" office:value-type="string" calcext:value-type="string">
            <text:p>Surrey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forwardgs.com/" xlink:type="simple">Forward Game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Dallas</text:p>
          </table:table-cell>
          <table:table-cell table:style-name="ce4" office:value-type="string" calcext:value-type="string">
            <text:p>Texas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forwardgames.com/" xlink:type="simple">Forward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Rome</text:p>
          </table:table-cell>
          <table:table-cell table:style-name="ce4" office:value-type="string" calcext:value-type="string">
            <text:p>Lazio</text:p>
          </table:table-cell>
          <table:table-cell table:style-name="ce4" office:value-type="string" calcext:value-type="string">
            <text:p>Italy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foundry-iv.com/" xlink:type="simple">Foundry IV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Fort Lauderdale</text:p>
          </table:table-cell>
          <table:table-cell table:style-name="ce4" office:value-type="string" calcext:value-type="string">
            <text:p>Florid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fourattic.com/" xlink:type="simple">Fourattic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Seville</text:p>
          </table:table-cell>
          <table:table-cell table:style-name="ce4" office:value-type="string" calcext:value-type="string">
            <text:p>Spain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fourcelabs.com/" xlink:type="simple">Fource Lab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Utrecht</text:p>
          </table:table-cell>
          <table:table-cell table:style-name="ce4" office:value-type="string" calcext:value-type="string">
            <text:p>Netherland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4dgames.co/" xlink:type="simple">Fourth Dimension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New York City</text:p>
          </table:table-cell>
          <table:table-cell table:style-name="ce4" office:value-type="string" calcext:value-type="string">
            <text:p>New York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lostwordsgame.com/" xlink:type="simple">Fourth Stat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Colchester</text:p>
          </table:table-cell>
          <table:table-cell table:style-name="ce4" office:value-type="string" calcext:value-type="string">
            <text:p>Essex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foxvrexperiences.com/" xlink:type="simple">FoxNext VR Studio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Century City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fractalbox.fr/" xlink:type="simple">Fractal Box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Paris</text:p>
          </table:table-cell>
          <table:table-cell table:style-name="ce4" office:value-type="string" calcext:value-type="string">
            <text:p>Ile-de-France</text:p>
          </table:table-cell>
          <table:table-cell table:style-name="ce4" office:value-type="string" calcext:value-type="string">
            <text:p>France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skyroguegame.com/" xlink:type="simple">Fractal Phas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Toronto</text:p>
          </table:table-cell>
          <table:table-cell table:style-name="ce4" office:value-type="string" calcext:value-type="string">
            <text:p>Ontario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fracturedbyte.com/" xlink:type="simple">Fractured Byt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Tallinn</text:p>
          </table:table-cell>
          <table:table-cell table:style-name="ce4" office:value-type="string" calcext:value-type="string">
            <text:p>Harju</text:p>
          </table:table-cell>
          <table:table-cell table:style-name="ce4" office:value-type="string" calcext:value-type="string">
            <text:p>Estoni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frameinteractive.com/" xlink:type="simple">Frame Interactiv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urlington</text:p>
          </table:table-cell>
          <table:table-cell table:style-name="ce4" office:value-type="string" calcext:value-type="string">
            <text:p>Vermont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framebunker.com/" xlink:type="simple">Framebunker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Copenhagen</text:p>
          </table:table-cell>
          <table:table-cell table:style-name="ce4" office:value-type="string" calcext:value-type="string">
            <text:p>Oresund</text:p>
          </table:table-cell>
          <table:table-cell table:style-name="ce4" office:value-type="string" calcext:value-type="string">
            <text:p>Denmark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freakycreations.net/" xlink:type="simple">Freaky Creation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Guayaquil</text:p>
          </table:table-cell>
          <table:table-cell table:style-name="ce4" office:value-type="string" calcext:value-type="string">
            <text:p>Guayas</text:p>
          </table:table-cell>
          <table:table-cell table:style-name="ce4" office:value-type="string" calcext:value-type="string">
            <text:p>Ecuador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frecle.net/" xlink:type="simple">frecl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Copenhagen</text:p>
          </table:table-cell>
          <table:table-cell table:style-name="ce4" office:value-type="string" calcext:value-type="string">
            <text:p>Oresund</text:p>
          </table:table-cell>
          <table:table-cell table:style-name="ce4" office:value-type="string" calcext:value-type="string">
            <text:p>Denmark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freelives.net/" xlink:type="simple">Free Liv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Cape Town</text:p>
          </table:table-cell>
          <table:table-cell table:style-name="ce4" office:value-type="string" calcext:value-type="string">
            <text:p>Western Cape</text:p>
          </table:table-cell>
          <table:table-cell table:style-name="ce4" office:value-type="string" calcext:value-type="string">
            <text:p>South Afric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freerangegames.com/" xlink:type="simple">Free Range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ausalito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freeholdgames.com/" xlink:type="simple">Freehold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North Liberty</text:p>
          </table:table-cell>
          <table:table-cell table:style-name="ce4" office:value-type="string" calcext:value-type="string">
            <text:p>Indian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freejamgames.com/" xlink:type="simple">Freejam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Portsmouth</text:p>
          </table:table-cell>
          <table:table-cell table:style-name="ce4" office:value-type="string" calcext:value-type="string">
            <text:p>Hampshire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freejamgames.com/" xlink:type="simple">Freejam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Portsmouth</text:p>
          </table:table-cell>
          <table:table-cell table:style-name="ce4" office:value-type="string" calcext:value-type="string">
            <text:p>Hampshire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freemergency.weebly.com/" xlink:type="simple">Freemergency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Jakarta</text:p>
          </table:table-cell>
          <table:table-cell table:style-name="ce4" office:value-type="string" calcext:value-type="string">
            <text:p>Indonesi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freemind.pl/" xlink:type="simple">Freemind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Krakow</text:p>
          </table:table-cell>
          <table:table-cell table:style-name="ce4" office:value-type="string" calcext:value-type="string">
            <text:p>Lesser Poland</text:p>
          </table:table-cell>
          <table:table-cell table:style-name="ce4" office:value-type="string" calcext:value-type="string">
            <text:p>Po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freshgames.com/" xlink:type="simple">Fresh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Columbus</text:p>
          </table:table-cell>
          <table:table-cell table:style-name="ce4" office:value-type="string" calcext:value-type="string">
            <text:p>Ohio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fresh3d.com/" xlink:type="simple">Fresh3D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Pornichet</text:p>
          </table:table-cell>
          <table:table-cell table:style-name="ce4" office:value-type="string" calcext:value-type="string">
            <text:p>Pays de la Loire</text:p>
          </table:table-cell>
          <table:table-cell table:style-name="ce4" office:value-type="string" calcext:value-type="string">
            <text:p>France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frictionalgames.com/" xlink:type="simple">Frictional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Helsingborg</text:p>
          </table:table-cell>
          <table:table-cell table:style-name="ce4" office:value-type="string" calcext:value-type="string">
            <text:p>Skåne</text:p>
          </table:table-cell>
          <table:table-cell table:style-name="ce4" office:value-type="string" calcext:value-type="string">
            <text:p>Sweden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friendandfoegames.com/" xlink:type="simple">Friend &amp; Foe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Tokyo</text:p>
          </table:table-cell>
          <table:table-cell table:style-name="ce4" office:value-type="string" calcext:value-type="string">
            <text:p>Japan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friendswithyou.com/" xlink:type="simple">FriendsWithYou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Los Angeles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frimastudio.com/" xlink:type="simple">Frima Studio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ontreal</text:p>
          </table:table-cell>
          <table:table-cell table:style-name="ce4" office:value-type="string" calcext:value-type="string">
            <text:p>Quebec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frimastudio.com/" xlink:type="simple">Frima Studio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Quebec City</text:p>
          </table:table-cell>
          <table:table-cell table:style-name="ce4" office:value-type="string" calcext:value-type="string">
            <text:p>Quebec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frogdice.com/" xlink:type="simple">Frogdic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Lexington</text:p>
          </table:table-cell>
          <table:table-cell table:style-name="ce4" office:value-type="string" calcext:value-type="string">
            <text:p>Kentucky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frogshark.com/" xlink:type="simple">Frogshark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Auckland</text:p>
          </table:table-cell>
          <table:table-cell table:style-name="ce4" office:value-type="string" calcext:value-type="string">
            <text:p>New Zealand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frogwares.com/" xlink:type="simple">Frogwar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Dublin</text:p>
          </table:table-cell>
          <table:table-cell table:style-name="ce4" office:value-type="string" calcext:value-type="string">
            <text:p>Leinster</text:p>
          </table:table-cell>
          <table:table-cell table:style-name="ce4" office:value-type="string" calcext:value-type="string">
            <text:p>Ireland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frogwares.com/" xlink:type="simple">Frogware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Kiev</text:p>
          </table:table-cell>
          <table:table-cell table:style-name="ce4" office:value-type="string" calcext:value-type="string">
            <text:p>Ukraine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fromsoftware.jp/" xlink:type="simple">From Software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Tokyo</text:p>
          </table:table-cell>
          <table:table-cell table:style-name="ce4" office:value-type="string" calcext:value-type="string">
            <text:p>Japan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fromthefuturegames.com/" xlink:type="simple">From the Futur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Denton</text:p>
          </table:table-cell>
          <table:table-cell table:style-name="ce4" office:value-type="string" calcext:value-type="string">
            <text:p>Texas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frontier.co.uk/" xlink:type="simple">Frontier Development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Cambridge</text:p>
          </table:table-cell>
          <table:table-cell table:style-name="ce4" office:value-type="string" calcext:value-type="string">
            <text:p>Cambridgeshire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frostbite.com/" xlink:type="simple">Frostbite (Electronic Arts)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Stockholm</text:p>
          </table:table-cell>
          <table:table-cell table:style-name="ce4" office:value-type="string" calcext:value-type="string">
            <text:p>Sweden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frostkeep.com/" xlink:type="simple">Frostkeep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Irvine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frozenshard.com/" xlink:type="simple">Frozen Shard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arcelona</text:p>
          </table:table-cell>
          <table:table-cell table:style-name="ce4" office:value-type="string" calcext:value-type="string">
            <text:p>Catalonia</text:p>
          </table:table-cell>
          <table:table-cell table:style-name="ce4" office:value-type="string" calcext:value-type="string">
            <text:p>Spain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frozenbyte.com/" xlink:type="simple">Frozenbyte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Helsinki</text:p>
          </table:table-cell>
          <table:table-cell table:style-name="ce4" office:value-type="string" calcext:value-type="string">
            <text:p>Finland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fulafisken.se/" xlink:type="simple">Fula Fisken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Stockholm</text:p>
          </table:table-cell>
          <table:table-cell table:style-name="ce4" office:value-type="string" calcext:value-type="string">
            <text:p>Sweden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fullcontrol.dk/" xlink:type="simple">Full Control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Copenhagen</text:p>
          </table:table-cell>
          <table:table-cell table:style-name="ce4" office:value-type="string" calcext:value-type="string">
            <text:p>Oresund</text:p>
          </table:table-cell>
          <table:table-cell table:style-name="ce4" office:value-type="string" calcext:value-type="string">
            <text:p>Denmark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full-fat.com/" xlink:type="simple">Full Fat Production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Coventry</text:p>
          </table:table-cell>
          <table:table-cell table:style-name="ce4" office:value-type="string" calcext:value-type="string">
            <text:p>West Midlands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funbits.com/" xlink:type="simple">Fun Bit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eattle</text:p>
          </table:table-cell>
          <table:table-cell table:style-name="ce4" office:value-type="string" calcext:value-type="string">
            <text:p>Washington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funlabs.com/" xlink:type="simple">Fun Lab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Bucharest</text:p>
          </table:table-cell>
          <table:table-cell table:style-name="ce4" office:value-type="string" calcext:value-type="string">
            <text:p>Romani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funpunchgames.com/" xlink:type="simple">Fun Punch Game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Lisbon</text:p>
          </table:table-cell>
          <table:table-cell table:style-name="ce4" office:value-type="string" calcext:value-type="string">
            <text:p>Portugal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funbakers.com/" xlink:type="simple">Funbaker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aynooth</text:p>
          </table:table-cell>
          <table:table-cell table:style-name="ce4" office:value-type="string" calcext:value-type="string">
            <text:p>County Kildare</text:p>
          </table:table-cell>
          <table:table-cell table:style-name="ce4" office:value-type="string" calcext:value-type="string">
            <text:p>Ire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funforge.fr/" xlink:type="simple">Funforg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Paris</text:p>
          </table:table-cell>
          <table:table-cell table:style-name="ce4" office:value-type="string" calcext:value-type="string">
            <text:p>Ile-de-France</text:p>
          </table:table-cell>
          <table:table-cell table:style-name="ce4" office:value-type="string" calcext:value-type="string">
            <text:p>France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funkitron.com/" xlink:type="simple">Funkitron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oxford</text:p>
          </table:table-cell>
          <table:table-cell table:style-name="ce4" office:value-type="string" calcext:value-type="string">
            <text:p>Massachusetts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funktroniclabs.com/" xlink:type="simple">Funktronic Lab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Pasadena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funomena.com/" xlink:type="simple">Funomena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an Francisco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funselektor.com/" xlink:type="simple">Funselektor Lab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Vancouver</text:p>
          </table:table-cell>
          <table:table-cell table:style-name="ce4" office:value-type="string" calcext:value-type="string">
            <text:p>British Columbia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rangigame.com/" xlink:type="simple">Funsoft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Casablanca</text:p>
          </table:table-cell>
          <table:table-cell table:style-name="ce4" office:value-type="string" calcext:value-type="string">
            <text:p>Grand Casablanca</text:p>
          </table:table-cell>
          <table:table-cell table:style-name="ce4" office:value-type="string" calcext:value-type="string">
            <text:p>Morocco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funsolve.com/" xlink:type="simple">Funsolv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Rugby</text:p>
          </table:table-cell>
          <table:table-cell table:style-name="ce4" office:value-type="string" calcext:value-type="string">
            <text:p>Warwickshire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opticalethegame.com/" xlink:type="simple">Furinkazan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Lausanne</text:p>
          </table:table-cell>
          <table:table-cell table:style-name="ce4" office:value-type="string" calcext:value-type="string">
            <text:p>Vaud</text:p>
          </table:table-cell>
          <table:table-cell table:style-name="ce4" office:value-type="string" calcext:value-type="string">
            <text:p>Switzerland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furyu.jp/" xlink:type="simple">FuRyu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Tokyo</text:p>
          </table:table-cell>
          <table:table-cell table:style-name="ce4" office:value-type="string" calcext:value-type="string">
            <text:p>Japan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futurlab.co.uk/" xlink:type="simple">FuturLab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righton</text:p>
          </table:table-cell>
          <table:table-cell table:style-name="ce4" office:value-type="string" calcext:value-type="string">
            <text:p>East Sussex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grev.co.jp/" xlink:type="simple">G.Rev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Tokyo</text:p>
          </table:table-cell>
          <table:table-cell table:style-name="ce4" office:value-type="string" calcext:value-type="string">
            <text:p>Japan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gaijinent.com/" xlink:type="simple">Gaijin Entertainment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London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gaijinent.com/" xlink:type="simple">Gaijin Entertainment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Moscow</text:p>
          </table:table-cell>
          <table:table-cell table:style-name="ce4" office:value-type="string" calcext:value-type="string">
            <text:p>Russia</text:p>
          </table:table-cell>
          <table:table-cell table:number-columns-repeated="1019"/>
        </table:table-row>
        <table:table-row table:style-name="ro3">
          <table:table-cell table:style-name="ce4" office:value-type="string" calcext:value-type="string">
            <text:p><text:a xlink:href="http://www.gaijinent.com/" xlink:type="simple">Gaijin Network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Karlsruhe</text:p>
          </table:table-cell>
          <table:table-cell table:style-name="ce4" office:value-type="string" calcext:value-type="string">
            <text:p>Baden-Wurttemberg</text:p>
          </table:table-cell>
          <table:table-cell table:style-name="ce4" office:value-type="string" calcext:value-type="string">
            <text:p>Germany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gainplaystudio.com/" xlink:type="simple">GainPlay Studio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Utrecht</text:p>
          </table:table-cell>
          <table:table-cell table:style-name="ce4" office:value-type="string" calcext:value-type="string">
            <text:p>Netherland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galactic-cafe.com/" xlink:type="simple">Galactic Caf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Leeds</text:p>
          </table:table-cell>
          <table:table-cell table:style-name="ce4" office:value-type="string" calcext:value-type="string">
            <text:p>West Yorkshire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proxiai.com/" xlink:type="simple">Gallium Artist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erkeley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galxyz.com/" xlink:type="simple">Galxyz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ountain View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restorethelegend.com/" xlink:type="simple">Gamaya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unnyvale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gambrinous.com/" xlink:type="simple">Gambrinou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Dublin</text:p>
          </table:table-cell>
          <table:table-cell table:style-name="ce4" office:value-type="string" calcext:value-type="string">
            <text:p>Leinster</text:p>
          </table:table-cell>
          <table:table-cell table:style-name="ce4" office:value-type="string" calcext:value-type="string">
            <text:p>Ire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gameartists.com/" xlink:type="simple">Game Artist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Pembroke Pines</text:p>
          </table:table-cell>
          <table:table-cell table:style-name="ce4" office:value-type="string" calcext:value-type="string">
            <text:p>Florid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gamearts.co.jp/" xlink:type="simple">Game Art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Tokyo</text:p>
          </table:table-cell>
          <table:table-cell table:style-name="ce4" office:value-type="string" calcext:value-type="string">
            <text:p>Japan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gamecircus.com/" xlink:type="simple">Game Circu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Dallas</text:p>
          </table:table-cell>
          <table:table-cell table:style-name="ce4" office:value-type="string" calcext:value-type="string">
            <text:p>Texas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gamecoderstudios.com/" xlink:type="simple">Game Coder Studio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Guanajuato</text:p>
          </table:table-cell>
          <table:table-cell table:style-name="ce4" office:value-type="string" calcext:value-type="string">
            <text:p>Mexico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gameeverstudio.com/" xlink:type="simple">Game Ever Studio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Buenos Aires</text:p>
          </table:table-cell>
          <table:table-cell table:style-name="ce4" office:value-type="string" calcext:value-type="string">
            <text:p>Argentin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gamefreak.co.jp/" xlink:type="simple">Game Freak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Tokyo</text:p>
          </table:table-cell>
          <table:table-cell table:style-name="ce4" office:value-type="string" calcext:value-type="string">
            <text:p>Japan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gamegrumps.com/" xlink:type="simple">Game Grump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Los Angeles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gameorigins.ir/" xlink:type="simple">Game Origin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Tehran</text:p>
          </table:table-cell>
          <table:table-cell table:style-name="ce4" office:value-type="string" calcext:value-type="string">
            <text:p>Iran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gamepill.com/" xlink:type="simple">Game Pill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Vaughan</text:p>
          </table:table-cell>
          <table:table-cell table:style-name="ce4" office:value-type="string" calcext:value-type="string">
            <text:p>Ontario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gamerefuge.com/" xlink:type="simple">Game Refug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Homewood</text:p>
          </table:table-cell>
          <table:table-cell table:style-name="ce4" office:value-type="string" calcext:value-type="string">
            <text:p>Illinois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gs78.net/" xlink:type="simple">Game Studio 78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Porto</text:p>
          </table:table-cell>
          <table:table-cell table:style-name="ce4" office:value-type="string" calcext:value-type="string">
            <text:p>Grande Porto</text:p>
          </table:table-cell>
          <table:table-cell table:style-name="ce4" office:value-type="string" calcext:value-type="string">
            <text:p>Portugal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game-swing.com/" xlink:type="simple">Game Swing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Copenhagen</text:p>
          </table:table-cell>
          <table:table-cell table:style-name="ce4" office:value-type="string" calcext:value-type="string">
            <text:p>Oresund</text:p>
          </table:table-cell>
          <table:table-cell table:style-name="ce4" office:value-type="string" calcext:value-type="string">
            <text:p>Denmark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game-labs.net/" xlink:type="simple">Game-Lab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Moscow</text:p>
          </table:table-cell>
          <table:table-cell table:style-name="ce4" office:value-type="string" calcext:value-type="string">
            <text:p>Russi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game-o-gami.com/" xlink:type="simple">GAME-O-GAMI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Las Vegas</text:p>
          </table:table-cell>
          <table:table-cell table:style-name="ce4" office:value-type="string" calcext:value-type="string">
            <text:p>Nevad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gameblox.com.br/" xlink:type="simple">GameBlox Interactive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Sao Paulo</text:p>
          </table:table-cell>
          <table:table-cell table:style-name="ce4" office:value-type="string" calcext:value-type="string">
            <text:p>Brazil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gamecoderstudios.com/" xlink:type="simple">GameCoder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Leon</text:p>
          </table:table-cell>
          <table:table-cell table:style-name="ce4" office:value-type="string" calcext:value-type="string">
            <text:p>Guanajuato</text:p>
          </table:table-cell>
          <table:table-cell table:style-name="ce4" office:value-type="string" calcext:value-type="string">
            <text:p>Mexico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gamedia.nl/" xlink:type="simple">GAMEDIA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Alkmaar</text:p>
          </table:table-cell>
          <table:table-cell table:style-name="ce4" office:value-type="string" calcext:value-type="string">
            <text:p>Noord-Holland</text:p>
          </table:table-cell>
          <table:table-cell table:style-name="ce4" office:value-type="string" calcext:value-type="string">
            <text:p>Netherland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gamedust.co/" xlink:type="simple">Gamedust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Poznan</text:p>
          </table:table-cell>
          <table:table-cell table:style-name="ce4" office:value-type="string" calcext:value-type="string">
            <text:p>Greater Poland</text:p>
          </table:table-cell>
          <table:table-cell table:style-name="ce4" office:value-type="string" calcext:value-type="string">
            <text:p>Poland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gamegos.com/" xlink:type="simple">Gamego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Istanbul</text:p>
          </table:table-cell>
          <table:table-cell table:style-name="ce4" office:value-type="string" calcext:value-type="string">
            <text:p>Turkey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gamehouse.com/" xlink:type="simple">GameHouse - Eindhoven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Eindhoven</text:p>
          </table:table-cell>
          <table:table-cell table:style-name="ce4" office:value-type="string" calcext:value-type="string">
            <text:p>Noord-Brabant</text:p>
          </table:table-cell>
          <table:table-cell table:style-name="ce4" office:value-type="string" calcext:value-type="string">
            <text:p>Netherland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gamehouse.com/" xlink:type="simple">GameHouse - Seattl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eattle</text:p>
          </table:table-cell>
          <table:table-cell table:style-name="ce4" office:value-type="string" calcext:value-type="string">
            <text:p>Washington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gamehouse.com/" xlink:type="simple">GameHouse Spain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Alicante</text:p>
          </table:table-cell>
          <table:table-cell table:style-name="ce4" office:value-type="string" calcext:value-type="string">
            <text:p>Spain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gamehouse.com/" xlink:type="simple">GameHouse Spain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arcelona</text:p>
          </table:table-cell>
          <table:table-cell table:style-name="ce4" office:value-type="string" calcext:value-type="string">
            <text:p>Catalonia</text:p>
          </table:table-cell>
          <table:table-cell table:style-name="ce4" office:value-type="string" calcext:value-type="string">
            <text:p>Spain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gamelabuk.com/" xlink:type="simple">GamelabUK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London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3">
          <table:table-cell table:style-name="ce4" office:value-type="string" calcext:value-type="string">
            <text:p><text:a xlink:href="http://www.game-lion.com/" xlink:type="simple">Gamelion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ydgoszcz</text:p>
          </table:table-cell>
          <table:table-cell table:style-name="ce4" office:value-type="string" calcext:value-type="string">
            <text:p>Kuyavian-Pomeranian</text:p>
          </table:table-cell>
          <table:table-cell table:style-name="ce4" office:value-type="string" calcext:value-type="string">
            <text:p>Poland</text:p>
          </table:table-cell>
          <table:table-cell table:number-columns-repeated="1019"/>
        </table:table-row>
        <table:table-row table:style-name="ro3">
          <table:table-cell table:style-name="ce4" office:value-type="string" calcext:value-type="string">
            <text:p><text:a xlink:href="http://www.game-lion.com/" xlink:type="simple">Gamelion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zczecin</text:p>
          </table:table-cell>
          <table:table-cell table:style-name="ce4" office:value-type="string" calcext:value-type="string">
            <text:p>West Pomeranian</text:p>
          </table:table-cell>
          <table:table-cell table:style-name="ce4" office:value-type="string" calcext:value-type="string">
            <text:p>Poland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gameolic.com/" xlink:type="simple">Gameolic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Maldonado</text:p>
          </table:table-cell>
          <table:table-cell table:style-name="ce4" office:value-type="string" calcext:value-type="string">
            <text:p>Uruguay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gamepoint.com/" xlink:type="simple">GamePoint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Den Haag</text:p>
          </table:table-cell>
          <table:table-cell table:style-name="ce4" office:value-type="string" calcext:value-type="string">
            <text:p>Zuid-Holland</text:p>
          </table:table-cell>
          <table:table-cell table:style-name="ce4" office:value-type="string" calcext:value-type="string">
            <text:p>Netherland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gameport.se/" xlink:type="simple">Gameport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Karlshamn</text:p>
          </table:table-cell>
          <table:table-cell table:style-name="ce4" office:value-type="string" calcext:value-type="string">
            <text:p>Blekinge</text:p>
          </table:table-cell>
          <table:table-cell table:style-name="ce4" office:value-type="string" calcext:value-type="string">
            <text:p>Sweden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gamepulp.com/" xlink:type="simple">Gamepulp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Cholet</text:p>
          </table:table-cell>
          <table:table-cell table:style-name="ce4" office:value-type="string" calcext:value-type="string">
            <text:p>Pays de la Loire</text:p>
          </table:table-cell>
          <table:table-cell table:style-name="ce4" office:value-type="string" calcext:value-type="string">
            <text:p>France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gameragames.net/" xlink:type="simple">Gamera Interactiv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Padua</text:p>
          </table:table-cell>
          <table:table-cell table:style-name="ce4" office:value-type="string" calcext:value-type="string">
            <text:p>Veneto</text:p>
          </table:table-cell>
          <table:table-cell table:style-name="ce4" office:value-type="string" calcext:value-type="string">
            <text:p>Italy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gamesfaction.com/" xlink:type="simple">Games Faction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heffield</text:p>
          </table:table-cell>
          <table:table-cell table:style-name="ce4" office:value-type="string" calcext:value-type="string">
            <text:p>South Yorkshire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games-farm.com/" xlink:type="simple">Games Farm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Kosice</text:p>
          </table:table-cell>
          <table:table-cell table:style-name="ce4" office:value-type="string" calcext:value-type="string">
            <text:p>Kosicky kraj</text:p>
          </table:table-cell>
          <table:table-cell table:style-name="ce4" office:value-type="string" calcext:value-type="string">
            <text:p>Slovaki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gamesim.com/" xlink:type="simple">GameSim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Orlando</text:p>
          </table:table-cell>
          <table:table-cell table:style-name="ce4" office:value-type="string" calcext:value-type="string">
            <text:p>Florid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disney.go.com/disneyinteractivestudios" xlink:type="simple">Gamestar (Disney Interactive)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Shanghai</text:p>
          </table:table-cell>
          <table:table-cell table:style-name="ce4" office:value-type="string" calcext:value-type="string">
            <text:p>Chin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gamesto.love/" xlink:type="simple">gamesto.lov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eattle</text:p>
          </table:table-cell>
          <table:table-cell table:style-name="ce4" office:value-type="string" calcext:value-type="string">
            <text:p>Washington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3">
          <table:table-cell table:style-name="ce4" office:value-type="string" calcext:value-type="string">
            <text:p><text:a xlink:href="http://www.gametology.net/" xlink:type="simple">Gametology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Essen</text:p>
          </table:table-cell>
          <table:table-cell table:style-name="ce4" office:value-type="string" calcext:value-type="string">
            <text:p>North Rhine-Westphalia</text:p>
          </table:table-cell>
          <table:table-cell table:style-name="ce4" office:value-type="string" calcext:value-type="string">
            <text:p>Germany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gameus.co.kr/" xlink:type="simple">GameU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Seoul</text:p>
          </table:table-cell>
          <table:table-cell table:style-name="ce4" office:value-type="string" calcext:value-type="string">
            <text:p>South Kore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gamezees.com/" xlink:type="simple">Gameze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Tempe</text:p>
          </table:table-cell>
          <table:table-cell table:style-name="ce4" office:value-type="string" calcext:value-type="string">
            <text:p>Arizon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gamifiedlabs.com/" xlink:type="simple">Gamified Lab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Dubai</text:p>
          </table:table-cell>
          <table:table-cell table:style-name="ce4" office:value-type="string" calcext:value-type="string">
            <text:p>United Arab Emir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gamifiedlabs.com/" xlink:type="simple">Gamified Lab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almiya</text:p>
          </table:table-cell>
          <table:table-cell table:style-name="ce4" office:value-type="string" calcext:value-type="string">
            <text:p>Hawalli</text:p>
          </table:table-cell>
          <table:table-cell table:style-name="ce4" office:value-type="string" calcext:value-type="string">
            <text:p>Kuwait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gamingcorps.com/" xlink:type="simple">Gaming Corp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Uppsala</text:p>
          </table:table-cell>
          <table:table-cell table:style-name="ce4" office:value-type="string" calcext:value-type="string">
            <text:p>Uppland</text:p>
          </table:table-cell>
          <table:table-cell table:style-name="ce4" office:value-type="string" calcext:value-type="string">
            <text:p>Sweden</text:p>
          </table:table-cell>
          <table:table-cell table:number-columns-repeated="1019"/>
        </table:table-row>
        <table:table-row table:style-name="ro3">
          <table:table-cell table:style-name="ce4" office:value-type="string" calcext:value-type="string">
            <text:p><text:a xlink:href="http://www.gamingmindsstudios.com/" xlink:type="simple">Gaming Minds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Gutersloh</text:p>
          </table:table-cell>
          <table:table-cell table:style-name="ce4" office:value-type="string" calcext:value-type="string">
            <text:p>North Rhine-Westphalia</text:p>
          </table:table-cell>
          <table:table-cell table:style-name="ce4" office:value-type="string" calcext:value-type="string">
            <text:p>Germany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gamious.com/" xlink:type="simple">Gamiou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Amsterdam</text:p>
          </table:table-cell>
          <table:table-cell table:style-name="ce4" office:value-type="string" calcext:value-type="string">
            <text:p>Noord-Holland</text:p>
          </table:table-cell>
          <table:table-cell table:style-name="ce4" office:value-type="string" calcext:value-type="string">
            <text:p>Netherland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ganymede.eu/" xlink:type="simple">Ganymede Entertainment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Krakow</text:p>
          </table:table-cell>
          <table:table-cell table:style-name="ce4" office:value-type="string" calcext:value-type="string">
            <text:p>Lesser Poland</text:p>
          </table:table-cell>
          <table:table-cell table:style-name="ce4" office:value-type="string" calcext:value-type="string">
            <text:p>Po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ganymede.games/" xlink:type="simple">Ganymede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Las Cruces</text:p>
          </table:table-cell>
          <table:table-cell table:style-name="ce4" office:value-type="string" calcext:value-type="string">
            <text:p>New Mexico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gasketgames.com/" xlink:type="simple">Gasket Games Corp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Vancouver</text:p>
          </table:table-cell>
          <table:table-cell table:style-name="ce4" office:value-type="string" calcext:value-type="string">
            <text:p>British Columbia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gaslampgames.com/" xlink:type="simple">Gaslamp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Victoria</text:p>
          </table:table-cell>
          <table:table-cell table:style-name="ce4" office:value-type="string" calcext:value-type="string">
            <text:p>British Columbia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gattaigames.com/" xlink:type="simple">Gattai Game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3" table:style-name="ce4" office:value-type="string" calcext:value-type="string">
            <text:p>Singapore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gbanga.com/" xlink:type="simple">Gbanga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Zurich</text:p>
          </table:table-cell>
          <table:table-cell table:style-name="ce4" office:value-type="string" calcext:value-type="string">
            <text:p>Switzerland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gearworxprod.com/" xlink:type="simple">Gear Worx Production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Cebu City</text:p>
          </table:table-cell>
          <table:table-cell table:style-name="ce4" office:value-type="string" calcext:value-type="string">
            <text:p>Cebu</text:p>
          </table:table-cell>
          <table:table-cell table:style-name="ce4" office:value-type="string" calcext:value-type="string">
            <text:p>Philippin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gearworxprod.com/" xlink:type="simple">Gear Worx Production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Lethbridge</text:p>
          </table:table-cell>
          <table:table-cell table:style-name="ce4" office:value-type="string" calcext:value-type="string">
            <text:p>Alberta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gearboxsoftware.com/" xlink:type="simple">Gearbox Softwar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Frisco</text:p>
          </table:table-cell>
          <table:table-cell table:style-name="ce4" office:value-type="string" calcext:value-type="string">
            <text:p>Texas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gearboxsoftware.com/" xlink:type="simple">Gearbox Studio Quebec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Quebec City</text:p>
          </table:table-cell>
          <table:table-cell table:style-name="ce4" office:value-type="string" calcext:value-type="string">
            <text:p>Quebec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gebokano.com/" xlink:type="simple">Gebo Kano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Reykjavík</text:p>
          </table:table-cell>
          <table:table-cell table:style-name="ce4" office:value-type="string" calcext:value-type="string">
            <text:p>Reykjavik</text:p>
          </table:table-cell>
          <table:table-cell table:style-name="ce4" office:value-type="string" calcext:value-type="string">
            <text:p>Iceland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spaceprincess.net/" xlink:type="simple">Geeiz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elbourne</text:p>
          </table:table-cell>
          <table:table-cell table:style-name="ce4" office:value-type="string" calcext:value-type="string">
            <text:p>Victoria</text:p>
          </table:table-cell>
          <table:table-cell table:style-name="ce4" office:value-type="string" calcext:value-type="string">
            <text:p>Australi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geemzo.com/" xlink:type="simple">Geemzo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Poznan</text:p>
          </table:table-cell>
          <table:table-cell table:style-name="ce4" office:value-type="string" calcext:value-type="string">
            <text:p>Greater Poland</text:p>
          </table:table-cell>
          <table:table-cell table:style-name="ce4" office:value-type="string" calcext:value-type="string">
            <text:p>Po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geetagames.com/" xlink:type="simple">Geeta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Portage</text:p>
          </table:table-cell>
          <table:table-cell table:style-name="ce4" office:value-type="string" calcext:value-type="string">
            <text:p>Michigan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gemdrops.co.jp/" xlink:type="simple">Gemdrop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Tokyo</text:p>
          </table:table-cell>
          <table:table-cell table:style-name="ce4" office:value-type="string" calcext:value-type="string">
            <text:p>Japan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gendesign.co.jp/" xlink:type="simple">GenDesign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Tokyo</text:p>
          </table:table-cell>
          <table:table-cell table:style-name="ce4" office:value-type="string" calcext:value-type="string">
            <text:p>Japan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generalinteractive.co/" xlink:type="simple">General Interactive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3" table:style-name="ce4" office:value-type="string" calcext:value-type="string">
            <text:p>Singapore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genki.co.jp/" xlink:type="simple">Genki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Tokyo</text:p>
          </table:table-cell>
          <table:table-cell table:style-name="ce4" office:value-type="string" calcext:value-type="string">
            <text:p>Japan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genki.co.jp/" xlink:type="simple">Genki Singapore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3" table:style-name="ce4" office:value-type="string" calcext:value-type="string">
            <text:p>Singapore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gentlemansquidstudio.com/" xlink:type="simple">Gentleman Squid Studio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Orlando</text:p>
          </table:table-cell>
          <table:table-cell table:style-name="ce4" office:value-type="string" calcext:value-type="string">
            <text:p>Florid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gentlymad.org/" xlink:type="simple">Gentlymad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Trier</text:p>
          </table:table-cell>
          <table:table-cell table:style-name="ce4" office:value-type="string" calcext:value-type="string">
            <text:p>Rhineland</text:p>
          </table:table-cell>
          <table:table-cell table:style-name="ce4" office:value-type="string" calcext:value-type="string">
            <text:p>Germany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georgebatchelor.com/" xlink:type="simple">George Batchelor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London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ghostcrabgames.com/" xlink:type="simple">Ghost Crab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Wilmington</text:p>
          </table:table-cell>
          <table:table-cell table:style-name="ce4" office:value-type="string" calcext:value-type="string">
            <text:p>Delaware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ghostgames.com/" xlink:type="simple">Ghost Games (Electronic Arts)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Gothenburg</text:p>
          </table:table-cell>
          <table:table-cell table:style-name="ce4" office:value-type="string" calcext:value-type="string">
            <text:p>Gotaland</text:p>
          </table:table-cell>
          <table:table-cell table:style-name="ce4" office:value-type="string" calcext:value-type="string">
            <text:p>Sweden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ghoststorygames.com/" xlink:type="simple">Ghost Story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Westwood</text:p>
          </table:table-cell>
          <table:table-cell table:style-name="ce4" office:value-type="string" calcext:value-type="string">
            <text:p>Massachusetts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ghosttimegames.com/" xlink:type="simple">Ghost Time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Vancouver</text:p>
          </table:table-cell>
          <table:table-cell table:style-name="ce4" office:value-type="string" calcext:value-type="string">
            <text:p>British Columbia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ghosttowngames.com/" xlink:type="simple">Ghost Town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Cambridge</text:p>
          </table:table-cell>
          <table:table-cell table:style-name="ce4" office:value-type="string" calcext:value-type="string">
            <text:p>Cambridgeshire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ghostfiregames.com/" xlink:type="simple">Ghostfire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Austin</text:p>
          </table:table-cell>
          <table:table-cell table:style-name="ce4" office:value-type="string" calcext:value-type="string">
            <text:p>Texas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ghostlybeargames.com/" xlink:type="simple">Ghostly Bear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Los Angeles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ghostpunch.com/" xlink:type="simple">Ghostpunch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unrise</text:p>
          </table:table-cell>
          <table:table-cell table:style-name="ce4" office:value-type="string" calcext:value-type="string">
            <text:p>Florid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ghostshark.it/" xlink:type="simple">GhostShark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Rome</text:p>
          </table:table-cell>
          <table:table-cell table:style-name="ce4" office:value-type="string" calcext:value-type="string">
            <text:p>Lazio</text:p>
          </table:table-cell>
          <table:table-cell table:style-name="ce4" office:value-type="string" calcext:value-type="string">
            <text:p>Italy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giantarmy.com/" xlink:type="simple">Giant Army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eattle</text:p>
          </table:table-cell>
          <table:table-cell table:style-name="ce4" office:value-type="string" calcext:value-type="string">
            <text:p>Washington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dueprocess.info/" xlink:type="simple">Giant Enemy Crab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eattle</text:p>
          </table:table-cell>
          <table:table-cell table:style-name="ce4" office:value-type="string" calcext:value-type="string">
            <text:p>Washington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ga-me.com/" xlink:type="simple">Giant Interactive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Shanghai</text:p>
          </table:table-cell>
          <table:table-cell table:style-name="ce4" office:value-type="string" calcext:value-type="string">
            <text:p>China</text:p>
          </table:table-cell>
          <table:table-cell table:number-columns-repeated="1019"/>
        </table:table-row>
        <table:table-row table:style-name="ro3">
          <table:table-cell table:style-name="ce4" office:value-type="string" calcext:value-type="string">
            <text:p><text:a xlink:href="http://www.giantmonkeyrobot.com/" xlink:type="simple">Giant Monkey Robot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antiago</text:p>
          </table:table-cell>
          <table:table-cell table:style-name="ce4" office:value-type="string" calcext:value-type="string">
            <text:p>Region Metropolitana</text:p>
          </table:table-cell>
          <table:table-cell table:style-name="ce4" office:value-type="string" calcext:value-type="string">
            <text:p>Chile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giantspacemonster.com/" xlink:type="simple">Giant Space Monster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Los Angeles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giantsquidstudios.com/" xlink:type="simple">Giant Squid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anta Monica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giantsquidstudios.com/" xlink:type="simple">Giant Squid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Los Angeles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3">
          <table:table-cell table:style-name="ce4" office:value-type="string" calcext:value-type="string">
            <text:p><text:a xlink:href="http://www.giants-software.com/" xlink:type="simple">GIANTS Softwar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Hamburg</text:p>
          </table:table-cell>
          <table:table-cell table:style-name="ce4" office:value-type="string" calcext:value-type="string">
            <text:p>Metropolregion Hamburg</text:p>
          </table:table-cell>
          <table:table-cell table:style-name="ce4" office:value-type="string" calcext:value-type="string">
            <text:p>Germany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giants-software.com/" xlink:type="simple">GIANTS Software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Zurich</text:p>
          </table:table-cell>
          <table:table-cell table:style-name="ce4" office:value-type="string" calcext:value-type="string">
            <text:p>Switzer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gigatank3000.com/" xlink:type="simple">Gigatank3000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cottsdale</text:p>
          </table:table-cell>
          <table:table-cell table:style-name="ce4" office:value-type="string" calcext:value-type="string">
            <text:p>Arizon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gimmiegames.com/" xlink:type="simple">Gimmie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Decatur</text:p>
          </table:table-cell>
          <table:table-cell table:style-name="ce4" office:value-type="string" calcext:value-type="string">
            <text:p>Georg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gimzat.com/" xlink:type="simple">Gimzat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Cairo</text:p>
          </table:table-cell>
          <table:table-cell table:style-name="ce4" office:value-type="string" calcext:value-type="string">
            <text:p>Egypt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glassbottomgames.com/" xlink:type="simple">Glass Bottom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Denver</text:p>
          </table:table-cell>
          <table:table-cell table:style-name="ce4" office:value-type="string" calcext:value-type="string">
            <text:p>Colorado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glassegg.com/" xlink:type="simple">Glass Egg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Ho Chi Minh City</text:p>
          </table:table-cell>
          <table:table-cell table:style-name="ce4" office:value-type="string" calcext:value-type="string">
            <text:p>Vietnam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glitchinteractive.com/" xlink:type="simple">Glitch Interactive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San Salvador</text:p>
          </table:table-cell>
          <table:table-cell table:style-name="ce4" office:value-type="string" calcext:value-type="string">
            <text:p>El Salvador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globacore.com/" xlink:type="simple">Globacor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Toronto</text:p>
          </table:table-cell>
          <table:table-cell table:style-name="ce4" office:value-type="string" calcext:value-type="string">
            <text:p>Ontario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gloomywood.org/" xlink:type="simple">Gloomywood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Lyon</text:p>
          </table:table-cell>
          <table:table-cell table:style-name="ce4" office:value-type="string" calcext:value-type="string">
            <text:p>Rhone-Alpes</text:p>
          </table:table-cell>
          <table:table-cell table:style-name="ce4" office:value-type="string" calcext:value-type="string">
            <text:p>France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gloops.com/" xlink:type="simple">gloops (Nexon)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Tokyo</text:p>
          </table:table-cell>
          <table:table-cell table:style-name="ce4" office:value-type="string" calcext:value-type="string">
            <text:p>Japan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gloops.com/" xlink:type="simple">gloops International (Nexon)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an Francisco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gloops.com/" xlink:type="simple">gloops Vietnam (Nexon)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Ho Chi Minh City</text:p>
          </table:table-cell>
          <table:table-cell table:style-name="ce4" office:value-type="string" calcext:value-type="string">
            <text:p>Vietnam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glowmade.com/" xlink:type="simple">Glowmad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Guildford</text:p>
          </table:table-cell>
          <table:table-cell table:style-name="ce4" office:value-type="string" calcext:value-type="string">
            <text:p>Surrey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glowup.games/" xlink:type="simple">Glowup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New York City</text:p>
          </table:table-cell>
          <table:table-cell table:style-name="ce4" office:value-type="string" calcext:value-type="string">
            <text:p>New York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glsstudios.com/" xlink:type="simple">GLS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adison</text:p>
          </table:table-cell>
          <table:table-cell table:style-name="ce4" office:value-type="string" calcext:value-type="string">
            <text:p>Wisconsin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glumberland.com/" xlink:type="simple">Glumberland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eattle</text:p>
          </table:table-cell>
          <table:table-cell table:style-name="ce4" office:value-type="string" calcext:value-type="string">
            <text:p>Washington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goatientertainment.com/" xlink:type="simple">GOATi Entertainment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elbourne</text:p>
          </table:table-cell>
          <table:table-cell table:style-name="ce4" office:value-type="string" calcext:value-type="string">
            <text:p>Victoria</text:p>
          </table:table-cell>
          <table:table-cell table:style-name="ce4" office:value-type="string" calcext:value-type="string">
            <text:p>Australi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godspeedgames.com/" xlink:type="simple">GodSpeed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Pune</text:p>
          </table:table-cell>
          <table:table-cell table:style-name="ce4" office:value-type="string" calcext:value-type="string">
            <text:p>Maharashtra</text:p>
          </table:table-cell>
          <table:table-cell table:style-name="ce4" office:value-type="string" calcext:value-type="string">
            <text:p>Indi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goldboroughstudio.com/" xlink:type="simple">Goldborough Studio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Lawrenny</text:p>
          </table:table-cell>
          <table:table-cell table:style-name="ce4" office:value-type="string" calcext:value-type="string">
            <text:p>Pembrokeshire</text:p>
          </table:table-cell>
          <table:table-cell table:style-name="ce4" office:value-type="string" calcext:value-type="string">
            <text:p>Wal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goldhawkinteractive.com/" xlink:type="simple">Goldhawk Interactive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London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golemlabs.com/" xlink:type="simple">GolemLab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herbrooke</text:p>
          </table:table-cell>
          <table:table-cell table:style-name="ce4" office:value-type="string" calcext:value-type="string">
            <text:p>Quebec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golive.games/" xlink:type="simple">GoLive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Hyderabad</text:p>
          </table:table-cell>
          <table:table-cell table:style-name="ce4" office:value-type="string" calcext:value-type="string">
            <text:p>Andhra Pradesh</text:p>
          </table:table-cell>
          <table:table-cell table:style-name="ce4" office:value-type="string" calcext:value-type="string">
            <text:p>India</text:p>
          </table:table-cell>
          <table:table-cell table:number-columns-repeated="1019"/>
        </table:table-row>
        <table:table-row table:style-name="ro4">
          <table:table-cell table:style-name="ce4" office:value-type="string" calcext:value-type="string">
            <text:p><text:a xlink:href="http://www.golosogames.com/" xlink:type="simple">Goloso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ordeaux</text:p>
          </table:table-cell>
          <table:table-cell table:style-name="ce4" office:value-type="string" calcext:value-type="string">
            <text:p>Aquitaine-Limousin-Poitou-Charentes</text:p>
          </table:table-cell>
          <table:table-cell table:style-name="ce4" office:value-type="string" calcext:value-type="string">
            <text:p>France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microsoft.com/games/" xlink:type="simple">Good Science Studio (Microsoft Game Studios)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Redmond</text:p>
          </table:table-cell>
          <table:table-cell table:style-name="ce4" office:value-type="string" calcext:value-type="string">
            <text:p>Washington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good-feel.co.jp/" xlink:type="simple">Good-Feel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Kobe</text:p>
          </table:table-cell>
          <table:table-cell table:style-name="ce4" office:value-type="string" calcext:value-type="string">
            <text:p>Hyogo</text:p>
          </table:table-cell>
          <table:table-cell table:style-name="ce4" office:value-type="string" calcext:value-type="string">
            <text:p>Japan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closeyour.com/" xlink:type="simple">Goodbyeworld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Los Angeles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goodnightgames.com/" xlink:type="simple">Goodnight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New York City</text:p>
          </table:table-cell>
          <table:table-cell table:style-name="ce4" office:value-type="string" calcext:value-type="string">
            <text:p>New York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goonstudios.com/" xlink:type="simple">Goon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Pasadena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gorilla.com/" xlink:type="simple">Gorilla Systems Corporation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Hong Kong</text:p>
          </table:table-cell>
          <table:table-cell table:style-name="ce4" office:value-type="string" calcext:value-type="string">
            <text:p>Chin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gorilla.com/" xlink:type="simple">Gorilla Systems Corporation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Tampa</text:p>
          </table:table-cell>
          <table:table-cell table:style-name="ce4" office:value-type="string" calcext:value-type="string">
            <text:p>Florid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gorillatactics.com/" xlink:type="simple">Gorilla Tactic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Amherst</text:p>
          </table:table-cell>
          <table:table-cell table:style-name="ce4" office:value-type="string" calcext:value-type="string">
            <text:p>Massachusetts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gossamer.games/" xlink:type="simple">Gossamer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Philadelphia</text:p>
          </table:table-cell>
          <table:table-cell table:style-name="ce4" office:value-type="string" calcext:value-type="string">
            <text:p>Pennsylva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gracebruxner.com/" xlink:type="simple">Grace Bruxner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elbourne</text:p>
          </table:table-cell>
          <table:table-cell table:style-name="ce4" office:value-type="string" calcext:value-type="string">
            <text:p>Victoria</text:p>
          </table:table-cell>
          <table:table-cell table:style-name="ce4" office:value-type="string" calcext:value-type="string">
            <text:p>Australi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graceworksinteractive.com/" xlink:type="simple">GraceWorks Interactiv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Corvallis</text:p>
          </table:table-cell>
          <table:table-cell table:style-name="ce4" office:value-type="string" calcext:value-type="string">
            <text:p>Oregon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graffitientertainment.com/" xlink:type="simple">Graffiti Entertainment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Redwood City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grandcauldron.com/" xlink:type="simple">Grand Cauldron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Lyon</text:p>
          </table:table-cell>
          <table:table-cell table:style-name="ce4" office:value-type="string" calcext:value-type="string">
            <text:p>Rhone-Alpes</text:p>
          </table:table-cell>
          <table:table-cell table:style-name="ce4" office:value-type="string" calcext:value-type="string">
            <text:p>France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granzellagames.com/" xlink:type="simple">Granzella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Kanazawa</text:p>
          </table:table-cell>
          <table:table-cell table:style-name="ce4" office:value-type="string" calcext:value-type="string">
            <text:p>Ishikawa</text:p>
          </table:table-cell>
          <table:table-cell table:style-name="ce4" office:value-type="string" calcext:value-type="string">
            <text:p>Japan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graphitelab.com/" xlink:type="simple">Graphite Lab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t. Louis</text:p>
          </table:table-cell>
          <table:table-cell table:style-name="ce4" office:value-type="string" calcext:value-type="string">
            <text:p>Missouri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grasshopper.co.jp/" xlink:type="simple">Grasshopper Manufacture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Tokyo</text:p>
          </table:table-cell>
          <table:table-cell table:style-name="ce4" office:value-type="string" calcext:value-type="string">
            <text:p>Japan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graveck.com/" xlink:type="simple">Graveck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aint Paul</text:p>
          </table:table-cell>
          <table:table-cell table:style-name="ce4" office:value-type="string" calcext:value-type="string">
            <text:p>Minnesot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greatergoodgames.org/" xlink:type="simple">Greater Good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Acworth</text:p>
          </table:table-cell>
          <table:table-cell table:style-name="ce4" office:value-type="string" calcext:value-type="string">
            <text:p>Georg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greenpandagames.com/" xlink:type="simple">Green Panda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Paris</text:p>
          </table:table-cell>
          <table:table-cell table:style-name="ce4" office:value-type="string" calcext:value-type="string">
            <text:p>Ile-de-France</text:p>
          </table:table-cell>
          <table:table-cell table:style-name="ce4" office:value-type="string" calcext:value-type="string">
            <text:p>France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greenheartgames.com/" xlink:type="simple">Greenheart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risbane</text:p>
          </table:table-cell>
          <table:table-cell table:style-name="ce4" office:value-type="string" calcext:value-type="string">
            <text:p>Queensland</text:p>
          </table:table-cell>
          <table:table-cell table:style-name="ce4" office:value-type="string" calcext:value-type="string">
            <text:p>Australi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dumbandfat.com/" xlink:type="simple">Greg Lobanov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Vancouver</text:p>
          </table:table-cell>
          <table:table-cell table:style-name="ce4" office:value-type="string" calcext:value-type="string">
            <text:p>British Columbia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grendel-games.com/" xlink:type="simple">Grendel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Leeuwarden</text:p>
          </table:table-cell>
          <table:table-cell table:style-name="ce4" office:value-type="string" calcext:value-type="string">
            <text:p>Friesland</text:p>
          </table:table-cell>
          <table:table-cell table:style-name="ce4" office:value-type="string" calcext:value-type="string">
            <text:p>Netherland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greyaliengames.com/" xlink:type="simple">Grey Alien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ridport</text:p>
          </table:table-cell>
          <table:table-cell table:style-name="ce4" office:value-type="string" calcext:value-type="string">
            <text:p>Dorset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greyishgames.com/" xlink:type="simple">Greyish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Kungalv</text:p>
          </table:table-cell>
          <table:table-cell table:style-name="ce4" office:value-type="string" calcext:value-type="string">
            <text:p>Vastra Gotaland</text:p>
          </table:table-cell>
          <table:table-cell table:style-name="ce4" office:value-type="string" calcext:value-type="string">
            <text:p>Sweden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grimloregames.com/" xlink:type="simple">Grimlore Games (THQ Nordic)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unich</text:p>
          </table:table-cell>
          <table:table-cell table:style-name="ce4" office:value-type="string" calcext:value-type="string">
            <text:p>Bayern</text:p>
          </table:table-cell>
          <table:table-cell table:style-name="ce4" office:value-type="string" calcext:value-type="string">
            <text:p>Germany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grimm-bros.com/" xlink:type="simple">Grimm Br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Philadelphia</text:p>
          </table:table-cell>
          <table:table-cell table:style-name="ce4" office:value-type="string" calcext:value-type="string">
            <text:p>Pennsylva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grin.be/" xlink:type="simple">GriN Multimedia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Antwerp</text:p>
          </table:table-cell>
          <table:table-cell table:style-name="ce4" office:value-type="string" calcext:value-type="string">
            <text:p>Belgium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grinning-pickle.com/" xlink:type="simple">Grinning Pickle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Shanghai</text:p>
          </table:table-cell>
          <table:table-cell table:style-name="ce4" office:value-type="string" calcext:value-type="string">
            <text:p>Chin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gripstudios.com/" xlink:type="simple">Grip Studios Interactive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Helsinki</text:p>
          </table:table-cell>
          <table:table-cell table:style-name="ce4" office:value-type="string" calcext:value-type="string">
            <text:p>Fin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gritfish.net/" xlink:type="simple">Gritfish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ydney</text:p>
          </table:table-cell>
          <table:table-cell table:style-name="ce4" office:value-type="string" calcext:value-type="string">
            <text:p>New South Wales</text:p>
          </table:table-cell>
          <table:table-cell table:style-name="ce4" office:value-type="string" calcext:value-type="string">
            <text:p>Australi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superflightgame.com/" xlink:type="simple">Grizzly Game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Berlin</text:p>
          </table:table-cell>
          <table:table-cell table:style-name="ce4" office:value-type="string" calcext:value-type="string">
            <text:p>Germany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gcontrolgames.com/" xlink:type="simple">Ground Control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Porto</text:p>
          </table:table-cell>
          <table:table-cell table:style-name="ce4" office:value-type="string" calcext:value-type="string">
            <text:p>Grande Porto</text:p>
          </table:table-cell>
          <table:table-cell table:style-name="ce4" office:value-type="string" calcext:value-type="string">
            <text:p>Portugal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g-rounding.com/" xlink:type="simple">Grounding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Tokyo</text:p>
          </table:table-cell>
          <table:table-cell table:style-name="ce4" office:value-type="string" calcext:value-type="string">
            <text:p>Japan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grumpyfacestudios.com/" xlink:type="simple">Grumpyface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Phoenix</text:p>
          </table:table-cell>
          <table:table-cell table:style-name="ce4" office:value-type="string" calcext:value-type="string">
            <text:p>Arizon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grunkamunka.com/" xlink:type="simple">Grunka Munka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eattle</text:p>
          </table:table-cell>
          <table:table-cell table:style-name="ce4" office:value-type="string" calcext:value-type="string">
            <text:p>Washington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gsc-game.com/" xlink:type="simple">GSC Game World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Kiev</text:p>
          </table:table-cell>
          <table:table-cell table:style-name="ce4" office:value-type="string" calcext:value-type="string">
            <text:p>Ukraine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gspot-studios.com/" xlink:type="simple">GSpot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Poznan</text:p>
          </table:table-cell>
          <table:table-cell table:style-name="ce4" office:value-type="string" calcext:value-type="string">
            <text:p>Greater Poland</text:p>
          </table:table-cell>
          <table:table-cell table:style-name="ce4" office:value-type="string" calcext:value-type="string">
            <text:p>Po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guerrilla-games.com/" xlink:type="simple">Guerilla Games (Sony)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Amsterdam</text:p>
          </table:table-cell>
          <table:table-cell table:style-name="ce4" office:value-type="string" calcext:value-type="string">
            <text:p>Noord-Holland</text:p>
          </table:table-cell>
          <table:table-cell table:style-name="ce4" office:value-type="string" calcext:value-type="string">
            <text:p>Netherland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guerillatea.com/" xlink:type="simple">Guerilla Tea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Dundee</text:p>
          </table:table-cell>
          <table:table-cell table:style-name="ce4" office:value-type="string" calcext:value-type="string">
            <text:p>Angus</text:p>
          </table:table-cell>
          <table:table-cell table:style-name="ce4" office:value-type="string" calcext:value-type="string">
            <text:p>Scot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fearthegun.com/" xlink:type="simple">Gun Media Holding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Lexington</text:p>
          </table:table-cell>
          <table:table-cell table:style-name="ce4" office:value-type="string" calcext:value-type="string">
            <text:p>Kentucky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gunfiregames.com/" xlink:type="simple">Gunfire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Austin</text:p>
          </table:table-cell>
          <table:table-cell table:style-name="ce4" office:value-type="string" calcext:value-type="string">
            <text:p>Texas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guppyworks.com/" xlink:type="simple">Guppywork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Copenhagen</text:p>
          </table:table-cell>
          <table:table-cell table:style-name="ce4" office:value-type="string" calcext:value-type="string">
            <text:p>Oresund</text:p>
          </table:table-cell>
          <table:table-cell table:style-name="ce4" office:value-type="string" calcext:value-type="string">
            <text:p>Denmark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aegisthegame.com/" xlink:type="simple">GUTS Department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Los Angeles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haemimontgames.com/" xlink:type="simple">Haemimont Game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Sofia</text:p>
          </table:table-cell>
          <table:table-cell table:style-name="ce4" office:value-type="string" calcext:value-type="string">
            <text:p>Bulgari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haikustudio.me/" xlink:type="simple">HaiKu Studio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Tetenco</text:p>
          </table:table-cell>
          <table:table-cell table:style-name="ce4" office:value-type="string" calcext:value-type="string">
            <text:p>Mexico City</text:p>
          </table:table-cell>
          <table:table-cell table:style-name="ce4" office:value-type="string" calcext:value-type="string">
            <text:p>Mexico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hallab.co.jp/" xlink:type="simple">HAL Laboratory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Tokyo</text:p>
          </table:table-cell>
          <table:table-cell table:style-name="ce4" office:value-type="string" calcext:value-type="string">
            <text:p>Japan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hallab.co.jp/" xlink:type="simple">HAL Laboratory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Yamanashi</text:p>
          </table:table-cell>
          <table:table-cell table:style-name="ce4" office:value-type="string" calcext:value-type="string">
            <text:p>Japan</text:p>
          </table:table-cell>
          <table:table-cell table:number-columns-repeated="1019"/>
        </table:table-row>
        <table:table-row table:style-name="ro3">
          <table:table-cell table:style-name="ce4" office:value-type="string" calcext:value-type="string">
            <text:p><text:a xlink:href="http://www.hammer-labs.com/" xlink:type="simple">Hammer Lab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Cologne</text:p>
          </table:table-cell>
          <table:table-cell table:style-name="ce4" office:value-type="string" calcext:value-type="string">
            <text:p>North Rhine-Westphalia</text:p>
          </table:table-cell>
          <table:table-cell table:style-name="ce4" office:value-type="string" calcext:value-type="string">
            <text:p>Germany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hanakai-studio.com/" xlink:type="simple">Hanakai Studio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Paris</text:p>
          </table:table-cell>
          <table:table-cell table:style-name="ce4" office:value-type="string" calcext:value-type="string">
            <text:p>Ile-de-France</text:p>
          </table:table-cell>
          <table:table-cell table:style-name="ce4" office:value-type="string" calcext:value-type="string">
            <text:p>France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hanakai-studio.com/" xlink:type="simple">Hanakai Studio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an Jose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hanakogames.com/" xlink:type="simple">Hanako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Haywards Heath</text:p>
          </table:table-cell>
          <table:table-cell table:style-name="ce4" office:value-type="string" calcext:value-type="string">
            <text:p>West Sussex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handcircus.com/" xlink:type="simple">Hand Circu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London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handelabra.com/" xlink:type="simple">Handelabra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Cleveland</text:p>
          </table:table-cell>
          <table:table-cell table:style-name="ce4" office:value-type="string" calcext:value-type="string">
            <text:p>Ohio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hangar13games.com/" xlink:type="simple">Hangar 13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righton</text:p>
          </table:table-cell>
          <table:table-cell table:style-name="ce4" office:value-type="string" calcext:value-type="string">
            <text:p>East Sussex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hangar13games.com/" xlink:type="simple">Hangar 13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rno</text:p>
          </table:table-cell>
          <table:table-cell table:style-name="ce4" office:value-type="string" calcext:value-type="string">
            <text:p>Moravia</text:p>
          </table:table-cell>
          <table:table-cell table:style-name="ce4" office:value-type="string" calcext:value-type="string">
            <text:p>Czech Republic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hangar13games.com/" xlink:type="simple">Hangar 13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Novato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hangar13games.com/" xlink:type="simple">Hangar 13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Prague</text:p>
          </table:table-cell>
          <table:table-cell table:style-name="ce4" office:value-type="string" calcext:value-type="string">
            <text:p>Bohemia</text:p>
          </table:table-cell>
          <table:table-cell table:style-name="ce4" office:value-type="string" calcext:value-type="string">
            <text:p>Czech Republic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rememoried.net/" xlink:type="simple">Hangonit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rno</text:p>
          </table:table-cell>
          <table:table-cell table:style-name="ce4" office:value-type="string" calcext:value-type="string">
            <text:p>Moravia</text:p>
          </table:table-cell>
          <table:table-cell table:style-name="ce4" office:value-type="string" calcext:value-type="string">
            <text:p>Czech Republic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hapagames.com/" xlink:type="simple">Hapa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Orlando</text:p>
          </table:table-cell>
          <table:table-cell table:style-name="ce4" office:value-type="string" calcext:value-type="string">
            <text:p>Florid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happiestdarkcorner.com/" xlink:type="simple">Happiest Dark Corner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Dhahran</text:p>
          </table:table-cell>
          <table:table-cell table:style-name="ce4" office:value-type="string" calcext:value-type="string">
            <text:p>Eastern Province</text:p>
          </table:table-cell>
          <table:table-cell table:style-name="ce4" office:value-type="string" calcext:value-type="string">
            <text:p>Saudi Arabi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happybadgers.com/" xlink:type="simple">Happy Badger Studio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aplewood</text:p>
          </table:table-cell>
          <table:table-cell table:style-name="ce4" office:value-type="string" calcext:value-type="string">
            <text:p>Missouri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happybat.com/" xlink:type="simple">Happy Bat Game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Tbilisi</text:p>
          </table:table-cell>
          <table:table-cell table:style-name="ce4" office:value-type="string" calcext:value-type="string">
            <text:p>Georgi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happy-blue-fish.com/" xlink:type="simple">Happy Blue Fish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aint-Malo</text:p>
          </table:table-cell>
          <table:table-cell table:style-name="ce4" office:value-type="string" calcext:value-type="string">
            <text:p>Bretagne</text:p>
          </table:table-cell>
          <table:table-cell table:style-name="ce4" office:value-type="string" calcext:value-type="string">
            <text:p>France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happydancegames.com/" xlink:type="simple">Happy Dance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an Diego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happydancegames.com/" xlink:type="simple">Happy Dance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an Diego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corp.worldtobuild.com/" xlink:type="simple">Happy Ninja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Raleigh</text:p>
          </table:table-cell>
          <table:table-cell table:style-name="ce4" office:value-type="string" calcext:value-type="string">
            <text:p>North Carolin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ikenfell.com/" xlink:type="simple">Happy Ray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Vancouver</text:p>
          </table:table-cell>
          <table:table-cell table:style-name="ce4" office:value-type="string" calcext:value-type="string">
            <text:p>British Columbia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happyvolcano.com/" xlink:type="simple">Happy Volcano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Leuven</text:p>
          </table:table-cell>
          <table:table-cell table:style-name="ce4" office:value-type="string" calcext:value-type="string">
            <text:p>Vlaams Brabant</text:p>
          </table:table-cell>
          <table:table-cell table:style-name="ce4" office:value-type="string" calcext:value-type="string">
            <text:p>Belgium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happyland.games/" xlink:type="simple">Happyland Entertainment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Athens</text:p>
          </table:table-cell>
          <table:table-cell table:style-name="ce4" office:value-type="string" calcext:value-type="string">
            <text:p>Attica</text:p>
          </table:table-cell>
          <table:table-cell table:style-name="ce4" office:value-type="string" calcext:value-type="string">
            <text:p>Greece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hardlightstudio.com/" xlink:type="simple">Hard Light Studios (SEGA)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Leamington Spa</text:p>
          </table:table-cell>
          <table:table-cell table:style-name="ce4" office:value-type="string" calcext:value-type="string">
            <text:p>Warwickshire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hardlightstudio.com/" xlink:type="simple">HARDlight Studios (SEGA)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Leamington Spa</text:p>
          </table:table-cell>
          <table:table-cell table:style-name="ce4" office:value-type="string" calcext:value-type="string">
            <text:p>Warwickshire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hardsuitlabs.com/" xlink:type="simple">Hardsuit Lab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eattle</text:p>
          </table:table-cell>
          <table:table-cell table:style-name="ce4" office:value-type="string" calcext:value-type="string">
            <text:p>Washington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harebrained-schemes.com/" xlink:type="simple">Harebrained Sche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Kirkland</text:p>
          </table:table-cell>
          <table:table-cell table:style-name="ce4" office:value-type="string" calcext:value-type="string">
            <text:p>Washington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harmonixmusic.com/" xlink:type="simple">Harmonix Music System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Cambridge</text:p>
          </table:table-cell>
          <table:table-cell table:style-name="ce4" office:value-type="string" calcext:value-type="string">
            <text:p>Massachusetts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haruneko.com/" xlink:type="simple">Haruneko Entertainment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Rome</text:p>
          </table:table-cell>
          <table:table-cell table:style-name="ce4" office:value-type="string" calcext:value-type="string">
            <text:p>Lazio</text:p>
          </table:table-cell>
          <table:table-cell table:style-name="ce4" office:value-type="string" calcext:value-type="string">
            <text:p>Italy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hautetechnique.com/" xlink:type="simple">haute technique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Utrecht</text:p>
          </table:table-cell>
          <table:table-cell table:style-name="ce4" office:value-type="string" calcext:value-type="string">
            <text:p>Netherland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hazelight.se/" xlink:type="simple">Hazelight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Hoganas</text:p>
          </table:table-cell>
          <table:table-cell table:style-name="ce4" office:value-type="string" calcext:value-type="string">
            <text:p>Scania</text:p>
          </table:table-cell>
          <table:table-cell table:style-name="ce4" office:value-type="string" calcext:value-type="string">
            <text:p>Sweden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hazelight.se/" xlink:type="simple">Hazelight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Stockholm</text:p>
          </table:table-cell>
          <table:table-cell table:style-name="ce4" office:value-type="string" calcext:value-type="string">
            <text:p>Sweden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hb-studios.com/" xlink:type="simple">HB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Lunenburg</text:p>
          </table:table-cell>
          <table:table-cell table:style-name="ce4" office:value-type="string" calcext:value-type="string">
            <text:p>Nova Scotia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4">
          <table:table-cell table:style-name="ce4" office:value-type="string" calcext:value-type="string">
            <text:p><text:a xlink:href="http://www.headbang.club/" xlink:type="simple">Headbang Club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ordeaux</text:p>
          </table:table-cell>
          <table:table-cell table:style-name="ce4" office:value-type="string" calcext:value-type="string">
            <text:p>Aquitaine-Limousin-Poitou-Charentes</text:p>
          </table:table-cell>
          <table:table-cell table:style-name="ce4" office:value-type="string" calcext:value-type="string">
            <text:p>France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headcandy.eu/" xlink:type="simple">Headcandy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Utrecht</text:p>
          </table:table-cell>
          <table:table-cell table:style-name="ce4" office:value-type="string" calcext:value-type="string">
            <text:p>Netherland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headlesschickengames.com/" xlink:type="simple">Headless Chicken Game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San Jose</text:p>
          </table:table-cell>
          <table:table-cell table:style-name="ce4" office:value-type="string" calcext:value-type="string">
            <text:p>Costa Ric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headlightstudios.com/" xlink:type="simple">Headlight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Nashville</text:p>
          </table:table-cell>
          <table:table-cell table:style-name="ce4" office:value-type="string" calcext:value-type="string">
            <text:p>Tennessee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headstrong-games.com/" xlink:type="simple">Headstrong Games (Kuju Entertainment)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London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heart-machine.com/" xlink:type="simple">Heart Machin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Los Angeles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heartshapedgames.com/" xlink:type="simple">Heart Shaped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Ann Arbor</text:p>
          </table:table-cell>
          <table:table-cell table:style-name="ce4" office:value-type="string" calcext:value-type="string">
            <text:p>Michigan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heartbit-interactive.com/" xlink:type="simple">Heartbit Interactiv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Piacenza</text:p>
          </table:table-cell>
          <table:table-cell table:style-name="ce4" office:value-type="string" calcext:value-type="string">
            <text:p>Emilia Romagna</text:p>
          </table:table-cell>
          <table:table-cell table:style-name="ce4" office:value-type="string" calcext:value-type="string">
            <text:p>Italy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heavy-iron.com/" xlink:type="simple">Heavy Iron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Culver City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heavy-iron.com/" xlink:type="simple">Heavy Iron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Los Angeles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hellbentgames.com/" xlink:type="simple">Hellbent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urnaby</text:p>
          </table:table-cell>
          <table:table-cell table:style-name="ce4" office:value-type="string" calcext:value-type="string">
            <text:p>British Columbia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hellfiregames.com/" xlink:type="simple">Hellfire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Austin</text:p>
          </table:table-cell>
          <table:table-cell table:style-name="ce4" office:value-type="string" calcext:value-type="string">
            <text:p>Texas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3">
          <table:table-cell table:style-name="ce4" office:value-type="string" calcext:value-type="string">
            <text:p><text:a xlink:href="http://www.hellforge.co/" xlink:type="simple">Hellforge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Lorrach</text:p>
          </table:table-cell>
          <table:table-cell table:style-name="ce4" office:value-type="string" calcext:value-type="string">
            <text:p>Baden-Wurttemberg</text:p>
          </table:table-cell>
          <table:table-cell table:style-name="ce4" office:value-type="string" calcext:value-type="string">
            <text:p>Germany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hellhoundgames.wixsite.com/hellhound" xlink:type="simple">Hellhound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ullhead City</text:p>
          </table:table-cell>
          <table:table-cell table:style-name="ce4" office:value-type="string" calcext:value-type="string">
            <text:p>Arizon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hellogames.org/" xlink:type="simple">Hello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Guildford</text:p>
          </table:table-cell>
          <table:table-cell table:style-name="ce4" office:value-type="string" calcext:value-type="string">
            <text:p>Surrey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hellothere.se/" xlink:type="simple">Hello Ther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Gothenburg</text:p>
          </table:table-cell>
          <table:table-cell table:style-name="ce4" office:value-type="string" calcext:value-type="string">
            <text:p>Gotaland</text:p>
          </table:table-cell>
          <table:table-cell table:style-name="ce4" office:value-type="string" calcext:value-type="string">
            <text:p>Sweden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helm-systems.com/" xlink:type="simple">HELM System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Weston</text:p>
          </table:table-cell>
          <table:table-cell table:style-name="ce4" office:value-type="string" calcext:value-type="string">
            <text:p>Florid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hemispheregames.com/" xlink:type="simple">Hemisphere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Nelson</text:p>
          </table:table-cell>
          <table:table-cell table:style-name="ce4" office:value-type="string" calcext:value-type="string">
            <text:p>British Columbia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hempuli.com/" xlink:type="simple">Hempuli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Helsinki</text:p>
          </table:table-cell>
          <table:table-cell table:style-name="ce4" office:value-type="string" calcext:value-type="string">
            <text:p>Finland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henchmangoon.com/" xlink:type="simple">Henchman and Goon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ergen</text:p>
          </table:table-cell>
          <table:table-cell table:style-name="ce4" office:value-type="string" calcext:value-type="string">
            <text:p>Hordaland</text:p>
          </table:table-cell>
          <table:table-cell table:style-name="ce4" office:value-type="string" calcext:value-type="string">
            <text:p>Norway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herobeatstudios.com/" xlink:type="simple">Herobeat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arcelona</text:p>
          </table:table-cell>
          <table:table-cell table:style-name="ce4" office:value-type="string" calcext:value-type="string">
            <text:p>Catalonia</text:p>
          </table:table-cell>
          <table:table-cell table:style-name="ce4" office:value-type="string" calcext:value-type="string">
            <text:p>Spain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hexkeep.com/" xlink:type="simple">Hex Keep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Firenze</text:p>
          </table:table-cell>
          <table:table-cell table:style-name="ce4" office:value-type="string" calcext:value-type="string">
            <text:p>Toscana</text:p>
          </table:table-cell>
          <table:table-cell table:style-name="ce4" office:value-type="string" calcext:value-type="string">
            <text:p>Italy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hexage.net/" xlink:type="simple">Hexag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nisek pod Brdy</text:p>
          </table:table-cell>
          <table:table-cell table:style-name="ce4" office:value-type="string" calcext:value-type="string">
            <text:p>Bohemia</text:p>
          </table:table-cell>
          <table:table-cell table:style-name="ce4" office:value-type="string" calcext:value-type="string">
            <text:p>Czech Republic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beglitched.net/" xlink:type="simple">Hexecutabl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rooklyn</text:p>
          </table:table-cell>
          <table:table-cell table:style-name="ce4" office:value-type="string" calcext:value-type="string">
            <text:p>New York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hezmedia.com/" xlink:type="simple">Hezmedia Interactiv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Petaling Jaya</text:p>
          </table:table-cell>
          <table:table-cell table:style-name="ce4" office:value-type="string" calcext:value-type="string">
            <text:p>Selangor Darul Ehsan</text:p>
          </table:table-cell>
          <table:table-cell table:style-name="ce4" office:value-type="string" calcext:value-type="string">
            <text:p>Malaysi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198xthegame.com/" xlink:type="simple">Hi-Bit Studio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Stockholm</text:p>
          </table:table-cell>
          <table:table-cell table:style-name="ce4" office:value-type="string" calcext:value-type="string">
            <text:p>Sweden</text:p>
          </table:table-cell>
          <table:table-cell table:number-columns-repeated="1019"/>
        </table:table-row>
        <table:table-row table:style-name="ro4">
          <table:table-cell table:style-name="ce4" office:value-type="string" calcext:value-type="string">
            <text:p><text:a xlink:href="http://www.darkdevotion.fr/" xlink:type="simple">Hibernian Workshop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Angouleme</text:p>
          </table:table-cell>
          <table:table-cell table:style-name="ce4" office:value-type="string" calcext:value-type="string">
            <text:p>Aquitaine-Limousin-Poitou-Charentes</text:p>
          </table:table-cell>
          <table:table-cell table:style-name="ce4" office:value-type="string" calcext:value-type="string">
            <text:p>France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hibernum.com/" xlink:type="simple">Hibernum Creation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ontreal</text:p>
          </table:table-cell>
          <table:table-cell table:style-name="ce4" office:value-type="string" calcext:value-type="string">
            <text:p>Quebec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hiddenpath.com/" xlink:type="simple">Hidden Path Entertainment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ellevue</text:p>
          </table:table-cell>
          <table:table-cell table:style-name="ce4" office:value-type="string" calcext:value-type="string">
            <text:p>Washington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hiddenvariable.com/" xlink:type="simple">Hidden Variable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Glendale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high5games.com/" xlink:type="simple">High 5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ahwah</text:p>
          </table:table-cell>
          <table:table-cell table:style-name="ce4" office:value-type="string" calcext:value-type="string">
            <text:p>New Jersey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highimpactgames.com/" xlink:type="simple">High Impact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Los Angeles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highironstudios.com/" xlink:type="simple">High Iron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Waunakee</text:p>
          </table:table-cell>
          <table:table-cell table:style-name="ce4" office:value-type="string" calcext:value-type="string">
            <text:p>Wisconsin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highmoonstudios.com/" xlink:type="simple">High Moon Studios (Activision)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Carlsbad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high-voltage.com/" xlink:type="simple">High Voltage Softwar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Hoffman Estates</text:p>
          </table:table-cell>
          <table:table-cell table:style-name="ce4" office:value-type="string" calcext:value-type="string">
            <text:p>Illinois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high-voltage.com/" xlink:type="simple">High Voltage Softwar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New Orleans</text:p>
          </table:table-cell>
          <table:table-cell table:style-name="ce4" office:value-type="string" calcext:value-type="string">
            <text:p>Louisian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hildringstudio.com/" xlink:type="simple">Hildring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Vancouver</text:p>
          </table:table-cell>
          <table:table-cell table:style-name="ce4" office:value-type="string" calcext:value-type="string">
            <text:p>British Columbia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himalayastudios.com/" xlink:type="simple">Himalaya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Phoenix</text:p>
          </table:table-cell>
          <table:table-cell table:style-name="ce4" office:value-type="string" calcext:value-type="string">
            <text:p>Arizon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hinterlandgames.com/" xlink:type="simple">Hinterland Studio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Vancouver</text:p>
          </table:table-cell>
          <table:table-cell table:style-name="ce4" office:value-type="string" calcext:value-type="string">
            <text:p>British Columbia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hipsoft.com/" xlink:type="simple">Hipsoft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Redmond</text:p>
          </table:table-cell>
          <table:table-cell table:style-name="ce4" office:value-type="string" calcext:value-type="string">
            <text:p>Washington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hissatsustudios.com/" xlink:type="simple">Hissatsu Studio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Sao Paulo</text:p>
          </table:table-cell>
          <table:table-cell table:style-name="ce4" office:value-type="string" calcext:value-type="string">
            <text:p>Brazil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historiated.com/" xlink:type="simple">Historiated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Lincoln</text:p>
          </table:table-cell>
          <table:table-cell table:style-name="ce4" office:value-type="string" calcext:value-type="string">
            <text:p>Nebrask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hit-point.co.jp/" xlink:type="simple">Hit-Point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Kyoto</text:p>
          </table:table-cell>
          <table:table-cell table:style-name="ce4" office:value-type="string" calcext:value-type="string">
            <text:p>Japan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hitgrab.com/" xlink:type="simple">HitGrab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Toronto</text:p>
          </table:table-cell>
          <table:table-cell table:style-name="ce4" office:value-type="string" calcext:value-type="string">
            <text:p>Ontario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hitpointstudios.com/" xlink:type="simple">HitPoint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Hatfield</text:p>
          </table:table-cell>
          <table:table-cell table:style-name="ce4" office:value-type="string" calcext:value-type="string">
            <text:p>Massachusetts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hobointeractive.com/" xlink:type="simple">Hobo Interactiv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umbai</text:p>
          </table:table-cell>
          <table:table-cell table:style-name="ce4" office:value-type="string" calcext:value-type="string">
            <text:p>Maharashtra</text:p>
          </table:table-cell>
          <table:table-cell table:style-name="ce4" office:value-type="string" calcext:value-type="string">
            <text:p>Indi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hofstudios.com/" xlink:type="simple">HOF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andy Springs</text:p>
          </table:table-cell>
          <table:table-cell table:style-name="ce4" office:value-type="string" calcext:value-type="string">
            <text:p>Georg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hollowgames.com.mx/" xlink:type="simple">Hollow Game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Mexico City</text:p>
          </table:table-cell>
          <table:table-cell table:style-name="ce4" office:value-type="string" calcext:value-type="string">
            <text:p>Mexico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thehollowponds.com/" xlink:type="simple">Hollow Pond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London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hollowtreegames.com/" xlink:type="simple">Hollow Tree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Vancouver</text:p>
          </table:table-cell>
          <table:table-cell table:style-name="ce4" office:value-type="string" calcext:value-type="string">
            <text:p>British Columbia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hologram-monster.com/" xlink:type="simple">Hologram Monster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Tampere</text:p>
          </table:table-cell>
          <table:table-cell table:style-name="ce4" office:value-type="string" calcext:value-type="string">
            <text:p>Tavastia</text:p>
          </table:table-cell>
          <table:table-cell table:style-name="ce4" office:value-type="string" calcext:value-type="string">
            <text:p>Finland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hololabs.org/" xlink:type="simple">Hololab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ontreal</text:p>
          </table:table-cell>
          <table:table-cell table:style-name="ce4" office:value-type="string" calcext:value-type="string">
            <text:p>Quebec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hololabs.org/" xlink:type="simple">Hololab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Victoria</text:p>
          </table:table-cell>
          <table:table-cell table:style-name="ce4" office:value-type="string" calcext:value-type="string">
            <text:p>British Columbia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holospark.net/" xlink:type="simple">Holospark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eattle</text:p>
          </table:table-cell>
          <table:table-cell table:style-name="ce4" office:value-type="string" calcext:value-type="string">
            <text:p>Washington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holycowprod.com/" xlink:type="simple">Holy Cow Production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angalore</text:p>
          </table:table-cell>
          <table:table-cell table:style-name="ce4" office:value-type="string" calcext:value-type="string">
            <text:p>Karnataka</text:p>
          </table:table-cell>
          <table:table-cell table:style-name="ce4" office:value-type="string" calcext:value-type="string">
            <text:p>Indi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holydaygames.com/" xlink:type="simple">HolyDay Studio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Nicosia</text:p>
          </table:table-cell>
          <table:table-cell table:style-name="ce4" office:value-type="string" calcext:value-type="string">
            <text:p>Cyprus</text:p>
          </table:table-cell>
          <table:table-cell table:number-columns-repeated="1019"/>
        </table:table-row>
        <table:table-row table:style-name="ro3">
          <table:table-cell table:style-name="ce4" office:value-type="string" calcext:value-type="string">
            <text:p><text:a xlink:href="http://www.homebearstudio.com/" xlink:type="simple">HomeBearStudio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reda</text:p>
          </table:table-cell>
          <table:table-cell table:style-name="ce4" office:value-type="string" calcext:value-type="string">
            <text:p>Brabant-Septentrional</text:p>
          </table:table-cell>
          <table:table-cell table:style-name="ce4" office:value-type="string" calcext:value-type="string">
            <text:p>Netherland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honeyslug.com/" xlink:type="simple">Honeyslug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London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honigstudios.com/" xlink:type="simple">Honig Studio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Berlin</text:p>
          </table:table-cell>
          <table:table-cell table:style-name="ce4" office:value-type="string" calcext:value-type="string">
            <text:p>Germany</text:p>
          </table:table-cell>
          <table:table-cell table:number-columns-repeated="1019"/>
        </table:table-row>
        <table:table-row table:style-name="ro3">
          <table:table-cell table:style-name="ce4" office:value-type="string" calcext:value-type="string">
            <text:p><text:a xlink:href="http://www.honikougames.com/" xlink:type="simple">Honikou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arseille</text:p>
          </table:table-cell>
          <table:table-cell table:style-name="ce4" office:value-type="string" calcext:value-type="string">
            <text:p>Provence-Alpes-Cote d'Azur</text:p>
          </table:table-cell>
          <table:table-cell table:style-name="ce4" office:value-type="string" calcext:value-type="string">
            <text:p>France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hopelab.org/" xlink:type="simple">hopelab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Palo Alto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hopfrogsa.net/" xlink:type="simple">HopFrog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unchales</text:p>
          </table:table-cell>
          <table:table-cell table:style-name="ce4" office:value-type="string" calcext:value-type="string">
            <text:p>Santa Fe</text:p>
          </table:table-cell>
          <table:table-cell table:style-name="ce4" office:value-type="string" calcext:value-type="string">
            <text:p>Argentin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hopoogames.com/" xlink:type="simple">Hopoo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eattle</text:p>
          </table:table-cell>
          <table:table-cell table:style-name="ce4" office:value-type="string" calcext:value-type="string">
            <text:p>Washington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horribleunicorngamestudios.com/" xlink:type="simple">Horrible Unicorn Game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Kitchener</text:p>
          </table:table-cell>
          <table:table-cell table:style-name="ce4" office:value-type="string" calcext:value-type="string">
            <text:p>Ontario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thesunalsoris.es/" xlink:type="simple">Horse Volum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avannah</text:p>
          </table:table-cell>
          <table:table-cell table:style-name="ce4" office:value-type="string" calcext:value-type="string">
            <text:p>Georg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hotgen.com/" xlink:type="simple">HotGen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Croydon</text:p>
          </table:table-cell>
          <table:table-cell table:style-name="ce4" office:value-type="string" calcext:value-type="string">
            <text:p>Surrey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hotheadgames.com/" xlink:type="simple">Hothead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Vancouver</text:p>
          </table:table-cell>
          <table:table-cell table:style-name="ce4" office:value-type="string" calcext:value-type="string">
            <text:p>British Columbia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press.pmpygame.com/" xlink:type="simple">House Hous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elbourne</text:p>
          </table:table-cell>
          <table:table-cell table:style-name="ce4" office:value-type="string" calcext:value-type="string">
            <text:p>Victoria</text:p>
          </table:table-cell>
          <table:table-cell table:style-name="ce4" office:value-type="string" calcext:value-type="string">
            <text:p>Australi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houseofwire.co/" xlink:type="simple">House of Wire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London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housepixelgames.com/" xlink:type="simple">House Pixel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Addison</text:p>
          </table:table-cell>
          <table:table-cell table:style-name="ce4" office:value-type="string" calcext:value-type="string">
            <text:p>Texas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housemarque.com/" xlink:type="simple">HouseMarque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Helsinki</text:p>
          </table:table-cell>
          <table:table-cell table:style-name="ce4" office:value-type="string" calcext:value-type="string">
            <text:p>Finland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howlinghamster.com/" xlink:type="simple">Howling Hamster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Galway</text:p>
          </table:table-cell>
          <table:table-cell table:style-name="ce4" office:value-type="string" calcext:value-type="string">
            <text:p>Connacht</text:p>
          </table:table-cell>
          <table:table-cell table:style-name="ce4" office:value-type="string" calcext:value-type="string">
            <text:p>Ireland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hugecalf.com/" xlink:type="simple">Hugecalf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anchester</text:p>
          </table:table-cell>
          <table:table-cell table:style-name="ce4" office:value-type="string" calcext:value-type="string">
            <text:p>Lancashire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hulan.nl/" xlink:type="simple">Hulan Studio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Eindhoven</text:p>
          </table:table-cell>
          <table:table-cell table:style-name="ce4" office:value-type="string" calcext:value-type="string">
            <text:p>Noord-Brabant</text:p>
          </table:table-cell>
          <table:table-cell table:style-name="ce4" office:value-type="string" calcext:value-type="string">
            <text:p>Netherland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humanhead.com/" xlink:type="simple">Human Head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adison</text:p>
          </table:table-cell>
          <table:table-cell table:style-name="ce4" office:value-type="string" calcext:value-type="string">
            <text:p>Wisconsin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humanaturestudios.com/" xlink:type="simple">HumaNature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Lahaina</text:p>
          </table:table-cell>
          <table:table-cell table:style-name="ce4" office:value-type="string" calcext:value-type="string">
            <text:p>Hawaii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humblegrove.com/" xlink:type="simple">Humble Grove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London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humblegrove.com/" xlink:type="simple">Humble Grove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Tokyo</text:p>
          </table:table-cell>
          <table:table-cell table:style-name="ce4" office:value-type="string" calcext:value-type="string">
            <text:p>Japan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hunex.co.jp/" xlink:type="simple">HuneX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Tokyo</text:p>
          </table:table-cell>
          <table:table-cell table:style-name="ce4" office:value-type="string" calcext:value-type="string">
            <text:p>Japan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huntedcow.com/" xlink:type="simple">Hunted Cow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Elgin</text:p>
          </table:table-cell>
          <table:table-cell table:style-name="ce4" office:value-type="string" calcext:value-type="string">
            <text:p>Moray</text:p>
          </table:table-cell>
          <table:table-cell table:style-name="ce4" office:value-type="string" calcext:value-type="string">
            <text:p>Scotland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hydra-interactive.com/" xlink:type="simple">Hydra Interactive Entertainment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Madrid</text:p>
          </table:table-cell>
          <table:table-cell table:style-name="ce4" office:value-type="string" calcext:value-type="string">
            <text:p>Spain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hyperhippogames.com/" xlink:type="simple">Hyper Hippo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Kelowna</text:p>
          </table:table-cell>
          <table:table-cell table:style-name="ce4" office:value-type="string" calcext:value-type="string">
            <text:p>British Columbia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3">
          <table:table-cell table:style-name="ce4" office:value-type="string" calcext:value-type="string">
            <text:p><text:a xlink:href="http://www.hyperfiction.fr/" xlink:type="simple">Hyperfiction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Annecy</text:p>
          </table:table-cell>
          <table:table-cell table:style-name="ce4" office:value-type="string" calcext:value-type="string">
            <text:p>Auvergne-Rhone-Alpes</text:p>
          </table:table-cell>
          <table:table-cell table:style-name="ce4" office:value-type="string" calcext:value-type="string">
            <text:p>France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hyperkineticstudios.com/" xlink:type="simple">Hyperkinetic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Los Angeles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hypersloth.co.uk/" xlink:type="simple">Hypersloth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Huddersfield</text:p>
          </table:table-cell>
          <table:table-cell table:style-name="ce4" office:value-type="string" calcext:value-type="string">
            <text:p>West Yorkshire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hypnoticowl.com/" xlink:type="simple">Hypnotic Owl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Leipzig</text:p>
          </table:table-cell>
          <table:table-cell table:style-name="ce4" office:value-type="string" calcext:value-type="string">
            <text:p>Saxony</text:p>
          </table:table-cell>
          <table:table-cell table:style-name="ce4" office:value-type="string" calcext:value-type="string">
            <text:p>Germany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i-illusions.com/" xlink:type="simple">I-Illusion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Brussels</text:p>
          </table:table-cell>
          <table:table-cell table:style-name="ce4" office:value-type="string" calcext:value-type="string">
            <text:p>Belgium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i-imagine.com/" xlink:type="simple">I-Imagine Interactiv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Johannesburg</text:p>
          </table:table-cell>
          <table:table-cell table:style-name="ce4" office:value-type="string" calcext:value-type="string">
            <text:p>Gauteng</text:p>
          </table:table-cell>
          <table:table-cell table:style-name="ce4" office:value-type="string" calcext:value-type="string">
            <text:p>South Afric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inovaestudios.com/" xlink:type="simple">I-Novae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New York City</text:p>
          </table:table-cell>
          <table:table-cell table:style-name="ce4" office:value-type="string" calcext:value-type="string">
            <text:p>New York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ice-pick.com/" xlink:type="simple">Ice Pick Lodge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Moscow</text:p>
          </table:table-cell>
          <table:table-cell table:style-name="ce4" office:value-type="string" calcext:value-type="string">
            <text:p>Russi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icewatergames.com/" xlink:type="simple">Ice Water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eattle</text:p>
          </table:table-cell>
          <table:table-cell table:style-name="ce4" office:value-type="string" calcext:value-type="string">
            <text:p>Washington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icebird-studios.com/" xlink:type="simple">Icebird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unich</text:p>
          </table:table-cell>
          <table:table-cell table:style-name="ce4" office:value-type="string" calcext:value-type="string">
            <text:p>Bayern</text:p>
          </table:table-cell>
          <table:table-cell table:style-name="ce4" office:value-type="string" calcext:value-type="string">
            <text:p>Germany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icongames.com.br/" xlink:type="simple">Icon Game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Rio de Janeiro</text:p>
          </table:table-cell>
          <table:table-cell table:style-name="ce4" office:value-type="string" calcext:value-type="string">
            <text:p>Brazil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idsoftware.com/" xlink:type="simple">id Software (ZeniMax Media)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Richardson</text:p>
          </table:table-cell>
          <table:table-cell table:style-name="ce4" office:value-type="string" calcext:value-type="string">
            <text:p>Texas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ideafintl.com/" xlink:type="simple">Idea Factory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anta Ana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ideaf.co.jp/" xlink:type="simple">Idea Factory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Tokyo</text:p>
          </table:table-cell>
          <table:table-cell table:style-name="ce4" office:value-type="string" calcext:value-type="string">
            <text:p>Japan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ifun4all.com/" xlink:type="simple">iFun4all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Lublin</text:p>
          </table:table-cell>
          <table:table-cell table:style-name="ce4" office:value-type="string" calcext:value-type="string">
            <text:p>Po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ijsfontein.nl/" xlink:type="simple">Ijsfontein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Amsterdam</text:p>
          </table:table-cell>
          <table:table-cell table:style-name="ce4" office:value-type="string" calcext:value-type="string">
            <text:p>Noord-Holland</text:p>
          </table:table-cell>
          <table:table-cell table:style-name="ce4" office:value-type="string" calcext:value-type="string">
            <text:p>Netherland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illfonic.com/" xlink:type="simple">Illfonic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Denver</text:p>
          </table:table-cell>
          <table:table-cell table:style-name="ce4" office:value-type="string" calcext:value-type="string">
            <text:p>Colorado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illfonic.com/" xlink:type="simple">Illfonic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Tacoma</text:p>
          </table:table-cell>
          <table:table-cell table:style-name="ce4" office:value-type="string" calcext:value-type="string">
            <text:p>Washington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illogika.com/" xlink:type="simple">Illogika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ontreal</text:p>
          </table:table-cell>
          <table:table-cell table:style-name="ce4" office:value-type="string" calcext:value-type="string">
            <text:p>Quebec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imageform.se/" xlink:type="simple">Image &amp; Form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Gothenburg</text:p>
          </table:table-cell>
          <table:table-cell table:style-name="ce4" office:value-type="string" calcext:value-type="string">
            <text:p>Gotaland</text:p>
          </table:table-cell>
          <table:table-cell table:style-name="ce4" office:value-type="string" calcext:value-type="string">
            <text:p>Sweden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imageform.se/" xlink:type="simple">Image &amp; Form International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Gothenburg</text:p>
          </table:table-cell>
          <table:table-cell table:style-name="ce4" office:value-type="string" calcext:value-type="string">
            <text:p>Gotaland</text:p>
          </table:table-cell>
          <table:table-cell table:style-name="ce4" office:value-type="string" calcext:value-type="string">
            <text:p>Sweden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imagespaceinc.com/" xlink:type="simple">Image Spac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Ann Arbor</text:p>
          </table:table-cell>
          <table:table-cell table:style-name="ce4" office:value-type="string" calcext:value-type="string">
            <text:p>Michigan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imagimotion.it/" xlink:type="simple">Imagimotion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Rome</text:p>
          </table:table-cell>
          <table:table-cell table:style-name="ce4" office:value-type="string" calcext:value-type="string">
            <text:p>Lazio</text:p>
          </table:table-cell>
          <table:table-cell table:style-name="ce4" office:value-type="string" calcext:value-type="string">
            <text:p>Italy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imagination.com.au/" xlink:type="simple">Imagination Entertainment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Chester</text:p>
          </table:table-cell>
          <table:table-cell table:style-name="ce4" office:value-type="string" calcext:value-type="string">
            <text:p>Cheshire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imagination.com.au/" xlink:type="simple">Imagination Entertainment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Kent Town</text:p>
          </table:table-cell>
          <table:table-cell table:style-name="ce4" office:value-type="string" calcext:value-type="string">
            <text:p>South Australia</text:p>
          </table:table-cell>
          <table:table-cell table:style-name="ce4" office:value-type="string" calcext:value-type="string">
            <text:p>Australi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imagination.com.au/" xlink:type="simple">Imagination Entertainment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Los Angeles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imagossoftworks.com/" xlink:type="simple">Imagos Softwork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eattle</text:p>
          </table:table-cell>
          <table:table-cell table:style-name="ce4" office:value-type="string" calcext:value-type="string">
            <text:p>Washington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imaxgames.com.br/" xlink:type="simple">iMAX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ao Carlos</text:p>
          </table:table-cell>
          <table:table-cell table:style-name="ce4" office:value-type="string" calcext:value-type="string">
            <text:p>Sao Paulo</text:p>
          </table:table-cell>
          <table:table-cell table:style-name="ce4" office:value-type="string" calcext:value-type="string">
            <text:p>Brazil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immersedgames.com/" xlink:type="simple">Immersed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Gainesville</text:p>
          </table:table-cell>
          <table:table-cell table:style-name="ce4" office:value-type="string" calcext:value-type="string">
            <text:p>Florid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impactgames.com/" xlink:type="simple">ImpactGames (Hybrid Learning Systems)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Pittsburgh</text:p>
          </table:table-cell>
          <table:table-cell table:style-name="ce4" office:value-type="string" calcext:value-type="string">
            <text:p>Pennsylva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impellerstudios.com/" xlink:type="simple">Impeller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New York City</text:p>
          </table:table-cell>
          <table:table-cell table:style-name="ce4" office:value-type="string" calcext:value-type="string">
            <text:p>New York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impetus-games.com/" xlink:type="simple">Impetus Game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Vienna</text:p>
          </table:table-cell>
          <table:table-cell table:style-name="ce4" office:value-type="string" calcext:value-type="string">
            <text:p>Austria</text:p>
          </table:table-cell>
          <table:table-cell table:number-columns-repeated="1019"/>
        </table:table-row>
        <table:table-row table:style-name="ro4">
          <table:table-cell table:style-name="ce4" office:value-type="string" calcext:value-type="string">
            <text:p><text:a xlink:href="http://www.impiresoft.com/" xlink:type="simple">Impiresoft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chwerin</text:p>
          </table:table-cell>
          <table:table-cell table:style-name="ce4" office:value-type="string" calcext:value-type="string">
            <text:p>Mecklenburg-Vorpommern</text:p>
          </table:table-cell>
          <table:table-cell table:style-name="ce4" office:value-type="string" calcext:value-type="string">
            <text:p>Germany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impromptugames.com/" xlink:type="simple">Impromptu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elbourne</text:p>
          </table:table-cell>
          <table:table-cell table:style-name="ce4" office:value-type="string" calcext:value-type="string">
            <text:p>Victoria</text:p>
          </table:table-cell>
          <table:table-cell table:style-name="ce4" office:value-type="string" calcext:value-type="string">
            <text:p>Australi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inframez.com/" xlink:type="simple">IN|Framez Technology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ontreal</text:p>
          </table:table-cell>
          <table:table-cell table:style-name="ce4" office:value-type="string" calcext:value-type="string">
            <text:p>Quebec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inbetweengames.com/" xlink:type="simple">Inbetween Game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Berlin</text:p>
          </table:table-cell>
          <table:table-cell table:style-name="ce4" office:value-type="string" calcext:value-type="string">
            <text:p>Germany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itsgames.com/" xlink:type="simple">Incredible Technologi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Arlington Heights</text:p>
          </table:table-cell>
          <table:table-cell table:style-name="ce4" office:value-type="string" calcext:value-type="string">
            <text:p>Illinois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incubatorgames.com/" xlink:type="simple">Incubator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Toronto</text:p>
          </table:table-cell>
          <table:table-cell table:style-name="ce4" office:value-type="string" calcext:value-type="string">
            <text:p>Ontario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3">
          <table:table-cell table:style-name="ce4" office:value-type="string" calcext:value-type="string">
            <text:p><text:a xlink:href="http://www.independent-arts-software.de/" xlink:type="simple">Independent Art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Hamm</text:p>
          </table:table-cell>
          <table:table-cell table:style-name="ce4" office:value-type="string" calcext:value-type="string">
            <text:p>North Rhine-Westphalia</text:p>
          </table:table-cell>
          <table:table-cell table:style-name="ce4" office:value-type="string" calcext:value-type="string">
            <text:p>Germany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indieconstruction.com/" xlink:type="simple">Indie Construction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ilan</text:p>
          </table:table-cell>
          <table:table-cell table:style-name="ce4" office:value-type="string" calcext:value-type="string">
            <text:p>Lombardia</text:p>
          </table:table-cell>
          <table:table-cell table:style-name="ce4" office:value-type="string" calcext:value-type="string">
            <text:p>Italy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indiegala.com/" xlink:type="simple">indiegala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Rome</text:p>
          </table:table-cell>
          <table:table-cell table:style-name="ce4" office:value-type="string" calcext:value-type="string">
            <text:p>Lazio</text:p>
          </table:table-cell>
          <table:table-cell table:style-name="ce4" office:value-type="string" calcext:value-type="string">
            <text:p>Italy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indieszero.co.jp/" xlink:type="simple">indieszero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usashino</text:p>
          </table:table-cell>
          <table:table-cell table:style-name="ce4" office:value-type="string" calcext:value-type="string">
            <text:p>Tokyo</text:p>
          </table:table-cell>
          <table:table-cell table:style-name="ce4" office:value-type="string" calcext:value-type="string">
            <text:p>China</text:p>
          </table:table-cell>
          <table:table-cell table:number-columns-repeated="1019"/>
        </table:table-row>
        <table:table-row table:style-name="ro3">
          <table:table-cell table:style-name="ce4" office:value-type="string" calcext:value-type="string">
            <text:p><text:a xlink:href="http://www.indigo-entertainment.com/" xlink:type="simple">Indigo Entertainment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akati City</text:p>
          </table:table-cell>
          <table:table-cell table:style-name="ce4" office:value-type="string" calcext:value-type="string">
            <text:p>National Capital Region</text:p>
          </table:table-cell>
          <table:table-cell table:style-name="ce4" office:value-type="string" calcext:value-type="string">
            <text:p>Philippin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indomitusgames.com/" xlink:type="simple">Indomitus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ilan</text:p>
          </table:table-cell>
          <table:table-cell table:style-name="ce4" office:value-type="string" calcext:value-type="string">
            <text:p>Lombardia</text:p>
          </table:table-cell>
          <table:table-cell table:style-name="ce4" office:value-type="string" calcext:value-type="string">
            <text:p>Italy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industrygames.com/" xlink:type="simple">Industry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Gilbert</text:p>
          </table:table-cell>
          <table:table-cell table:style-name="ce4" office:value-type="string" calcext:value-type="string">
            <text:p>Arizon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inertiasoftware.com/" xlink:type="simple">Inertia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Cambridge</text:p>
          </table:table-cell>
          <table:table-cell table:style-name="ce4" office:value-type="string" calcext:value-type="string">
            <text:p>Cambridgeshire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infinigongames.com/" xlink:type="simple">Infinigon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arcelona</text:p>
          </table:table-cell>
          <table:table-cell table:style-name="ce4" office:value-type="string" calcext:value-type="string">
            <text:p>Catalonia</text:p>
          </table:table-cell>
          <table:table-cell table:style-name="ce4" office:value-type="string" calcext:value-type="string">
            <text:p>Spain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infiniteammo.ca/" xlink:type="simple">Infinite Ammo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Winnipeg</text:p>
          </table:table-cell>
          <table:table-cell table:style-name="ce4" office:value-type="string" calcext:value-type="string">
            <text:p>Manitoba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idreams.pl/" xlink:type="simple">Infinite Dream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Gliwice</text:p>
          </table:table-cell>
          <table:table-cell table:style-name="ce4" office:value-type="string" calcext:value-type="string">
            <text:p>Silesia</text:p>
          </table:table-cell>
          <table:table-cell table:style-name="ce4" office:value-type="string" calcext:value-type="string">
            <text:p>Po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nightinthewoods.com/" xlink:type="simple">Infinite Fall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Pittsburgh</text:p>
          </table:table-cell>
          <table:table-cell table:style-name="ce4" office:value-type="string" calcext:value-type="string">
            <text:p>Pennsylva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infinite-interactive.com/" xlink:type="simple">Infinite Interactiv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Essendon</text:p>
          </table:table-cell>
          <table:table-cell table:style-name="ce4" office:value-type="string" calcext:value-type="string">
            <text:p>Victoria</text:p>
          </table:table-cell>
          <table:table-cell table:style-name="ce4" office:value-type="string" calcext:value-type="string">
            <text:p>Australi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infinite.com.sv/" xlink:type="simple">Infinite Software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San Salvador</text:p>
          </table:table-cell>
          <table:table-cell table:style-name="ce4" office:value-type="string" calcext:value-type="string">
            <text:p>El Salvador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infinityward.com/" xlink:type="simple">Infinity Ward (Activision)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Encino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infosfer.com/" xlink:type="simple">Infosfer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Istanbul</text:p>
          </table:table-cell>
          <table:table-cell table:style-name="ce4" office:value-type="string" calcext:value-type="string">
            <text:p>Turkey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infrared5.com/" xlink:type="simple">Infrared5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Jamaica Plain</text:p>
          </table:table-cell>
          <table:table-cell table:style-name="ce4" office:value-type="string" calcext:value-type="string">
            <text:p>Massachusetts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witchmarsh.tumblr.com/" xlink:type="simple">Inglenook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York</text:p>
          </table:table-cell>
          <table:table-cell table:style-name="ce4" office:value-type="string" calcext:value-type="string">
            <text:p>Yorkshire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inhance.com/" xlink:type="simple">Inhance Digital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Los Angeles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inis.co.jp/" xlink:type="simple">iNiS Corporation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Tokyo</text:p>
          </table:table-cell>
          <table:table-cell table:style-name="ce4" office:value-type="string" calcext:value-type="string">
            <text:p>Japan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inkkit.ch/" xlink:type="simple">Ink Kit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Zurich</text:p>
          </table:table-cell>
          <table:table-cell table:style-name="ce4" office:value-type="string" calcext:value-type="string">
            <text:p>Switzerland</text:p>
          </table:table-cell>
          <table:table-cell table:number-columns-repeated="1019"/>
        </table:table-row>
        <table:table-row table:style-name="ro3">
          <table:table-cell table:style-name="ce4" office:value-type="string" calcext:value-type="string">
            <text:p><text:a xlink:href="http://www.inkstainsgames.net/" xlink:type="simple">Ink Stain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aint Petersburg</text:p>
          </table:table-cell>
          <table:table-cell table:style-name="ce4" office:value-type="string" calcext:value-type="string">
            <text:p>Northwestern Federal District</text:p>
          </table:table-cell>
          <table:table-cell table:style-name="ce4" office:value-type="string" calcext:value-type="string">
            <text:p>Russia</text:p>
          </table:table-cell>
          <table:table-cell table:number-columns-repeated="1019"/>
        </table:table-row>
        <table:table-row table:style-name="ro3">
          <table:table-cell table:style-name="ce4" office:value-type="string" calcext:value-type="string">
            <text:p><text:a xlink:href="http://www.inkstainsgames.net/" xlink:type="simple">Ink Stains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aint Petersburg</text:p>
          </table:table-cell>
          <table:table-cell table:style-name="ce4" office:value-type="string" calcext:value-type="string">
            <text:p>Northwestern Federal District</text:p>
          </table:table-cell>
          <table:table-cell table:style-name="ce4" office:value-type="string" calcext:value-type="string">
            <text:p>Russi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inkline.co/" xlink:type="simple">Inkline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Beirut</text:p>
          </table:table-cell>
          <table:table-cell table:style-name="ce4" office:value-type="string" calcext:value-type="string">
            <text:p>Lebanon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inlightentertainment.com/" xlink:type="simple">Inlight Entertainment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Victoria</text:p>
          </table:table-cell>
          <table:table-cell table:style-name="ce4" office:value-type="string" calcext:value-type="string">
            <text:p>British Columbia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inludo.com/" xlink:type="simple">Inludo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Gjovik</text:p>
          </table:table-cell>
          <table:table-cell table:style-name="ce4" office:value-type="string" calcext:value-type="string">
            <text:p>Oppland</text:p>
          </table:table-cell>
          <table:table-cell table:style-name="ce4" office:value-type="string" calcext:value-type="string">
            <text:p>Norway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inlusio.ch/" xlink:type="simple">Inlusio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Zurich</text:p>
          </table:table-cell>
          <table:table-cell table:style-name="ce4" office:value-type="string" calcext:value-type="string">
            <text:p>Switzer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ino-co.com/" xlink:type="simple">Ino-Co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Krasnodar City</text:p>
          </table:table-cell>
          <table:table-cell table:style-name="ce4" office:value-type="string" calcext:value-type="string">
            <text:p>Krasnodar</text:p>
          </table:table-cell>
          <table:table-cell table:style-name="ce4" office:value-type="string" calcext:value-type="string">
            <text:p>Russi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ino-co.com/" xlink:type="simple">Ino-Co Plu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Krasnodar City</text:p>
          </table:table-cell>
          <table:table-cell table:style-name="ce4" office:value-type="string" calcext:value-type="string">
            <text:p>Krasnodar</text:p>
          </table:table-cell>
          <table:table-cell table:style-name="ce4" office:value-type="string" calcext:value-type="string">
            <text:p>Russi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inquisiment.com/" xlink:type="simple">Inquisiment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eattle</text:p>
          </table:table-cell>
          <table:table-cell table:style-name="ce4" office:value-type="string" calcext:value-type="string">
            <text:p>Washington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insaneunity.com/" xlink:type="simple">Insane Unity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Rennes</text:p>
          </table:table-cell>
          <table:table-cell table:style-name="ce4" office:value-type="string" calcext:value-type="string">
            <text:p>Bretagne</text:p>
          </table:table-cell>
          <table:table-cell table:style-name="ce4" office:value-type="string" calcext:value-type="string">
            <text:p>France</text:p>
          </table:table-cell>
          <table:table-cell table:number-columns-repeated="1019"/>
        </table:table-row>
        <table:table-row table:style-name="ro3">
          <table:table-cell table:style-name="ce4" office:value-type="string" calcext:value-type="string">
            <text:p><text:a xlink:href="http://www.insanesoft.de/" xlink:type="simple">INSANEsoft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Herne</text:p>
          </table:table-cell>
          <table:table-cell table:style-name="ce4" office:value-type="string" calcext:value-type="string">
            <text:p>North Rhine-Westphalia</text:p>
          </table:table-cell>
          <table:table-cell table:style-name="ce4" office:value-type="string" calcext:value-type="string">
            <text:p>Germany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insolitastudios.com/" xlink:type="simple">Insolita Studio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Sao Paulo</text:p>
          </table:table-cell>
          <table:table-cell table:style-name="ce4" office:value-type="string" calcext:value-type="string">
            <text:p>Brazil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insomniacgames.com/" xlink:type="simple">Insomniac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urbank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insomniacgames.com/" xlink:type="simple">Insomniac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Raleigh</text:p>
          </table:table-cell>
          <table:table-cell table:style-name="ce4" office:value-type="string" calcext:value-type="string">
            <text:p>North Carolin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instinctgames.com/" xlink:type="simple">Instinct Game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Cairo</text:p>
          </table:table-cell>
          <table:table-cell table:style-name="ce4" office:value-type="string" calcext:value-type="string">
            <text:p>Egypt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insya.co/" xlink:type="simple">Insya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Cairo</text:p>
          </table:table-cell>
          <table:table-cell table:style-name="ce4" office:value-type="string" calcext:value-type="string">
            <text:p>Egypt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intsys.co.jp/" xlink:type="simple">Intelligent System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Kyoto</text:p>
          </table:table-cell>
          <table:table-cell table:style-name="ce4" office:value-type="string" calcext:value-type="string">
            <text:p>Japan</text:p>
          </table:table-cell>
          <table:table-cell table:number-columns-repeated="1019"/>
        </table:table-row>
        <table:table-row table:style-name="ro4">
          <table:table-cell table:style-name="ce4" office:value-type="string" calcext:value-type="string">
            <text:p><text:a xlink:href="http://www.intellysurf.com/" xlink:type="simple">IntellySurf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Anglet</text:p>
          </table:table-cell>
          <table:table-cell table:style-name="ce4" office:value-type="string" calcext:value-type="string">
            <text:p>Aquitaine-Limousin-Poitou-Charentes</text:p>
          </table:table-cell>
          <table:table-cell table:style-name="ce4" office:value-type="string" calcext:value-type="string">
            <text:p>France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interactiveproject.com/" xlink:type="simple">Interactive Project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Rome</text:p>
          </table:table-cell>
          <table:table-cell table:style-name="ce4" office:value-type="string" calcext:value-type="string">
            <text:p>Lazio</text:p>
          </table:table-cell>
          <table:table-cell table:style-name="ce4" office:value-type="string" calcext:value-type="string">
            <text:p>Italy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interama.net/" xlink:type="simple">Interama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Campinas</text:p>
          </table:table-cell>
          <table:table-cell table:style-name="ce4" office:value-type="string" calcext:value-type="string">
            <text:p>Sao Paulo</text:p>
          </table:table-cell>
          <table:table-cell table:style-name="ce4" office:value-type="string" calcext:value-type="string">
            <text:p>Brazil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interama.net/" xlink:type="simple">Interama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Vitoria</text:p>
          </table:table-cell>
          <table:table-cell table:style-name="ce4" office:value-type="string" calcext:value-type="string">
            <text:p>Espírito Santo</text:p>
          </table:table-cell>
          <table:table-cell table:style-name="ce4" office:value-type="string" calcext:value-type="string">
            <text:p>Brazil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interdimensionalgames.com/" xlink:type="simple">Interdimensional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Vancouver</text:p>
          </table:table-cell>
          <table:table-cell table:style-name="ce4" office:value-type="string" calcext:value-type="string">
            <text:p>British Columbia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interiornight.com/" xlink:type="simple">Interior Night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London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igt.com/" xlink:type="simple">International Game Technology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Reno</text:p>
          </table:table-cell>
          <table:table-cell table:style-name="ce4" office:value-type="string" calcext:value-type="string">
            <text:p>Nevad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inti.co.jp/" xlink:type="simple">Inti Creat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Ichikawa</text:p>
          </table:table-cell>
          <table:table-cell table:style-name="ce4" office:value-type="string" calcext:value-type="string">
            <text:p>Chiba</text:p>
          </table:table-cell>
          <table:table-cell table:style-name="ce4" office:value-type="string" calcext:value-type="string">
            <text:p>Japan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introversion.co.uk/" xlink:type="simple">Introversion Software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London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intuicode.com/" xlink:type="simple">Intuicod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oynton Beach</text:p>
          </table:table-cell>
          <table:table-cell table:style-name="ce4" office:value-type="string" calcext:value-type="string">
            <text:p>Florid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invaderstudiosofficial.com/" xlink:type="simple">Invader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Rome</text:p>
          </table:table-cell>
          <table:table-cell table:style-name="ce4" office:value-type="string" calcext:value-type="string">
            <text:p>Lazio</text:p>
          </table:table-cell>
          <table:table-cell table:style-name="ce4" office:value-type="string" calcext:value-type="string">
            <text:p>Italy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invictus.com/" xlink:type="simple">Invictu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Debrecen</text:p>
          </table:table-cell>
          <table:table-cell table:style-name="ce4" office:value-type="string" calcext:value-type="string">
            <text:p>Budapest</text:p>
          </table:table-cell>
          <table:table-cell table:style-name="ce4" office:value-type="string" calcext:value-type="string">
            <text:p>Hungary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inxile-entertainment.com/" xlink:type="simple">inXile Entertainment (Microsoft)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New Orleans</text:p>
          </table:table-cell>
          <table:table-cell table:style-name="ce4" office:value-type="string" calcext:value-type="string">
            <text:p>Louisian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inxile-entertainment.com/" xlink:type="simple">inXile Entertainment (Microsoft)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Newport Beach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ioi.dk/" xlink:type="simple">IO Interactiv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Copenhagen</text:p>
          </table:table-cell>
          <table:table-cell table:style-name="ce4" office:value-type="string" calcext:value-type="string">
            <text:p>Oresund</text:p>
          </table:table-cell>
          <table:table-cell table:style-name="ce4" office:value-type="string" calcext:value-type="string">
            <text:p>Denmark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ioi.dk/" xlink:type="simple">IO Interactiv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almo</text:p>
          </table:table-cell>
          <table:table-cell table:style-name="ce4" office:value-type="string" calcext:value-type="string">
            <text:p>Scania</text:p>
          </table:table-cell>
          <table:table-cell table:style-name="ce4" office:value-type="string" calcext:value-type="string">
            <text:p>Sweden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phoninghome.net/" xlink:type="simple">Ion Land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Berlin</text:p>
          </table:table-cell>
          <table:table-cell table:style-name="ce4" office:value-type="string" calcext:value-type="string">
            <text:p>Germany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irem.co.jp/" xlink:type="simple">IREM Software Engineering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Hakusan</text:p>
          </table:table-cell>
          <table:table-cell table:style-name="ce4" office:value-type="string" calcext:value-type="string">
            <text:p>Ishikawa</text:p>
          </table:table-cell>
          <table:table-cell table:style-name="ce4" office:value-type="string" calcext:value-type="string">
            <text:p>Japan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irem.co.jp/" xlink:type="simple">IREM Software Engineering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Osaka</text:p>
          </table:table-cell>
          <table:table-cell table:style-name="ce4" office:value-type="string" calcext:value-type="string">
            <text:p>Japan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irem.co.jp/" xlink:type="simple">IREM Software Engineering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Tokyo</text:p>
          </table:table-cell>
          <table:table-cell table:style-name="ce4" office:value-type="string" calcext:value-type="string">
            <text:p>Japan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playiridium.com/" xlink:type="simple">Iridium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urbank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irongalaxystudios.com/" xlink:type="simple">Iron Galaxy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Chicago</text:p>
          </table:table-cell>
          <table:table-cell table:style-name="ce4" office:value-type="string" calcext:value-type="string">
            <text:p>Illinois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irongalaxystudios.com/" xlink:type="simple">Iron Galaxy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Orlando</text:p>
          </table:table-cell>
          <table:table-cell table:style-name="ce4" office:value-type="string" calcext:value-type="string">
            <text:p>Florid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ironmountaininteractive.com/" xlink:type="simple">Iron Mountain Interactive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Vienna</text:p>
          </table:table-cell>
          <table:table-cell table:style-name="ce4" office:value-type="string" calcext:value-type="string">
            <text:p>Austri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ironrealms.com/" xlink:type="simple">Iron Realms Entertainment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an Francisco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ironcladgames.com/" xlink:type="simple">Ironclad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Vancouver</text:p>
          </table:table-cell>
          <table:table-cell table:style-name="ce4" office:value-type="string" calcext:value-type="string">
            <text:p>British Columbia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ironcode.com/" xlink:type="simple">Ironcode Gaming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Noida</text:p>
          </table:table-cell>
          <table:table-cell table:style-name="ce4" office:value-type="string" calcext:value-type="string">
            <text:p>Uttar Pradesh</text:p>
          </table:table-cell>
          <table:table-cell table:style-name="ce4" office:value-type="string" calcext:value-type="string">
            <text:p>Indi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ironoakgames.com/" xlink:type="simple">IronOak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Vancouver</text:p>
          </table:table-cell>
          <table:table-cell table:style-name="ce4" office:value-type="string" calcext:value-type="string">
            <text:p>British Columbia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ironward.com/" xlink:type="simple">Ironward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Zagreb</text:p>
          </table:table-cell>
          <table:table-cell table:style-name="ce4" office:value-type="string" calcext:value-type="string">
            <text:p>Croati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irrationalgames.com/" xlink:type="simple">Irrational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Quincy</text:p>
          </table:table-cell>
          <table:table-cell table:style-name="ce4" office:value-type="string" calcext:value-type="string">
            <text:p>Massachusetts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3">
          <table:table-cell table:style-name="ce4" office:value-type="string" calcext:value-type="string">
            <text:p><text:a xlink:href="http://www.irrgheist.com/" xlink:type="simple">Irrgheist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Tübingen</text:p>
          </table:table-cell>
          <table:table-cell table:style-name="ce4" office:value-type="string" calcext:value-type="string">
            <text:p>Baden-Württemberg</text:p>
          </table:table-cell>
          <table:table-cell table:style-name="ce4" office:value-type="string" calcext:value-type="string">
            <text:p>Germany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isbitgames.com/" xlink:type="simple">ISBIT Game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Stockholm</text:p>
          </table:table-cell>
          <table:table-cell table:style-name="ce4" office:value-type="string" calcext:value-type="string">
            <text:p>Sweden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islandofficials.com/" xlink:type="simple">Island Official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Woodbury</text:p>
          </table:table-cell>
          <table:table-cell table:style-name="ce4" office:value-type="string" calcext:value-type="string">
            <text:p>New Jersey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isoftbet.ro/" xlink:type="simple">Isoftbet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Bucharest</text:p>
          </table:table-cell>
          <table:table-cell table:style-name="ce4" office:value-type="string" calcext:value-type="string">
            <text:p>Romani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isoftbet.com/" xlink:type="simple">Isoftbet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London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isoftbet.com/" xlink:type="simple">Isoftbet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enningerberg</text:p>
          </table:table-cell>
          <table:table-cell table:number-columns-repeated="2" table:style-name="ce4" office:value-type="string" calcext:value-type="string">
            <text:p>Luxembourg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isoftbet.ro/" xlink:type="simple">Isoftbet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Timisoara</text:p>
          </table:table-cell>
          <table:table-cell table:style-name="ce4" office:value-type="string" calcext:value-type="string">
            <text:p>Timis</text:p>
          </table:table-cell>
          <table:table-cell table:style-name="ce4" office:value-type="string" calcext:value-type="string">
            <text:p>Romani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isopodlabs.net/" xlink:type="simple">Isopod Lab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Los Angeles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http//www.isotope244.com/" xlink:type="simple">Isotope 244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Tampa</text:p>
          </table:table-cell>
          <table:table-cell table:style-name="ce4" office:value-type="string" calcext:value-type="string">
            <text:p>Florid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itsanecdotal.com/" xlink:type="simple">It's Anecdotal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ontreal</text:p>
          </table:table-cell>
          <table:table-cell table:style-name="ce4" office:value-type="string" calcext:value-type="string">
            <text:p>Quebec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italicpig.com/" xlink:type="simple">Italic Pig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Crawfordsburn</text:p>
          </table:table-cell>
          <table:table-cell table:style-name="ce4" office:value-type="string" calcext:value-type="string">
            <text:p>County Down</text:p>
          </table:table-cell>
          <table:table-cell table:style-name="ce4" office:value-type="string" calcext:value-type="string">
            <text:p>Northern Ireland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milanoirgame.com/" xlink:type="simple">Italo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ilan</text:p>
          </table:table-cell>
          <table:table-cell table:style-name="ce4" office:value-type="string" calcext:value-type="string">
            <text:p>Lombardia</text:p>
          </table:table-cell>
          <table:table-cell table:style-name="ce4" office:value-type="string" calcext:value-type="string">
            <text:p>Italy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itsfine.ga/" xlink:type="simple">Itsfine Game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Auckland</text:p>
          </table:table-cell>
          <table:table-cell table:style-name="ce4" office:value-type="string" calcext:value-type="string">
            <text:p>New Zea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iv.studio/" xlink:type="simple">IV Studio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Nashville</text:p>
          </table:table-cell>
          <table:table-cell table:style-name="ce4" office:value-type="string" calcext:value-type="string">
            <text:p>Tennessee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ivproductions.it/" xlink:type="simple">Ivan Venturi Production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Rome</text:p>
          </table:table-cell>
          <table:table-cell table:style-name="ce4" office:value-type="string" calcext:value-type="string">
            <text:p>Lazio</text:p>
          </table:table-cell>
          <table:table-cell table:style-name="ce4" office:value-type="string" calcext:value-type="string">
            <text:p>Italy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ivory-tower.fr/" xlink:type="simple">Ivory Tower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Lyon</text:p>
          </table:table-cell>
          <table:table-cell table:style-name="ce4" office:value-type="string" calcext:value-type="string">
            <text:p>Rhone-Alpes</text:p>
          </table:table-cell>
          <table:table-cell table:style-name="ce4" office:value-type="string" calcext:value-type="string">
            <text:p>France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ixorastudios.com/" xlink:type="simple">Ixora Studio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3" table:style-name="ce4" office:value-type="string" calcext:value-type="string">
            <text:p>Singapore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izyplay.com.br/" xlink:type="simple">Izyplay Game Studio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Pelotas</text:p>
          </table:table-cell>
          <table:table-cell table:style-name="ce4" office:value-type="string" calcext:value-type="string">
            <text:p>Rio Grande do Sul</text:p>
          </table:table-cell>
          <table:table-cell table:style-name="ce4" office:value-type="string" calcext:value-type="string">
            <text:p>Brazil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jackboxgames.com/" xlink:type="simple">Jackbox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Chicago</text:p>
          </table:table-cell>
          <table:table-cell table:style-name="ce4" office:value-type="string" calcext:value-type="string">
            <text:p>Illinois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jagaco.com/" xlink:type="simple">Jagaco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Zoetermeer</text:p>
          </table:table-cell>
          <table:table-cell table:style-name="ce4" office:value-type="string" calcext:value-type="string">
            <text:p>Zuid-Holland</text:p>
          </table:table-cell>
          <table:table-cell table:style-name="ce4" office:value-type="string" calcext:value-type="string">
            <text:p>Netherland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james-bang.com/" xlink:type="simple">James Bang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Paris</text:p>
          </table:table-cell>
          <table:table-cell table:style-name="ce4" office:value-type="string" calcext:value-type="string">
            <text:p>Ile-de-France</text:p>
          </table:table-cell>
          <table:table-cell table:style-name="ce4" office:value-type="string" calcext:value-type="string">
            <text:p>France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jamogames.com/" xlink:type="simple">Jamo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irmingham</text:p>
          </table:table-cell>
          <table:table-cell table:style-name="ce4" office:value-type="string" calcext:value-type="string">
            <text:p>West Midlands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janusresearch.com/" xlink:type="simple">Janus Research Group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Quantico</text:p>
          </table:table-cell>
          <table:table-cell table:style-name="ce4" office:value-type="string" calcext:value-type="string">
            <text:p>Virgi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jellybtn.com/" xlink:type="simple">Jelly Button Game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Tel Aviv</text:p>
          </table:table-cell>
          <table:table-cell table:style-name="ce4" office:value-type="string" calcext:value-type="string">
            <text:p>Israel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jellyoasis.com/" xlink:type="simple">JellyOasi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Seoul</text:p>
          </table:table-cell>
          <table:table-cell table:style-name="ce4" office:value-type="string" calcext:value-type="string">
            <text:p>South Kore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qdork.com/" xlink:type="simple">Jenny Jiao Hsia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New York City</text:p>
          </table:table-cell>
          <table:table-cell table:style-name="ce4" office:value-type="string" calcext:value-type="string">
            <text:p>New York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jetcatgames.com/" xlink:type="simple">Jet Cat Game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Vilnius</text:p>
          </table:table-cell>
          <table:table-cell table:style-name="ce4" office:value-type="string" calcext:value-type="string">
            <text:p>Lithuani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jetpackinteractive.ca/" xlink:type="simple">Jetpack Interactiv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Vancouver</text:p>
          </table:table-cell>
          <table:table-cell table:style-name="ce4" office:value-type="string" calcext:value-type="string">
            <text:p>British Columbia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jforcegames.com/" xlink:type="simple">JForce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Denton</text:p>
          </table:table-cell>
          <table:table-cell table:style-name="ce4" office:value-type="string" calcext:value-type="string">
            <text:p>Texas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jo-mei.com/" xlink:type="simple">Jo-Mei Game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Berlin</text:p>
          </table:table-cell>
          <table:table-cell table:style-name="ce4" office:value-type="string" calcext:value-type="string">
            <text:p>Germany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jojugames.com/" xlink:type="simple">Joju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erkeley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jollyjellyfish.com/" xlink:type="simple">Jolly Jellyfish Game Studio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Groningen</text:p>
          </table:table-cell>
          <table:table-cell table:style-name="ce4" office:value-type="string" calcext:value-type="string">
            <text:p>Netherland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joon.be/" xlink:type="simple">Joon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Reykjavík</text:p>
          </table:table-cell>
          <table:table-cell table:style-name="ce4" office:value-type="string" calcext:value-type="string">
            <text:p>Reykjavik</text:p>
          </table:table-cell>
          <table:table-cell table:style-name="ce4" office:value-type="string" calcext:value-type="string">
            <text:p>Ice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jovianindustries.com/" xlink:type="simple">Jovian Industri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kövde</text:p>
          </table:table-cell>
          <table:table-cell table:style-name="ce4" office:value-type="string" calcext:value-type="string">
            <text:p>Vastra Gotaland</text:p>
          </table:table-cell>
          <table:table-cell table:style-name="ce4" office:value-type="string" calcext:value-type="string">
            <text:p>Sweden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joybox-me.com/" xlink:type="simple">Joybox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Damascus</text:p>
          </table:table-cell>
          <table:table-cell table:style-name="ce4" office:value-type="string" calcext:value-type="string">
            <text:p>Syri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corp.joycity.com/" xlink:type="simple">JOYCITY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eongnam-si</text:p>
          </table:table-cell>
          <table:table-cell table:style-name="ce4" office:value-type="string" calcext:value-type="string">
            <text:p>Gyeonggi-do</text:p>
          </table:table-cell>
          <table:table-cell table:style-name="ce4" office:value-type="string" calcext:value-type="string">
            <text:p>South Kore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joymasher.com/" xlink:type="simple">JoyMasher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Curitiba</text:p>
          </table:table-cell>
          <table:table-cell table:style-name="ce4" office:value-type="string" calcext:value-type="string">
            <text:p>Parana</text:p>
          </table:table-cell>
          <table:table-cell table:style-name="ce4" office:value-type="string" calcext:value-type="string">
            <text:p>Brazil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joymax.co.kr/" xlink:type="simple">Joymax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eongnam-si</text:p>
          </table:table-cell>
          <table:table-cell table:style-name="ce4" office:value-type="string" calcext:value-type="string">
            <text:p>Gyeonggi-do</text:p>
          </table:table-cell>
          <table:table-cell table:style-name="ce4" office:value-type="string" calcext:value-type="string">
            <text:p>South Kore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jugglergames.com/" xlink:type="simple">Juggler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Warsaw</text:p>
          </table:table-cell>
          <table:table-cell table:style-name="ce4" office:value-type="string" calcext:value-type="string">
            <text:p>Masovian</text:p>
          </table:table-cell>
          <table:table-cell table:style-name="ce4" office:value-type="string" calcext:value-type="string">
            <text:p>Poland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jujubee.pl/" xlink:type="simple">Jujube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Katowice</text:p>
          </table:table-cell>
          <table:table-cell table:style-name="ce4" office:value-type="string" calcext:value-type="string">
            <text:p>Silesia</text:p>
          </table:table-cell>
          <table:table-cell table:style-name="ce4" office:value-type="string" calcext:value-type="string">
            <text:p>Po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glander.co/" xlink:type="simple">Julian Glander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rooklyn</text:p>
          </table:table-cell>
          <table:table-cell table:style-name="ce4" office:value-type="string" calcext:value-type="string">
            <text:p>New York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jumpovertheage.com/" xlink:type="simple">Jump Over the Age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London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jmpdrv.com/" xlink:type="simple">Jumpdrive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Portland</text:p>
          </table:table-cell>
          <table:table-cell table:style-name="ce4" office:value-type="string" calcext:value-type="string">
            <text:p>Oregon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jumpship.co.uk/" xlink:type="simple">Jumpship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Guildford</text:p>
          </table:table-cell>
          <table:table-cell table:style-name="ce4" office:value-type="string" calcext:value-type="string">
            <text:p>Surrey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jumpsuit-entertainment.com/" xlink:type="simple">Jumpsuit Entertainment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Kassel</text:p>
          </table:table-cell>
          <table:table-cell table:style-name="ce4" office:value-type="string" calcext:value-type="string">
            <text:p>Hesse</text:p>
          </table:table-cell>
          <table:table-cell table:style-name="ce4" office:value-type="string" calcext:value-type="string">
            <text:p>Germany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junglerumblegame.com/" xlink:type="simple">Jungle Rumbl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oston</text:p>
          </table:table-cell>
          <table:table-cell table:style-name="ce4" office:value-type="string" calcext:value-type="string">
            <text:p>Massachusetts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junubgames.com/" xlink:type="simple">Junub Game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Washington DC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jupiter.co.jp/" xlink:type="simple">Jupiter Corporation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Kyoto</text:p>
          </table:table-cell>
          <table:table-cell table:style-name="ce4" office:value-type="string" calcext:value-type="string">
            <text:p>Japan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jupitron.com.ar/" xlink:type="simple">Jupitron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Buenos Aires</text:p>
          </table:table-cell>
          <table:table-cell table:style-name="ce4" office:value-type="string" calcext:value-type="string">
            <text:p>Argentin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juppiomenz.com/" xlink:type="simple">Juppiomenz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Reno</text:p>
          </table:table-cell>
          <table:table-cell table:style-name="ce4" office:value-type="string" calcext:value-type="string">
            <text:p>Nevad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jawltd.com/" xlink:type="simple">Just Add Water (Developments)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Leeds</text:p>
          </table:table-cell>
          <table:table-cell table:style-name="ce4" office:value-type="string" calcext:value-type="string">
            <text:p>West Yorkshire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justflight.com/" xlink:type="simple">Just Flight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Leamington Spa</text:p>
          </table:table-cell>
          <table:table-cell table:style-name="ce4" office:value-type="string" calcext:value-type="string">
            <text:p>Warwickshire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justfunnygames.com/" xlink:type="simple">Just Funny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Imola</text:p>
          </table:table-cell>
          <table:table-cell table:style-name="ce4" office:value-type="string" calcext:value-type="string">
            <text:p>Emilia Romagna</text:p>
          </table:table-cell>
          <table:table-cell table:style-name="ce4" office:value-type="string" calcext:value-type="string">
            <text:p>Italy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justtrains.net/" xlink:type="simple">Just Train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Leamington Spa</text:p>
          </table:table-cell>
          <table:table-cell table:style-name="ce4" office:value-type="string" calcext:value-type="string">
            <text:p>Warwickshire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jvgames.com/" xlink:type="simple">JV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Las Vegas</text:p>
          </table:table-cell>
          <table:table-cell table:style-name="ce4" office:value-type="string" calcext:value-type="string">
            <text:p>Nevad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jynx.com.br/" xlink:type="simple">Jynx Playwar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Recife</text:p>
          </table:table-cell>
          <table:table-cell table:style-name="ce4" office:value-type="string" calcext:value-type="string">
            <text:p>Pernambuco</text:p>
          </table:table-cell>
          <table:table-cell table:style-name="ce4" office:value-type="string" calcext:value-type="string">
            <text:p>Brazil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kaikogames.com/" xlink:type="simple">KAIKO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Frankfurt am Main</text:p>
          </table:table-cell>
          <table:table-cell table:style-name="ce4" office:value-type="string" calcext:value-type="string">
            <text:p>Hesse</text:p>
          </table:table-cell>
          <table:table-cell table:style-name="ce4" office:value-type="string" calcext:value-type="string">
            <text:p>Germany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kajakgames.com/" xlink:type="simple">Kajak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Kajaani</text:p>
          </table:table-cell>
          <table:table-cell table:style-name="ce4" office:value-type="string" calcext:value-type="string">
            <text:p>Kainuu</text:p>
          </table:table-cell>
          <table:table-cell table:style-name="ce4" office:value-type="string" calcext:value-type="string">
            <text:p>Fin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kalanigames.com/" xlink:type="simple">Kalani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Austin</text:p>
          </table:table-cell>
          <table:table-cell table:style-name="ce4" office:value-type="string" calcext:value-type="string">
            <text:p>Texas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kallocstudios.com/" xlink:type="simple">Kalloc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Carlsbad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kamaikamai.com/" xlink:type="simple">KAMAi MEDIA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Bitola</text:p>
          </table:table-cell>
          <table:table-cell table:style-name="ce4" office:value-type="string" calcext:value-type="string">
            <text:p>Macedoni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kamibox.de/" xlink:type="simple">kamibox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Riedstadt</text:p>
          </table:table-cell>
          <table:table-cell table:style-name="ce4" office:value-type="string" calcext:value-type="string">
            <text:p>Hesse</text:p>
          </table:table-cell>
          <table:table-cell table:style-name="ce4" office:value-type="string" calcext:value-type="string">
            <text:p>Germany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kogamestudios.com/" xlink:type="simple">Karaokulta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Guadalajara</text:p>
          </table:table-cell>
          <table:table-cell table:style-name="ce4" office:value-type="string" calcext:value-type="string">
            <text:p>Jalisco</text:p>
          </table:table-cell>
          <table:table-cell table:style-name="ce4" office:value-type="string" calcext:value-type="string">
            <text:p>Mexico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kpopp.io/" xlink:type="simple">Karina Popp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New York City</text:p>
          </table:table-cell>
          <table:table-cell table:style-name="ce4" office:value-type="string" calcext:value-type="string">
            <text:p>New York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katapultstudio.com/" xlink:type="simple">Katapult Studio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New York City</text:p>
          </table:table-cell>
          <table:table-cell table:style-name="ce4" office:value-type="string" calcext:value-type="string">
            <text:p>New York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kaxanmediagroup.com/" xlink:type="simple">Kaxan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Guadalajara</text:p>
          </table:table-cell>
          <table:table-cell table:style-name="ce4" office:value-type="string" calcext:value-type="string">
            <text:p>Jalisco</text:p>
          </table:table-cell>
          <table:table-cell table:style-name="ce4" office:value-type="string" calcext:value-type="string">
            <text:p>Mexico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keengames.com/" xlink:type="simple">Keen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Frankfurt am Main</text:p>
          </table:table-cell>
          <table:table-cell table:style-name="ce4" office:value-type="string" calcext:value-type="string">
            <text:p>Hesse</text:p>
          </table:table-cell>
          <table:table-cell table:style-name="ce4" office:value-type="string" calcext:value-type="string">
            <text:p>Germany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keenswh.com/" xlink:type="simple">Keen Software Hous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Prague</text:p>
          </table:table-cell>
          <table:table-cell table:style-name="ce4" office:value-type="string" calcext:value-type="string">
            <text:p>Bohemia</text:p>
          </table:table-cell>
          <table:table-cell table:style-name="ce4" office:value-type="string" calcext:value-type="string">
            <text:p>Czech Republic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kefsensei.com/" xlink:type="simple">KefSensei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iami</text:p>
          </table:table-cell>
          <table:table-cell table:style-name="ce4" office:value-type="string" calcext:value-type="string">
            <text:p>Florid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kefsensei.com/" xlink:type="simple">KefSensei Studio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Montevideo</text:p>
          </table:table-cell>
          <table:table-cell table:style-name="ce4" office:value-type="string" calcext:value-type="string">
            <text:p>Uruguay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kemco.jp/" xlink:type="simple">Kemco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Tokyo</text:p>
          </table:table-cell>
          <table:table-cell table:style-name="ce4" office:value-type="string" calcext:value-type="string">
            <text:p>Japan</text:p>
          </table:table-cell>
          <table:table-cell table:number-columns-repeated="1019"/>
        </table:table-row>
        <table:table-row table:style-name="ro3">
          <table:table-cell table:style-name="ce4" office:value-type="string" calcext:value-type="string">
            <text:p><text:a xlink:href="http://www.kemonogames.com/" xlink:type="simple">Kemono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antiago</text:p>
          </table:table-cell>
          <table:table-cell table:style-name="ce4" office:value-type="string" calcext:value-type="string">
            <text:p>Region Metropolitana</text:p>
          </table:table-cell>
          <table:table-cell table:style-name="ce4" office:value-type="string" calcext:value-type="string">
            <text:p>Chile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kenney.nl/" xlink:type="simple">Kenney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Kerkrade</text:p>
          </table:table-cell>
          <table:table-cell table:style-name="ce4" office:value-type="string" calcext:value-type="string">
            <text:p>Limburg</text:p>
          </table:table-cell>
          <table:table-cell table:style-name="ce4" office:value-type="string" calcext:value-type="string">
            <text:p>Netherland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lofigames.com/" xlink:type="simple">Kenshi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ristol</text:p>
          </table:table-cell>
          <table:table-cell table:style-name="ce4" office:value-type="string" calcext:value-type="string">
            <text:p>Avon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keoken.nl/" xlink:type="simple">KeokeN Interactiv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Hoofddorp</text:p>
          </table:table-cell>
          <table:table-cell table:style-name="ce4" office:value-type="string" calcext:value-type="string">
            <text:p>Noord-Holland</text:p>
          </table:table-cell>
          <table:table-cell table:style-name="ce4" office:value-type="string" calcext:value-type="string">
            <text:p>Netherland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ker-chunk.com/" xlink:type="simple">Ker-Chunk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Atlanta</text:p>
          </table:table-cell>
          <table:table-cell table:style-name="ce4" office:value-type="string" calcext:value-type="string">
            <text:p>Georg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kerberos-productions.com/" xlink:type="simple">Kerberos Production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Vancouver</text:p>
          </table:table-cell>
          <table:table-cell table:style-name="ce4" office:value-type="string" calcext:value-type="string">
            <text:p>British Columbia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kidrocketstudios.com/" xlink:type="simple">Kid Rocket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Kansas City</text:p>
          </table:table-cell>
          <table:table-cell table:style-name="ce4" office:value-type="string" calcext:value-type="string">
            <text:p>Missouri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kidswithsticks.com/" xlink:type="simple">Kids with Stick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Wroclaw</text:p>
          </table:table-cell>
          <table:table-cell table:style-name="ce4" office:value-type="string" calcext:value-type="string">
            <text:p>Lower Silesia</text:p>
          </table:table-cell>
          <table:table-cell table:style-name="ce4" office:value-type="string" calcext:value-type="string">
            <text:p>Poland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inthekillhouse.com/" xlink:type="simple">Killhouse Game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Bucharest</text:p>
          </table:table-cell>
          <table:table-cell table:style-name="ce4" office:value-type="string" calcext:value-type="string">
            <text:p>Romani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killmondaygames.com/" xlink:type="simple">Killmonday Game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Stockholm</text:p>
          </table:table-cell>
          <table:table-cell table:style-name="ce4" office:value-type="string" calcext:value-type="string">
            <text:p>Sweden</text:p>
          </table:table-cell>
          <table:table-cell table:number-columns-repeated="1019"/>
        </table:table-row>
        <table:table-row table:style-name="ro3">
          <table:table-cell table:style-name="ce4" office:value-type="string" calcext:value-type="string">
            <text:p><text:a xlink:href="http://www.kilosaurus.com/" xlink:type="simple">Kilosauru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arseille</text:p>
          </table:table-cell>
          <table:table-cell table:style-name="ce4" office:value-type="string" calcext:value-type="string">
            <text:p>Provence-Alpes-Cote d'Azur</text:p>
          </table:table-cell>
          <table:table-cell table:style-name="ce4" office:value-type="string" calcext:value-type="string">
            <text:p>France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kinestheticgames.com/" xlink:type="simple">Kinesthetic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Guildford</text:p>
          </table:table-cell>
          <table:table-cell table:style-name="ce4" office:value-type="string" calcext:value-type="string">
            <text:p>Surrey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kingart.de/" xlink:type="simple">KING Art König &amp; Theysen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Bremen</text:p>
          </table:table-cell>
          <table:table-cell table:style-name="ce4" office:value-type="string" calcext:value-type="string">
            <text:p>Germany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kingdinosaurgames.com/" xlink:type="simple">King Dinosaur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oston</text:p>
          </table:table-cell>
          <table:table-cell table:style-name="ce4" office:value-type="string" calcext:value-type="string">
            <text:p>Massachusetts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ksg.com/" xlink:type="simple">King Show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innetonka</text:p>
          </table:table-cell>
          <table:table-cell table:style-name="ce4" office:value-type="string" calcext:value-type="string">
            <text:p>Minnesot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kingsisle.com/" xlink:type="simple">KingsIsle Entertainment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Plano</text:p>
          </table:table-cell>
          <table:table-cell table:style-name="ce4" office:value-type="string" calcext:value-type="string">
            <text:p>Texas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kingsisle.com/" xlink:type="simple">KingsIsle Entertainment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Round Rock</text:p>
          </table:table-cell>
          <table:table-cell table:style-name="ce4" office:value-type="string" calcext:value-type="string">
            <text:p>Texas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gamesbykinmoku.com/" xlink:type="simple">Kinmoku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Frankfurt am Main</text:p>
          </table:table-cell>
          <table:table-cell table:style-name="ce4" office:value-type="string" calcext:value-type="string">
            <text:p>Hesse</text:p>
          </table:table-cell>
          <table:table-cell table:style-name="ce4" office:value-type="string" calcext:value-type="string">
            <text:p>Germany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kiroogames.com/" xlink:type="simple">Kiro'o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Yaounde</text:p>
          </table:table-cell>
          <table:table-cell table:style-name="ce4" office:value-type="string" calcext:value-type="string">
            <text:p>Mfoundi</text:p>
          </table:table-cell>
          <table:table-cell table:style-name="ce4" office:value-type="string" calcext:value-type="string">
            <text:p>Cameroon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kitfoxgames.com/" xlink:type="simple">Kitfox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ontreal</text:p>
          </table:table-cell>
          <table:table-cell table:style-name="ce4" office:value-type="string" calcext:value-type="string">
            <text:p>Quebec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kitmaker.com/" xlink:type="simple">Kitmaker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Palma de Mallorca</text:p>
          </table:table-cell>
          <table:table-cell table:style-name="ce4" office:value-type="string" calcext:value-type="string">
            <text:p>Baleares</text:p>
          </table:table-cell>
          <table:table-cell table:style-name="ce4" office:value-type="string" calcext:value-type="string">
            <text:p>Spain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kiupe.com/" xlink:type="simple">Kiup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Anse</text:p>
          </table:table-cell>
          <table:table-cell table:style-name="ce4" office:value-type="string" calcext:value-type="string">
            <text:p>Rhone-Alpes</text:p>
          </table:table-cell>
          <table:table-cell table:style-name="ce4" office:value-type="string" calcext:value-type="string">
            <text:p>France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kixeye.com/" xlink:type="simple">KIXEYE Australia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risbane</text:p>
          </table:table-cell>
          <table:table-cell table:style-name="ce4" office:value-type="string" calcext:value-type="string">
            <text:p>Queensland</text:p>
          </table:table-cell>
          <table:table-cell table:style-name="ce4" office:value-type="string" calcext:value-type="string">
            <text:p>Australi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klab.com/" xlink:type="simple">KLab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Fukuoka</text:p>
          </table:table-cell>
          <table:table-cell table:style-name="ce4" office:value-type="string" calcext:value-type="string">
            <text:p>Japan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klab.com/" xlink:type="simple">KLab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Osaka</text:p>
          </table:table-cell>
          <table:table-cell table:style-name="ce4" office:value-type="string" calcext:value-type="string">
            <text:p>Japan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klassefilm.dk/" xlink:type="simple">Klassefilm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Copenhagen</text:p>
          </table:table-cell>
          <table:table-cell table:style-name="ce4" office:value-type="string" calcext:value-type="string">
            <text:p>Oresund</text:p>
          </table:table-cell>
          <table:table-cell table:style-name="ce4" office:value-type="string" calcext:value-type="string">
            <text:p>Denmark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kleientertainment.com/" xlink:type="simple">Klei Entertainment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Vancouver</text:p>
          </table:table-cell>
          <table:table-cell table:style-name="ce4" office:value-type="string" calcext:value-type="string">
            <text:p>British Columbia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3">
          <table:table-cell table:style-name="ce4" office:value-type="string" calcext:value-type="string">
            <text:p><text:a xlink:href="http://www.klondike.fr/" xlink:type="simple">Klondik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Lille</text:p>
          </table:table-cell>
          <table:table-cell table:style-name="ce4" office:value-type="string" calcext:value-type="string">
            <text:p>Nord-Pas-de-Calais-Picardie</text:p>
          </table:table-cell>
          <table:table-cell table:style-name="ce4" office:value-type="string" calcext:value-type="string">
            <text:p>France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klonk-games.com/" xlink:type="simple">Klonk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unich</text:p>
          </table:table-cell>
          <table:table-cell table:style-name="ce4" office:value-type="string" calcext:value-type="string">
            <text:p>Bayern</text:p>
          </table:table-cell>
          <table:table-cell table:style-name="ce4" office:value-type="string" calcext:value-type="string">
            <text:p>Germany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knapnokgames.com/" xlink:type="simple">Knapnok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Copenhagen</text:p>
          </table:table-cell>
          <table:table-cell table:style-name="ce4" office:value-type="string" calcext:value-type="string">
            <text:p>Oresund</text:p>
          </table:table-cell>
          <table:table-cell table:style-name="ce4" office:value-type="string" calcext:value-type="string">
            <text:p>Denmark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knifeedge.com/" xlink:type="simple">Knife Edge Softwar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Corvallis</text:p>
          </table:table-cell>
          <table:table-cell table:style-name="ce4" office:value-type="string" calcext:value-type="string">
            <text:p>Oregon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knocknockgames.com/" xlink:type="simple">Knocknock Game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Minsk</text:p>
          </table:table-cell>
          <table:table-cell table:style-name="ce4" office:value-type="string" calcext:value-type="string">
            <text:p>Belaru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knocknockgames.com/" xlink:type="simple">Knocknock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an Francisco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ko-opmode.com/" xlink:type="simple">KO_OP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ontreal</text:p>
          </table:table-cell>
          <table:table-cell table:style-name="ce4" office:value-type="string" calcext:value-type="string">
            <text:p>Quebec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ko-opmode.com/" xlink:type="simple">Ko-op Mod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ontreal</text:p>
          </table:table-cell>
          <table:table-cell table:style-name="ce4" office:value-type="string" calcext:value-type="string">
            <text:p>Quebec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koalabs-studio.com/" xlink:type="simple">Koalab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ontreuil Sous Bois</text:p>
          </table:table-cell>
          <table:table-cell table:style-name="ce4" office:value-type="string" calcext:value-type="string">
            <text:p>Ile-de-France</text:p>
          </table:table-cell>
          <table:table-cell table:style-name="ce4" office:value-type="string" calcext:value-type="string">
            <text:p>France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koboldgames.ch/" xlink:type="simple">Kobold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rugg</text:p>
          </table:table-cell>
          <table:table-cell table:style-name="ce4" office:value-type="string" calcext:value-type="string">
            <text:p>Aargau</text:p>
          </table:table-cell>
          <table:table-cell table:style-name="ce4" office:value-type="string" calcext:value-type="string">
            <text:p>Switzerland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kodotsgames.com/" xlink:type="simple">Kodots Game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Yangon</text:p>
          </table:table-cell>
          <table:table-cell table:style-name="ce4" office:value-type="string" calcext:value-type="string">
            <text:p>Myanmar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kojimaproductions.jp/" xlink:type="simple">Kojima Production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Tokyo</text:p>
          </table:table-cell>
          <table:table-cell table:style-name="ce4" office:value-type="string" calcext:value-type="string">
            <text:p>Japan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kokonutstudio.com/" xlink:type="simple">Kokonut Studio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Mexico City</text:p>
          </table:table-cell>
          <table:table-cell table:style-name="ce4" office:value-type="string" calcext:value-type="string">
            <text:p>Mexico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kokoromi.org/" xlink:type="simple">Kokoromi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ontreal</text:p>
          </table:table-cell>
          <table:table-cell table:style-name="ce4" office:value-type="string" calcext:value-type="string">
            <text:p>Quebec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komigames.com/" xlink:type="simple">Komi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Toronto</text:p>
          </table:table-cell>
          <table:table-cell table:style-name="ce4" office:value-type="string" calcext:value-type="string">
            <text:p>Ontario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konami.com/" xlink:type="simple">Konami Digital Entertainment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El Segundo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konami.com/" xlink:type="simple">Konami Digital Entertainment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apporo</text:p>
          </table:table-cell>
          <table:table-cell table:style-name="ce4" office:value-type="string" calcext:value-type="string">
            <text:p>Hokkaido</text:p>
          </table:table-cell>
          <table:table-cell table:style-name="ce4" office:value-type="string" calcext:value-type="string">
            <text:p>Japan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kongorange.com/" xlink:type="simple">Kong Orange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Aarhus</text:p>
          </table:table-cell>
          <table:table-cell table:style-name="ce4" office:value-type="string" calcext:value-type="string">
            <text:p>Denmark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kool2play.com/" xlink:type="simple">Kool2Play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Warsaw</text:p>
          </table:table-cell>
          <table:table-cell table:style-name="ce4" office:value-type="string" calcext:value-type="string">
            <text:p>Masovian</text:p>
          </table:table-cell>
          <table:table-cell table:style-name="ce4" office:value-type="string" calcext:value-type="string">
            <text:p>Po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koolhausgames.com/" xlink:type="simple">Koolhaus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Vancouver</text:p>
          </table:table-cell>
          <table:table-cell table:style-name="ce4" office:value-type="string" calcext:value-type="string">
            <text:p>British Columbia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korrisoft.com/" xlink:type="simple">Korrisoft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Rennes</text:p>
          </table:table-cell>
          <table:table-cell table:style-name="ce4" office:value-type="string" calcext:value-type="string">
            <text:p>Bretagne</text:p>
          </table:table-cell>
          <table:table-cell table:style-name="ce4" office:value-type="string" calcext:value-type="string">
            <text:p>France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koukoi.com/" xlink:type="simple">Koukoi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Oulu</text:p>
          </table:table-cell>
          <table:table-cell table:style-name="ce4" office:value-type="string" calcext:value-type="string">
            <text:p>Ostrobothnia</text:p>
          </table:table-cell>
          <table:table-cell table:style-name="ce4" office:value-type="string" calcext:value-type="string">
            <text:p>Finland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kranx.com/" xlink:type="simple">KranX Production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vetlogorsk</text:p>
          </table:table-cell>
          <table:table-cell table:style-name="ce4" office:value-type="string" calcext:value-type="string">
            <text:p>Kaliningrad</text:p>
          </table:table-cell>
          <table:table-cell table:style-name="ce4" office:value-type="string" calcext:value-type="string">
            <text:p>Russi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krillbite.com/" xlink:type="simple">Krillbite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Hamar</text:p>
          </table:table-cell>
          <table:table-cell table:style-name="ce4" office:value-type="string" calcext:value-type="string">
            <text:p>Hedmark</text:p>
          </table:table-cell>
          <table:table-cell table:style-name="ce4" office:value-type="string" calcext:value-type="string">
            <text:p>Norway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kritzelkratz.de/" xlink:type="simple">Kritzelkratz 3000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Wurzburg</text:p>
          </table:table-cell>
          <table:table-cell table:style-name="ce4" office:value-type="string" calcext:value-type="string">
            <text:p>Bayern</text:p>
          </table:table-cell>
          <table:table-cell table:style-name="ce4" office:value-type="string" calcext:value-type="string">
            <text:p>Germany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kromestudios.com/" xlink:type="simple">Krome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risbane</text:p>
          </table:table-cell>
          <table:table-cell table:style-name="ce4" office:value-type="string" calcext:value-type="string">
            <text:p>Queensland</text:p>
          </table:table-cell>
          <table:table-cell table:style-name="ce4" office:value-type="string" calcext:value-type="string">
            <text:p>Australi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kuju.com/" xlink:type="simple">Kuju Entertainment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halford</text:p>
          </table:table-cell>
          <table:table-cell table:style-name="ce4" office:value-type="string" calcext:value-type="string">
            <text:p>Surrey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kungfufactory.com/" xlink:type="simple">Kung Fu Factory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Los Angeles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kurechii.com/" xlink:type="simple">Kurechii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Puchong</text:p>
          </table:table-cell>
          <table:table-cell table:style-name="ce4" office:value-type="string" calcext:value-type="string">
            <text:p>Selangor</text:p>
          </table:table-cell>
          <table:table-cell table:style-name="ce4" office:value-type="string" calcext:value-type="string">
            <text:p>Malaysi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kutoka.com/" xlink:type="simple">Kutoka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ontreal</text:p>
          </table:table-cell>
          <table:table-cell table:style-name="ce4" office:value-type="string" calcext:value-type="string">
            <text:p>Quebec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kuuasema.com/" xlink:type="simple">Kuuasema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Helsinki</text:p>
          </table:table-cell>
          <table:table-cell table:style-name="ce4" office:value-type="string" calcext:value-type="string">
            <text:p>Fin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kuupu.com.br/" xlink:type="simple">Kuupu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Porto Alegre</text:p>
          </table:table-cell>
          <table:table-cell table:style-name="ce4" office:value-type="string" calcext:value-type="string">
            <text:p>Rio Grande do Sul</text:p>
          </table:table-cell>
          <table:table-cell table:style-name="ce4" office:value-type="string" calcext:value-type="string">
            <text:p>Brazil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kwalee.com/" xlink:type="simple">Kwale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Leamington Spa</text:p>
          </table:table-cell>
          <table:table-cell table:style-name="ce4" office:value-type="string" calcext:value-type="string">
            <text:p>Warwickshire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kylotonn.com/" xlink:type="simple">Kylotonn Entertainment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Lyon</text:p>
          </table:table-cell>
          <table:table-cell table:style-name="ce4" office:value-type="string" calcext:value-type="string">
            <text:p>Rhone-Alpes</text:p>
          </table:table-cell>
          <table:table-cell table:style-name="ce4" office:value-type="string" calcext:value-type="string">
            <text:p>France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kylotonn.com/" xlink:type="simple">Kylotonn Entertainment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Paris</text:p>
          </table:table-cell>
          <table:table-cell table:style-name="ce4" office:value-type="string" calcext:value-type="string">
            <text:p>Ile-de-France</text:p>
          </table:table-cell>
          <table:table-cell table:style-name="ce4" office:value-type="string" calcext:value-type="string">
            <text:p>France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la-cosa.net/" xlink:type="simple">La Cosa Entertainment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Los Angeles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lamoustache-studio.fr/" xlink:type="simple">La Moustache Studio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Lyon</text:p>
          </table:table-cell>
          <table:table-cell table:style-name="ce4" office:value-type="string" calcext:value-type="string">
            <text:p>Rhone-Alpes</text:p>
          </table:table-cell>
          <table:table-cell table:style-name="ce4" office:value-type="string" calcext:value-type="string">
            <text:p>France</text:p>
          </table:table-cell>
          <table:table-cell table:number-columns-repeated="1019"/>
        </table:table-row>
        <table:table-row table:style-name="ro4">
          <table:table-cell table:style-name="ce4" office:value-type="string" calcext:value-type="string">
            <text:p><text:a xlink:href="http://www.lamoutarde.io/" xlink:type="simple">La Moutard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ontpellier</text:p>
          </table:table-cell>
          <table:table-cell table:style-name="ce4" office:value-type="string" calcext:value-type="string">
            <text:p>Languedoc-Roussillon-Midi-Pyrenees</text:p>
          </table:table-cell>
          <table:table-cell table:style-name="ce4" office:value-type="string" calcext:value-type="string">
            <text:p>France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lamoutarde.io/" xlink:type="simple">La Moutard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Paris</text:p>
          </table:table-cell>
          <table:table-cell table:style-name="ce4" office:value-type="string" calcext:value-type="string">
            <text:p>Ile-de-France</text:p>
          </table:table-cell>
          <table:table-cell table:style-name="ce4" office:value-type="string" calcext:value-type="string">
            <text:p>France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labzerogames.com/" xlink:type="simple">Lab Zero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Los Angeles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labrodex.com/" xlink:type="simple">Labrodex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Jericho</text:p>
          </table:table-cell>
          <table:table-cell table:style-name="ce4" office:value-type="string" calcext:value-type="string">
            <text:p>New York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thestillnessofthewind.com/" xlink:type="simple">Lambic Studio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London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lampantgames.se/" xlink:type="simple">Lamp Ant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kovde</text:p>
          </table:table-cell>
          <table:table-cell table:style-name="ce4" office:value-type="string" calcext:value-type="string">
            <text:p>Vastra Gotaland</text:p>
          </table:table-cell>
          <table:table-cell table:style-name="ce4" office:value-type="string" calcext:value-type="string">
            <text:p>Sweden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lamplightgames.org/" xlink:type="simple">Lamp Light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Hepburn</text:p>
          </table:table-cell>
          <table:table-cell table:style-name="ce4" office:value-type="string" calcext:value-type="string">
            <text:p>Saskatchewan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lampwavestudio.com/" xlink:type="simple">LampWave Studio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Aveiro</text:p>
          </table:table-cell>
          <table:table-cell table:style-name="ce4" office:value-type="string" calcext:value-type="string">
            <text:p>Centro</text:p>
          </table:table-cell>
          <table:table-cell table:style-name="ce4" office:value-type="string" calcext:value-type="string">
            <text:p>Portugal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landfall.se/" xlink:type="simple">Landfall Game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Stockholm</text:p>
          </table:table-cell>
          <table:table-cell table:style-name="ce4" office:value-type="string" calcext:value-type="string">
            <text:p>Sweden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lantanagames.com/" xlink:type="simple">Lantana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Newton</text:p>
          </table:table-cell>
          <table:table-cell table:style-name="ce4" office:value-type="string" calcext:value-type="string">
            <text:p>Massachusetts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lanzingerstudio.com/" xlink:type="simple">Lanzinger Studio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unnyvale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larian.com/" xlink:type="simple">Larian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Dublin</text:p>
          </table:table-cell>
          <table:table-cell table:style-name="ce4" office:value-type="string" calcext:value-type="string">
            <text:p>Leinster</text:p>
          </table:table-cell>
          <table:table-cell table:style-name="ce4" office:value-type="string" calcext:value-type="string">
            <text:p>Ireland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larian.com/" xlink:type="simple">Larian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Ghent</text:p>
          </table:table-cell>
          <table:table-cell table:style-name="ce4" office:value-type="string" calcext:value-type="string">
            <text:p>Vlaanderen</text:p>
          </table:table-cell>
          <table:table-cell table:style-name="ce4" office:value-type="string" calcext:value-type="string">
            <text:p>Belgium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larian.com/" xlink:type="simple">Larian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Kuala Lumpur</text:p>
          </table:table-cell>
          <table:table-cell table:style-name="ce4" office:value-type="string" calcext:value-type="string">
            <text:p>Selangor</text:p>
          </table:table-cell>
          <table:table-cell table:style-name="ce4" office:value-type="string" calcext:value-type="string">
            <text:p>Malaysi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larian.com/" xlink:type="simple">Larian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Quebec City</text:p>
          </table:table-cell>
          <table:table-cell table:style-name="ce4" office:value-type="string" calcext:value-type="string">
            <text:p>Quebec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3">
          <table:table-cell table:style-name="ce4" office:value-type="string" calcext:value-type="string">
            <text:p><text:a xlink:href="http://www.larian.com/" xlink:type="simple">Larian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aint Petersburg</text:p>
          </table:table-cell>
          <table:table-cell table:style-name="ce4" office:value-type="string" calcext:value-type="string">
            <text:p>Northwestern Federal District</text:p>
          </table:table-cell>
          <table:table-cell table:style-name="ce4" office:value-type="string" calcext:value-type="string">
            <text:p>Russi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larvagamestudios.com/" xlink:type="simple">Larva Game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Guadalajara</text:p>
          </table:table-cell>
          <table:table-cell table:style-name="ce4" office:value-type="string" calcext:value-type="string">
            <text:p>Jalisco</text:p>
          </table:table-cell>
          <table:table-cell table:style-name="ce4" office:value-type="string" calcext:value-type="string">
            <text:p>Mexico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lasershot.com/" xlink:type="simple">Laser Shot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Houston</text:p>
          </table:table-cell>
          <table:table-cell table:style-name="ce4" office:value-type="string" calcext:value-type="string">
            <text:p>Texas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lassogames.com/" xlink:type="simple">Lasso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Huntington</text:p>
          </table:table-cell>
          <table:table-cell table:style-name="ce4" office:value-type="string" calcext:value-type="string">
            <text:p>West Virgi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lastlimb.com/" xlink:type="simple">Last Limb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New York City</text:p>
          </table:table-cell>
          <table:table-cell table:style-name="ce4" office:value-type="string" calcext:value-type="string">
            <text:p>New York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laundrybear.com/" xlink:type="simple">Laundry Bear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Toronto</text:p>
          </table:table-cell>
          <table:table-cell table:style-name="ce4" office:value-type="string" calcext:value-type="string">
            <text:p>Ontario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lavapotion.com/" xlink:type="simple">Lavapotion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Gothenburg</text:p>
          </table:table-cell>
          <table:table-cell table:style-name="ce4" office:value-type="string" calcext:value-type="string">
            <text:p>Gotaland</text:p>
          </table:table-cell>
          <table:table-cell table:style-name="ce4" office:value-type="string" calcext:value-type="string">
            <text:p>Sweden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lazy8studios.com/" xlink:type="simple">Lazy 8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an Francisco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3">
          <table:table-cell table:style-name="ce4" office:value-type="string" calcext:value-type="string">
            <text:p><text:a xlink:href="http://www.lazybeargames.com/" xlink:type="simple">Lazy Bear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aint Petersburg</text:p>
          </table:table-cell>
          <table:table-cell table:style-name="ce4" office:value-type="string" calcext:value-type="string">
            <text:p>Northwestern Federal District</text:p>
          </table:table-cell>
          <table:table-cell table:style-name="ce4" office:value-type="string" calcext:value-type="string">
            <text:p>Russi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lecortex.com/" xlink:type="simple">Le Cortex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Paris</text:p>
          </table:table-cell>
          <table:table-cell table:style-name="ce4" office:value-type="string" calcext:value-type="string">
            <text:p>Ile-de-France</text:p>
          </table:table-cell>
          <table:table-cell table:style-name="ce4" office:value-type="string" calcext:value-type="string">
            <text:p>France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leagueofgeeks.com/" xlink:type="simple">League of Geek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elbourne</text:p>
          </table:table-cell>
          <table:table-cell table:style-name="ce4" office:value-type="string" calcext:value-type="string">
            <text:p>Victoria</text:p>
          </table:table-cell>
          <table:table-cell table:style-name="ce4" office:value-type="string" calcext:value-type="string">
            <text:p>Australi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leapgs.com/" xlink:type="simple">Leap Game Studio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Lima</text:p>
          </table:table-cell>
          <table:table-cell table:style-name="ce4" office:value-type="string" calcext:value-type="string">
            <text:p>Peru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learndistrict.com/" xlink:type="simple">LearnDistrict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an Jose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learninggamesnetwork.org/" xlink:type="simple">Learning Games Network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oston</text:p>
          </table:table-cell>
          <table:table-cell table:style-name="ce4" office:value-type="string" calcext:value-type="string">
            <text:p>Massachusetts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leebleforest.wordpress.com/" xlink:type="simple">Leeble Forest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an Francisco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leftbehindgames.com/" xlink:type="simple">Left Behind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Honolulu</text:p>
          </table:table-cell>
          <table:table-cell table:style-name="ce4" office:value-type="string" calcext:value-type="string">
            <text:p>Hawaii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legacygames.com/" xlink:type="simple">Legacy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Los Angeles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legendarygameworks.com/" xlink:type="simple">Legendary Gamework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Raleigh</text:p>
          </table:table-cell>
          <table:table-cell table:style-name="ce4" office:value-type="string" calcext:value-type="string">
            <text:p>North Carolin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legendo.com/" xlink:type="simple">Legendo Entertainment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tenungsund</text:p>
          </table:table-cell>
          <table:table-cell table:style-name="ce4" office:value-type="string" calcext:value-type="string">
            <text:p>Vastra Gotaland</text:p>
          </table:table-cell>
          <table:table-cell table:style-name="ce4" office:value-type="string" calcext:value-type="string">
            <text:p>Sweden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leikir-studio.com/" xlink:type="simple">Leikir Studio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Ivry-sur-Seine</text:p>
          </table:table-cell>
          <table:table-cell table:style-name="ce4" office:value-type="string" calcext:value-type="string">
            <text:p>Val-de-Marne</text:p>
          </table:table-cell>
          <table:table-cell table:style-name="ce4" office:value-type="string" calcext:value-type="string">
            <text:p>France</text:p>
          </table:table-cell>
          <table:table-cell table:number-columns-repeated="1019"/>
        </table:table-row>
        <table:table-row table:style-name="ro3">
          <table:table-cell table:style-name="ce4" office:value-type="string" calcext:value-type="string">
            <text:p><text:a xlink:href="http://www.lesta.ru/" xlink:type="simple">Lesta Studio (Wargaming)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aint Petersburg</text:p>
          </table:table-cell>
          <table:table-cell table:style-name="ce4" office:value-type="string" calcext:value-type="string">
            <text:p>Northwestern Federal District</text:p>
          </table:table-cell>
          <table:table-cell table:style-name="ce4" office:value-type="string" calcext:value-type="string">
            <text:p>Russi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level5.co.jp/" xlink:type="simple">Level 5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Fukuoka</text:p>
          </table:table-cell>
          <table:table-cell table:style-name="ce4" office:value-type="string" calcext:value-type="string">
            <text:p>Japan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levelrewind.com/" xlink:type="simple">Level Rewind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Viborg</text:p>
          </table:table-cell>
          <table:table-cell table:style-name="ce4" office:value-type="string" calcext:value-type="string">
            <text:p>Jutland</text:p>
          </table:table-cell>
          <table:table-cell table:style-name="ce4" office:value-type="string" calcext:value-type="string">
            <text:p>Denmark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levelzerogames.com/" xlink:type="simple">Level Zero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Chicago</text:p>
          </table:table-cell>
          <table:table-cell table:style-name="ce4" office:value-type="string" calcext:value-type="string">
            <text:p>Illinois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level5ia.com/" xlink:type="simple">Level-5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Fukuoka</text:p>
          </table:table-cell>
          <table:table-cell table:style-name="ce4" office:value-type="string" calcext:value-type="string">
            <text:p>Japan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levelbitgames.com/" xlink:type="simple">LevelBit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Belgrade</text:p>
          </table:table-cell>
          <table:table-cell table:style-name="ce4" office:value-type="string" calcext:value-type="string">
            <text:p>Serbi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lexaloffle.com/" xlink:type="simple">Lexaloffle Game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Tokyo</text:p>
          </table:table-cell>
          <table:table-cell table:style-name="ce4" office:value-type="string" calcext:value-type="string">
            <text:p>Japan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lexipgames.com/" xlink:type="simple">Lexip Game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Tehran</text:p>
          </table:table-cell>
          <table:table-cell table:style-name="ce4" office:value-type="string" calcext:value-type="string">
            <text:p>Iran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licorice.is/" xlink:type="simple">Licorice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Reykjavik</text:p>
          </table:table-cell>
          <table:table-cell table:style-name="ce4" office:value-type="string" calcext:value-type="string">
            <text:p>Iceland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lienzo.mx/" xlink:type="simple">Lienzo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Chihuahua</text:p>
          </table:table-cell>
          <table:table-cell table:style-name="ce4" office:value-type="string" calcext:value-type="string">
            <text:p>Mexico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lifezerogames.com/" xlink:type="simple">Life Zero Game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Zaragoza</text:p>
          </table:table-cell>
          <table:table-cell table:style-name="ce4" office:value-type="string" calcext:value-type="string">
            <text:p>Spain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lightbulbcrew.fr/" xlink:type="simple">Lightbulb Crew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Paris</text:p>
          </table:table-cell>
          <table:table-cell table:style-name="ce4" office:value-type="string" calcext:value-type="string">
            <text:p>Ile-de-France</text:p>
          </table:table-cell>
          <table:table-cell table:style-name="ce4" office:value-type="string" calcext:value-type="string">
            <text:p>France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lightbulbcrew.fr/" xlink:type="simple">Lightbulb Crew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Stockholm</text:p>
          </table:table-cell>
          <table:table-cell table:style-name="ce4" office:value-type="string" calcext:value-type="string">
            <text:p>Sweden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lightningrodgames.com/" xlink:type="simple">Lightning Rod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Toronto</text:p>
          </table:table-cell>
          <table:table-cell table:style-name="ce4" office:value-type="string" calcext:value-type="string">
            <text:p>Ontario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lightsidegames.com/" xlink:type="simple">Lightside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Austin</text:p>
          </table:table-cell>
          <table:table-cell table:style-name="ce4" office:value-type="string" calcext:value-type="string">
            <text:p>Texas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likepizza.com/" xlink:type="simple">Like Pizza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Pasadena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lilsumn.com/" xlink:type="simple">Lil Sumn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Portland</text:p>
          </table:table-cell>
          <table:table-cell table:style-name="ce4" office:value-type="string" calcext:value-type="string">
            <text:p>Oregon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limbic-entertainment.de/" xlink:type="simple">Limbic Entertainment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Langen</text:p>
          </table:table-cell>
          <table:table-cell table:style-name="ce4" office:value-type="string" calcext:value-type="string">
            <text:p>Hesse</text:p>
          </table:table-cell>
          <table:table-cell table:style-name="ce4" office:value-type="string" calcext:value-type="string">
            <text:p>Germany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liminalgames.com/" xlink:type="simple">Liminal Data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Logan</text:p>
          </table:table-cell>
          <table:table-cell table:style-name="ce4" office:value-type="string" calcext:value-type="string">
            <text:p>Utah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blog.linceworks.com/" xlink:type="simple">Lince Work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arcelona</text:p>
          </table:table-cell>
          <table:table-cell table:style-name="ce4" office:value-type="string" calcext:value-type="string">
            <text:p>Catalonia</text:p>
          </table:table-cell>
          <table:table-cell table:style-name="ce4" office:value-type="string" calcext:value-type="string">
            <text:p>Spain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kingdomsandcastles.com/" xlink:type="simple">Lion Shield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Grants Pass</text:p>
          </table:table-cell>
          <table:table-cell table:style-name="ce4" office:value-type="string" calcext:value-type="string">
            <text:p>Oregon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lionbite.se/" xlink:type="simple">Lionbite Game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Stockholm</text:p>
          </table:table-cell>
          <table:table-cell table:style-name="ce4" office:value-type="string" calcext:value-type="string">
            <text:p>Sweden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liongamelion.com/" xlink:type="simple">LionGameLion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Zagreb</text:p>
          </table:table-cell>
          <table:table-cell table:style-name="ce4" office:value-type="string" calcext:value-type="string">
            <text:p>Croati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lionworks.com/" xlink:type="simple">LionWork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Guatemala City</text:p>
          </table:table-cell>
          <table:table-cell table:number-columns-repeated="2" table:style-name="ce4" office:value-type="string" calcext:value-type="string">
            <text:p>Guatemal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liquidbit.com/" xlink:type="simple">Liquid Bit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Chicago</text:p>
          </table:table-cell>
          <table:table-cell table:style-name="ce4" office:value-type="string" calcext:value-type="string">
            <text:p>Illinois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goliquid.us/" xlink:type="simple">Liquid Entertainment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Pasadena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lithicentertainment.com/" xlink:type="simple">Lithic Entertainment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Toronto</text:p>
          </table:table-cell>
          <table:table-cell table:style-name="ce4" office:value-type="string" calcext:value-type="string">
            <text:p>Ontario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littlearmsstudios.com/" xlink:type="simple">Little Arms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anassas</text:p>
          </table:table-cell>
          <table:table-cell table:style-name="ce4" office:value-type="string" calcext:value-type="string">
            <text:p>Virgi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littlechicken.nl/" xlink:type="simple">Little Chicken Game Company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Amsterdam</text:p>
          </table:table-cell>
          <table:table-cell table:style-name="ce4" office:value-type="string" calcext:value-type="string">
            <text:p>Noord-Holland</text:p>
          </table:table-cell>
          <table:table-cell table:style-name="ce4" office:value-type="string" calcext:value-type="string">
            <text:p>Netherland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inter-corona.com/" xlink:type="simple">Little Green Men Game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Zagreb</text:p>
          </table:table-cell>
          <table:table-cell table:style-name="ce4" office:value-type="string" calcext:value-type="string">
            <text:p>Croati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littlemiraclesgames.com/" xlink:type="simple">Little Miracles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arcelona</text:p>
          </table:table-cell>
          <table:table-cell table:style-name="ce4" office:value-type="string" calcext:value-type="string">
            <text:p>Catalonia</text:p>
          </table:table-cell>
          <table:table-cell table:style-name="ce4" office:value-type="string" calcext:value-type="string">
            <text:p>Spain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little-moth-studios.tumblr.com/" xlink:type="simple">Little Moth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Northampton</text:p>
          </table:table-cell>
          <table:table-cell table:style-name="ce4" office:value-type="string" calcext:value-type="string">
            <text:p>Massachusetts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littlewolfstudio.com/" xlink:type="simple">Little Wolf Studio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Dunmow</text:p>
          </table:table-cell>
          <table:table-cell table:style-name="ce4" office:value-type="string" calcext:value-type="string">
            <text:p>Essex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lka.it/" xlink:type="simple">LKA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Firenze</text:p>
          </table:table-cell>
          <table:table-cell table:style-name="ce4" office:value-type="string" calcext:value-type="string">
            <text:p>Toscana</text:p>
          </table:table-cell>
          <table:table-cell table:style-name="ce4" office:value-type="string" calcext:value-type="string">
            <text:p>Italy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minotaurproject.co.uk/" xlink:type="simple">Llamasoft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Reading</text:p>
          </table:table-cell>
          <table:table-cell table:style-name="ce4" office:value-type="string" calcext:value-type="string">
            <text:p>Berkshire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localroutelabs.com/" xlink:type="simple">Localroute Lab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adison</text:p>
          </table:table-cell>
          <table:table-cell table:style-name="ce4" office:value-type="string" calcext:value-type="string">
            <text:p>Wisconsin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loftysky.com/" xlink:type="simple">Lofty Sky Entertainment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Toronto</text:p>
          </table:table-cell>
          <table:table-cell table:style-name="ce4" office:value-type="string" calcext:value-type="string">
            <text:p>Ontario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logicartists.com/" xlink:type="simple">Logic Artist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Copenhagen</text:p>
          </table:table-cell>
          <table:table-cell table:style-name="ce4" office:value-type="string" calcext:value-type="string">
            <text:p>Oresund</text:p>
          </table:table-cell>
          <table:table-cell table:style-name="ce4" office:value-type="string" calcext:value-type="string">
            <text:p>Denmark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lonelyegg.com/" xlink:type="simple">Lonely Egg Studio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Walnut Creek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wearelongnecks.com/" xlink:type="simple">Long Neck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Portland</text:p>
          </table:table-cell>
          <table:table-cell table:style-name="ce4" office:value-type="string" calcext:value-type="string">
            <text:p>Oregon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longbowgames.com/" xlink:type="simple">Longbow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Toronto</text:p>
          </table:table-cell>
          <table:table-cell table:style-name="ce4" office:value-type="string" calcext:value-type="string">
            <text:p>Ontario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lostboysinteractive.com/" xlink:type="simple">Lost Boys Interactiv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adison</text:p>
          </table:table-cell>
          <table:table-cell table:style-name="ce4" office:value-type="string" calcext:value-type="string">
            <text:p>Wisconsin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lostlakegames.com/" xlink:type="simple">Lost Lake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eattle</text:p>
          </table:table-cell>
          <table:table-cell table:style-name="ce4" office:value-type="string" calcext:value-type="string">
            <text:p>Washington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loveconquersallgam.es/" xlink:type="simple">Love Conquers All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Toronto</text:p>
          </table:table-cell>
          <table:table-cell table:style-name="ce4" office:value-type="string" calcext:value-type="string">
            <text:p>Ontario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loveshackentertainment.com/" xlink:type="simple">Loveshack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elbourne</text:p>
          </table:table-cell>
          <table:table-cell table:style-name="ce4" office:value-type="string" calcext:value-type="string">
            <text:p>Victoria</text:p>
          </table:table-cell>
          <table:table-cell table:style-name="ce4" office:value-type="string" calcext:value-type="string">
            <text:p>Australia</text:p>
          </table:table-cell>
          <table:table-cell table:number-columns-repeated="1019"/>
        </table:table-row>
        <table:table-row table:style-name="ro4">
          <table:table-cell table:style-name="ce4" office:value-type="string" calcext:value-type="string">
            <text:p><text:a xlink:href="http://www.lozange-lab.com/" xlink:type="simple">Lozange Lab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etz</text:p>
          </table:table-cell>
          <table:table-cell table:style-name="ce4" office:value-type="string" calcext:value-type="string">
            <text:p>Alsace-Champagne-Ardenne-Lorraine</text:p>
          </table:table-cell>
          <table:table-cell table:style-name="ce4" office:value-type="string" calcext:value-type="string">
            <text:p>France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lucasfilm.com/games" xlink:type="simple">Lucasfilm Games (Disney Interactive)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an Francisco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lucasfilm.com/games" xlink:type="simple">Lucasfilm Games (Disney Interactive)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an Jose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lucid-dreams.pro/" xlink:type="simple">Lucid Dream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Le Pontet</text:p>
          </table:table-cell>
          <table:table-cell table:style-name="ce4" office:value-type="string" calcext:value-type="string">
            <text:p>Rhone-Alpes</text:p>
          </table:table-cell>
          <table:table-cell table:style-name="ce4" office:value-type="string" calcext:value-type="string">
            <text:p>France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lucidgames.co.uk/" xlink:type="simple">Lucid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Liverpool</text:p>
          </table:table-cell>
          <table:table-cell table:style-name="ce4" office:value-type="string" calcext:value-type="string">
            <text:p>Merseyside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ludeon.com/" xlink:type="simple">Ludeon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ontreal</text:p>
          </table:table-cell>
          <table:table-cell table:style-name="ce4" office:value-type="string" calcext:value-type="string">
            <text:p>Quebec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ludia.com/" xlink:type="simple">Ludia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ontreal</text:p>
          </table:table-cell>
          <table:table-cell table:style-name="ce4" office:value-type="string" calcext:value-type="string">
            <text:p>Quebec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ludocraft.com/" xlink:type="simple">Ludocraft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Oulu</text:p>
          </table:table-cell>
          <table:table-cell table:style-name="ce4" office:value-type="string" calcext:value-type="string">
            <text:p>Ostrobothnia</text:p>
          </table:table-cell>
          <table:table-cell table:style-name="ce4" office:value-type="string" calcext:value-type="string">
            <text:p>Fin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ludoid.fr/" xlink:type="simple">Ludoid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Orlienas</text:p>
          </table:table-cell>
          <table:table-cell table:style-name="ce4" office:value-type="string" calcext:value-type="string">
            <text:p>Rhone-Alpes</text:p>
          </table:table-cell>
          <table:table-cell table:style-name="ce4" office:value-type="string" calcext:value-type="string">
            <text:p>France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ludomade.com/" xlink:type="simple">Ludomad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Los Angeles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ludomotion.com/" xlink:type="simple">Ludomotion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Amsterdam</text:p>
          </table:table-cell>
          <table:table-cell table:style-name="ce4" office:value-type="string" calcext:value-type="string">
            <text:p>Noord-Holland</text:p>
          </table:table-cell>
          <table:table-cell table:style-name="ce4" office:value-type="string" calcext:value-type="string">
            <text:p>Netherland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ludosity.com/" xlink:type="simple">Ludosity Interactiv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kövde</text:p>
          </table:table-cell>
          <table:table-cell table:style-name="ce4" office:value-type="string" calcext:value-type="string">
            <text:p>Vastra Gotaland</text:p>
          </table:table-cell>
          <table:table-cell table:style-name="ce4" office:value-type="string" calcext:value-type="string">
            <text:p>Sweden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luegolu3go.com/" xlink:type="simple">Luegolu3go Studio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Madrid</text:p>
          </table:table-cell>
          <table:table-cell table:style-name="ce4" office:value-type="string" calcext:value-type="string">
            <text:p>Spain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lugludum.com/" xlink:type="simple">Lugludum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Lyon</text:p>
          </table:table-cell>
          <table:table-cell table:style-name="ce4" office:value-type="string" calcext:value-type="string">
            <text:p>Rhone-Alpes</text:p>
          </table:table-cell>
          <table:table-cell table:style-name="ce4" office:value-type="string" calcext:value-type="string">
            <text:p>France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lugus-studios.be/" xlink:type="simple">LuGus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Genk</text:p>
          </table:table-cell>
          <table:table-cell table:style-name="ce4" office:value-type="string" calcext:value-type="string">
            <text:p>Limburg</text:p>
          </table:table-cell>
          <table:table-cell table:style-name="ce4" office:value-type="string" calcext:value-type="string">
            <text:p>Belgium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lugus-studios.be/" xlink:type="simple">LuGus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Hasselt</text:p>
          </table:table-cell>
          <table:table-cell table:style-name="ce4" office:value-type="string" calcext:value-type="string">
            <text:p>Limburg</text:p>
          </table:table-cell>
          <table:table-cell table:style-name="ce4" office:value-type="string" calcext:value-type="string">
            <text:p>Belgium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lgwstudios.com/" xlink:type="simple">Lunar Great Wall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ilan</text:p>
          </table:table-cell>
          <table:table-cell table:style-name="ce4" office:value-type="string" calcext:value-type="string">
            <text:p>Lombardia</text:p>
          </table:table-cell>
          <table:table-cell table:style-name="ce4" office:value-type="string" calcext:value-type="string">
            <text:p>Italy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lunarraygames.com/" xlink:type="simple">Lunar Ray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eattle</text:p>
          </table:table-cell>
          <table:table-cell table:style-name="ce4" office:value-type="string" calcext:value-type="string">
            <text:p>Washington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lunar-software.com/" xlink:type="simple">Lunar Softwar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Preston</text:p>
          </table:table-cell>
          <table:table-cell table:style-name="ce4" office:value-type="string" calcext:value-type="string">
            <text:p>Lancashire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lunaris-iris.com/" xlink:type="simple">Lunaris Iri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Paris</text:p>
          </table:table-cell>
          <table:table-cell table:style-name="ce4" office:value-type="string" calcext:value-type="string">
            <text:p>Ile-de-France</text:p>
          </table:table-cell>
          <table:table-cell table:style-name="ce4" office:value-type="string" calcext:value-type="string">
            <text:p>France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lusorion.com/" xlink:type="simple">Lusorion Creativ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rno</text:p>
          </table:table-cell>
          <table:table-cell table:style-name="ce4" office:value-type="string" calcext:value-type="string">
            <text:p>Moravia</text:p>
          </table:table-cell>
          <table:table-cell table:style-name="ce4" office:value-type="string" calcext:value-type="string">
            <text:p>Czech Republic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lvlstudio.com/" xlink:type="simple">lvl Studio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ontreal</text:p>
          </table:table-cell>
          <table:table-cell table:style-name="ce4" office:value-type="string" calcext:value-type="string">
            <text:p>Quebec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m2h.nl/" xlink:type="simple">M2H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Alkmaar</text:p>
          </table:table-cell>
          <table:table-cell table:style-name="ce4" office:value-type="string" calcext:value-type="string">
            <text:p>Noord-Holland</text:p>
          </table:table-cell>
          <table:table-cell table:style-name="ce4" office:value-type="string" calcext:value-type="string">
            <text:p>Netherland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wearemachine.com/" xlink:type="simple">Machin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onita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machinegames.com/" xlink:type="simple">MachineGames (ZeniMax Media)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Uppsala</text:p>
          </table:table-cell>
          <table:table-cell table:style-name="ce4" office:value-type="string" calcext:value-type="string">
            <text:p>Uppland</text:p>
          </table:table-cell>
          <table:table-cell table:style-name="ce4" office:value-type="string" calcext:value-type="string">
            <text:p>Sweden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machineworksnorthwest.com/" xlink:type="simple">Machineworks Northwest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Flagstaff</text:p>
          </table:table-cell>
          <table:table-cell table:style-name="ce4" office:value-type="string" calcext:value-type="string">
            <text:p>Arizon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madbricks.co/" xlink:type="simple">Mad Brick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Bogotá</text:p>
          </table:table-cell>
          <table:table-cell table:style-name="ce4" office:value-type="string" calcext:value-type="string">
            <text:p>Colombia</text:p>
          </table:table-cell>
          <table:table-cell table:number-columns-repeated="1019"/>
        </table:table-row>
        <table:table-row table:style-name="ro3">
          <table:table-cell table:style-name="ce4" office:value-type="string" calcext:value-type="string">
            <text:p><text:a xlink:href="http://www.mad-data.com/" xlink:type="simple">Mad Data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Erkrath</text:p>
          </table:table-cell>
          <table:table-cell table:style-name="ce4" office:value-type="string" calcext:value-type="string">
            <text:p>North Rhine-Westphalia</text:p>
          </table:table-cell>
          <table:table-cell table:style-name="ce4" office:value-type="string" calcext:value-type="string">
            <text:p>Germany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madheadgames.com/" xlink:type="simple">Mad Head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Novi Sad</text:p>
          </table:table-cell>
          <table:table-cell table:style-name="ce4" office:value-type="string" calcext:value-type="string">
            <text:p>Vojvodina</text:p>
          </table:table-cell>
          <table:table-cell table:style-name="ce4" office:value-type="string" calcext:value-type="string">
            <text:p>Serbi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madottergames.com/" xlink:type="simple">Mad Otter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Eugene</text:p>
          </table:table-cell>
          <table:table-cell table:style-name="ce4" office:value-type="string" calcext:value-type="string">
            <text:p>Oregon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madbytegames.com/" xlink:type="simple">Madbyte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Istanbul</text:p>
          </table:table-cell>
          <table:table-cell table:style-name="ce4" office:value-type="string" calcext:value-type="string">
            <text:p>Turkey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madfingergames.com/" xlink:type="simple">MADFINGER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rno</text:p>
          </table:table-cell>
          <table:table-cell table:style-name="ce4" office:value-type="string" calcext:value-type="string">
            <text:p>Moravia</text:p>
          </table:table-cell>
          <table:table-cell table:style-name="ce4" office:value-type="string" calcext:value-type="string">
            <text:p>Czech Republic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magentasoftware.com/" xlink:type="simple">Magenta Softwar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Liverpool</text:p>
          </table:table-cell>
          <table:table-cell table:style-name="ce4" office:value-type="string" calcext:value-type="string">
            <text:p>Merseyside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magicfuelgames.com/" xlink:type="simple">Magic Fuel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an Leandro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3">
          <table:table-cell table:style-name="ce4" office:value-type="string" calcext:value-type="string">
            <text:p><text:a xlink:href="http://www.magicpockets.com/" xlink:type="simple">Magic Pocket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Torcy</text:p>
          </table:table-cell>
          <table:table-cell table:style-name="ce4" office:value-type="string" calcext:value-type="string">
            <text:p>Nord-Pas-de-Calais-Picardie</text:p>
          </table:table-cell>
          <table:table-cell table:style-name="ce4" office:value-type="string" calcext:value-type="string">
            <text:p>France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magicaltimebean.com/" xlink:type="simple">MagicalTimeBean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Emeryville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magisterion.com/" xlink:type="simple">Magisterion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Moscow</text:p>
          </table:table-cell>
          <table:table-cell table:style-name="ce4" office:value-type="string" calcext:value-type="string">
            <text:p>Russi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ezgame.com/" xlink:type="simple">Magitech Corporation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Toronto</text:p>
          </table:table-cell>
          <table:table-cell table:style-name="ce4" office:value-type="string" calcext:value-type="string">
            <text:p>Ontario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maharajagames.com/" xlink:type="simple">Maharaja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umbai</text:p>
          </table:table-cell>
          <table:table-cell table:style-name="ce4" office:value-type="string" calcext:value-type="string">
            <text:p>Maharashtra</text:p>
          </table:table-cell>
          <table:table-cell table:style-name="ce4" office:value-type="string" calcext:value-type="string">
            <text:p>Indi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mahdibahrami.com/" xlink:type="simple">Mahdi Bahrami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Isfahan</text:p>
          </table:table-cell>
          <table:table-cell table:style-name="ce4" office:value-type="string" calcext:value-type="string">
            <text:p>Iran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major-games.com/" xlink:type="simple">Major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Orlando</text:p>
          </table:table-cell>
          <table:table-cell table:style-name="ce4" office:value-type="string" calcext:value-type="string">
            <text:p>Florid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maliyo.com/" xlink:type="simple">Maliyo Game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Lagos</text:p>
          </table:table-cell>
          <table:table-cell table:style-name="ce4" office:value-type="string" calcext:value-type="string">
            <text:p>Nigeri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manateagames.com/" xlink:type="simple">Mana Tea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elbourne</text:p>
          </table:table-cell>
          <table:table-cell table:style-name="ce4" office:value-type="string" calcext:value-type="string">
            <text:p>Victoria</text:p>
          </table:table-cell>
          <table:table-cell table:style-name="ce4" office:value-type="string" calcext:value-type="string">
            <text:p>Australi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mana.works/" xlink:type="simple">Manawork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ellevue</text:p>
          </table:table-cell>
          <table:table-cell table:style-name="ce4" office:value-type="string" calcext:value-type="string">
            <text:p>Washington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mandoproductions.com/" xlink:type="simple">Mando Production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Paris</text:p>
          </table:table-cell>
          <table:table-cell table:style-name="ce4" office:value-type="string" calcext:value-type="string">
            <text:p>Ile-de-France</text:p>
          </table:table-cell>
          <table:table-cell table:style-name="ce4" office:value-type="string" calcext:value-type="string">
            <text:p>France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mandukagames.com/" xlink:type="simple">Manduka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arcelona</text:p>
          </table:table-cell>
          <table:table-cell table:style-name="ce4" office:value-type="string" calcext:value-type="string">
            <text:p>Catalonia</text:p>
          </table:table-cell>
          <table:table-cell table:style-name="ce4" office:value-type="string" calcext:value-type="string">
            <text:p>Spain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mangatar.net/" xlink:type="simple">Mangatar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ilan</text:p>
          </table:table-cell>
          <table:table-cell table:style-name="ce4" office:value-type="string" calcext:value-type="string">
            <text:p>Lombardia</text:p>
          </table:table-cell>
          <table:table-cell table:style-name="ce4" office:value-type="string" calcext:value-type="string">
            <text:p>Italy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manifestogames.com/" xlink:type="simple">Manifesto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Recife</text:p>
          </table:table-cell>
          <table:table-cell table:style-name="ce4" office:value-type="string" calcext:value-type="string">
            <text:p>Pernambuco</text:p>
          </table:table-cell>
          <table:table-cell table:style-name="ce4" office:value-type="string" calcext:value-type="string">
            <text:p>Brazil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manifestogames.com/" xlink:type="simple">Manifesto Game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Sao Paulo</text:p>
          </table:table-cell>
          <table:table-cell table:style-name="ce4" office:value-type="string" calcext:value-type="string">
            <text:p>Brazil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mansion-games.com/" xlink:type="simple">Mansion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Palma de Mallorca</text:p>
          </table:table-cell>
          <table:table-cell table:style-name="ce4" office:value-type="string" calcext:value-type="string">
            <text:p>Baleares</text:p>
          </table:table-cell>
          <table:table-cell table:style-name="ce4" office:value-type="string" calcext:value-type="string">
            <text:p>Spain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manticoregames.com/" xlink:type="simple">Manticor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urlingame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mantizgs.com/" xlink:type="simple">Mantiz Game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Pachuca</text:p>
          </table:table-cell>
          <table:table-cell table:style-name="ce4" office:value-type="string" calcext:value-type="string">
            <text:p>Hidalgo</text:p>
          </table:table-cell>
          <table:table-cell table:style-name="ce4" office:value-type="string" calcext:value-type="string">
            <text:p>Mexico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manzalab.com/" xlink:type="simple">manzalab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Paris</text:p>
          </table:table-cell>
          <table:table-cell table:style-name="ce4" office:value-type="string" calcext:value-type="string">
            <text:p>Ile-de-France</text:p>
          </table:table-cell>
          <table:table-cell table:style-name="ce4" office:value-type="string" calcext:value-type="string">
            <text:p>France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dyingsungame.com/" xlink:type="simple">Marauder Interactiv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eattle</text:p>
          </table:table-cell>
          <table:table-cell table:style-name="ce4" office:value-type="string" calcext:value-type="string">
            <text:p>Washington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mardonpol.com/" xlink:type="simple">Mardonpol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Ottawa</text:p>
          </table:table-cell>
          <table:table-cell table:style-name="ce4" office:value-type="string" calcext:value-type="string">
            <text:p>Ontario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markermetro.com/" xlink:type="simple">Marker Metro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Auckland</text:p>
          </table:table-cell>
          <table:table-cell table:style-name="ce4" office:value-type="string" calcext:value-type="string">
            <text:p>New Zealand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mmv.co.jp/" xlink:type="simple">Marvelous Interactive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Tokyo</text:p>
          </table:table-cell>
          <table:table-cell table:style-name="ce4" office:value-type="string" calcext:value-type="string">
            <text:p>Japan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maschinen-mensch.com/" xlink:type="simple">Maschinen-Mensch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Berlin</text:p>
          </table:table-cell>
          <table:table-cell table:style-name="ce4" office:value-type="string" calcext:value-type="string">
            <text:p>Germany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maskedpharaohs.com/" xlink:type="simple">Masked Pharaoh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Damietta</text:p>
          </table:table-cell>
          <table:table-cell table:style-name="ce4" office:value-type="string" calcext:value-type="string">
            <text:p>Egypt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masonicstudios.com/" xlink:type="simple">Masonic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eattle</text:p>
          </table:table-cell>
          <table:table-cell table:style-name="ce4" office:value-type="string" calcext:value-type="string">
            <text:p>Washington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mass-creation.com/" xlink:type="simple">Mass Creation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Warsaw</text:p>
          </table:table-cell>
          <table:table-cell table:style-name="ce4" office:value-type="string" calcext:value-type="string">
            <text:p>Masovian</text:p>
          </table:table-cell>
          <table:table-cell table:style-name="ce4" office:value-type="string" calcext:value-type="string">
            <text:p>Poland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massive.se/" xlink:type="simple">Massive Entertainment (Ubisoft)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almo</text:p>
          </table:table-cell>
          <table:table-cell table:style-name="ce4" office:value-type="string" calcext:value-type="string">
            <text:p>Scania</text:p>
          </table:table-cell>
          <table:table-cell table:style-name="ce4" office:value-type="string" calcext:value-type="string">
            <text:p>Sweden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massivemonster.co.uk/" xlink:type="simple">Massive Monster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outhampton</text:p>
          </table:table-cell>
          <table:table-cell table:style-name="ce4" office:value-type="string" calcext:value-type="string">
            <text:p>Hampshire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mastheadstudios.com/" xlink:type="simple">Masthead Studio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Sofia</text:p>
          </table:table-cell>
          <table:table-cell table:style-name="ce4" office:value-type="string" calcext:value-type="string">
            <text:p>Bulgari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mastiff-games.com/" xlink:type="simple">Mastiff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an Francisco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mateuszskutnik.com/games" xlink:type="simple">Mateusz Skutnik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Krakow</text:p>
          </table:table-cell>
          <table:table-cell table:style-name="ce4" office:value-type="string" calcext:value-type="string">
            <text:p>Lesser Poland</text:p>
          </table:table-cell>
          <table:table-cell table:style-name="ce4" office:value-type="string" calcext:value-type="string">
            <text:p>Po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maitan69.itch.io/" xlink:type="simple">Matías Schmied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La Plata</text:p>
          </table:table-cell>
          <table:table-cell table:style-name="ce4" office:value-type="string" calcext:value-type="string">
            <text:p>Buenos Aires</text:p>
          </table:table-cell>
          <table:table-cell table:style-name="ce4" office:value-type="string" calcext:value-type="string">
            <text:p>Argentin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matrioshkagames.com/" xlink:type="simple">Matrioshka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Philadelphia</text:p>
          </table:table-cell>
          <table:table-cell table:style-name="ce4" office:value-type="string" calcext:value-type="string">
            <text:p>Pennsylva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matsuko.com/" xlink:type="simple">Matsuko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Kosice</text:p>
          </table:table-cell>
          <table:table-cell table:style-name="ce4" office:value-type="string" calcext:value-type="string">
            <text:p>Kosicky kraj</text:p>
          </table:table-cell>
          <table:table-cell table:style-name="ce4" office:value-type="string" calcext:value-type="string">
            <text:p>Slovaki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mattmakesgames.com/" xlink:type="simple">Matt Makes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Vancouver</text:p>
          </table:table-cell>
          <table:table-cell table:style-name="ce4" office:value-type="string" calcext:value-type="string">
            <text:p>British Columbia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maxgaming.net/" xlink:type="simple">Max Gaming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Columbus</text:p>
          </table:table-cell>
          <table:table-cell table:style-name="ce4" office:value-type="string" calcext:value-type="string">
            <text:p>Ohio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3">
          <table:table-cell table:style-name="ce4" office:value-type="string" calcext:value-type="string">
            <text:p><text:a xlink:href="http://www.mbldev.com/" xlink:type="simple">MBL Development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Hamburg</text:p>
          </table:table-cell>
          <table:table-cell table:style-name="ce4" office:value-type="string" calcext:value-type="string">
            <text:p>Metropolregion Hamburg</text:p>
          </table:table-cell>
          <table:table-cell table:style-name="ce4" office:value-type="string" calcext:value-type="string">
            <text:p>Germany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meangrip.com/" xlink:type="simple">Meangrip Game Studio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Napoli</text:p>
          </table:table-cell>
          <table:table-cell table:style-name="ce4" office:value-type="string" calcext:value-type="string">
            <text:p>Italy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mbsgames.com/" xlink:type="simple">Mechanical Butterfly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an Francisco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medaverse.com/" xlink:type="simple">Medavers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Dover</text:p>
          </table:table-cell>
          <table:table-cell table:style-name="ce4" office:value-type="string" calcext:value-type="string">
            <text:p>New Hampshire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mediamolecule.com/" xlink:type="simple">Media Molecule (Sony)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Guildford</text:p>
          </table:table-cell>
          <table:table-cell table:style-name="ce4" office:value-type="string" calcext:value-type="string">
            <text:p>Surrey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mediamonks.com/" xlink:type="simple">Media Monk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Hilversum</text:p>
          </table:table-cell>
          <table:table-cell table:style-name="ce4" office:value-type="string" calcext:value-type="string">
            <text:p>Noord-Holland</text:p>
          </table:table-cell>
          <table:table-cell table:style-name="ce4" office:value-type="string" calcext:value-type="string">
            <text:p>Netherland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mediatonicgames.com/" xlink:type="simple">Media Tonic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righton</text:p>
          </table:table-cell>
          <table:table-cell table:style-name="ce4" office:value-type="string" calcext:value-type="string">
            <text:p>East Sussex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mediatonicgames.com/" xlink:type="simple">Media Tonic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Guildford</text:p>
          </table:table-cell>
          <table:table-cell table:style-name="ce4" office:value-type="string" calcext:value-type="string">
            <text:p>Surrey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mediatonicgames.com/" xlink:type="simple">Media Tonic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London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mediatonicgames.com/" xlink:type="simple">Media Tonic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Madrid</text:p>
          </table:table-cell>
          <table:table-cell table:style-name="ce4" office:value-type="string" calcext:value-type="string">
            <text:p>Spain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media-vision.co.jp/" xlink:type="simple">Media Vision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Tokyo</text:p>
          </table:table-cell>
          <table:table-cell table:style-name="ce4" office:value-type="string" calcext:value-type="string">
            <text:p>Japan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vmediasoft.com/" xlink:type="simple">Mediasoft Entertainment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Puchong</text:p>
          </table:table-cell>
          <table:table-cell table:style-name="ce4" office:value-type="string" calcext:value-type="string">
            <text:p>Selangor Darul Ehsan</text:p>
          </table:table-cell>
          <table:table-cell table:style-name="ce4" office:value-type="string" calcext:value-type="string">
            <text:p>Malaysi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megacatstudios.com/" xlink:type="simple">Mega Cat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Pittsburgh</text:p>
          </table:table-cell>
          <table:table-cell table:style-name="ce4" office:value-type="string" calcext:value-type="string">
            <text:p>Pennsylva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megacrit.com/" xlink:type="simple">Mega Crit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eattle</text:p>
          </table:table-cell>
          <table:table-cell table:style-name="ce4" office:value-type="string" calcext:value-type="string">
            <text:p>Washington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megagonindustries.com/" xlink:type="simple">Megagon Industrie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Berlin</text:p>
          </table:table-cell>
          <table:table-cell table:style-name="ce4" office:value-type="string" calcext:value-type="string">
            <text:p>Germany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megazebra.com/" xlink:type="simple">MegaZebra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unich</text:p>
          </table:table-cell>
          <table:table-cell table:style-name="ce4" office:value-type="string" calcext:value-type="string">
            <text:p>Bayern</text:p>
          </table:table-cell>
          <table:table-cell table:style-name="ce4" office:value-type="string" calcext:value-type="string">
            <text:p>Germany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meliorgames.com/" xlink:type="simple">Melior Game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Kiev</text:p>
          </table:table-cell>
          <table:table-cell table:style-name="ce4" office:value-type="string" calcext:value-type="string">
            <text:p>Ukraine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meliorgames.com/" xlink:type="simple">Melior Game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Vilnius</text:p>
          </table:table-cell>
          <table:table-cell table:style-name="ce4" office:value-type="string" calcext:value-type="string">
            <text:p>Lithuani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menic.games/" xlink:type="simple">MeNic Game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Cordoba</text:p>
          </table:table-cell>
          <table:table-cell table:style-name="ce4" office:value-type="string" calcext:value-type="string">
            <text:p>Argentin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mercurysteam.com/" xlink:type="simple">Mercurysteam Entertainment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Madrid</text:p>
          </table:table-cell>
          <table:table-cell table:style-name="ce4" office:value-type="string" calcext:value-type="string">
            <text:p>Spain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meta3dstudios.com/" xlink:type="simple">Meta 3D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Austin</text:p>
          </table:table-cell>
          <table:table-cell table:style-name="ce4" office:value-type="string" calcext:value-type="string">
            <text:p>Texas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metalheadsoftware.com/" xlink:type="simple">Metalhead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Victoria</text:p>
          </table:table-cell>
          <table:table-cell table:style-name="ce4" office:value-type="string" calcext:value-type="string">
            <text:p>British Columbia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metalpopgames.com/" xlink:type="simple">MetalPop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Orlando</text:p>
          </table:table-cell>
          <table:table-cell table:style-name="ce4" office:value-type="string" calcext:value-type="string">
            <text:p>Florid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metanetsoftware.com/" xlink:type="simple">Metanet Softwar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Toronto</text:p>
          </table:table-cell>
          <table:table-cell table:style-name="ce4" office:value-type="string" calcext:value-type="string">
            <text:p>Ontario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kaidangame.com/" xlink:type="simple">Metanoia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Los Angeles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kaidangame.com/" xlink:type="simple">Metanoia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Tehran</text:p>
          </table:table-cell>
          <table:table-cell table:style-name="ce4" office:value-type="string" calcext:value-type="string">
            <text:p>Iran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wavesoftheatlantide.com/" xlink:type="simple">Metaphore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Nantes</text:p>
          </table:table-cell>
          <table:table-cell table:style-name="ce4" office:value-type="string" calcext:value-type="string">
            <text:p>Pays de la Loire</text:p>
          </table:table-cell>
          <table:table-cell table:style-name="ce4" office:value-type="string" calcext:value-type="string">
            <text:p>France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metia.co.nz/" xlink:type="simple">Metia Interactive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Auckland</text:p>
          </table:table-cell>
          <table:table-cell table:style-name="ce4" office:value-type="string" calcext:value-type="string">
            <text:p>New Zealand</text:p>
          </table:table-cell>
          <table:table-cell table:number-columns-repeated="1019"/>
        </table:table-row>
        <table:table-row table:style-name="ro3">
          <table:table-cell table:style-name="ce4" office:value-type="string" calcext:value-type="string">
            <text:p><text:a xlink:href="http://www.miclos.com/" xlink:type="simple">Mi-clos Studio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illery</text:p>
          </table:table-cell>
          <table:table-cell table:style-name="ce4" office:value-type="string" calcext:value-type="string">
            <text:p>Bourgogne-Franche-Comte</text:p>
          </table:table-cell>
          <table:table-cell table:style-name="ce4" office:value-type="string" calcext:value-type="string">
            <text:p>France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mipumi.com/" xlink:type="simple">Mi'pu'mi Game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Vienna</text:p>
          </table:table-cell>
          <table:table-cell table:style-name="ce4" office:value-type="string" calcext:value-type="string">
            <text:p>Austri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microids.com/" xlink:type="simple">Microids (Anuman Interactive)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ontreuil Sous Bois</text:p>
          </table:table-cell>
          <table:table-cell table:style-name="ce4" office:value-type="string" calcext:value-type="string">
            <text:p>Ile-de-France</text:p>
          </table:table-cell>
          <table:table-cell table:style-name="ce4" office:value-type="string" calcext:value-type="string">
            <text:p>France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midboss.com/" xlink:type="simple">MidBos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an Francisco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4">
          <table:table-cell table:style-name="ce4" office:value-type="string" calcext:value-type="string">
            <text:p><text:a xlink:href="http://www.midgar-studio.com/" xlink:type="simple">Midgar Studio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Nimes</text:p>
          </table:table-cell>
          <table:table-cell table:style-name="ce4" office:value-type="string" calcext:value-type="string">
            <text:p>Languedoc-Roussillon-Midi-Pyrenees</text:p>
          </table:table-cell>
          <table:table-cell table:style-name="ce4" office:value-type="string" calcext:value-type="string">
            <text:p>France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midwinter.net/" xlink:type="simple">Midwinter Entertainment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Kirkland</text:p>
          </table:table-cell>
          <table:table-cell table:style-name="ce4" office:value-type="string" calcext:value-type="string">
            <text:p>Washington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mightanddelight.com/" xlink:type="simple">Might &amp; Delight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Stockholm</text:p>
          </table:table-cell>
          <table:table-cell table:style-name="ce4" office:value-type="string" calcext:value-type="string">
            <text:p>Sweden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mightanddelight.com/" xlink:type="simple">Might and Delight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Stockholm</text:p>
          </table:table-cell>
          <table:table-cell table:style-name="ce4" office:value-type="string" calcext:value-type="string">
            <text:p>Sweden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mightygamesgroup.com/" xlink:type="simple">Mighty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elbourne</text:p>
          </table:table-cell>
          <table:table-cell table:style-name="ce4" office:value-type="string" calcext:value-type="string">
            <text:p>Victoria</text:p>
          </table:table-cell>
          <table:table-cell table:style-name="ce4" office:value-type="string" calcext:value-type="string">
            <text:p>Australi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mightykingdom.com/" xlink:type="simple">Mighty Kingdom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Adelaide</text:p>
          </table:table-cell>
          <table:table-cell table:style-name="ce4" office:value-type="string" calcext:value-type="string">
            <text:p>South Australia</text:p>
          </table:table-cell>
          <table:table-cell table:style-name="ce4" office:value-type="string" calcext:value-type="string">
            <text:p>Australi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mightyplay.com/" xlink:type="simple">Mighty Play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an Francisco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sundown-game.com/" xlink:type="simple">Mild Beast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Los Angeles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mildbeast.com/" xlink:type="simple">Mild Beast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Los Angeles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mildmania.com/" xlink:type="simple">MildMania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Ankara</text:p>
          </table:table-cell>
          <table:table-cell table:style-name="ce4" office:value-type="string" calcext:value-type="string">
            <text:p>Turkey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milestone.it/" xlink:type="simple">Mileston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ilan</text:p>
          </table:table-cell>
          <table:table-cell table:style-name="ce4" office:value-type="string" calcext:value-type="string">
            <text:p>Lombardia</text:p>
          </table:table-cell>
          <table:table-cell table:style-name="ce4" office:value-type="string" calcext:value-type="string">
            <text:p>Italy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milkstonestudios.com/" xlink:type="simple">Milkstone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Oviedo</text:p>
          </table:table-cell>
          <table:table-cell table:style-name="ce4" office:value-type="string" calcext:value-type="string">
            <text:p>Asturias</text:p>
          </table:table-cell>
          <table:table-cell table:style-name="ce4" office:value-type="string" calcext:value-type="string">
            <text:p>Spain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milkytea.com/" xlink:type="simple">Milky Tea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Liverpool</text:p>
          </table:table-cell>
          <table:table-cell table:style-name="ce4" office:value-type="string" calcext:value-type="string">
            <text:p>Merseyside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milo-games.co.uk/" xlink:type="simple">Milo Game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London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mimimi.games/" xlink:type="simple">Mimimi Production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unich</text:p>
          </table:table-cell>
          <table:table-cell table:style-name="ce4" office:value-type="string" calcext:value-type="string">
            <text:p>Bayern</text:p>
          </table:table-cell>
          <table:table-cell table:style-name="ce4" office:value-type="string" calcext:value-type="string">
            <text:p>Germany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mindblownlabs.com/" xlink:type="simple">Mindblown Lab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Oakland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mindstormstudios.com/" xlink:type="simple">Mindstorm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Lahore</text:p>
          </table:table-cell>
          <table:table-cell table:style-name="ce4" office:value-type="string" calcext:value-type="string">
            <text:p>Punjab</text:p>
          </table:table-cell>
          <table:table-cell table:style-name="ce4" office:value-type="string" calcext:value-type="string">
            <text:p>Pakistan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minmax-games.com/" xlink:type="simple">Minmax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Vancouver</text:p>
          </table:table-cell>
          <table:table-cell table:style-name="ce4" office:value-type="string" calcext:value-type="string">
            <text:p>British Columbia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minorkeygames.com/" xlink:type="simple">Minor Key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Novato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weareminority.com/" xlink:type="simple">Minority Media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ontreal</text:p>
          </table:table-cell>
          <table:table-cell table:style-name="ce4" office:value-type="string" calcext:value-type="string">
            <text:p>Quebec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mirumstudio.com/" xlink:type="simple">Mirum Studio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Quebec City</text:p>
          </table:table-cell>
          <table:table-cell table:style-name="ce4" office:value-type="string" calcext:value-type="string">
            <text:p>Quebec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miscgames.no/" xlink:type="simple">Misc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tavanger</text:p>
          </table:table-cell>
          <table:table-cell table:style-name="ce4" office:value-type="string" calcext:value-type="string">
            <text:p>Rogaland</text:p>
          </table:table-cell>
          <table:table-cell table:style-name="ce4" office:value-type="string" calcext:value-type="string">
            <text:p>Norway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misfitsattic.blogspot.com/" xlink:type="simple">Misfits Attic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an Francisco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mismatch.studio/" xlink:type="simple">Mismatch Studio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erida</text:p>
          </table:table-cell>
          <table:table-cell table:style-name="ce4" office:value-type="string" calcext:value-type="string">
            <text:p>Yucatan</text:p>
          </table:table-cell>
          <table:table-cell table:style-name="ce4" office:value-type="string" calcext:value-type="string">
            <text:p>Mexico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missingmountain.itch.io/" xlink:type="simple">Missing Mountain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elbourne</text:p>
          </table:table-cell>
          <table:table-cell table:style-name="ce4" office:value-type="string" calcext:value-type="string">
            <text:p>Victoria</text:p>
          </table:table-cell>
          <table:table-cell table:style-name="ce4" office:value-type="string" calcext:value-type="string">
            <text:p>Australi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mistwalkercorp.com/" xlink:type="simple">Mist Walker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Tokyo</text:p>
          </table:table-cell>
          <table:table-cell table:style-name="ce4" office:value-type="string" calcext:value-type="string">
            <text:p>Japan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misterwhale.ch/" xlink:type="simple">Mister Whale's Game Service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Zurich</text:p>
          </table:table-cell>
          <table:table-cell table:style-name="ce4" office:value-type="string" calcext:value-type="string">
            <text:p>Switzerland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mixedbag.it/" xlink:type="simple">Mixed Bag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Turin</text:p>
          </table:table-cell>
          <table:table-cell table:style-name="ce4" office:value-type="string" calcext:value-type="string">
            <text:p>Piedmont</text:p>
          </table:table-cell>
          <table:table-cell table:style-name="ce4" office:value-type="string" calcext:value-type="string">
            <text:p>Italy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mixtvision-digital.com/" xlink:type="simple">mixtvision Digital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unich</text:p>
          </table:table-cell>
          <table:table-cell table:style-name="ce4" office:value-type="string" calcext:value-type="string">
            <text:p>Bayern</text:p>
          </table:table-cell>
          <table:table-cell table:style-name="ce4" office:value-type="string" calcext:value-type="string">
            <text:p>Germany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moacube.com/" xlink:type="simple">MoaCub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Warsaw</text:p>
          </table:table-cell>
          <table:table-cell table:style-name="ce4" office:value-type="string" calcext:value-type="string">
            <text:p>Masovian</text:p>
          </table:table-cell>
          <table:table-cell table:style-name="ce4" office:value-type="string" calcext:value-type="string">
            <text:p>Poland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mobge.net/" xlink:type="simple">Mobge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Eskisehir</text:p>
          </table:table-cell>
          <table:table-cell table:style-name="ce4" office:value-type="string" calcext:value-type="string">
            <text:p>Turkey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mobigame.com/" xlink:type="simple">Mobigam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Paris</text:p>
          </table:table-cell>
          <table:table-cell table:style-name="ce4" office:value-type="string" calcext:value-type="string">
            <text:p>Ile-de-France</text:p>
          </table:table-cell>
          <table:table-cell table:style-name="ce4" office:value-type="string" calcext:value-type="string">
            <text:p>France</text:p>
          </table:table-cell>
          <table:table-cell table:number-columns-repeated="1019"/>
        </table:table-row>
        <table:table-row table:style-name="ro3">
          <table:table-cell table:style-name="ce4" office:value-type="string" calcext:value-type="string">
            <text:p><text:a xlink:href="http://www.mobilebits.de/" xlink:type="simple">Mobile Bit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Hamburg</text:p>
          </table:table-cell>
          <table:table-cell table:style-name="ce4" office:value-type="string" calcext:value-type="string">
            <text:p>Metropolregion Hamburg</text:p>
          </table:table-cell>
          <table:table-cell table:style-name="ce4" office:value-type="string" calcext:value-type="string">
            <text:p>Germany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mobiusdigitalgames.com/" xlink:type="simple">Mobius Digital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Los Angeles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voidborne.com/" xlink:type="simple">MobMade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arlborough</text:p>
          </table:table-cell>
          <table:table-cell table:style-name="ce4" office:value-type="string" calcext:value-type="string">
            <text:p>Massachusetts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mobytron.com/" xlink:type="simple">Mobytron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Den Haag</text:p>
          </table:table-cell>
          <table:table-cell table:style-name="ce4" office:value-type="string" calcext:value-type="string">
            <text:p>Zuid-Holland</text:p>
          </table:table-cell>
          <table:table-cell table:style-name="ce4" office:value-type="string" calcext:value-type="string">
            <text:p>Netherland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mode7games.com/" xlink:type="simple">Mode 7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London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mode-games.com/" xlink:type="simple">Mode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ydney</text:p>
          </table:table-cell>
          <table:table-cell table:style-name="ce4" office:value-type="string" calcext:value-type="string">
            <text:p>New South Wales</text:p>
          </table:table-cell>
          <table:table-cell table:style-name="ce4" office:value-type="string" calcext:value-type="string">
            <text:p>Australi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modern-dream.com/" xlink:type="simple">Modern Dream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Leamington Spa</text:p>
          </table:table-cell>
          <table:table-cell table:style-name="ce4" office:value-type="string" calcext:value-type="string">
            <text:p>Warwickshire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modern-storyteller.com/" xlink:type="simple">Modern Storyteller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elbourne</text:p>
          </table:table-cell>
          <table:table-cell table:style-name="ce4" office:value-type="string" calcext:value-type="string">
            <text:p>Victoria</text:p>
          </table:table-cell>
          <table:table-cell table:style-name="ce4" office:value-type="string" calcext:value-type="string">
            <text:p>Australi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mografi.com/" xlink:type="simple">Mografi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arasota</text:p>
          </table:table-cell>
          <table:table-cell table:style-name="ce4" office:value-type="string" calcext:value-type="string">
            <text:p>Florid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mohawkgames.com/" xlink:type="simple">Mohawk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altimore</text:p>
          </table:table-cell>
          <table:table-cell table:style-name="ce4" office:value-type="string" calcext:value-type="string">
            <text:p>Maryland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mohicanlab.com/" xlink:type="simple">Mohican Lab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Tel Aviv</text:p>
          </table:table-cell>
          <table:table-cell table:style-name="ce4" office:value-type="string" calcext:value-type="string">
            <text:p>Gush Dan</text:p>
          </table:table-cell>
          <table:table-cell table:style-name="ce4" office:value-type="string" calcext:value-type="string">
            <text:p>Israel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mojang.com/" xlink:type="simple">Mojang Specification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Stockholm</text:p>
          </table:table-cell>
          <table:table-cell table:style-name="ce4" office:value-type="string" calcext:value-type="string">
            <text:p>Sweden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mojikenstudio.com/" xlink:type="simple">Mojiken Studio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urabaya</text:p>
          </table:table-cell>
          <table:table-cell table:style-name="ce4" office:value-type="string" calcext:value-type="string">
            <text:p>Central Java</text:p>
          </table:table-cell>
          <table:table-cell table:style-name="ce4" office:value-type="string" calcext:value-type="string">
            <text:p>Indonesi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mojobones.co.uk/" xlink:type="simple">Mojo Bone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London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mojogamestudios.com/" xlink:type="simple">Mojo Games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Pittsburgh</text:p>
          </table:table-cell>
          <table:table-cell table:style-name="ce4" office:value-type="string" calcext:value-type="string">
            <text:p>Pennsylva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molleindustria.org/" xlink:type="simple">Molleindustria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Turin</text:p>
          </table:table-cell>
          <table:table-cell table:style-name="ce4" office:value-type="string" calcext:value-type="string">
            <text:p>Piedmont</text:p>
          </table:table-cell>
          <table:table-cell table:style-name="ce4" office:value-type="string" calcext:value-type="string">
            <text:p>Italy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momentum-dmt.com/" xlink:type="simple">Momentum Digital Media Technologi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Kocaeli</text:p>
          </table:table-cell>
          <table:table-cell table:style-name="ce4" office:value-type="string" calcext:value-type="string">
            <text:p>Gebze</text:p>
          </table:table-cell>
          <table:table-cell table:style-name="ce4" office:value-type="string" calcext:value-type="string">
            <text:p>Turkey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mommysbestgames.com/" xlink:type="simple">Mommy's Best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Charlestown</text:p>
          </table:table-cell>
          <table:table-cell table:style-name="ce4" office:value-type="string" calcext:value-type="string">
            <text:p>Indian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monkeybizniz.com/" xlink:type="simple">Monkey Bizniz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Utrecht</text:p>
          </table:table-cell>
          <table:table-cell table:style-name="ce4" office:value-type="string" calcext:value-type="string">
            <text:p>Netherland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monobanda-play.com/" xlink:type="simple">monobanda PLAY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Utrecht</text:p>
          </table:table-cell>
          <table:table-cell table:style-name="ce4" office:value-type="string" calcext:value-type="string">
            <text:p>Netherland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monobit.co.jp/" xlink:type="simple">monobit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Tokyo</text:p>
          </table:table-cell>
          <table:table-cell table:style-name="ce4" office:value-type="string" calcext:value-type="string">
            <text:p>Japan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lith.com/" xlink:type="simple">Monolith Productions (Warner Brothers Games)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Kirkland</text:p>
          </table:table-cell>
          <table:table-cell table:style-name="ce4" office:value-type="string" calcext:value-type="string">
            <text:p>Washington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monolithsoft.co.jp/" xlink:type="simple">Monolith Soft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Kyoto</text:p>
          </table:table-cell>
          <table:table-cell table:style-name="ce4" office:value-type="string" calcext:value-type="string">
            <text:p>Japan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monomipark.com/" xlink:type="simple">Monomi Park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an Mateo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monothetic.com/" xlink:type="simple">Monothetic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an Francisco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monstars.co.jp/" xlink:type="simple">Monstar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Yokohama</text:p>
          </table:table-cell>
          <table:table-cell table:style-name="ce4" office:value-type="string" calcext:value-type="string">
            <text:p>Kanagawa</text:p>
          </table:table-cell>
          <table:table-cell table:style-name="ce4" office:value-type="string" calcext:value-type="string">
            <text:p>Japan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monstercouch.com/" xlink:type="simple">Monster Couch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Poznan</text:p>
          </table:table-cell>
          <table:table-cell table:style-name="ce4" office:value-type="string" calcext:value-type="string">
            <text:p>Greater Poland</text:p>
          </table:table-cell>
          <table:table-cell table:style-name="ce4" office:value-type="string" calcext:value-type="string">
            <text:p>Po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monstersquadgames.com/" xlink:type="simple">Monster Squad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eattle</text:p>
          </table:table-cell>
          <table:table-cell table:style-name="ce4" office:value-type="string" calcext:value-type="string">
            <text:p>Washington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3">
          <table:table-cell table:style-name="ce4" office:value-type="string" calcext:value-type="string">
            <text:p><text:a xlink:href="http://www.monstronauts.com/" xlink:type="simple">Monstronaut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Quezon City</text:p>
          </table:table-cell>
          <table:table-cell table:style-name="ce4" office:value-type="string" calcext:value-type="string">
            <text:p>National Capital Region</text:p>
          </table:table-cell>
          <table:table-cell table:style-name="ce4" office:value-type="string" calcext:value-type="string">
            <text:p>Philippin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orithegame.com/" xlink:type="simple">Moon Studio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Vienna</text:p>
          </table:table-cell>
          <table:table-cell table:style-name="ce4" office:value-type="string" calcext:value-type="string">
            <text:p>Austri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moonberry-studios.com/" xlink:type="simple">Moonberry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Porto</text:p>
          </table:table-cell>
          <table:table-cell table:style-name="ce4" office:value-type="string" calcext:value-type="string">
            <text:p>Grande Porto</text:p>
          </table:table-cell>
          <table:table-cell table:style-name="ce4" office:value-type="string" calcext:value-type="string">
            <text:p>Portugal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moonburntstudio.com/" xlink:type="simple">Moonburnt Studio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Belgrade</text:p>
          </table:table-cell>
          <table:table-cell table:style-name="ce4" office:value-type="string" calcext:value-type="string">
            <text:p>Serbi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moonbytegames.com/" xlink:type="simple">Moonbyte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Neustadt</text:p>
          </table:table-cell>
          <table:table-cell table:style-name="ce4" office:value-type="string" calcext:value-type="string">
            <text:p>Rhineland</text:p>
          </table:table-cell>
          <table:table-cell table:style-name="ce4" office:value-type="string" calcext:value-type="string">
            <text:p>Germany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moondrop.no/" xlink:type="simple">Moondrop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Hamar</text:p>
          </table:table-cell>
          <table:table-cell table:style-name="ce4" office:value-type="string" calcext:value-type="string">
            <text:p>Hedmark</text:p>
          </table:table-cell>
          <table:table-cell table:style-name="ce4" office:value-type="string" calcext:value-type="string">
            <text:p>Norway</text:p>
          </table:table-cell>
          <table:table-cell table:number-columns-repeated="1019"/>
        </table:table-row>
        <table:table-row table:style-name="ro3">
          <table:table-cell table:style-name="ce4" office:value-type="string" calcext:value-type="string">
            <text:p><text:a xlink:href="http://www.mooneyestudios.com/" xlink:type="simple">Mooneye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Hamburg</text:p>
          </table:table-cell>
          <table:table-cell table:style-name="ce4" office:value-type="string" calcext:value-type="string">
            <text:p>Metropolregion Hamburg</text:p>
          </table:table-cell>
          <table:table-cell table:style-name="ce4" office:value-type="string" calcext:value-type="string">
            <text:p>Germany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moonlightkids.co/" xlink:type="simple">Moonlight Kid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Atlanta</text:p>
          </table:table-cell>
          <table:table-cell table:style-name="ce4" office:value-type="string" calcext:value-type="string">
            <text:p>Georg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moonlightkids.co/" xlink:type="simple">Moonlight Kid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Portland</text:p>
          </table:table-cell>
          <table:table-cell table:style-name="ce4" office:value-type="string" calcext:value-type="string">
            <text:p>Oregon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moonlit.pl/" xlink:type="simple">Moonlit Games Studio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Krakow</text:p>
          </table:table-cell>
          <table:table-cell table:style-name="ce4" office:value-type="string" calcext:value-type="string">
            <text:p>Lesser Poland</text:p>
          </table:table-cell>
          <table:table-cell table:style-name="ce4" office:value-type="string" calcext:value-type="string">
            <text:p>Po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moonmengames.com/" xlink:type="simple">Moonmen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Copenhagen</text:p>
          </table:table-cell>
          <table:table-cell table:style-name="ce4" office:value-type="string" calcext:value-type="string">
            <text:p>Oresund</text:p>
          </table:table-cell>
          <table:table-cell table:style-name="ce4" office:value-type="string" calcext:value-type="string">
            <text:p>Denmark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moonpod.com/" xlink:type="simple">Moonpod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heffield</text:p>
          </table:table-cell>
          <table:table-cell table:style-name="ce4" office:value-type="string" calcext:value-type="string">
            <text:p>South Yorkshire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moonsterstudio.com/" xlink:type="simple">Moonster Studio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San Jose</text:p>
          </table:table-cell>
          <table:table-cell table:style-name="ce4" office:value-type="string" calcext:value-type="string">
            <text:p>Costa Ric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morgen-studios.de/" xlink:type="simple">morgen studio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Berlin</text:p>
          </table:table-cell>
          <table:table-cell table:style-name="ce4" office:value-type="string" calcext:value-type="string">
            <text:p>Germany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morgen-studios.de/" xlink:type="simple">morgen studio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Sofia</text:p>
          </table:table-cell>
          <table:table-cell table:style-name="ce4" office:value-type="string" calcext:value-type="string">
            <text:p>Bulgari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morphonix.com/" xlink:type="simple">Morphonix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ausalito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mossmouth.com/" xlink:type="simple">Mossmouth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an Francisco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mothership-entertainment.com/" xlink:type="simple">Mothership Entertainment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Austin</text:p>
          </table:table-cell>
          <table:table-cell table:style-name="ce4" office:value-type="string" calcext:value-type="string">
            <text:p>Texas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ea.com/" xlink:type="simple">Motive Studios (Electronic Arts)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ontreal</text:p>
          </table:table-cell>
          <table:table-cell table:style-name="ce4" office:value-type="string" calcext:value-type="string">
            <text:p>Quebec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ea.com/" xlink:type="simple">Motive Studios (Electronic Arts)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Vancouver</text:p>
          </table:table-cell>
          <table:table-cell table:style-name="ce4" office:value-type="string" calcext:value-type="string">
            <text:p>British Columbia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motorcitypixelworks.com/" xlink:type="simple">Motor City Pixel Work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Detroit</text:p>
          </table:table-cell>
          <table:table-cell table:style-name="ce4" office:value-type="string" calcext:value-type="string">
            <text:p>Michigan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mukutu.com.br/" xlink:type="simple">Mukutu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antos</text:p>
          </table:table-cell>
          <table:table-cell table:style-name="ce4" office:value-type="string" calcext:value-type="string">
            <text:p>Sao Paulo</text:p>
          </table:table-cell>
          <table:table-cell table:style-name="ce4" office:value-type="string" calcext:value-type="string">
            <text:p>Brazil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multidimensionalgames.com/" xlink:type="simple">Multi-Dimensional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an Diego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munkyfun.com/" xlink:type="simple">MunkyFun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an Francisco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mutantarm.com/" xlink:type="simple">Mutant Arm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end</text:p>
          </table:table-cell>
          <table:table-cell table:style-name="ce4" office:value-type="string" calcext:value-type="string">
            <text:p>Oregon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mutinybros.com/" xlink:type="simple">Mutiny Br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Cranbury</text:p>
          </table:table-cell>
          <table:table-cell table:style-name="ce4" office:value-type="string" calcext:value-type="string">
            <text:p>New Jersey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muzzylane.com/" xlink:type="simple">Muzzy Lan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Newburyport</text:p>
          </table:table-cell>
          <table:table-cell table:style-name="ce4" office:value-type="string" calcext:value-type="string">
            <text:p>Massachusetts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myriadgamesstudio.com/" xlink:type="simple">Myriad Game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Hobart</text:p>
          </table:table-cell>
          <table:table-cell table:style-name="ce4" office:value-type="string" calcext:value-type="string">
            <text:p>Tasmania</text:p>
          </table:table-cell>
          <table:table-cell table:style-name="ce4" office:value-type="string" calcext:value-type="string">
            <text:p>Australi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myrkur.is/" xlink:type="simple">Myrkur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Reykjavík</text:p>
          </table:table-cell>
          <table:table-cell table:style-name="ce4" office:value-type="string" calcext:value-type="string">
            <text:p>Reykjavik</text:p>
          </table:table-cell>
          <table:table-cell table:style-name="ce4" office:value-type="string" calcext:value-type="string">
            <text:p>Iceland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mytopia.com/" xlink:type="simple">Mytopia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Tel Aviv</text:p>
          </table:table-cell>
          <table:table-cell table:style-name="ce4" office:value-type="string" calcext:value-type="string">
            <text:p>Gush Dan</text:p>
          </table:table-cell>
          <table:table-cell table:style-name="ce4" office:value-type="string" calcext:value-type="string">
            <text:p>Israel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mzonestudio.com/" xlink:type="simple">mzonestudio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Pornic</text:p>
          </table:table-cell>
          <table:table-cell table:style-name="ce4" office:value-type="string" calcext:value-type="string">
            <text:p>Pays de la Loire</text:p>
          </table:table-cell>
          <table:table-cell table:style-name="ce4" office:value-type="string" calcext:value-type="string">
            <text:p>France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n-fusion.com/" xlink:type="simple">N-Fusion Interactiv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arlboro</text:p>
          </table:table-cell>
          <table:table-cell table:style-name="ce4" office:value-type="string" calcext:value-type="string">
            <text:p>New Jersey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ngsdev.com/" xlink:type="simple">N-Game Studio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Dnepropetrovsk</text:p>
          </table:table-cell>
          <table:table-cell table:style-name="ce4" office:value-type="string" calcext:value-type="string">
            <text:p>Ukraine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n3vgames.com/" xlink:type="simple">N3V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Helensvale</text:p>
          </table:table-cell>
          <table:table-cell table:style-name="ce4" office:value-type="string" calcext:value-type="string">
            <text:p>Queensland</text:p>
          </table:table-cell>
          <table:table-cell table:style-name="ce4" office:value-type="string" calcext:value-type="string">
            <text:p>Australi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nabistudios.com/" xlink:type="simple">Nabi Studio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3" table:style-name="ce4" office:value-type="string" calcext:value-type="string">
            <text:p>Singapore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nachobeard.com/" xlink:type="simple">Nachobeard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Madrid</text:p>
          </table:table-cell>
          <table:table-cell table:style-name="ce4" office:value-type="string" calcext:value-type="string">
            <text:p>Spain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nadeo.com/" xlink:type="simple">Nadeo (Ubisoft)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Issy-les-Moulineaux</text:p>
          </table:table-cell>
          <table:table-cell table:style-name="ce4" office:value-type="string" calcext:value-type="string">
            <text:p>Ile-de-France</text:p>
          </table:table-cell>
          <table:table-cell table:style-name="ce4" office:value-type="string" calcext:value-type="string">
            <text:p>France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nakedpenguinboy.com/" xlink:type="simple">Naked Penguin Boy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London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nakedsky.com/" xlink:type="simple">Naked Sky Entertainment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Los Angeles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namazustudios.com/" xlink:type="simple">Namazu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an Diego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bandainamcogames.co.jp/" xlink:type="simple">Namco Bandai Singapore Studio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3" table:style-name="ce4" office:value-type="string" calcext:value-type="string">
            <text:p>Singapore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namitentou.com/" xlink:type="simple">Nami Tentou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Portland</text:p>
          </table:table-cell>
          <table:table-cell table:style-name="ce4" office:value-type="string" calcext:value-type="string">
            <text:p>Oregon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nammalore.com/" xlink:type="simple">NammaLore Entertainment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angalore</text:p>
          </table:table-cell>
          <table:table-cell table:style-name="ce4" office:value-type="string" calcext:value-type="string">
            <text:p>Karnataka</text:p>
          </table:table-cell>
          <table:table-cell table:style-name="ce4" office:value-type="string" calcext:value-type="string">
            <text:p>Indi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nanaon-sha.com/" xlink:type="simple">NanaOn-Sha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Tokyo</text:p>
          </table:table-cell>
          <table:table-cell table:style-name="ce4" office:value-type="string" calcext:value-type="string">
            <text:p>Japan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nanopiko.com/" xlink:type="simple">NanoPiko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Paris</text:p>
          </table:table-cell>
          <table:table-cell table:style-name="ce4" office:value-type="string" calcext:value-type="string">
            <text:p>Ile-de-France</text:p>
          </table:table-cell>
          <table:table-cell table:style-name="ce4" office:value-type="string" calcext:value-type="string">
            <text:p>France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napsteam.com/" xlink:type="simple">NAPS Team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essino</text:p>
          </table:table-cell>
          <table:table-cell table:style-name="ce4" office:value-type="string" calcext:value-type="string">
            <text:p>Sicilia</text:p>
          </table:table-cell>
          <table:table-cell table:style-name="ce4" office:value-type="string" calcext:value-type="string">
            <text:p>Italy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narvalous.com/" xlink:type="simple">Narvalou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an Jose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nathalielawhead.com/" xlink:type="simple">Natalie Lawhead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Irvine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nationalgeographic.com/" xlink:type="simple">National Geographic Game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Washington DC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naturalmotion.com/" xlink:type="simple">NaturalMotion Games (Zynga)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an Francisco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naughtydog.com/" xlink:type="simple">Naughty Dog (Sony)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anta Monica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nawiagames.com/" xlink:type="simple">Nawia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Gdansk</text:p>
          </table:table-cell>
          <table:table-cell table:style-name="ce4" office:value-type="string" calcext:value-type="string">
            <text:p>Pomorskie</text:p>
          </table:table-cell>
          <table:table-cell table:style-name="ce4" office:value-type="string" calcext:value-type="string">
            <text:p>Poland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ndemiccreations.com/" xlink:type="simple">Ndemic Creation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ristol</text:p>
          </table:table-cell>
          <table:table-cell table:style-name="ce4" office:value-type="string" calcext:value-type="string">
            <text:p>Avon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teravisiongames.com/" xlink:type="simple">NDiTeravision Game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Bogotá</text:p>
          </table:table-cell>
          <table:table-cell table:style-name="ce4" office:value-type="string" calcext:value-type="string">
            <text:p>Colombi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desolate.game/" xlink:type="simple">Nearga Digital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Moscow</text:p>
          </table:table-cell>
          <table:table-cell table:style-name="ce4" office:value-type="string" calcext:value-type="string">
            <text:p>Russi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nebula.ie/" xlink:type="simple">Nebula Interactiv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Drogheda</text:p>
          </table:table-cell>
          <table:table-cell table:style-name="ce4" office:value-type="string" calcext:value-type="string">
            <text:p>Leinster</text:p>
          </table:table-cell>
          <table:table-cell table:style-name="ce4" office:value-type="string" calcext:value-type="string">
            <text:p>Ire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nectargamestudios.com/" xlink:type="simple">Nectar Game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Cincinnati</text:p>
          </table:table-cell>
          <table:table-cell table:style-name="ce4" office:value-type="string" calcext:value-type="string">
            <text:p>Ohio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nekki.com/" xlink:type="simple">Nekki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Moscow</text:p>
          </table:table-cell>
          <table:table-cell table:style-name="ce4" office:value-type="string" calcext:value-type="string">
            <text:p>Russi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nekki.com/" xlink:type="simple">Nekki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Nuremberg</text:p>
          </table:table-cell>
          <table:table-cell table:style-name="ce4" office:value-type="string" calcext:value-type="string">
            <text:p>Bavaria</text:p>
          </table:table-cell>
          <table:table-cell table:style-name="ce4" office:value-type="string" calcext:value-type="string">
            <text:p>Germany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e-neko.com/" xlink:type="simple">Neko Entertainment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ontreuil Sous Bois</text:p>
          </table:table-cell>
          <table:table-cell table:style-name="ce4" office:value-type="string" calcext:value-type="string">
            <text:p>Ile-de-France</text:p>
          </table:table-cell>
          <table:table-cell table:style-name="ce4" office:value-type="string" calcext:value-type="string">
            <text:p>France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nekomatata.com/" xlink:type="simple">Nekomatata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an Francisco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nemesys.hu/" xlink:type="simple">Nemesy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Budapest</text:p>
          </table:table-cell>
          <table:table-cell table:style-name="ce4" office:value-type="string" calcext:value-type="string">
            <text:p>Hungary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neongiant.se/" xlink:type="simple">Neon Giant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Uppsala</text:p>
          </table:table-cell>
          <table:table-cell table:style-name="ce4" office:value-type="string" calcext:value-type="string">
            <text:p>Uppland</text:p>
          </table:table-cell>
          <table:table-cell table:style-name="ce4" office:value-type="string" calcext:value-type="string">
            <text:p>Sweden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neonplay.com/" xlink:type="simple">Neon Play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Cirencester</text:p>
          </table:table-cell>
          <table:table-cell table:style-name="ce4" office:value-type="string" calcext:value-type="string">
            <text:p>Gloucestershire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neonable.com/" xlink:type="simple">Neonabl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ontreal</text:p>
          </table:table-cell>
          <table:table-cell table:style-name="ce4" office:value-type="string" calcext:value-type="string">
            <text:p>Quebec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neopica.com/" xlink:type="simple">Neopica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Ghent</text:p>
          </table:table-cell>
          <table:table-cell table:style-name="ce4" office:value-type="string" calcext:value-type="string">
            <text:p>Vlaanderen</text:p>
          </table:table-cell>
          <table:table-cell table:style-name="ce4" office:value-type="string" calcext:value-type="string">
            <text:p>Belgium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neopopcorn.modoo.at/" xlink:type="simple">NEOPOPCORN Corp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eongnam-si</text:p>
          </table:table-cell>
          <table:table-cell table:style-name="ce4" office:value-type="string" calcext:value-type="string">
            <text:p>Gyeonggi-do</text:p>
          </table:table-cell>
          <table:table-cell table:style-name="ce4" office:value-type="string" calcext:value-type="string">
            <text:p>South Kore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neostream.com/" xlink:type="simple">Neostream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Ryde</text:p>
          </table:table-cell>
          <table:table-cell table:style-name="ce4" office:value-type="string" calcext:value-type="string">
            <text:p>New South Wales</text:p>
          </table:table-cell>
          <table:table-cell table:style-name="ce4" office:value-type="string" calcext:value-type="string">
            <text:p>Australi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nerdmonkeys.pt/" xlink:type="simple">Nerd Monkey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Lisbon</text:p>
          </table:table-cell>
          <table:table-cell table:style-name="ce4" office:value-type="string" calcext:value-type="string">
            <text:p>Portugal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nerial.co.uk/" xlink:type="simple">Nerial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London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nervesoftware.com/" xlink:type="simple">Nerve Softwar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Richardson</text:p>
          </table:table-cell>
          <table:table-cell table:style-name="ce4" office:value-type="string" calcext:value-type="string">
            <text:p>Texas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netherrealm.com/" xlink:type="simple">NetherRealm Studios (Warner Brothers Games)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Chicago</text:p>
          </table:table-cell>
          <table:table-cell table:style-name="ce4" office:value-type="string" calcext:value-type="string">
            <text:p>Illinois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netspeakgames.com/" xlink:type="simple">Netspeak Game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London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neurongames.com/" xlink:type="simple">Neuron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ountain View</text:p>
          </table:table-cell>
          <table:table-cell table:style-name="ce4" office:value-type="string" calcext:value-type="string">
            <text:p>Missouri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neutraworks.net/" xlink:type="simple">Neutrawork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Nitra</text:p>
          </table:table-cell>
          <table:table-cell table:style-name="ce4" office:value-type="string" calcext:value-type="string">
            <text:p>Nitriansky kraj</text:p>
          </table:table-cell>
          <table:table-cell table:style-name="ce4" office:value-type="string" calcext:value-type="string">
            <text:p>Slovakia</text:p>
          </table:table-cell>
          <table:table-cell table:number-columns-repeated="1019"/>
        </table:table-row>
        <table:table-row table:style-name="ro3">
          <table:table-cell table:style-name="ce4" office:value-type="string" calcext:value-type="string">
            <text:p><text:a xlink:href="http://www.nevosoft.com/" xlink:type="simple">NevoSoft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aint Petersburg</text:p>
          </table:table-cell>
          <table:table-cell table:style-name="ce4" office:value-type="string" calcext:value-type="string">
            <text:p>Northwestern Federal District</text:p>
          </table:table-cell>
          <table:table-cell table:style-name="ce4" office:value-type="string" calcext:value-type="string">
            <text:p>Russi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newblood.games/" xlink:type="simple">New Blood Interactiv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Los Angeles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newworldinteractive.com/" xlink:type="simple">New World Interactiv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Calgary</text:p>
          </table:table-cell>
          <table:table-cell table:style-name="ce4" office:value-type="string" calcext:value-type="string">
            <text:p>Alberta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newworldinteractive.com/" xlink:type="simple">New World Interactiv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Denver</text:p>
          </table:table-cell>
          <table:table-cell table:style-name="ce4" office:value-type="string" calcext:value-type="string">
            <text:p>Colorado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newgen-studio.com/" xlink:type="simple">Newgen Studio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Ariana</text:p>
          </table:table-cell>
          <table:table-cell table:style-name="ce4" office:value-type="string" calcext:value-type="string">
            <text:p>Tunisi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nextlevelgames.com/" xlink:type="simple">Next Level Game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Beijing</text:p>
          </table:table-cell>
          <table:table-cell table:style-name="ce4" office:value-type="string" calcext:value-type="string">
            <text:p>Chin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nextlevelgames.com/" xlink:type="simple">Next Level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Vancouver</text:p>
          </table:table-cell>
          <table:table-cell table:style-name="ce4" office:value-type="string" calcext:value-type="string">
            <text:p>British Columbia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nextgenpants.com/" xlink:type="simple">Nextgen Pant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Davis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ngdstudios.com/" xlink:type="simple">NGD Studio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Buenos Aires</text:p>
          </table:table-cell>
          <table:table-cell table:style-name="ce4" office:value-type="string" calcext:value-type="string">
            <text:p>Argentin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nianticlabs.com/" xlink:type="simple">Niantic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an Francisco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nianticlabs.com/" xlink:type="simple">Niantic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eattle</text:p>
          </table:table-cell>
          <table:table-cell table:style-name="ce4" office:value-type="string" calcext:value-type="string">
            <text:p>Washington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nicalis.com/" xlink:type="simple">Nicali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Los Angeles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3">
          <table:table-cell table:style-name="ce4" office:value-type="string" calcext:value-type="string">
            <text:p><text:a xlink:href="http://www.nbsd.de/" xlink:type="simple">Niels Bauer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Freiburg</text:p>
          </table:table-cell>
          <table:table-cell table:style-name="ce4" office:value-type="string" calcext:value-type="string">
            <text:p>Baden-Wurttemberg</text:p>
          </table:table-cell>
          <table:table-cell table:style-name="ce4" office:value-type="string" calcext:value-type="string">
            <text:p>Germany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nifflas.ni2.se/" xlink:type="simple">Nifflas'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Umea</text:p>
          </table:table-cell>
          <table:table-cell table:style-name="ce4" office:value-type="string" calcext:value-type="string">
            <text:p>Norrland</text:p>
          </table:table-cell>
          <table:table-cell table:style-name="ce4" office:value-type="string" calcext:value-type="string">
            <text:p>Sweden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nightdivestudios.com/" xlink:type="simple">Night Dive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Portland</text:p>
          </table:table-cell>
          <table:table-cell table:style-name="ce4" office:value-type="string" calcext:value-type="string">
            <text:p>Oregon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whatscookin.com/" xlink:type="simple">Night Kitchen Interactiv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Philadelphia</text:p>
          </table:table-cell>
          <table:table-cell table:style-name="ce4" office:value-type="string" calcext:value-type="string">
            <text:p>Pennsylva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nightschoolstudio.com/" xlink:type="simple">Night School Studio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Glendale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nigoro.jp/" xlink:type="simple">Nigoro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Tokyo</text:p>
          </table:table-cell>
          <table:table-cell table:style-name="ce4" office:value-type="string" calcext:value-type="string">
            <text:p>Japan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falcom.com/" xlink:type="simple">Nihon Falcom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Tokyo</text:p>
          </table:table-cell>
          <table:table-cell table:style-name="ce4" office:value-type="string" calcext:value-type="string">
            <text:p>Japan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nimblegiant.com/" xlink:type="simple">Nimble Giant Entertainment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Buenos Aires</text:p>
          </table:table-cell>
          <table:table-cell table:style-name="ce4" office:value-type="string" calcext:value-type="string">
            <text:p>Argentin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nimblygames.com/" xlink:type="simple">Nimbly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Las Cruces</text:p>
          </table:table-cell>
          <table:table-cell table:style-name="ce4" office:value-type="string" calcext:value-type="string">
            <text:p>New Mexico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ninedotsstudio.com/" xlink:type="simple">Nine Dots Studio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Quebec City</text:p>
          </table:table-cell>
          <table:table-cell table:style-name="ce4" office:value-type="string" calcext:value-type="string">
            <text:p>Quebec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ninerocksgames.com/" xlink:type="simple">Nine Rock Games (THQ Nordic)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ratislava</text:p>
          </table:table-cell>
          <table:table-cell table:style-name="ce4" office:value-type="string" calcext:value-type="string">
            <text:p>Bratislavsky kraj</text:p>
          </table:table-cell>
          <table:table-cell table:style-name="ce4" office:value-type="string" calcext:value-type="string">
            <text:p>Slovaki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ninezyme.com/" xlink:type="simple">NineZyme Entertainment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Tallinn</text:p>
          </table:table-cell>
          <table:table-cell table:style-name="ce4" office:value-type="string" calcext:value-type="string">
            <text:p>Harju</text:p>
          </table:table-cell>
          <table:table-cell table:style-name="ce4" office:value-type="string" calcext:value-type="string">
            <text:p>Estoni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ninja-egg.com/" xlink:type="simple">Ninja Egg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Tokyo</text:p>
          </table:table-cell>
          <table:table-cell table:style-name="ce4" office:value-type="string" calcext:value-type="string">
            <text:p>Japan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ninjakiwi.com/" xlink:type="simple">Ninja Kiwi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Auckland</text:p>
          </table:table-cell>
          <table:table-cell table:style-name="ce4" office:value-type="string" calcext:value-type="string">
            <text:p>New Zea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ninjatheory.com/" xlink:type="simple">Ninja Theory (Microsoft)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Cambridge</text:p>
          </table:table-cell>
          <table:table-cell table:style-name="ce4" office:value-type="string" calcext:value-type="string">
            <text:p>Cambridgeshire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ninjabee.com/" xlink:type="simple">NinjaBe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Orem</text:p>
          </table:table-cell>
          <table:table-cell table:style-name="ce4" office:value-type="string" calcext:value-type="string">
            <text:p>Utah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nippon1.co.jp/" xlink:type="simple">Nippon Ichi Software Co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Gifu</text:p>
          </table:table-cell>
          <table:table-cell table:style-name="ce4" office:value-type="string" calcext:value-type="string">
            <text:p>Japan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nitrealgames.com/" xlink:type="simple">Nitreal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Warsaw</text:p>
          </table:table-cell>
          <table:table-cell table:style-name="ce4" office:value-type="string" calcext:value-type="string">
            <text:p>Masovian</text:p>
          </table:table-cell>
          <table:table-cell table:style-name="ce4" office:value-type="string" calcext:value-type="string">
            <text:p>Poland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nitrogames.com/" xlink:type="simple">Nitro Game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Helsinki</text:p>
          </table:table-cell>
          <table:table-cell table:style-name="ce4" office:value-type="string" calcext:value-type="string">
            <text:p>Fin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en.nival.com/" xlink:type="simple">Nival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St. Petersburg</text:p>
          </table:table-cell>
          <table:table-cell table:style-name="ce4" office:value-type="string" calcext:value-type="string">
            <text:p>Russi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nixhydra.com/" xlink:type="simple">Nix Hydra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Los Angeles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nixxes.com/" xlink:type="simple">Nixxe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Utrecht</text:p>
          </table:table-cell>
          <table:table-cell table:style-name="ce4" office:value-type="string" calcext:value-type="string">
            <text:p>Netherland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nnooo.com/" xlink:type="simple">Nnooo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ydney</text:p>
          </table:table-cell>
          <table:table-cell table:style-name="ce4" office:value-type="string" calcext:value-type="string">
            <text:p>New South Wales</text:p>
          </table:table-cell>
          <table:table-cell table:style-name="ce4" office:value-type="string" calcext:value-type="string">
            <text:p>Australi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nobrakesgames.com/" xlink:type="simple">No Brak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Tenerife</text:p>
          </table:table-cell>
          <table:table-cell table:style-name="ce4" office:value-type="string" calcext:value-type="string">
            <text:p>Canary Islands</text:p>
          </table:table-cell>
          <table:table-cell table:style-name="ce4" office:value-type="string" calcext:value-type="string">
            <text:p>Spain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nocodestudio.com/" xlink:type="simple">No Code Studio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Glasgow</text:p>
          </table:table-cell>
          <table:table-cell table:style-name="ce4" office:value-type="string" calcext:value-type="string">
            <text:p>Scot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voidandmeddler.com/" xlink:type="simple">NO cvt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Lyon</text:p>
          </table:table-cell>
          <table:table-cell table:style-name="ce4" office:value-type="string" calcext:value-type="string">
            <text:p>Rhone-Alpes</text:p>
          </table:table-cell>
          <table:table-cell table:style-name="ce4" office:value-type="string" calcext:value-type="string">
            <text:p>France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nogoblin.com/" xlink:type="simple">No Goblin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eattle</text:p>
          </table:table-cell>
          <table:table-cell table:style-name="ce4" office:value-type="string" calcext:value-type="string">
            <text:p>Washington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nomatterstudios.com/" xlink:type="simple">No Matter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Kirkland</text:p>
          </table:table-cell>
          <table:table-cell table:style-name="ce4" office:value-type="string" calcext:value-type="string">
            <text:p>Washington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studios.nomoss.co/" xlink:type="simple">No Moss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urry Hills</text:p>
          </table:table-cell>
          <table:table-cell table:style-name="ce4" office:value-type="string" calcext:value-type="string">
            <text:p>New South Wales</text:p>
          </table:table-cell>
          <table:table-cell table:style-name="ce4" office:value-type="string" calcext:value-type="string">
            <text:p>Australi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noagames.co/" xlink:type="simple">Noa Game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Tehran</text:p>
          </table:table-cell>
          <table:table-cell table:style-name="ce4" office:value-type="string" calcext:value-type="string">
            <text:p>Iran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noddingheadsgames.com/" xlink:type="simple">Nodding Heads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Pune</text:p>
          </table:table-cell>
          <table:table-cell table:style-name="ce4" office:value-type="string" calcext:value-type="string">
            <text:p>Maharashtra</text:p>
          </table:table-cell>
          <table:table-cell table:style-name="ce4" office:value-type="string" calcext:value-type="string">
            <text:p>Indi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noio.nl/" xlink:type="simple">Noio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Berlin</text:p>
          </table:table-cell>
          <table:table-cell table:style-name="ce4" office:value-type="string" calcext:value-type="string">
            <text:p>Germany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nokobot.com/" xlink:type="simple">Nokobot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Rehovot</text:p>
          </table:table-cell>
          <table:table-cell table:style-name="ce4" office:value-type="string" calcext:value-type="string">
            <text:p>Central District</text:p>
          </table:table-cell>
          <table:table-cell table:style-name="ce4" office:value-type="string" calcext:value-type="string">
            <text:p>Israel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nollagames.com/" xlink:type="simple">Nolla Game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Helsinki</text:p>
          </table:table-cell>
          <table:table-cell table:style-name="ce4" office:value-type="string" calcext:value-type="string">
            <text:p>Finland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nomada.studio/" xlink:type="simple">Nomada Studio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arcelona</text:p>
          </table:table-cell>
          <table:table-cell table:style-name="ce4" office:value-type="string" calcext:value-type="string">
            <text:p>Catalonia</text:p>
          </table:table-cell>
          <table:table-cell table:style-name="ce4" office:value-type="string" calcext:value-type="string">
            <text:p>Spain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nonsensearts.com/" xlink:type="simple">Nonsense Art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Mendoza</text:p>
          </table:table-cell>
          <table:table-cell table:style-name="ce4" office:value-type="string" calcext:value-type="string">
            <text:p>Argentin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nordcurrent.com/" xlink:type="simple">Nordcurrent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Vilnius</text:p>
          </table:table-cell>
          <table:table-cell table:style-name="ce4" office:value-type="string" calcext:value-type="string">
            <text:p>Lithuani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normalwholesomegames.com/" xlink:type="simple">Normal Wholesome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elbourne</text:p>
          </table:table-cell>
          <table:table-cell table:style-name="ce4" office:value-type="string" calcext:value-type="string">
            <text:p>Victoria</text:p>
          </table:table-cell>
          <table:table-cell table:style-name="ce4" office:value-type="string" calcext:value-type="string">
            <text:p>Australi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norsfell.com/" xlink:type="simple">Norsfell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ontreal</text:p>
          </table:table-cell>
          <table:table-cell table:style-name="ce4" office:value-type="string" calcext:value-type="string">
            <text:p>Quebec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nosebleedinteractive.com/" xlink:type="simple">Nosebleed Interactiv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Newcastle</text:p>
          </table:table-cell>
          <table:table-cell table:style-name="ce4" office:value-type="string" calcext:value-type="string">
            <text:p>Tyne and Wear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cryamore.com/" xlink:type="simple">NostalgiCO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Chicago</text:p>
          </table:table-cell>
          <table:table-cell table:style-name="ce4" office:value-type="string" calcext:value-type="string">
            <text:p>Illinois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notagamestudio.com/" xlink:type="simple">Not a Game Studio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Lisbon</text:p>
          </table:table-cell>
          <table:table-cell table:style-name="ce4" office:value-type="string" calcext:value-type="string">
            <text:p>Portugal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dualthegame.com/" xlink:type="simple">Novaquark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Paris</text:p>
          </table:table-cell>
          <table:table-cell table:style-name="ce4" office:value-type="string" calcext:value-type="string">
            <text:p>Ile-de-France</text:p>
          </table:table-cell>
          <table:table-cell table:style-name="ce4" office:value-type="string" calcext:value-type="string">
            <text:p>France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novarama.com/" xlink:type="simple">Novarama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arcelona</text:p>
          </table:table-cell>
          <table:table-cell table:style-name="ce4" office:value-type="string" calcext:value-type="string">
            <text:p>Catalonia</text:p>
          </table:table-cell>
          <table:table-cell table:style-name="ce4" office:value-type="string" calcext:value-type="string">
            <text:p>Spain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nowpro.co.jp/" xlink:type="simple">Now Production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Osaka</text:p>
          </table:table-cell>
          <table:table-cell table:style-name="ce4" office:value-type="string" calcext:value-type="string">
            <text:p>Japan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nowwa.com/" xlink:type="simple">NOWWA Corp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Vaduz</text:p>
          </table:table-cell>
          <table:table-cell table:style-name="ce4" office:value-type="string" calcext:value-type="string">
            <text:p>Oberland</text:p>
          </table:table-cell>
          <table:table-cell table:style-name="ce4" office:value-type="string" calcext:value-type="string">
            <text:p>Liechtenstein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nuclei3d.com/" xlink:type="simple">Nuclei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Pembroke Pines</text:p>
          </table:table-cell>
          <table:table-cell table:style-name="ce4" office:value-type="string" calcext:value-type="string">
            <text:p>Florid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nudemaker.jp/" xlink:type="simple">Nude Maker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Tokyo</text:p>
          </table:table-cell>
          <table:table-cell table:style-name="ce4" office:value-type="string" calcext:value-type="string">
            <text:p>Japan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numantiangames.com/" xlink:type="simple">Numantian Game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Madrid</text:p>
          </table:table-cell>
          <table:table-cell table:style-name="ce4" office:value-type="string" calcext:value-type="string">
            <text:p>Spain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numinousgames.com/" xlink:type="simple">Numinous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Des Moines</text:p>
          </table:table-cell>
          <table:table-cell table:style-name="ce4" office:value-type="string" calcext:value-type="string">
            <text:p>Iow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3">
          <table:table-cell table:style-name="ce4" office:value-type="string" calcext:value-type="string">
            <text:p><text:a xlink:href="http://www.nurogames.com/" xlink:type="simple">Nuro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Cologne</text:p>
          </table:table-cell>
          <table:table-cell table:style-name="ce4" office:value-type="string" calcext:value-type="string">
            <text:p>North Rhine-Westphalia</text:p>
          </table:table-cell>
          <table:table-cell table:style-name="ce4" office:value-type="string" calcext:value-type="string">
            <text:p>Germany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nvizzio.com/" xlink:type="simple">Nvizzio Creation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ontreal</text:p>
          </table:table-cell>
          <table:table-cell table:style-name="ce4" office:value-type="string" calcext:value-type="string">
            <text:p>Quebec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pamelagame.com/" xlink:type="simple">NVYVE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ississauga</text:p>
          </table:table-cell>
          <table:table-cell table:style-name="ce4" office:value-type="string" calcext:value-type="string">
            <text:p>Ontario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nyamakop.co.za/" xlink:type="simple">Nyamakop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Johannesburg</text:p>
          </table:table-cell>
          <table:table-cell table:style-name="ce4" office:value-type="string" calcext:value-type="string">
            <text:p>Gauteng</text:p>
          </table:table-cell>
          <table:table-cell table:style-name="ce4" office:value-type="string" calcext:value-type="string">
            <text:p>South Afric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nyamyam.com/" xlink:type="simple">Nyamyam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Tamworth</text:p>
          </table:table-cell>
          <table:table-cell table:style-name="ce4" office:value-type="string" calcext:value-type="string">
            <text:p>Staffordshire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minimax.game/" xlink:type="simple">O?ol Blu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eongnam-si</text:p>
          </table:table-cell>
          <table:table-cell table:style-name="ce4" office:value-type="string" calcext:value-type="string">
            <text:p>Gyeonggi-do</text:p>
          </table:table-cell>
          <table:table-cell table:style-name="ce4" office:value-type="string" calcext:value-type="string">
            <text:p>South Kore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o2games.com.br/" xlink:type="simple">O2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elo Horizonte</text:p>
          </table:table-cell>
          <table:table-cell table:style-name="ce4" office:value-type="string" calcext:value-type="string">
            <text:p>Minas Gerais</text:p>
          </table:table-cell>
          <table:table-cell table:style-name="ce4" office:value-type="string" calcext:value-type="string">
            <text:p>Brazil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oakmoongames.com/" xlink:type="simple">Oak Moon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Worcester</text:p>
          </table:table-cell>
          <table:table-cell table:style-name="ce4" office:value-type="string" calcext:value-type="string">
            <text:p>West Midlands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obsidianent.com/" xlink:type="simple">Obsidian Entertainment (Microsoft)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Irvine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ocelotsociety.com/" xlink:type="simple">Ocelot Society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Paris</text:p>
          </table:table-cell>
          <table:table-cell table:style-name="ce4" office:value-type="string" calcext:value-type="string">
            <text:p>Ile-de-France</text:p>
          </table:table-cell>
          <table:table-cell table:style-name="ce4" office:value-type="string" calcext:value-type="string">
            <text:p>France</text:p>
          </table:table-cell>
          <table:table-cell table:number-columns-repeated="1019"/>
        </table:table-row>
        <table:table-row table:style-name="ro3">
          <table:table-cell table:style-name="ce4" office:value-type="string" calcext:value-type="string">
            <text:p><text:a xlink:href="http://www.octetostudios.com/" xlink:type="simple">Octeto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antiago</text:p>
          </table:table-cell>
          <table:table-cell table:style-name="ce4" office:value-type="string" calcext:value-type="string">
            <text:p>Region Metropolitana</text:p>
          </table:table-cell>
          <table:table-cell table:style-name="ce4" office:value-type="string" calcext:value-type="string">
            <text:p>Chile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od1nstudios.com/" xlink:type="simple">OD1N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elbourne</text:p>
          </table:table-cell>
          <table:table-cell table:style-name="ce4" office:value-type="string" calcext:value-type="string">
            <text:p>Victoria</text:p>
          </table:table-cell>
          <table:table-cell table:style-name="ce4" office:value-type="string" calcext:value-type="string">
            <text:p>Australi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oddgames.com.au/" xlink:type="simple">ODD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Adelaide</text:p>
          </table:table-cell>
          <table:table-cell table:style-name="ce4" office:value-type="string" calcext:value-type="string">
            <text:p>South Australia</text:p>
          </table:table-cell>
          <table:table-cell table:style-name="ce4" office:value-type="string" calcext:value-type="string">
            <text:p>Australi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oddtales.net/" xlink:type="simple">Odd Tale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London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oddboy.nz/" xlink:type="simple">Oddboy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Auckland</text:p>
          </table:table-cell>
          <table:table-cell table:style-name="ce4" office:value-type="string" calcext:value-type="string">
            <text:p>New Zealand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oddlabs.com/" xlink:type="simple">Oddlab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Odense</text:p>
          </table:table-cell>
          <table:table-cell table:style-name="ce4" office:value-type="string" calcext:value-type="string">
            <text:p>Funen</text:p>
          </table:table-cell>
          <table:table-cell table:style-name="ce4" office:value-type="string" calcext:value-type="string">
            <text:p>Denmark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oddrok.com/" xlink:type="simple">Oddrok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Helsinki</text:p>
          </table:table-cell>
          <table:table-cell table:style-name="ce4" office:value-type="string" calcext:value-type="string">
            <text:p>Fin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oddworld.com/" xlink:type="simple">Oddworld Inhabitant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erkeley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odingamestudio.com.br/" xlink:type="simple">Odin Game Studio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Sao Paulo</text:p>
          </table:table-cell>
          <table:table-cell table:style-name="ce4" office:value-type="string" calcext:value-type="string">
            <text:p>Brazil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officialsuperstars.com/" xlink:type="simple">Official Super Star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Karlshamn</text:p>
          </table:table-cell>
          <table:table-cell table:style-name="ce4" office:value-type="string" calcext:value-type="string">
            <text:p>Blekinge</text:p>
          </table:table-cell>
          <table:table-cell table:style-name="ce4" office:value-type="string" calcext:value-type="string">
            <text:p>Sweden</text:p>
          </table:table-cell>
          <table:table-cell table:number-columns-repeated="1019"/>
        </table:table-row>
        <table:table-row table:style-name="ro3">
          <table:table-cell table:style-name="ce4" office:value-type="string" calcext:value-type="string">
            <text:p><text:a xlink:href="http://www.onlinefussballmanager.de/" xlink:type="simple">OFM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Cologne</text:p>
          </table:table-cell>
          <table:table-cell table:style-name="ce4" office:value-type="string" calcext:value-type="string">
            <text:p>North Rhine-Westphalia</text:p>
          </table:table-cell>
          <table:table-cell table:style-name="ce4" office:value-type="string" calcext:value-type="string">
            <text:p>Germany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ogrepixel.com/" xlink:type="simple">Ogre Pixel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Aguascalientes</text:p>
          </table:table-cell>
          <table:table-cell table:style-name="ce4" office:value-type="string" calcext:value-type="string">
            <text:p>Mexico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ohbibi.com/" xlink:type="simple">Oh BiBi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Paris</text:p>
          </table:table-cell>
          <table:table-cell table:style-name="ce4" office:value-type="string" calcext:value-type="string">
            <text:p>Ile-de-France</text:p>
          </table:table-cell>
          <table:table-cell table:style-name="ce4" office:value-type="string" calcext:value-type="string">
            <text:p>France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ohnoo.com/" xlink:type="simple">OhNoo Studio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Warsaw</text:p>
          </table:table-cell>
          <table:table-cell table:style-name="ce4" office:value-type="string" calcext:value-type="string">
            <text:p>Masovian</text:p>
          </table:table-cell>
          <table:table-cell table:style-name="ce4" office:value-type="string" calcext:value-type="string">
            <text:p>Po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okamstudio.com/" xlink:type="simple">Okam Studio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Buenos Aires</text:p>
          </table:table-cell>
          <table:table-cell table:style-name="ce4" office:value-type="string" calcext:value-type="string">
            <text:p>Argentin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oldskullgames.com/" xlink:type="simple">Old Skull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Lyon</text:p>
          </table:table-cell>
          <table:table-cell table:style-name="ce4" office:value-type="string" calcext:value-type="string">
            <text:p>Rhone-Alpes</text:p>
          </table:table-cell>
          <table:table-cell table:style-name="ce4" office:value-type="string" calcext:value-type="string">
            <text:p>France</text:p>
          </table:table-cell>
          <table:table-cell table:number-columns-repeated="1019"/>
        </table:table-row>
        <table:table-row table:style-name="ro4">
          <table:table-cell table:style-name="ce4" office:value-type="string" calcext:value-type="string">
            <text:p><text:a xlink:href="http://www.olderbytes.fr/" xlink:type="simple">Olderbyt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Guitalens-L'Albarede</text:p>
          </table:table-cell>
          <table:table-cell table:style-name="ce4" office:value-type="string" calcext:value-type="string">
            <text:p>Languedoc-Roussillon-Midi-Pyrenees</text:p>
          </table:table-cell>
          <table:table-cell table:style-name="ce4" office:value-type="string" calcext:value-type="string">
            <text:p>France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facebook.com/oldmoustachegw/" xlink:type="simple">Oldmoustache Gamework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Istanbul</text:p>
          </table:table-cell>
          <table:table-cell table:style-name="ce4" office:value-type="string" calcext:value-type="string">
            <text:p>Turkey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koei.com/" xlink:type="simple">Omega Force (Koei)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Yokohama</text:p>
          </table:table-cell>
          <table:table-cell table:style-name="ce4" office:value-type="string" calcext:value-type="string">
            <text:p>Kanagawa</text:p>
          </table:table-cell>
          <table:table-cell table:style-name="ce4" office:value-type="string" calcext:value-type="string">
            <text:p>Japan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omeganorthgames.com/" xlink:type="simple">Omega North Game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Groningen</text:p>
          </table:table-cell>
          <table:table-cell table:style-name="ce4" office:value-type="string" calcext:value-type="string">
            <text:p>Netherland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omiyagames.com/" xlink:type="simple">Omiya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Troy</text:p>
          </table:table-cell>
          <table:table-cell table:style-name="ce4" office:value-type="string" calcext:value-type="string">
            <text:p>New York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omnidrone.net/" xlink:type="simple">Omnidron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arcelona</text:p>
          </table:table-cell>
          <table:table-cell table:style-name="ce4" office:value-type="string" calcext:value-type="string">
            <text:p>Catalonia</text:p>
          </table:table-cell>
          <table:table-cell table:style-name="ce4" office:value-type="string" calcext:value-type="string">
            <text:p>Spain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onarollstudios.tumblr.com/" xlink:type="simple">On a Roll Studio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Leuven</text:p>
          </table:table-cell>
          <table:table-cell table:style-name="ce4" office:value-type="string" calcext:value-type="string">
            <text:p>Vlaams Brabant</text:p>
          </table:table-cell>
          <table:table-cell table:style-name="ce4" office:value-type="string" calcext:value-type="string">
            <text:p>Belgium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onebitlabs.com/" xlink:type="simple">One Bit Lab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Victoria</text:p>
          </table:table-cell>
          <table:table-cell table:style-name="ce4" office:value-type="string" calcext:value-type="string">
            <text:p>British Columbia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onemorestorygames.com/" xlink:type="simple">One More Story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arrie</text:p>
          </table:table-cell>
          <table:table-cell table:style-name="ce4" office:value-type="string" calcext:value-type="string">
            <text:p>Ontario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onesockprince.com/" xlink:type="simple">One Sock Princ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an Francisco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one2tribe.pl/" xlink:type="simple">one2trib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Reguly</text:p>
          </table:table-cell>
          <table:table-cell table:style-name="ce4" office:value-type="string" calcext:value-type="string">
            <text:p>Masovian</text:p>
          </table:table-cell>
          <table:table-cell table:style-name="ce4" office:value-type="string" calcext:value-type="string">
            <text:p>Poland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oneratgames.com/" xlink:type="simple">Onerat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elbourne</text:p>
          </table:table-cell>
          <table:table-cell table:style-name="ce4" office:value-type="string" calcext:value-type="string">
            <text:p>Victoria</text:p>
          </table:table-cell>
          <table:table-cell table:style-name="ce4" office:value-type="string" calcext:value-type="string">
            <text:p>Australi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oniongames.jp/" xlink:type="simple">Onion Game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Tokyo</text:p>
          </table:table-cell>
          <table:table-cell table:style-name="ce4" office:value-type="string" calcext:value-type="string">
            <text:p>Japan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oniriagames.com.br/" xlink:type="simple">Oniria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Londrina</text:p>
          </table:table-cell>
          <table:table-cell table:style-name="ce4" office:value-type="string" calcext:value-type="string">
            <text:p>Parana</text:p>
          </table:table-cell>
          <table:table-cell table:style-name="ce4" office:value-type="string" calcext:value-type="string">
            <text:p>Brazil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ooblada.com/" xlink:type="simple">ooblada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ontreuil Sous Bois</text:p>
          </table:table-cell>
          <table:table-cell table:style-name="ce4" office:value-type="string" calcext:value-type="string">
            <text:p>Ile-de-France</text:p>
          </table:table-cell>
          <table:table-cell table:style-name="ce4" office:value-type="string" calcext:value-type="string">
            <text:p>France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ootii.com/" xlink:type="simple">ootii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Orlando</text:p>
          </table:table-cell>
          <table:table-cell table:style-name="ce4" office:value-type="string" calcext:value-type="string">
            <text:p>Florid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oovee.co.uk/" xlink:type="simple">Oovee Game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Gorleston-On-Sea</text:p>
          </table:table-cell>
          <table:table-cell table:style-name="ce4" office:value-type="string" calcext:value-type="string">
            <text:p>Norfolk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opqam.com/" xlink:type="simple">OPQAM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Buenos Aires</text:p>
          </table:table-cell>
          <table:table-cell table:style-name="ce4" office:value-type="string" calcext:value-type="string">
            <text:p>Argentin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optillusion.games/" xlink:type="simple">OPTILLUSION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New York City</text:p>
          </table:table-cell>
          <table:table-cell table:style-name="ce4" office:value-type="string" calcext:value-type="string">
            <text:p>New York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opus.co.jp/" xlink:type="simple">Opus Studio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Tokyo</text:p>
          </table:table-cell>
          <table:table-cell table:style-name="ce4" office:value-type="string" calcext:value-type="string">
            <text:p>Japan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gosphero.com/" xlink:type="simple">Orbotix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oulder</text:p>
          </table:table-cell>
          <table:table-cell table:style-name="ce4" office:value-type="string" calcext:value-type="string">
            <text:p>Colorado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orchidgames.com/" xlink:type="simple">Orchid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Warsaw</text:p>
          </table:table-cell>
          <table:table-cell table:style-name="ce4" office:value-type="string" calcext:value-type="string">
            <text:p>Masovian</text:p>
          </table:table-cell>
          <table:table-cell table:style-name="ce4" office:value-type="string" calcext:value-type="string">
            <text:p>Poland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ordibeheshtstudio.com/" xlink:type="simple">Ordibehesht Studio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Tehran</text:p>
          </table:table-cell>
          <table:table-cell table:style-name="ce4" office:value-type="string" calcext:value-type="string">
            <text:p>Iran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originalfiregames.com/" xlink:type="simple">Original Fire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Vancouver</text:p>
          </table:table-cell>
          <table:table-cell table:style-name="ce4" office:value-type="string" calcext:value-type="string">
            <text:p>British Columbia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orthogonalgames.com/" xlink:type="simple">Orthogonal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an Francisco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orthrusstudios.com/" xlink:type="simple">Orthrus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Dundee</text:p>
          </table:table-cell>
          <table:table-cell table:style-name="ce4" office:value-type="string" calcext:value-type="string">
            <text:p>Angus</text:p>
          </table:table-cell>
          <table:table-cell table:style-name="ce4" office:value-type="string" calcext:value-type="string">
            <text:p>Scot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osome-studio.com/" xlink:type="simple">OSome Studio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Lyon</text:p>
          </table:table-cell>
          <table:table-cell table:style-name="ce4" office:value-type="string" calcext:value-type="string">
            <text:p>Rhone-Alpes</text:p>
          </table:table-cell>
          <table:table-cell table:style-name="ce4" office:value-type="string" calcext:value-type="string">
            <text:p>France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ossocubo.com/" xlink:type="simple">Ossocubo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Parabiago</text:p>
          </table:table-cell>
          <table:table-cell table:style-name="ce4" office:value-type="string" calcext:value-type="string">
            <text:p>Lombardia</text:p>
          </table:table-cell>
          <table:table-cell table:style-name="ce4" office:value-type="string" calcext:value-type="string">
            <text:p>Italy</text:p>
          </table:table-cell>
          <table:table-cell table:number-columns-repeated="1019"/>
        </table:table-row>
        <table:table-row table:style-name="ro3">
          <table:table-cell table:style-name="ce4" office:value-type="string" calcext:value-type="string">
            <text:p><text:a xlink:href="http://www.otherocean.com/" xlink:type="simple">Other Ocean Interactiv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Charlottetown</text:p>
          </table:table-cell>
          <table:table-cell table:style-name="ce4" office:value-type="string" calcext:value-type="string">
            <text:p>Prince Edward Island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otherocean.com/" xlink:type="simple">Other Ocean Interactiv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t. Johns</text:p>
          </table:table-cell>
          <table:table-cell table:style-name="ce4" office:value-type="string" calcext:value-type="string">
            <text:p>Newfoundland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othersideentertainment.com/" xlink:type="simple">OtherSide Entertainment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Austin</text:p>
          </table:table-cell>
          <table:table-cell table:style-name="ce4" office:value-type="string" calcext:value-type="string">
            <text:p>Texas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othersideentertainment.com/" xlink:type="simple">OtherSide Entertainment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oston</text:p>
          </table:table-cell>
          <table:table-cell table:style-name="ce4" office:value-type="string" calcext:value-type="string">
            <text:p>Massachusetts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otherworldinteractive.com/" xlink:type="simple">Otherworld Interactiv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Culver City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4">
          <table:table-cell table:style-name="ce4" office:value-type="string" calcext:value-type="string">
            <text:p><text:a xlink:href="http://www.ouat-e.com/" xlink:type="simple">OUAT Entertainment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Angouleme</text:p>
          </table:table-cell>
          <table:table-cell table:style-name="ce4" office:value-type="string" calcext:value-type="string">
            <text:p>Aquitaine-Limousin-Poitou-Charentes</text:p>
          </table:table-cell>
          <table:table-cell table:style-name="ce4" office:value-type="string" calcext:value-type="string">
            <text:p>France</text:p>
          </table:table-cell>
          <table:table-cell table:number-columns-repeated="1019"/>
        </table:table-row>
        <table:table-row table:style-name="ro4">
          <table:table-cell table:style-name="ce4" office:value-type="string" calcext:value-type="string">
            <text:p><text:a xlink:href="http://www.bafl-game.com/" xlink:type="simple">Oudidon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ontpellier</text:p>
          </table:table-cell>
          <table:table-cell table:style-name="ce4" office:value-type="string" calcext:value-type="string">
            <text:p>Languedoc-Roussillon-Midi-Pyrenees</text:p>
          </table:table-cell>
          <table:table-cell table:style-name="ce4" office:value-type="string" calcext:value-type="string">
            <text:p>France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outofboundsgames.com/" xlink:type="simple">Out of Bounds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ristol</text:p>
          </table:table-cell>
          <table:table-cell table:style-name="ce4" office:value-type="string" calcext:value-type="string">
            <text:p>Avon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outact.net/" xlink:type="simple">Outact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arlborough</text:p>
          </table:table-cell>
          <table:table-cell table:style-name="ce4" office:value-type="string" calcext:value-type="string">
            <text:p>Massachusetts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outact.net/" xlink:type="simple">Outact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an Francisco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outact.net/" xlink:type="simple">Outact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Xiamen</text:p>
          </table:table-cell>
          <table:table-cell table:style-name="ce4" office:value-type="string" calcext:value-type="string">
            <text:p>Fujian</text:p>
          </table:table-cell>
          <table:table-cell table:style-name="ce4" office:value-type="string" calcext:value-type="string">
            <text:p>Chin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bassproshopsgames.com/outdoor-partners-llc" xlink:type="simple">Outdoor Partners Entertainment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Chaska</text:p>
          </table:table-cell>
          <table:table-cell table:style-name="ce4" office:value-type="string" calcext:value-type="string">
            <text:p>Minnesot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fig.co/campaigns/outer-wilds" xlink:type="simple">Outer Wild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Los Angeles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outerminds.com/" xlink:type="simple">Outermind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ontreal</text:p>
          </table:table-cell>
          <table:table-cell table:style-name="ce4" office:value-type="string" calcext:value-type="string">
            <text:p>Quebec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3">
          <table:table-cell table:style-name="ce4" office:value-type="string" calcext:value-type="string">
            <text:p><text:a xlink:href="http://www.outline-development.de/" xlink:type="simple">Outline Development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iegen</text:p>
          </table:table-cell>
          <table:table-cell table:style-name="ce4" office:value-type="string" calcext:value-type="string">
            <text:p>North Rhine-Westphalia</text:p>
          </table:table-cell>
          <table:table-cell table:style-name="ce4" office:value-type="string" calcext:value-type="string">
            <text:p>Germany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outnumbered.games/" xlink:type="simple">Outnumbered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an Francisco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outplay.com/" xlink:type="simple">Outplay Entertainment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Dundee</text:p>
          </table:table-cell>
          <table:table-cell table:style-name="ce4" office:value-type="string" calcext:value-type="string">
            <text:p>Angus</text:p>
          </table:table-cell>
          <table:table-cell table:style-name="ce4" office:value-type="string" calcext:value-type="string">
            <text:p>Scot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outsidergames.com/" xlink:type="simple">Outsider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elfast</text:p>
          </table:table-cell>
          <table:table-cell table:style-name="ce4" office:value-type="string" calcext:value-type="string">
            <text:p>County Antrim</text:p>
          </table:table-cell>
          <table:table-cell table:style-name="ce4" office:value-type="string" calcext:value-type="string">
            <text:p>Northern Ire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overthemoongames.com/" xlink:type="simple">Over the Moon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Vancouver</text:p>
          </table:table-cell>
          <table:table-cell table:style-name="ce4" office:value-type="string" calcext:value-type="string">
            <text:p>British Columbia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overthetopgames.com/" xlink:type="simple">Over the Top Game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Madrid</text:p>
          </table:table-cell>
          <table:table-cell table:style-name="ce4" office:value-type="string" calcext:value-type="string">
            <text:p>Spain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overdrivegames.co/" xlink:type="simple">Overdrive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t Ives</text:p>
          </table:table-cell>
          <table:table-cell table:style-name="ce4" office:value-type="string" calcext:value-type="string">
            <text:p>Cambridgeshire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3">
          <table:table-cell table:style-name="ce4" office:value-type="string" calcext:value-type="string">
            <text:p><text:a xlink:href="http://www.battlebrothersgame.com/" xlink:type="simple">Overhype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Hamburg</text:p>
          </table:table-cell>
          <table:table-cell table:style-name="ce4" office:value-type="string" calcext:value-type="string">
            <text:p>Metropolregion Hamburg</text:p>
          </table:table-cell>
          <table:table-cell table:style-name="ce4" office:value-type="string" calcext:value-type="string">
            <text:p>Germany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overkillsoftware.com/" xlink:type="simple">Overkill Software (Starbreeze)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Stockholm</text:p>
          </table:table-cell>
          <table:table-cell table:style-name="ce4" office:value-type="string" calcext:value-type="string">
            <text:p>Sweden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overtimestudios.com/" xlink:type="simple">Overtime Studio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Sao Paulo</text:p>
          </table:table-cell>
          <table:table-cell table:style-name="ce4" office:value-type="string" calcext:value-type="string">
            <text:p>Brazil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ovosonico.com/" xlink:type="simple">Ovosonico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Varese</text:p>
          </table:table-cell>
          <table:table-cell table:style-name="ce4" office:value-type="string" calcext:value-type="string">
            <text:p>Italy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owlcatgames.com/" xlink:type="simple">Owlcat Game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Moscow</text:p>
          </table:table-cell>
          <table:table-cell table:style-name="ce4" office:value-type="string" calcext:value-type="string">
            <text:p>Russi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owlcatgames.com/" xlink:type="simple">Owlcat Game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Nicosia</text:p>
          </table:table-cell>
          <table:table-cell table:style-name="ce4" office:value-type="string" calcext:value-type="string">
            <text:p>Cypru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owlchemylabs.com/" xlink:type="simple">Owlchemy Lab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Austin</text:p>
          </table:table-cell>
          <table:table-cell table:style-name="ce4" office:value-type="string" calcext:value-type="string">
            <text:p>Texas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owldragon.com/" xlink:type="simple">Owldragon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eattle</text:p>
          </table:table-cell>
          <table:table-cell table:style-name="ce4" office:value-type="string" calcext:value-type="string">
            <text:p>Washington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own-games.com/" xlink:type="simple">Own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andung</text:p>
          </table:table-cell>
          <table:table-cell table:style-name="ce4" office:value-type="string" calcext:value-type="string">
            <text:p>West Java</text:p>
          </table:table-cell>
          <table:table-cell table:style-name="ce4" office:value-type="string" calcext:value-type="string">
            <text:p>Indonesi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oxeyegames.com/" xlink:type="simple">Oxeye Game Studio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Johanneshov</text:p>
          </table:table-cell>
          <table:table-cell table:style-name="ce4" office:value-type="string" calcext:value-type="string">
            <text:p>Stockholm</text:p>
          </table:table-cell>
          <table:table-cell table:style-name="ce4" office:value-type="string" calcext:value-type="string">
            <text:p>Sweden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oxidegames.com/" xlink:type="simple">Oxide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Timonium</text:p>
          </table:table-cell>
          <table:table-cell table:style-name="ce4" office:value-type="string" calcext:value-type="string">
            <text:p>Maryland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paintedblack.games/" xlink:type="simple">Painted Black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Dnipro</text:p>
          </table:table-cell>
          <table:table-cell table:style-name="ce4" office:value-type="string" calcext:value-type="string">
            <text:p>Dnipropetrovsk</text:p>
          </table:table-cell>
          <table:table-cell table:style-name="ce4" office:value-type="string" calcext:value-type="string">
            <text:p>Ukraine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pajamallama.be/" xlink:type="simple">Pajama Llama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Ghent</text:p>
          </table:table-cell>
          <table:table-cell table:style-name="ce4" office:value-type="string" calcext:value-type="string">
            <text:p>Vlaanderen</text:p>
          </table:table-cell>
          <table:table-cell table:style-name="ce4" office:value-type="string" calcext:value-type="string">
            <text:p>Belgium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paladinstudios.com/" xlink:type="simple">Paladin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Den Haag</text:p>
          </table:table-cell>
          <table:table-cell table:style-name="ce4" office:value-type="string" calcext:value-type="string">
            <text:p>Zuid-Holland</text:p>
          </table:table-cell>
          <table:table-cell table:style-name="ce4" office:value-type="string" calcext:value-type="string">
            <text:p>Netherland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paleroom.itch.io/" xlink:type="simple">Pale Room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Austin</text:p>
          </table:table-cell>
          <table:table-cell table:style-name="ce4" office:value-type="string" calcext:value-type="string">
            <text:p>Texas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palestar.com/" xlink:type="simple">Palestar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Austin</text:p>
          </table:table-cell>
          <table:table-cell table:style-name="ce4" office:value-type="string" calcext:value-type="string">
            <text:p>Texas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panachedigitalgames.com/" xlink:type="simple">Panache Digital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ontreal</text:p>
          </table:table-cell>
          <table:table-cell table:style-name="ce4" office:value-type="string" calcext:value-type="string">
            <text:p>Quebec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pangeasoft.net/" xlink:type="simple">Pangea Softwar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Austin</text:p>
          </table:table-cell>
          <table:table-cell table:style-name="ce4" office:value-type="string" calcext:value-type="string">
            <text:p>Texas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panicbuttongames.com/" xlink:type="simple">Panic Button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Austin</text:p>
          </table:table-cell>
          <table:table-cell table:style-name="ce4" office:value-type="string" calcext:value-type="string">
            <text:p>Texas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3">
          <table:table-cell table:style-name="ce4" office:value-type="string" calcext:value-type="string">
            <text:p><text:a xlink:href="http://www.panthergames.com/" xlink:type="simple">Panther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Canberra</text:p>
          </table:table-cell>
          <table:table-cell table:style-name="ce4" office:value-type="string" calcext:value-type="string">
            <text:p>Australian Capital Territory</text:p>
          </table:table-cell>
          <table:table-cell table:style-name="ce4" office:value-type="string" calcext:value-type="string">
            <text:p>Australi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panzerdog.com/" xlink:type="simple">Panzerdog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Helsinki</text:p>
          </table:table-cell>
          <table:table-cell table:style-name="ce4" office:value-type="string" calcext:value-type="string">
            <text:p>Finland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papercultgames.com/" xlink:type="simple">Paper Cult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ontreal</text:p>
          </table:table-cell>
          <table:table-cell table:style-name="ce4" office:value-type="string" calcext:value-type="string">
            <text:p>Quebec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paperbarkgame.com/" xlink:type="simple">Paper Hous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elbourne</text:p>
          </table:table-cell>
          <table:table-cell table:style-name="ce4" office:value-type="string" calcext:value-type="string">
            <text:p>Victoria</text:p>
          </table:table-cell>
          <table:table-cell table:style-name="ce4" office:value-type="string" calcext:value-type="string">
            <text:p>Australi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paperunicorngames.com/" xlink:type="simple">Paper Unicorn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Pasadena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paperash.com/" xlink:type="simple">Paperash Studio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Prague</text:p>
          </table:table-cell>
          <table:table-cell table:style-name="ce4" office:value-type="string" calcext:value-type="string">
            <text:p>Bohemia</text:p>
          </table:table-cell>
          <table:table-cell table:style-name="ce4" office:value-type="string" calcext:value-type="string">
            <text:p>Czech Republic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parableworlds.com/" xlink:type="simple">Parable World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an Jose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parabole.ca/" xlink:type="simple">Parabol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Quebec City</text:p>
          </table:table-cell>
          <table:table-cell table:style-name="ce4" office:value-type="string" calcext:value-type="string">
            <text:p>Quebec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paradoxplaza.com/" xlink:type="simple">Paradox Interactiv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erkeley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paradoxplaza.com/" xlink:type="simple">Paradox Interactive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Stockholm</text:p>
          </table:table-cell>
          <table:table-cell table:style-name="ce4" office:value-type="string" calcext:value-type="string">
            <text:p>Sweden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parallelcircles.com/" xlink:type="simple">Parallel Circl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anchester</text:p>
          </table:table-cell>
          <table:table-cell table:style-name="ce4" office:value-type="string" calcext:value-type="string">
            <text:p>Lancashire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parallelplaid.com/" xlink:type="simple">Parallel Plaid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alt Lake City</text:p>
          </table:table-cell>
          <table:table-cell table:style-name="ce4" office:value-type="string" calcext:value-type="string">
            <text:p>Utah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paranoidproductions.com/" xlink:type="simple">Paranoid Production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eattle</text:p>
          </table:table-cell>
          <table:table-cell table:style-name="ce4" office:value-type="string" calcext:value-type="string">
            <text:p>Washington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pardisgamestudio.com/" xlink:type="simple">Pardis Game Studio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Tehran</text:p>
          </table:table-cell>
          <table:table-cell table:style-name="ce4" office:value-type="string" calcext:value-type="string">
            <text:p>Iran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parity.is/" xlink:type="simple">Parity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Reykjavík</text:p>
          </table:table-cell>
          <table:table-cell table:style-name="ce4" office:value-type="string" calcext:value-type="string">
            <text:p>Reykjavik</text:p>
          </table:table-cell>
          <table:table-cell table:style-name="ce4" office:value-type="string" calcext:value-type="string">
            <text:p>Iceland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parlaygroup.com/" xlink:type="simple">Parlay Entertainment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Oakville</text:p>
          </table:table-cell>
          <table:table-cell table:style-name="ce4" office:value-type="string" calcext:value-type="string">
            <text:p>Ontario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part12studios.com/" xlink:type="simple">Part 12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Randolph</text:p>
          </table:table-cell>
          <table:table-cell table:style-name="ce4" office:value-type="string" calcext:value-type="string">
            <text:p>Massachusetts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parttimemonkey.com/" xlink:type="simple">Part Time Monkey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Helsinki</text:p>
          </table:table-cell>
          <table:table-cell table:style-name="ce4" office:value-type="string" calcext:value-type="string">
            <text:p>Fin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passtechgames.com/" xlink:type="simple">PASSTECH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Lyon</text:p>
          </table:table-cell>
          <table:table-cell table:style-name="ce4" office:value-type="string" calcext:value-type="string">
            <text:p>Rhone-Alpes</text:p>
          </table:table-cell>
          <table:table-cell table:style-name="ce4" office:value-type="string" calcext:value-type="string">
            <text:p>France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pastaga.net/" xlink:type="simple">Pasta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Paris</text:p>
          </table:table-cell>
          <table:table-cell table:style-name="ce4" office:value-type="string" calcext:value-type="string">
            <text:p>Ile-de-France</text:p>
          </table:table-cell>
          <table:table-cell table:style-name="ce4" office:value-type="string" calcext:value-type="string">
            <text:p>France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pathea.net/" xlink:type="simple">Pathea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Chongqing</text:p>
          </table:table-cell>
          <table:table-cell table:style-name="ce4" office:value-type="string" calcext:value-type="string">
            <text:p>Sichuan</text:p>
          </table:table-cell>
          <table:table-cell table:style-name="ce4" office:value-type="string" calcext:value-type="string">
            <text:p>Chin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pathosinteractive.net/" xlink:type="simple">Pathos Interactiv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Gothenburg</text:p>
          </table:table-cell>
          <table:table-cell table:style-name="ce4" office:value-type="string" calcext:value-type="string">
            <text:p>Gotaland</text:p>
          </table:table-cell>
          <table:table-cell table:style-name="ce4" office:value-type="string" calcext:value-type="string">
            <text:p>Sweden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pavonisinteractive.com/" xlink:type="simple">Pavonis Interactiv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Louisville</text:p>
          </table:table-cell>
          <table:table-cell table:style-name="ce4" office:value-type="string" calcext:value-type="string">
            <text:p>Colorado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pawprintgames.com/" xlink:type="simple">Paw Print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Chester</text:p>
          </table:table-cell>
          <table:table-cell table:style-name="ce4" office:value-type="string" calcext:value-type="string">
            <text:p>Cheshire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pawmigo.us/" xlink:type="simple">Pawmigo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Glendale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terratechgame.com/" xlink:type="simple">Payload Studio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London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peakwarestudio.com/" xlink:type="simple">Peakware Studio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angkok</text:p>
          </table:table-cell>
          <table:table-cell table:style-name="ce4" office:value-type="string" calcext:value-type="string">
            <text:p>Thonburi</text:p>
          </table:table-cell>
          <table:table-cell table:style-name="ce4" office:value-type="string" calcext:value-type="string">
            <text:p>Thailand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pendulostudios.com/" xlink:type="simple">Pendulo Studio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Madrid</text:p>
          </table:table-cell>
          <table:table-cell table:style-name="ce4" office:value-type="string" calcext:value-type="string">
            <text:p>Spain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megatonrainfall.com/" xlink:type="simple">Pentadimensional Game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Madrid</text:p>
          </table:table-cell>
          <table:table-cell table:style-name="ce4" office:value-type="string" calcext:value-type="string">
            <text:p>Spain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peoplecanfly.com/" xlink:type="simple">People Can Fly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Warsaw</text:p>
          </table:table-cell>
          <table:table-cell table:style-name="ce4" office:value-type="string" calcext:value-type="string">
            <text:p>Masovian</text:p>
          </table:table-cell>
          <table:table-cell table:style-name="ce4" office:value-type="string" calcext:value-type="string">
            <text:p>Po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peoplecanfly.com/" xlink:type="simple">People Can Fly New York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New York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pera.gs/" xlink:type="simple">Pera Game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Istanbul</text:p>
          </table:table-cell>
          <table:table-cell table:style-name="ce4" office:value-type="string" calcext:value-type="string">
            <text:p>Turkey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perceptum.com/" xlink:type="simple">Perceptum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anto André</text:p>
          </table:table-cell>
          <table:table-cell table:style-name="ce4" office:value-type="string" calcext:value-type="string">
            <text:p>Sao Paulo</text:p>
          </table:table-cell>
          <table:table-cell table:style-name="ce4" office:value-type="string" calcext:value-type="string">
            <text:p>Brazil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perfectsquarestudios.com/" xlink:type="simple">Perfect Square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orrisville</text:p>
          </table:table-cell>
          <table:table-cell table:style-name="ce4" office:value-type="string" calcext:value-type="string">
            <text:p>North Carolin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perfectlyparanormal.com/" xlink:type="simple">Perfectly Paranormal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Elverum</text:p>
          </table:table-cell>
          <table:table-cell table:style-name="ce4" office:value-type="string" calcext:value-type="string">
            <text:p>Hedmark</text:p>
          </table:table-cell>
          <table:table-cell table:style-name="ce4" office:value-type="string" calcext:value-type="string">
            <text:p>Norway</text:p>
          </table:table-cell>
          <table:table-cell table:number-columns-repeated="1019"/>
        </table:table-row>
        <table:table-row table:style-name="ro4">
          <table:table-cell table:style-name="ce4" office:value-type="string" calcext:value-type="string">
            <text:p><text:a xlink:href="http://www.planetcentauri.com/" xlink:type="simple">Permadeath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ontpellier</text:p>
          </table:table-cell>
          <table:table-cell table:style-name="ce4" office:value-type="string" calcext:value-type="string">
            <text:p>Languedoc-Roussillon-Midi-Pyrenees</text:p>
          </table:table-cell>
          <table:table-cell table:style-name="ce4" office:value-type="string" calcext:value-type="string">
            <text:p>France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pershastudia.com/" xlink:type="simple">Persha Studia (Wargaming)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Kiev</text:p>
          </table:table-cell>
          <table:table-cell table:style-name="ce4" office:value-type="string" calcext:value-type="string">
            <text:p>Ukraine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persistant.fr/" xlink:type="simple">Persistant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Paris</text:p>
          </table:table-cell>
          <table:table-cell table:style-name="ce4" office:value-type="string" calcext:value-type="string">
            <text:p>Ile-de-France</text:p>
          </table:table-cell>
          <table:table-cell table:style-name="ce4" office:value-type="string" calcext:value-type="string">
            <text:p>France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personalizedlearninggames.com/" xlink:type="simple">Personalized Learning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Durham</text:p>
          </table:table-cell>
          <table:table-cell table:style-name="ce4" office:value-type="string" calcext:value-type="string">
            <text:p>North Carolin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persuasivegames.com/" xlink:type="simple">Persuasive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Atlanta</text:p>
          </table:table-cell>
          <table:table-cell table:style-name="ce4" office:value-type="string" calcext:value-type="string">
            <text:p>Georg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konami.com/" xlink:type="simple">PES Productions (Konami)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Tokyo</text:p>
          </table:table-cell>
          <table:table-cell table:style-name="ce4" office:value-type="string" calcext:value-type="string">
            <text:p>Japan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konami.com/" xlink:type="simple">PES Productions Europe (Konami)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London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pettomato.com/" xlink:type="simple">Pet Tomato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Portland</text:p>
          </table:table-cell>
          <table:table-cell table:style-name="ce4" office:value-type="string" calcext:value-type="string">
            <text:p>Oregon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petoons.com/" xlink:type="simple">Petoons Studio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arcelona</text:p>
          </table:table-cell>
          <table:table-cell table:style-name="ce4" office:value-type="string" calcext:value-type="string">
            <text:p>Catalonia</text:p>
          </table:table-cell>
          <table:table-cell table:style-name="ce4" office:value-type="string" calcext:value-type="string">
            <text:p>Spain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petroglyphgames.com/" xlink:type="simple">Petroglyph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Las Vegas</text:p>
          </table:table-cell>
          <table:table-cell table:style-name="ce4" office:value-type="string" calcext:value-type="string">
            <text:p>Nevad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pewtergamesstudios.com/" xlink:type="simple">Pewter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Dublin</text:p>
          </table:table-cell>
          <table:table-cell table:style-name="ce4" office:value-type="string" calcext:value-type="string">
            <text:p>Leinster</text:p>
          </table:table-cell>
          <table:table-cell table:style-name="ce4" office:value-type="string" calcext:value-type="string">
            <text:p>Ire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phantomcompass.com/" xlink:type="simple">Phantom Compas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aint Catharines</text:p>
          </table:table-cell>
          <table:table-cell table:style-name="ce4" office:value-type="string" calcext:value-type="string">
            <text:p>Ontario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phantomefx.com/" xlink:type="simple">Phantom EFX (WMS Gaming)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Cedar Falls</text:p>
          </table:table-cell>
          <table:table-cell table:style-name="ce4" office:value-type="string" calcext:value-type="string">
            <text:p>Iow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phantom8.studio/" xlink:type="simple">Phantom8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Berlin</text:p>
          </table:table-cell>
          <table:table-cell table:style-name="ce4" office:value-type="string" calcext:value-type="string">
            <text:p>Germany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pharaohhound.games/" xlink:type="simple">Pharaoh Hound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Philadelphia</text:p>
          </table:table-cell>
          <table:table-cell table:style-name="ce4" office:value-type="string" calcext:value-type="string">
            <text:p>Pennsylva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phidinh.com/" xlink:type="simple">Phi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anchester</text:p>
          </table:table-cell>
          <table:table-cell table:style-name="ce4" office:value-type="string" calcext:value-type="string">
            <text:p>Lancashire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phlcollective.com/" xlink:type="simple">PHL Collectiv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Philadelphia</text:p>
          </table:table-cell>
          <table:table-cell table:style-name="ce4" office:value-type="string" calcext:value-type="string">
            <text:p>Pennsylva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phxlabs.ca/" xlink:type="simple">Phoenix Lab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an Francisco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phxlabs.ca/" xlink:type="simple">Phoenix Lab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Vancouver</text:p>
          </table:table-cell>
          <table:table-cell table:style-name="ce4" office:value-type="string" calcext:value-type="string">
            <text:p>British Columbia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phosphorgames.com/" xlink:type="simple">Phosphor Games Studio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Chicago</text:p>
          </table:table-cell>
          <table:table-cell table:style-name="ce4" office:value-type="string" calcext:value-type="string">
            <text:p>Illinois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picaresquestudio.com/" xlink:type="simple">Picaresque Studio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Turin</text:p>
          </table:table-cell>
          <table:table-cell table:style-name="ce4" office:value-type="string" calcext:value-type="string">
            <text:p>Piedmont</text:p>
          </table:table-cell>
          <table:table-cell table:style-name="ce4" office:value-type="string" calcext:value-type="string">
            <text:p>Italy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pieceofcake-studios.com/" xlink:type="simple">Piece of Cake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Paris</text:p>
          </table:table-cell>
          <table:table-cell table:style-name="ce4" office:value-type="string" calcext:value-type="string">
            <text:p>Ile-de-France</text:p>
          </table:table-cell>
          <table:table-cell table:style-name="ce4" office:value-type="string" calcext:value-type="string">
            <text:p>France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piecesinteractive.se/" xlink:type="simple">Pieces Interactiv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kövde</text:p>
          </table:table-cell>
          <table:table-cell table:style-name="ce4" office:value-type="string" calcext:value-type="string">
            <text:p>Västergötland</text:p>
          </table:table-cell>
          <table:table-cell table:style-name="ce4" office:value-type="string" calcext:value-type="string">
            <text:p>Sweden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pigsssgames.com/" xlink:type="simple">PIGSSS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angkok</text:p>
          </table:table-cell>
          <table:table-cell table:style-name="ce4" office:value-type="string" calcext:value-type="string">
            <text:p>Thonburi</text:p>
          </table:table-cell>
          <table:table-cell table:style-name="ce4" office:value-type="string" calcext:value-type="string">
            <text:p>Thai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pikpok.com/" xlink:type="simple">Pikpok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Wellington</text:p>
          </table:table-cell>
          <table:table-cell table:style-name="ce4" office:value-type="string" calcext:value-type="string">
            <text:p>Greater Wellington</text:p>
          </table:table-cell>
          <table:table-cell table:style-name="ce4" office:value-type="string" calcext:value-type="string">
            <text:p>New Zealand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pilgrimsgamestudio.com/" xlink:type="simple">Pilgrims Game Studio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Cordoba</text:p>
          </table:table-cell>
          <table:table-cell table:style-name="ce4" office:value-type="string" calcext:value-type="string">
            <text:p>Argentin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pillowcastlegames.com/" xlink:type="simple">Pillow Castle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Oakland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pinestreetcodeworks.com/" xlink:type="simple">Pine Street Codework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eattle</text:p>
          </table:table-cell>
          <table:table-cell table:style-name="ce4" office:value-type="string" calcext:value-type="string">
            <text:p>Washington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pinestudio.co/" xlink:type="simple">Pine Studio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amobor</text:p>
          </table:table-cell>
          <table:table-cell table:style-name="ce4" office:value-type="string" calcext:value-type="string">
            <text:p>Zagreb</text:p>
          </table:table-cell>
          <table:table-cell table:style-name="ce4" office:value-type="string" calcext:value-type="string">
            <text:p>Croati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pinkertonroad.com/" xlink:type="simple">Pinkerton Road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Lancaster</text:p>
          </table:table-cell>
          <table:table-cell table:style-name="ce4" office:value-type="string" calcext:value-type="string">
            <text:p>Pennsylva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pinpinteam.com/" xlink:type="simple">Pinpin Team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Paris</text:p>
          </table:table-cell>
          <table:table-cell table:style-name="ce4" office:value-type="string" calcext:value-type="string">
            <text:p>Ile-de-France</text:p>
          </table:table-cell>
          <table:table-cell table:style-name="ce4" office:value-type="string" calcext:value-type="string">
            <text:p>France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pipeworks.com/" xlink:type="simple">Pipeworks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Eugene</text:p>
          </table:table-cell>
          <table:table-cell table:style-name="ce4" office:value-type="string" calcext:value-type="string">
            <text:p>Oregon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3">
          <table:table-cell table:style-name="ce4" office:value-type="string" calcext:value-type="string">
            <text:p><text:a xlink:href="http://www.piranaking.com/" xlink:type="simple">Piranaking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Arles</text:p>
          </table:table-cell>
          <table:table-cell table:style-name="ce4" office:value-type="string" calcext:value-type="string">
            <text:p>Provence-Alpes-Cote d'Azur</text:p>
          </table:table-cell>
          <table:table-cell table:style-name="ce4" office:value-type="string" calcext:value-type="string">
            <text:p>France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piranha-games.com/" xlink:type="simple">Piranha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Vancouver</text:p>
          </table:table-cell>
          <table:table-cell table:style-name="ce4" office:value-type="string" calcext:value-type="string">
            <text:p>British Columbia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pixjuegos.com/" xlink:type="simple">PiX Juego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Castellon</text:p>
          </table:table-cell>
          <table:table-cell table:style-name="ce4" office:value-type="string" calcext:value-type="string">
            <text:p>Spain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http//pixel.game/" xlink:type="simple">Pixel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adison</text:p>
          </table:table-cell>
          <table:table-cell table:style-name="ce4" office:value-type="string" calcext:value-type="string">
            <text:p>Alabam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pixel-n-texel.com/" xlink:type="simple">Pixel and Texel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Dallas</text:p>
          </table:table-cell>
          <table:table-cell table:style-name="ce4" office:value-type="string" calcext:value-type="string">
            <text:p>Texas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pixeldashstudios.com/" xlink:type="simple">Pixel Dash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aton Rouge</text:p>
          </table:table-cell>
          <table:table-cell table:style-name="ce4" office:value-type="string" calcext:value-type="string">
            <text:p>Louisian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portal.pixelfederation.com/" xlink:type="simple">Pixel Federation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ratislava</text:p>
          </table:table-cell>
          <table:table-cell table:style-name="ce4" office:value-type="string" calcext:value-type="string">
            <text:p>Bratislavsky kraj</text:p>
          </table:table-cell>
          <table:table-cell table:style-name="ce4" office:value-type="string" calcext:value-type="string">
            <text:p>Slovaki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empathygame.org/" xlink:type="simple">Pixel Night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Stockholm</text:p>
          </table:table-cell>
          <table:table-cell table:style-name="ce4" office:value-type="string" calcext:value-type="string">
            <text:p>Sweden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projectpixelpress.com/" xlink:type="simple">Pixel Pres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t. Louis</text:p>
          </table:table-cell>
          <table:table-cell table:style-name="ce4" office:value-type="string" calcext:value-type="string">
            <text:p>Missouri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pixel-punch.com/" xlink:type="simple">Pixel Punch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Kaunas</text:p>
          </table:table-cell>
          <table:table-cell table:style-name="ce4" office:value-type="string" calcext:value-type="string">
            <text:p>Lithuani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pixel-punch.com/" xlink:type="simple">Pixel Punch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Vilnius</text:p>
          </table:table-cell>
          <table:table-cell table:style-name="ce4" office:value-type="string" calcext:value-type="string">
            <text:p>Lithuani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pixelpushersunion-512.com/" xlink:type="simple">Pixel Pushers Union 512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Austin</text:p>
          </table:table-cell>
          <table:table-cell table:style-name="ce4" office:value-type="string" calcext:value-type="string">
            <text:p>Texas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4">
          <table:table-cell table:style-name="ce4" office:value-type="string" calcext:value-type="string">
            <text:p><text:a xlink:href="http://www.pixelreef.fr/" xlink:type="simple">Pixel Reef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ontpellier</text:p>
          </table:table-cell>
          <table:table-cell table:style-name="ce4" office:value-type="string" calcext:value-type="string">
            <text:p>Languedoc-Roussillon-Midi-Pyrenees</text:p>
          </table:table-cell>
          <table:table-cell table:style-name="ce4" office:value-type="string" calcext:value-type="string">
            <text:p>France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pixelspill.co.uk/" xlink:type="simple">Pixel Spill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London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strafedevblog.com/" xlink:type="simple">Pixel Titan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Los Angeles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pixel-wizards.com/" xlink:type="simple">Pixel Wizard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Paris</text:p>
          </table:table-cell>
          <table:table-cell table:style-name="ce4" office:value-type="string" calcext:value-type="string">
            <text:p>Ile-de-France</text:p>
          </table:table-cell>
          <table:table-cell table:style-name="ce4" office:value-type="string" calcext:value-type="string">
            <text:p>France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pixelatto.com/" xlink:type="simple">Pixelatto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Malaga</text:p>
          </table:table-cell>
          <table:table-cell table:style-name="ce4" office:value-type="string" calcext:value-type="string">
            <text:p>Spain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pixelbotgames.com/" xlink:type="simple">Pixelbot Game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Washington DC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pixeljam.com/" xlink:type="simple">Pixeljam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Asheville</text:p>
          </table:table-cell>
          <table:table-cell table:style-name="ce4" office:value-type="string" calcext:value-type="string">
            <text:p>North Carolin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pixelmetal.com/" xlink:type="simple">PixelMetal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Austin</text:p>
          </table:table-cell>
          <table:table-cell table:style-name="ce4" office:value-type="string" calcext:value-type="string">
            <text:p>Texas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pixelnest.io/" xlink:type="simple">Pixelnest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Rennes</text:p>
          </table:table-cell>
          <table:table-cell table:style-name="ce4" office:value-type="string" calcext:value-type="string">
            <text:p>Bretagne</text:p>
          </table:table-cell>
          <table:table-cell table:style-name="ce4" office:value-type="string" calcext:value-type="string">
            <text:p>France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pixelnest.io/" xlink:type="simple">Pixelnest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Rennes</text:p>
          </table:table-cell>
          <table:table-cell table:style-name="ce4" office:value-type="string" calcext:value-type="string">
            <text:p>Bretagne</text:p>
          </table:table-cell>
          <table:table-cell table:style-name="ce4" office:value-type="string" calcext:value-type="string">
            <text:p>France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twitter.com/Pixelopus" xlink:type="simple">Pixelopu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an Mateo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3">
          <table:table-cell table:style-name="ce4" office:value-type="string" calcext:value-type="string">
            <text:p><text:a xlink:href="http://www.pixelpizza.de/" xlink:type="simple">Pixelpizza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Hamburg</text:p>
          </table:table-cell>
          <table:table-cell table:style-name="ce4" office:value-type="string" calcext:value-type="string">
            <text:p>Metropolregion Hamburg</text:p>
          </table:table-cell>
          <table:table-cell table:style-name="ce4" office:value-type="string" calcext:value-type="string">
            <text:p>Germany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pixelsaurusgames.tumblr.com/" xlink:type="simple">Pixelsaurus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an Diego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pixelscopic.com/" xlink:type="simple">Pixelscopic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Purdy</text:p>
          </table:table-cell>
          <table:table-cell table:style-name="ce4" office:value-type="string" calcext:value-type="string">
            <text:p>Missouri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pixelstorm.ca/" xlink:type="simple">pixelStorm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Edmonton</text:p>
          </table:table-cell>
          <table:table-cell table:style-name="ce4" office:value-type="string" calcext:value-type="string">
            <text:p>Alberta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pixelzgames.com/" xlink:type="simple">Pixelz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ontreal</text:p>
          </table:table-cell>
          <table:table-cell table:style-name="ce4" office:value-type="string" calcext:value-type="string">
            <text:p>Quebec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pixpil.com/" xlink:type="simple">Pixpil Game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Shanghai</text:p>
          </table:table-cell>
          <table:table-cell table:style-name="ce4" office:value-type="string" calcext:value-type="string">
            <text:p>Chin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planetnemointeractive.com/" xlink:type="simple">Planet Nemo Interactiv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Paris</text:p>
          </table:table-cell>
          <table:table-cell table:style-name="ce4" office:value-type="string" calcext:value-type="string">
            <text:p>Ile-de-France</text:p>
          </table:table-cell>
          <table:table-cell table:style-name="ce4" office:value-type="string" calcext:value-type="string">
            <text:p>France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planetrism.com/" xlink:type="simple">Planetrism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Turku</text:p>
          </table:table-cell>
          <table:table-cell table:style-name="ce4" office:value-type="string" calcext:value-type="string">
            <text:p>Finland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plarium.com/" xlink:type="simple">Plarium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Herzliya</text:p>
          </table:table-cell>
          <table:table-cell table:style-name="ce4" office:value-type="string" calcext:value-type="string">
            <text:p>Tel Aviv</text:p>
          </table:table-cell>
          <table:table-cell table:style-name="ce4" office:value-type="string" calcext:value-type="string">
            <text:p>Israel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plarium.com/" xlink:type="simple">Plarium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Kalamazoo</text:p>
          </table:table-cell>
          <table:table-cell table:style-name="ce4" office:value-type="string" calcext:value-type="string">
            <text:p>Michigan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plarium.com/" xlink:type="simple">Plarium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Kharkov</text:p>
          </table:table-cell>
          <table:table-cell table:style-name="ce4" office:value-type="string" calcext:value-type="string">
            <text:p>Ukraine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plarium.com/" xlink:type="simple">Plarium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Kiev</text:p>
          </table:table-cell>
          <table:table-cell table:style-name="ce4" office:value-type="string" calcext:value-type="string">
            <text:p>Ukraine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plarium.com/" xlink:type="simple">Plarium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Lviv</text:p>
          </table:table-cell>
          <table:table-cell table:style-name="ce4" office:value-type="string" calcext:value-type="string">
            <text:p>Ukraine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plarium.com/" xlink:type="simple">Plarium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Nikolaev</text:p>
          </table:table-cell>
          <table:table-cell table:style-name="ce4" office:value-type="string" calcext:value-type="string">
            <text:p>Mykolaiv</text:p>
          </table:table-cell>
          <table:table-cell table:style-name="ce4" office:value-type="string" calcext:value-type="string">
            <text:p>Ukraine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plarium.com/" xlink:type="simple">Plarium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imferopol</text:p>
          </table:table-cell>
          <table:table-cell table:style-name="ce4" office:value-type="string" calcext:value-type="string">
            <text:p>Crimea</text:p>
          </table:table-cell>
          <table:table-cell table:style-name="ce4" office:value-type="string" calcext:value-type="string">
            <text:p>Ukraine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plastic-demo.org/" xlink:type="simple">Plastic Studio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Lodz</text:p>
          </table:table-cell>
          <table:table-cell table:style-name="ce4" office:value-type="string" calcext:value-type="string">
            <text:p>Po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plasticitygame.wixsite.com/" xlink:type="simple">Plasticity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Los Angeles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platagames.com/" xlink:type="simple">Plata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Wroclaw</text:p>
          </table:table-cell>
          <table:table-cell table:style-name="ce4" office:value-type="string" calcext:value-type="string">
            <text:p>Lower Silesia</text:p>
          </table:table-cell>
          <table:table-cell table:style-name="ce4" office:value-type="string" calcext:value-type="string">
            <text:p>Poland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platinumgames.com/" xlink:type="simple">Platinum Game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Osaka</text:p>
          </table:table-cell>
          <table:table-cell table:style-name="ce4" office:value-type="string" calcext:value-type="string">
            <text:p>Japan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playmechanix.com/" xlink:type="simple">Play Mechanix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Glen Ellyn</text:p>
          </table:table-cell>
          <table:table-cell table:style-name="ce4" office:value-type="string" calcext:value-type="string">
            <text:p>Illinois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playables.net/" xlink:type="simple">Playable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Zurich</text:p>
          </table:table-cell>
          <table:table-cell table:style-name="ce4" office:value-type="string" calcext:value-type="string">
            <text:p>Switzerland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playbrains.com/" xlink:type="simple">Playbrain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Ottawa</text:p>
          </table:table-cell>
          <table:table-cell table:style-name="ce4" office:value-type="string" calcext:value-type="string">
            <text:p>Ontario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.playdead.com/" xlink:type="simple">Playdead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Copenhagen</text:p>
          </table:table-cell>
          <table:table-cell table:style-name="ce4" office:value-type="string" calcext:value-type="string">
            <text:p>Oresund</text:p>
          </table:table-cell>
          <table:table-cell table:style-name="ce4" office:value-type="string" calcext:value-type="string">
            <text:p>Denmark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playdekgames.com/" xlink:type="simple">Playdek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Carlsbad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playerthree.com/" xlink:type="simple">Playerthree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London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playfulcorp.com/" xlink:type="simple">Playful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cKinney</text:p>
          </table:table-cell>
          <table:table-cell table:style-name="ce4" office:value-type="string" calcext:value-type="string">
            <text:p>Texas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playfulsystems.com/" xlink:type="simple">Playful System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North Haven</text:p>
          </table:table-cell>
          <table:table-cell table:style-name="ce4" office:value-type="string" calcext:value-type="string">
            <text:p>Connecticut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playground-games.com/" xlink:type="simple">Playground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Leamington Spa</text:p>
          </table:table-cell>
          <table:table-cell table:style-name="ce4" office:value-type="string" calcext:value-type="string">
            <text:p>Warwickshire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playjam.com/" xlink:type="simple">Playjam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London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playlines.tumblr.com/" xlink:type="simple">Playline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London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play-magic.net/" xlink:type="simple">PlayMagic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liema</text:p>
          </table:table-cell>
          <table:table-cell table:number-columns-repeated="2" table:style-name="ce4" office:value-type="string" calcext:value-type="string">
            <text:p>Malt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playmatics.com/" xlink:type="simple">Playmatic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rooklyn</text:p>
          </table:table-cell>
          <table:table-cell table:style-name="ce4" office:value-type="string" calcext:value-type="string">
            <text:p>New York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playmationstudios.com/" xlink:type="simple">Playmation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an Jose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3">
          <table:table-cell table:style-name="ce4" office:value-type="string" calcext:value-type="string">
            <text:p><text:a xlink:href="http://www.playmestudio.com/" xlink:type="simple">Playmestudio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antiago</text:p>
          </table:table-cell>
          <table:table-cell table:style-name="ce4" office:value-type="string" calcext:value-type="string">
            <text:p>Region Metropolitana</text:p>
          </table:table-cell>
          <table:table-cell table:style-name="ce4" office:value-type="string" calcext:value-type="string">
            <text:p>Chile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playmind.com/" xlink:type="simple">Playmind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ontreal</text:p>
          </table:table-cell>
          <table:table-cell table:style-name="ce4" office:value-type="string" calcext:value-type="string">
            <text:p>Quebec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playnfo.com/" xlink:type="simple">Playnfo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Cordoba</text:p>
          </table:table-cell>
          <table:table-cell table:style-name="ce4" office:value-type="string" calcext:value-type="string">
            <text:p>Argentin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playniac.com/" xlink:type="simple">Playniac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London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playraven.com/" xlink:type="simple">PlayRaven (Rovio)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Helsinki</text:p>
          </table:table-cell>
          <table:table-cell table:style-name="ce4" office:value-type="string" calcext:value-type="string">
            <text:p>Fin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playrion.com/" xlink:type="simple">Playrion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Paris</text:p>
          </table:table-cell>
          <table:table-cell table:style-name="ce4" office:value-type="string" calcext:value-type="string">
            <text:p>Ile-de-France</text:p>
          </table:table-cell>
          <table:table-cell table:style-name="ce4" office:value-type="string" calcext:value-type="string">
            <text:p>France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playsoftgames.com/" xlink:type="simple">Playsoft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Gdansk</text:p>
          </table:table-cell>
          <table:table-cell table:style-name="ce4" office:value-type="string" calcext:value-type="string">
            <text:p>Pomorskie</text:p>
          </table:table-cell>
          <table:table-cell table:style-name="ce4" office:value-type="string" calcext:value-type="string">
            <text:p>Po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playsoftgames.com/" xlink:type="simple">Playsoft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Paris</text:p>
          </table:table-cell>
          <table:table-cell table:style-name="ce4" office:value-type="string" calcext:value-type="string">
            <text:p>Ile-de-France</text:p>
          </table:table-cell>
          <table:table-cell table:style-name="ce4" office:value-type="string" calcext:value-type="string">
            <text:p>France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playspace.com/" xlink:type="simple">PlaySpac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Palma de Mallorca</text:p>
          </table:table-cell>
          <table:table-cell table:style-name="ce4" office:value-type="string" calcext:value-type="string">
            <text:p>Mallorca</text:p>
          </table:table-cell>
          <table:table-cell table:style-name="ce4" office:value-type="string" calcext:value-type="string">
            <text:p>Spain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playsportgames.com/" xlink:type="simple">Playsport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Guildford</text:p>
          </table:table-cell>
          <table:table-cell table:style-name="ce4" office:value-type="string" calcext:value-type="string">
            <text:p>Surrey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playstos.com/" xlink:type="simple">Playstos Entertainment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ilan</text:p>
          </table:table-cell>
          <table:table-cell table:style-name="ce4" office:value-type="string" calcext:value-type="string">
            <text:p>Lombardia</text:p>
          </table:table-cell>
          <table:table-cell table:style-name="ce4" office:value-type="string" calcext:value-type="string">
            <text:p>Italy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playstudios.com/" xlink:type="simple">PLAY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Austin</text:p>
          </table:table-cell>
          <table:table-cell table:style-name="ce4" office:value-type="string" calcext:value-type="string">
            <text:p>Texas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playstudios.com/" xlink:type="simple">PLAY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urlingame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playstudios.com/" xlink:type="simple">PLAY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urlingame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playstudios.com/" xlink:type="simple">PLAYSTUDIO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Hong Kong</text:p>
          </table:table-cell>
          <table:table-cell table:style-name="ce4" office:value-type="string" calcext:value-type="string">
            <text:p>Chin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playstudios.com/" xlink:type="simple">PLAY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Las Vegas</text:p>
          </table:table-cell>
          <table:table-cell table:style-name="ce4" office:value-type="string" calcext:value-type="string">
            <text:p>Nevad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playstudios.com/" xlink:type="simple">PLAY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Tel Aviv</text:p>
          </table:table-cell>
          <table:table-cell table:style-name="ce4" office:value-type="string" calcext:value-type="string">
            <text:p>Gush Dan</text:p>
          </table:table-cell>
          <table:table-cell table:style-name="ce4" office:value-type="string" calcext:value-type="string">
            <text:p>Israel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play-sys.com/" xlink:type="simple">PlaySy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ilan</text:p>
          </table:table-cell>
          <table:table-cell table:style-name="ce4" office:value-type="string" calcext:value-type="string">
            <text:p>Lombardia</text:p>
          </table:table-cell>
          <table:table-cell table:style-name="ce4" office:value-type="string" calcext:value-type="string">
            <text:p>Italy</text:p>
          </table:table-cell>
          <table:table-cell table:number-columns-repeated="1019"/>
        </table:table-row>
        <table:table-row table:style-name="ro3">
          <table:table-cell table:style-name="ce4" office:value-type="string" calcext:value-type="string">
            <text:p><text:a xlink:href="http://www.playtonicgames.com/" xlink:type="simple">PlayTonic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urton-on-Trent</text:p>
          </table:table-cell>
          <table:table-cell table:style-name="ce4" office:value-type="string" calcext:value-type="string">
            <text:p>East Staffordshire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playtouch.net/" xlink:type="simple">Playtouch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Paris</text:p>
          </table:table-cell>
          <table:table-cell table:style-name="ce4" office:value-type="string" calcext:value-type="string">
            <text:p>Ile-de-France</text:p>
          </table:table-cell>
          <table:table-cell table:style-name="ce4" office:value-type="string" calcext:value-type="string">
            <text:p>France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playwarestudios.com/" xlink:type="simple">Playware Studio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3" table:style-name="ce4" office:value-type="string" calcext:value-type="string">
            <text:p>Singapore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playwithinteractive.com/" xlink:type="simple">PLAYWITH Interactiv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Irvine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plexonic.com/" xlink:type="simple">Plexonic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Glendale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plexonic.com/" xlink:type="simple">Plexonic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Yerevan</text:p>
          </table:table-cell>
          <table:table-cell table:style-name="ce4" office:value-type="string" calcext:value-type="string">
            <text:p>Armeni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plowgames.com/" xlink:type="simple">Plow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Indianapolis</text:p>
          </table:table-cell>
          <table:table-cell table:style-name="ce4" office:value-type="string" calcext:value-type="string">
            <text:p>Indian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pluginmedia.net/" xlink:type="simple">Plug-in Media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righton</text:p>
          </table:table-cell>
          <table:table-cell table:style-name="ce4" office:value-type="string" calcext:value-type="string">
            <text:p>East Sussex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plungeinteractive.net/" xlink:type="simple">Plunge Interactiv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Lleida</text:p>
          </table:table-cell>
          <table:table-cell table:style-name="ce4" office:value-type="string" calcext:value-type="string">
            <text:p>Catalonia</text:p>
          </table:table-cell>
          <table:table-cell table:style-name="ce4" office:value-type="string" calcext:value-type="string">
            <text:p>Spain</text:p>
          </table:table-cell>
          <table:table-cell table:number-columns-repeated="1019"/>
        </table:table-row>
        <table:table-row table:style-name="ro3">
          <table:table-cell table:style-name="ce4" office:value-type="string" calcext:value-type="string">
            <text:p><text:a xlink:href="http://www.piranha-bytes.com/" xlink:type="simple">Pluto 13 (PIRANHA BYTES)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Essen</text:p>
          </table:table-cell>
          <table:table-cell table:style-name="ce4" office:value-type="string" calcext:value-type="string">
            <text:p>North Rhine-Westphalia</text:p>
          </table:table-cell>
          <table:table-cell table:style-name="ce4" office:value-type="string" calcext:value-type="string">
            <text:p>Germany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pm-studios.com/" xlink:type="simple">PM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Los Angeles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pocketgames.eu/" xlink:type="simple">Pocket Game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Budapest</text:p>
          </table:table-cell>
          <table:table-cell table:style-name="ce4" office:value-type="string" calcext:value-type="string">
            <text:p>Hungary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pocketmoneygamesltd.co.uk/" xlink:type="simple">Pocket Money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Gateshead</text:p>
          </table:table-cell>
          <table:table-cell table:style-name="ce4" office:value-type="string" calcext:value-type="string">
            <text:p>Tyne and Wear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pocketwatchgames.com/" xlink:type="simple">Pocketwatch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an Diego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sacredfiregame.com/" xlink:type="simple">Poetic Studio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anská Bystrica</text:p>
          </table:table-cell>
          <table:table-cell table:style-name="ce4" office:value-type="string" calcext:value-type="string">
            <text:p>Banskobystrický kraj</text:p>
          </table:table-cell>
          <table:table-cell table:style-name="ce4" office:value-type="string" calcext:value-type="string">
            <text:p>Slovaki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pointfiltergames.com/" xlink:type="simple">Point Filter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Philadelphia</text:p>
          </table:table-cell>
          <table:table-cell table:style-name="ce4" office:value-type="string" calcext:value-type="string">
            <text:p>Pennsylva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polarbit.com/" xlink:type="simple">Polarbit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odertalje</text:p>
          </table:table-cell>
          <table:table-cell table:style-name="ce4" office:value-type="string" calcext:value-type="string">
            <text:p>Stockholm</text:p>
          </table:table-cell>
          <table:table-cell table:style-name="ce4" office:value-type="string" calcext:value-type="string">
            <text:p>Sweden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polygoninteractive.com/" xlink:type="simple">Polygon Interactive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Groningen</text:p>
          </table:table-cell>
          <table:table-cell table:style-name="ce4" office:value-type="string" calcext:value-type="string">
            <text:p>Netherland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polygonmagic.com/" xlink:type="simple">POLYGON MAGIC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Tokyo</text:p>
          </table:table-cell>
          <table:table-cell table:style-name="ce4" office:value-type="string" calcext:value-type="string">
            <text:p>Japan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polygon-treehouse.com/" xlink:type="simple">Polygon Treehous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Cambridge</text:p>
          </table:table-cell>
          <table:table-cell table:style-name="ce4" office:value-type="string" calcext:value-type="string">
            <text:p>Cambridgeshire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polyphony.co.jp/" xlink:type="simple">Polyphony Digital (Sony)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Tokyo</text:p>
          </table:table-cell>
          <table:table-cell table:style-name="ce4" office:value-type="string" calcext:value-type="string">
            <text:p>Japan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popcannibal.com/" xlink:type="simple">Popcannibal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oston</text:p>
          </table:table-cell>
          <table:table-cell table:style-name="ce4" office:value-type="string" calcext:value-type="string">
            <text:p>Massachusetts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popcap.com/" xlink:type="simple">PopCap HD (Electronic Arts)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urnaby</text:p>
          </table:table-cell>
          <table:table-cell table:style-name="ce4" office:value-type="string" calcext:value-type="string">
            <text:p>British Columbia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poppermost.se/" xlink:type="simple">Poppermost Production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Stockholm</text:p>
          </table:table-cell>
          <table:table-cell table:style-name="ce4" office:value-type="string" calcext:value-type="string">
            <text:p>Sweden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porcelainfortress.com/" xlink:type="simple">Porcelain Fortres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Reykjavík</text:p>
          </table:table-cell>
          <table:table-cell table:style-name="ce4" office:value-type="string" calcext:value-type="string">
            <text:p>Reykjavik</text:p>
          </table:table-cell>
          <table:table-cell table:style-name="ce4" office:value-type="string" calcext:value-type="string">
            <text:p>Iceland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stickybotsgame.com/" xlink:type="simple">Potion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Toronto</text:p>
          </table:table-cell>
          <table:table-cell table:style-name="ce4" office:value-type="string" calcext:value-type="string">
            <text:p>Ontario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poupou.me/" xlink:type="simple">Poupou Interactiv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ontreal</text:p>
          </table:table-cell>
          <table:table-cell table:style-name="ce4" office:value-type="string" calcext:value-type="string">
            <text:p>Quebec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powerhoof.com/" xlink:type="simple">Powerhoof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elbourne</text:p>
          </table:table-cell>
          <table:table-cell table:style-name="ce4" office:value-type="string" calcext:value-type="string">
            <text:p>Victoria</text:p>
          </table:table-cell>
          <table:table-cell table:style-name="ce4" office:value-type="string" calcext:value-type="string">
            <text:p>Australi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ppm.powerplaymanager.com/en/" xlink:type="simple">Powerplay Manager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ratislava</text:p>
          </table:table-cell>
          <table:table-cell table:style-name="ce4" office:value-type="string" calcext:value-type="string">
            <text:p>Bratislavsky kraj</text:p>
          </table:table-cell>
          <table:table-cell table:style-name="ce4" office:value-type="string" calcext:value-type="string">
            <text:p>Slovaki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preloaded.com/" xlink:type="simple">Preloaded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London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prestigegame.com/" xlink:type="simple">Prestige Gaming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Lake Dallas</text:p>
          </table:table-cell>
          <table:table-cell table:style-name="ce4" office:value-type="string" calcext:value-type="string">
            <text:p>Texas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prettygreat.com/" xlink:type="simple">prettygreat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risbane</text:p>
          </table:table-cell>
          <table:table-cell table:style-name="ce4" office:value-type="string" calcext:value-type="string">
            <text:p>Queensland</text:p>
          </table:table-cell>
          <table:table-cell table:style-name="ce4" office:value-type="string" calcext:value-type="string">
            <text:p>Australi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pridefulsloth.com/" xlink:type="simple">Prideful Sloth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risbane</text:p>
          </table:table-cell>
          <table:table-cell table:style-name="ce4" office:value-type="string" calcext:value-type="string">
            <text:p>Queensland</text:p>
          </table:table-cell>
          <table:table-cell table:style-name="ce4" office:value-type="string" calcext:value-type="string">
            <text:p>Australi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primalgs.com/" xlink:type="simple">Primal Game Studio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Budapest</text:p>
          </table:table-cell>
          <table:table-cell table:style-name="ce4" office:value-type="string" calcext:value-type="string">
            <text:p>Hungary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probablymonsters.com/" xlink:type="simple">Probably Monster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Issaquah</text:p>
          </table:table-cell>
          <table:table-cell table:style-name="ce4" office:value-type="string" calcext:value-type="string">
            <text:p>Washington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prodigi.lk/" xlink:type="simple">Prodigi Interactiv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Colombo</text:p>
          </table:table-cell>
          <table:table-cell table:style-name="ce4" office:value-type="string" calcext:value-type="string">
            <text:p>Western Province</text:p>
          </table:table-cell>
          <table:table-cell table:style-name="ce4" office:value-type="string" calcext:value-type="string">
            <text:p>Sri Lank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progressinteractive.com/" xlink:type="simple">Progress Interactiv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Hamar</text:p>
          </table:table-cell>
          <table:table-cell table:style-name="ce4" office:value-type="string" calcext:value-type="string">
            <text:p>Hedmark</text:p>
          </table:table-cell>
          <table:table-cell table:style-name="ce4" office:value-type="string" calcext:value-type="string">
            <text:p>Norway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proletariat.com/" xlink:type="simple">Proletariat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Cambridge</text:p>
          </table:table-cell>
          <table:table-cell table:style-name="ce4" office:value-type="string" calcext:value-type="string">
            <text:p>Massachusetts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prologuegames.com/" xlink:type="simple">Prologue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Durham</text:p>
          </table:table-cell>
          <table:table-cell table:style-name="ce4" office:value-type="string" calcext:value-type="string">
            <text:p>North Carolin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promineostudios.com/" xlink:type="simple">promineo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Tenerife</text:p>
          </table:table-cell>
          <table:table-cell table:style-name="ce4" office:value-type="string" calcext:value-type="string">
            <text:p>Canary Islands</text:p>
          </table:table-cell>
          <table:table-cell table:style-name="ce4" office:value-type="string" calcext:value-type="string">
            <text:p>Spain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prope.jp/" xlink:type="simple">PROPE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Tokyo</text:p>
          </table:table-cell>
          <table:table-cell table:style-name="ce4" office:value-type="string" calcext:value-type="string">
            <text:p>Japan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proper-games.com/" xlink:type="simple">Proper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Dundee</text:p>
          </table:table-cell>
          <table:table-cell table:style-name="ce4" office:value-type="string" calcext:value-type="string">
            <text:p>Angus</text:p>
          </table:table-cell>
          <table:table-cell table:style-name="ce4" office:value-type="string" calcext:value-type="string">
            <text:p>Scotland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prospectgames.co.uk/" xlink:type="simple">Prospect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Eccles</text:p>
          </table:table-cell>
          <table:table-cell table:style-name="ce4" office:value-type="string" calcext:value-type="string">
            <text:p>Manchester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protostargames.com/" xlink:type="simple">Protostar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risbane</text:p>
          </table:table-cell>
          <table:table-cell table:style-name="ce4" office:value-type="string" calcext:value-type="string">
            <text:p>Queensland</text:p>
          </table:table-cell>
          <table:table-cell table:style-name="ce4" office:value-type="string" calcext:value-type="string">
            <text:p>Australi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psyonix.com/" xlink:type="simple">Psyonix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an Diego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psyop.com/" xlink:type="simple">Psyop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Los Angeles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pubgames.net.au/" xlink:type="simple">Pub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elbourne</text:p>
          </table:table-cell>
          <table:table-cell table:style-name="ce4" office:value-type="string" calcext:value-type="string">
            <text:p>Victoria</text:p>
          </table:table-cell>
          <table:table-cell table:style-name="ce4" office:value-type="string" calcext:value-type="string">
            <text:p>Australi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punyhumangames.com/" xlink:type="simple">Puny Human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orrisville</text:p>
          </table:table-cell>
          <table:table-cell table:style-name="ce4" office:value-type="string" calcext:value-type="string">
            <text:p>North Carolin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puppygames.net/" xlink:type="simple">Puppy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asingstoke</text:p>
          </table:table-cell>
          <table:table-cell table:style-name="ce4" office:value-type="string" calcext:value-type="string">
            <text:p>Hampshire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purebang.com/" xlink:type="simple">Pure Bang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altimore</text:p>
          </table:table-cell>
          <table:table-cell table:style-name="ce4" office:value-type="string" calcext:value-type="string">
            <text:p>Maryland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purplelamp.com/" xlink:type="simple">Purple Lamp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Vienna</text:p>
          </table:table-cell>
          <table:table-cell table:style-name="ce4" office:value-type="string" calcext:value-type="string">
            <text:p>Austri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pushstart.com.br/" xlink:type="simple">Pushstart Studio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Sao Paulo</text:p>
          </table:table-cell>
          <table:table-cell table:style-name="ce4" office:value-type="string" calcext:value-type="string">
            <text:p>Brazil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pyromobilegames.com/" xlink:type="simple">Pyro Mobile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Madrid</text:p>
          </table:table-cell>
          <table:table-cell table:style-name="ce4" office:value-type="string" calcext:value-type="string">
            <text:p>Spain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pyrodactyl.com/" xlink:type="simple">Pyrodactyl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Jaipur</text:p>
          </table:table-cell>
          <table:table-cell table:style-name="ce4" office:value-type="string" calcext:value-type="string">
            <text:p>Rajasthan</text:p>
          </table:table-cell>
          <table:table-cell table:style-name="ce4" office:value-type="string" calcext:value-type="string">
            <text:p>Indi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qbitgames.itch.io/" xlink:type="simple">q-bit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ontreal</text:p>
          </table:table-cell>
          <table:table-cell table:style-name="ce4" office:value-type="string" calcext:value-type="string">
            <text:p>Quebec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q-games.com/" xlink:type="simple">Q-Game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Kyoto</text:p>
          </table:table-cell>
          <table:table-cell table:style-name="ce4" office:value-type="string" calcext:value-type="string">
            <text:p>Japan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qb9.net/" xlink:type="simple">QB9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Buenos Aires</text:p>
          </table:table-cell>
          <table:table-cell table:style-name="ce4" office:value-type="string" calcext:value-type="string">
            <text:p>Argentin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qnsoftware.com/" xlink:type="simple">QN Software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3" table:style-name="ce4" office:value-type="string" calcext:value-type="string">
            <text:p>Singapore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quadratron.com/" xlink:type="simple">Quadratron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Philadelphia</text:p>
          </table:table-cell>
          <table:table-cell table:style-name="ce4" office:value-type="string" calcext:value-type="string">
            <text:p>Pennsylva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quanticdream.com/" xlink:type="simple">Quantic Dream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Paris</text:p>
          </table:table-cell>
          <table:table-cell table:style-name="ce4" office:value-type="string" calcext:value-type="string">
            <text:p>Ile-de-France</text:p>
          </table:table-cell>
          <table:table-cell table:style-name="ce4" office:value-type="string" calcext:value-type="string">
            <text:p>France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que-ee.com/" xlink:type="simple">Quantum Entanglement Entertainment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Toronto</text:p>
          </table:table-cell>
          <table:table-cell table:style-name="ce4" office:value-type="string" calcext:value-type="string">
            <text:p>Ontario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quantumsignal.com/" xlink:type="simple">Quantum Signal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Ann Arbor</text:p>
          </table:table-cell>
          <table:table-cell table:style-name="ce4" office:value-type="string" calcext:value-type="string">
            <text:p>Michigan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quantum-soup.co.uk/" xlink:type="simple">Quantum Soup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Carrog</text:p>
          </table:table-cell>
          <table:table-cell table:style-name="ce4" office:value-type="string" calcext:value-type="string">
            <text:p>North Wales</text:p>
          </table:table-cell>
          <table:table-cell table:style-name="ce4" office:value-type="string" calcext:value-type="string">
            <text:p>Wal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qcgames.co.uk/" xlink:type="simple">Quarter Circle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ournemouth</text:p>
          </table:table-cell>
          <table:table-cell table:style-name="ce4" office:value-type="string" calcext:value-type="string">
            <text:p>Dorset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qubicgames.com/" xlink:type="simple">Qubic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Warsaw</text:p>
          </table:table-cell>
          <table:table-cell table:style-name="ce4" office:value-type="string" calcext:value-type="string">
            <text:p>Masovian</text:p>
          </table:table-cell>
          <table:table-cell table:style-name="ce4" office:value-type="string" calcext:value-type="string">
            <text:p>Poland</text:p>
          </table:table-cell>
          <table:table-cell table:number-columns-repeated="1019"/>
        </table:table-row>
        <table:table-row table:style-name="ro3">
          <table:table-cell table:style-name="ce4" office:value-type="string" calcext:value-type="string">
            <text:p><text:a xlink:href="http://www.queenbeegames.com/" xlink:type="simple">Queen Bee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Charlottetown</text:p>
          </table:table-cell>
          <table:table-cell table:style-name="ce4" office:value-type="string" calcext:value-type="string">
            <text:p>Prince Edward Island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magiccirclegame.com/" xlink:type="simple">Question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an Francisco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quicksand.co.in/" xlink:type="simple">Quicksand Game Lab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New Delhi</text:p>
          </table:table-cell>
          <table:table-cell table:style-name="ce4" office:value-type="string" calcext:value-type="string">
            <text:p>Delhi</text:p>
          </table:table-cell>
          <table:table-cell table:style-name="ce4" office:value-type="string" calcext:value-type="string">
            <text:p>Indi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quicksilver.com/" xlink:type="simple">Quicksilver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Irvine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quirkat.com/" xlink:type="simple">Quirkat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Amman</text:p>
          </table:table-cell>
          <table:table-cell table:style-name="ce4" office:value-type="string" calcext:value-type="string">
            <text:p>Jordan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ranj.nl/" xlink:type="simple">Ra.nj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Rotterdam</text:p>
          </table:table-cell>
          <table:table-cell table:style-name="ce4" office:value-type="string" calcext:value-type="string">
            <text:p>Zuid-Holland</text:p>
          </table:table-cell>
          <table:table-cell table:style-name="ce4" office:value-type="string" calcext:value-type="string">
            <text:p>Netherland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rabagames.com/" xlink:type="simple">Raba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Zielona Gora</text:p>
          </table:table-cell>
          <table:table-cell table:style-name="ce4" office:value-type="string" calcext:value-type="string">
            <text:p>Lubusz</text:p>
          </table:table-cell>
          <table:table-cell table:style-name="ce4" office:value-type="string" calcext:value-type="string">
            <text:p>Poland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rababagames.com/" xlink:type="simple">Rababa Gaming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Amman</text:p>
          </table:table-cell>
          <table:table-cell table:style-name="ce4" office:value-type="string" calcext:value-type="string">
            <text:p>Jordan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rac7.com/" xlink:type="simple">RAC7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Vancouver</text:p>
          </table:table-cell>
          <table:table-cell table:style-name="ce4" office:value-type="string" calcext:value-type="string">
            <text:p>British Columbia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raconteurgames.com/" xlink:type="simple">Raconteur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Lafayette</text:p>
          </table:table-cell>
          <table:table-cell table:style-name="ce4" office:value-type="string" calcext:value-type="string">
            <text:p>Louisian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radialgames.com/" xlink:type="simple">Radial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Vancouver</text:p>
          </table:table-cell>
          <table:table-cell table:style-name="ce4" office:value-type="string" calcext:value-type="string">
            <text:p>British Columbia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radiangames.com/" xlink:type="simple">Radian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Urbana</text:p>
          </table:table-cell>
          <table:table-cell table:style-name="ce4" office:value-type="string" calcext:value-type="string">
            <text:p>Illinois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3">
          <table:table-cell table:style-name="ce4" office:value-type="string" calcext:value-type="string">
            <text:p><text:a xlink:href="http://www.radiationblue.com/" xlink:type="simple">Radiation Blu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Hamburg</text:p>
          </table:table-cell>
          <table:table-cell table:style-name="ce4" office:value-type="string" calcext:value-type="string">
            <text:p>Metropolregion Hamburg</text:p>
          </table:table-cell>
          <table:table-cell table:style-name="ce4" office:value-type="string" calcext:value-type="string">
            <text:p>Germany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radicalfishgames.com/" xlink:type="simple">Radical Fish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aarbrucken</text:p>
          </table:table-cell>
          <table:table-cell table:style-name="ce4" office:value-type="string" calcext:value-type="string">
            <text:p>Saarland</text:p>
          </table:table-cell>
          <table:table-cell table:style-name="ce4" office:value-type="string" calcext:value-type="string">
            <text:p>Germany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radicalgraphics.nl/" xlink:type="simple">Radical Graphics Studio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Amsterdam</text:p>
          </table:table-cell>
          <table:table-cell table:style-name="ce4" office:value-type="string" calcext:value-type="string">
            <text:p>Noord-Holland</text:p>
          </table:table-cell>
          <table:table-cell table:style-name="ce4" office:value-type="string" calcext:value-type="string">
            <text:p>Netherland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radonlabs.de/" xlink:type="simple">Radon Labs (Bigpoint)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Berlin</text:p>
          </table:table-cell>
          <table:table-cell table:style-name="ce4" office:value-type="string" calcext:value-type="string">
            <text:p>Germany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rockstargames.com/" xlink:type="simple">RAGE Technology Group (Rockstar)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Carlsbad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facebook.com/ragequitcorp/" xlink:type="simple">Ragequit Corporation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Paris</text:p>
          </table:table-cell>
          <table:table-cell table:style-name="ce4" office:value-type="string" calcext:value-type="string">
            <text:p>Ile-de-France</text:p>
          </table:table-cell>
          <table:table-cell table:style-name="ce4" office:value-type="string" calcext:value-type="string">
            <text:p>France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ragesquid.com/" xlink:type="simple">RageSquid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De Meern</text:p>
          </table:table-cell>
          <table:table-cell table:style-name="ce4" office:value-type="string" calcext:value-type="string">
            <text:p>Utrecht</text:p>
          </table:table-cell>
          <table:table-cell table:style-name="ce4" office:value-type="string" calcext:value-type="string">
            <text:p>Netherland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rain-games.com/" xlink:type="simple">Rain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ergen</text:p>
          </table:table-cell>
          <table:table-cell table:style-name="ce4" office:value-type="string" calcext:value-type="string">
            <text:p>Hordaland</text:p>
          </table:table-cell>
          <table:table-cell table:style-name="ce4" office:value-type="string" calcext:value-type="string">
            <text:p>Norway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rainbowstudios.com/" xlink:type="simple">Rainbow Studios (THQ Nordic)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Phoenix</text:p>
          </table:table-cell>
          <table:table-cell table:style-name="ce4" office:value-type="string" calcext:value-type="string">
            <text:p>Arizon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raincupgames.com/" xlink:type="simple">Raincup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Concon</text:p>
          </table:table-cell>
          <table:table-cell table:style-name="ce4" office:value-type="string" calcext:value-type="string">
            <text:p>Valparaíso</text:p>
          </table:table-cell>
          <table:table-cell table:style-name="ce4" office:value-type="string" calcext:value-type="string">
            <text:p>Chile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raindancelx.com/" xlink:type="simple">Raindance LX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Lisbon</text:p>
          </table:table-cell>
          <table:table-cell table:style-name="ce4" office:value-type="string" calcext:value-type="string">
            <text:p>Portugal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raindropgames.com/" xlink:type="simple">Raindrop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anta Clara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rainyfrog.com/" xlink:type="simple">Rainy Frog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Tokyo</text:p>
          </table:table-cell>
          <table:table-cell table:style-name="ce4" office:value-type="string" calcext:value-type="string">
            <text:p>Japan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rakeingrass.com/" xlink:type="simple">Rake In Gras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Prague</text:p>
          </table:table-cell>
          <table:table-cell table:style-name="ce4" office:value-type="string" calcext:value-type="string">
            <text:p>Bohemia</text:p>
          </table:table-cell>
          <table:table-cell table:style-name="ce4" office:value-type="string" calcext:value-type="string">
            <text:p>Czech Republic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rare.co.uk/" xlink:type="simple">Rar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Twycross</text:p>
          </table:table-cell>
          <table:table-cell table:style-name="ce4" office:value-type="string" calcext:value-type="string">
            <text:p>Warwickshire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rareware.com/" xlink:type="simple">Rare (Microsoft)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Twycross</text:p>
          </table:table-cell>
          <table:table-cell table:style-name="ce4" office:value-type="string" calcext:value-type="string">
            <text:p>Warwickshire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http//www.rarebyte.com/" xlink:type="simple">Rarebyt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Graz</text:p>
          </table:table-cell>
          <table:table-cell table:style-name="ce4" office:value-type="string" calcext:value-type="string">
            <text:p>Steiermark</text:p>
          </table:table-cell>
          <table:table-cell table:style-name="ce4" office:value-type="string" calcext:value-type="string">
            <text:p>Austri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http//www.rarebyte.com/" xlink:type="simple">Rarebyte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Vienna</text:p>
          </table:table-cell>
          <table:table-cell table:style-name="ce4" office:value-type="string" calcext:value-type="string">
            <text:p>Austri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ratloop.com/" xlink:type="simple">Ratloop Asia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3" table:style-name="ce4" office:value-type="string" calcext:value-type="string">
            <text:p>Singapore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ravegan.com/" xlink:type="simple">Ravegan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Cordoba</text:p>
          </table:table-cell>
          <table:table-cell table:style-name="ce4" office:value-type="string" calcext:value-type="string">
            <text:p>Argentin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ravensoft.com/" xlink:type="simple">Raven Software (Activision)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adison</text:p>
          </table:table-cell>
          <table:table-cell table:style-name="ce4" office:value-type="string" calcext:value-type="string">
            <text:p>Wisconsin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ravnstudio.no/" xlink:type="simple">Ravn Studio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Drammen</text:p>
          </table:table-cell>
          <table:table-cell table:style-name="ce4" office:value-type="string" calcext:value-type="string">
            <text:p>Buskerud</text:p>
          </table:table-cell>
          <table:table-cell table:style-name="ce4" office:value-type="string" calcext:value-type="string">
            <text:p>Norway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rawthrills.com/" xlink:type="simple">Raw Thrill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Chicago</text:p>
          </table:table-cell>
          <table:table-cell table:style-name="ce4" office:value-type="string" calcext:value-type="string">
            <text:p>Illinois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raydon.com/" xlink:type="simple">Raydon Corporation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Daytona Beach</text:p>
          </table:table-cell>
          <table:table-cell table:style-name="ce4" office:value-type="string" calcext:value-type="string">
            <text:p>Florid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raylightgames.com/" xlink:type="simple">Raylight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enevento</text:p>
          </table:table-cell>
          <table:table-cell table:style-name="ce4" office:value-type="string" calcext:value-type="string">
            <text:p>Campania</text:p>
          </table:table-cell>
          <table:table-cell table:style-name="ce4" office:value-type="string" calcext:value-type="string">
            <text:p>Italy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razburygames.com/" xlink:type="simple">Razbury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New York City</text:p>
          </table:table-cell>
          <table:table-cell table:style-name="ce4" office:value-type="string" calcext:value-type="string">
            <text:p>New York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razoredgegames.com/" xlink:type="simple">Razor Edge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Gilbert</text:p>
          </table:table-cell>
          <table:table-cell table:style-name="ce4" office:value-type="string" calcext:value-type="string">
            <text:p>Arizon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rckgames.com/" xlink:type="simple">RCK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erida</text:p>
          </table:table-cell>
          <table:table-cell table:style-name="ce4" office:value-type="string" calcext:value-type="string">
            <text:p>Yucatan</text:p>
          </table:table-cell>
          <table:table-cell table:style-name="ce4" office:value-type="string" calcext:value-type="string">
            <text:p>Mexico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terraria.org/relogic" xlink:type="simple">Re-Logic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ellersburg</text:p>
          </table:table-cell>
          <table:table-cell table:style-name="ce4" office:value-type="string" calcext:value-type="string">
            <text:p>Indian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reactgames.com/" xlink:type="simple">React!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alt Lake City</text:p>
          </table:table-cell>
          <table:table-cell table:style-name="ce4" office:value-type="string" calcext:value-type="string">
            <text:p>Utah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reactorinteractive.net/" xlink:type="simple">Reactor Interactiv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Tampa</text:p>
          </table:table-cell>
          <table:table-cell table:style-name="ce4" office:value-type="string" calcext:value-type="string">
            <text:p>Florid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readyatdawn.com/" xlink:type="simple">Ready at Dawn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Irvine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realitypump.com/" xlink:type="simple">Reality Pump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Krakow</text:p>
          </table:table-cell>
          <table:table-cell table:style-name="ce4" office:value-type="string" calcext:value-type="string">
            <text:p>Lesser Poland</text:p>
          </table:table-cell>
          <table:table-cell table:style-name="ce4" office:value-type="string" calcext:value-type="string">
            <text:p>Poland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reality-twist.com/" xlink:type="simple">Reality Twist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unich</text:p>
          </table:table-cell>
          <table:table-cell table:style-name="ce4" office:value-type="string" calcext:value-type="string">
            <text:p>Bayern</text:p>
          </table:table-cell>
          <table:table-cell table:style-name="ce4" office:value-type="string" calcext:value-type="string">
            <text:p>Germany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realmgames.com/" xlink:type="simple">Realm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oreno Valley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realmforgestudios.com/" xlink:type="simple">RealmForge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unich</text:p>
          </table:table-cell>
          <table:table-cell table:style-name="ce4" office:value-type="string" calcext:value-type="string">
            <text:p>Bayern</text:p>
          </table:table-cell>
          <table:table-cell table:style-name="ce4" office:value-type="string" calcext:value-type="string">
            <text:p>Germany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rebelfiction.com/" xlink:type="simple">Rebel Fiction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Gurgaon</text:p>
          </table:table-cell>
          <table:table-cell table:style-name="ce4" office:value-type="string" calcext:value-type="string">
            <text:p>Delhi</text:p>
          </table:table-cell>
          <table:table-cell table:style-name="ce4" office:value-type="string" calcext:value-type="string">
            <text:p>Indi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rebelfiction.com/" xlink:type="simple">Rebel Fiction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umbai</text:p>
          </table:table-cell>
          <table:table-cell table:style-name="ce4" office:value-type="string" calcext:value-type="string">
            <text:p>Maharashtra</text:p>
          </table:table-cell>
          <table:table-cell table:style-name="ce4" office:value-type="string" calcext:value-type="string">
            <text:p>Indi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therebelplanet.com/" xlink:type="simple">Rebel Planet Creation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uffalo</text:p>
          </table:table-cell>
          <table:table-cell table:style-name="ce4" office:value-type="string" calcext:value-type="string">
            <text:p>Minnesot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rebellion.co.uk/" xlink:type="simple">Rebellion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Oxford</text:p>
          </table:table-cell>
          <table:table-cell table:style-name="ce4" office:value-type="string" calcext:value-type="string">
            <text:p>Oxfordshire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rebellion.co.uk/" xlink:type="simple">Rebellion Warwick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Leamington Spa</text:p>
          </table:table-cell>
          <table:table-cell table:style-name="ce4" office:value-type="string" calcext:value-type="string">
            <text:p>Warwickshire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rebournestudios.com/" xlink:type="simple">Rebourne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ournemouth</text:p>
          </table:table-cell>
          <table:table-cell table:style-name="ce4" office:value-type="string" calcext:value-type="string">
            <text:p>Dorset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recluseindustries.com/" xlink:type="simple">Recluse Industri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York</text:p>
          </table:table-cell>
          <table:table-cell table:style-name="ce4" office:value-type="string" calcext:value-type="string">
            <text:p>Yorkshire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redbarrelsgames.com/" xlink:type="simple">Red Barrel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ontreal</text:p>
          </table:table-cell>
          <table:table-cell table:style-name="ce4" office:value-type="string" calcext:value-type="string">
            <text:p>Quebec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redbedlam.com/" xlink:type="simple">Red Bedlam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righton</text:p>
          </table:table-cell>
          <table:table-cell table:style-name="ce4" office:value-type="string" calcext:value-type="string">
            <text:p>East Sussex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redcandlegames.com/" xlink:type="simple">Red Candle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Taipei</text:p>
          </table:table-cell>
          <table:table-cell table:number-columns-repeated="2" table:style-name="ce4" office:value-type="string" calcext:value-type="string">
            <text:p>Taiwan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redcerberus.com/" xlink:type="simple">Red Cerberu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Sao Paulo</text:p>
          </table:table-cell>
          <table:table-cell table:style-name="ce4" office:value-type="string" calcext:value-type="string">
            <text:p>Brazil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reddevstudio.com/" xlink:type="simple">Red Dev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Olsztyn</text:p>
          </table:table-cell>
          <table:table-cell table:style-name="ce4" office:value-type="string" calcext:value-type="string">
            <text:p>Warmian-Masurian</text:p>
          </table:table-cell>
          <table:table-cell table:style-name="ce4" office:value-type="string" calcext:value-type="string">
            <text:p>Po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reddotgames.pl/" xlink:type="simple">Red Dot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Rzeszow</text:p>
          </table:table-cell>
          <table:table-cell table:style-name="ce4" office:value-type="string" calcext:value-type="string">
            <text:p>Subcarpathia</text:p>
          </table:table-cell>
          <table:table-cell table:style-name="ce4" office:value-type="string" calcext:value-type="string">
            <text:p>Poland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red-entertainment.co.jp/" xlink:type="simple">Red Entertainment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Tokyo</text:p>
          </table:table-cell>
          <table:table-cell table:style-name="ce4" office:value-type="string" calcext:value-type="string">
            <text:p>Japan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redhookgames.com/" xlink:type="simple">Red Hook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Vancouver</text:p>
          </table:table-cell>
          <table:table-cell table:style-name="ce4" office:value-type="string" calcext:value-type="string">
            <text:p>British Columbia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redironlabs.com/" xlink:type="simple">Red Iron Lab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Calgary</text:p>
          </table:table-cell>
          <table:table-cell table:style-name="ce4" office:value-type="string" calcext:value-type="string">
            <text:p>Alberta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redkitegames.co.uk/" xlink:type="simple">Red Kite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Huddersfield</text:p>
          </table:table-cell>
          <table:table-cell table:style-name="ce4" office:value-type="string" calcext:value-type="string">
            <text:p>West Yorkshire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rednexusgames.com/" xlink:type="simple">Red Nexus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Victoria</text:p>
          </table:table-cell>
          <table:table-cell table:style-name="ce4" office:value-type="string" calcext:value-type="string">
            <text:p>British Columbia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redspritestudios.com/" xlink:type="simple">Red Sprite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risbane</text:p>
          </table:table-cell>
          <table:table-cell table:style-name="ce4" office:value-type="string" calcext:value-type="string">
            <text:p>Queensland</text:p>
          </table:table-cell>
          <table:table-cell table:style-name="ce4" office:value-type="string" calcext:value-type="string">
            <text:p>Australi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redstorm.com/" xlink:type="simple">Red Storm Entertainment (Ubisoft)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orrisville</text:p>
          </table:table-cell>
          <table:table-cell table:style-name="ce4" office:value-type="string" calcext:value-type="string">
            <text:p>North Carolin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redthreadgames.com/" xlink:type="simple">Red Thread Game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Oslo</text:p>
          </table:table-cell>
          <table:table-cell table:style-name="ce4" office:value-type="string" calcext:value-type="string">
            <text:p>Norway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redwaspdesign.wordpress.com/" xlink:type="simple">Red Wasp Design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ristol</text:p>
          </table:table-cell>
          <table:table-cell table:style-name="ce4" office:value-type="string" calcext:value-type="string">
            <text:p>Avon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redactgames.com/" xlink:type="simple">Redact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Ypsilanti</text:p>
          </table:table-cell>
          <table:table-cell table:style-name="ce4" office:value-type="string" calcext:value-type="string">
            <text:p>Michigan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redbana.com/" xlink:type="simple">Redbana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an Mateo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redgstudios.com/" xlink:type="simple">RedG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Denver</text:p>
          </table:table-cell>
          <table:table-cell table:style-name="ce4" office:value-type="string" calcext:value-type="string">
            <text:p>Colorado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redgstudios.com/" xlink:type="simple">RedG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Tempe</text:p>
          </table:table-cell>
          <table:table-cell table:style-name="ce4" office:value-type="string" calcext:value-type="string">
            <text:p>Arizon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redhillgames.com/" xlink:type="simple">Redhill Game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Helsinki</text:p>
          </table:table-cell>
          <table:table-cell table:style-name="ce4" office:value-type="string" calcext:value-type="string">
            <text:p>Finland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redikod.com/" xlink:type="simple">Redikod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almo</text:p>
          </table:table-cell>
          <table:table-cell table:style-name="ce4" office:value-type="string" calcext:value-type="string">
            <text:p>Scania</text:p>
          </table:table-cell>
          <table:table-cell table:style-name="ce4" office:value-type="string" calcext:value-type="string">
            <text:p>Sweden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redox-labs.com/" xlink:type="simple">REDOX Game Lab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Salzburg</text:p>
          </table:table-cell>
          <table:table-cell table:style-name="ce4" office:value-type="string" calcext:value-type="string">
            <text:p>Austri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reflectstudios.com/" xlink:type="simple">Reflect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uffalo</text:p>
          </table:table-cell>
          <table:table-cell table:style-name="ce4" office:value-type="string" calcext:value-type="string">
            <text:p>New York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reflectorentertainment.com/" xlink:type="simple">Reflector Entertainment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ontreal</text:p>
          </table:table-cell>
          <table:table-cell table:style-name="ce4" office:value-type="string" calcext:value-type="string">
            <text:p>Quebec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reforgedstudios.com/" xlink:type="simple">Reforged Studio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Helsinki</text:p>
          </table:table-cell>
          <table:table-cell table:style-name="ce4" office:value-type="string" calcext:value-type="string">
            <text:p>Fin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refract.com/" xlink:type="simple">Refract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eattle</text:p>
          </table:table-cell>
          <table:table-cell table:style-name="ce4" office:value-type="string" calcext:value-type="string">
            <text:p>Washington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3">
          <table:table-cell table:style-name="ce4" office:value-type="string" calcext:value-type="string">
            <text:p><text:a xlink:href="http://www.refractive-studios.de/" xlink:type="simple">Refractive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Essen</text:p>
          </table:table-cell>
          <table:table-cell table:style-name="ce4" office:value-type="string" calcext:value-type="string">
            <text:p>North Rhine-Westphalia</text:p>
          </table:table-cell>
          <table:table-cell table:style-name="ce4" office:value-type="string" calcext:value-type="string">
            <text:p>Germany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regnum-studio.com/" xlink:type="simple">Regnum Studio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Manama</text:p>
          </table:table-cell>
          <table:table-cell table:style-name="ce4" office:value-type="string" calcext:value-type="string">
            <text:p>Bahrain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rejet.jp/" xlink:type="simple">Rejet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Tokyo</text:p>
          </table:table-cell>
          <table:table-cell table:style-name="ce4" office:value-type="string" calcext:value-type="string">
            <text:p>Japan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relentless.co.uk/" xlink:type="simple">Relentless Softwar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righton</text:p>
          </table:table-cell>
          <table:table-cell table:style-name="ce4" office:value-type="string" calcext:value-type="string">
            <text:p>East Sussex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reliancegames.com/" xlink:type="simple">Reliance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Pune</text:p>
          </table:table-cell>
          <table:table-cell table:style-name="ce4" office:value-type="string" calcext:value-type="string">
            <text:p>Maharashtra</text:p>
          </table:table-cell>
          <table:table-cell table:style-name="ce4" office:value-type="string" calcext:value-type="string">
            <text:p>Indi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relic.com/" xlink:type="simple">Relic Entertainment (SEGA)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Vancouver</text:p>
          </table:table-cell>
          <table:table-cell table:style-name="ce4" office:value-type="string" calcext:value-type="string">
            <text:p>British Columbia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reloadedinc.com/" xlink:type="simple">Reloaded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Edinburgh</text:p>
          </table:table-cell>
          <table:table-cell table:style-name="ce4" office:value-type="string" calcext:value-type="string">
            <text:p>Midlothian</text:p>
          </table:table-cell>
          <table:table-cell table:style-name="ce4" office:value-type="string" calcext:value-type="string">
            <text:p>Scotland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rembrosoft.com/" xlink:type="simple">Rembrosoft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Kosice</text:p>
          </table:table-cell>
          <table:table-cell table:style-name="ce4" office:value-type="string" calcext:value-type="string">
            <text:p>Kosicky kraj</text:p>
          </table:table-cell>
          <table:table-cell table:style-name="ce4" office:value-type="string" calcext:value-type="string">
            <text:p>Slovaki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remedygames.com/" xlink:type="simple">Remedy Entertainment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Espoo</text:p>
          </table:table-cell>
          <table:table-cell table:style-name="ce4" office:value-type="string" calcext:value-type="string">
            <text:p>Uusimaa</text:p>
          </table:table-cell>
          <table:table-cell table:style-name="ce4" office:value-type="string" calcext:value-type="string">
            <text:p>Fin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renegadekid.com/" xlink:type="simple">Renegade Kid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Austin</text:p>
          </table:table-cell>
          <table:table-cell table:style-name="ce4" office:value-type="string" calcext:value-type="string">
            <text:p>Texas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replaygamesinc.com/" xlink:type="simple">Replay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Austin</text:p>
          </table:table-cell>
          <table:table-cell table:style-name="ce4" office:value-type="string" calcext:value-type="string">
            <text:p>Texas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reptoidgames.com/" xlink:type="simple">Reptoid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Toronto</text:p>
          </table:table-cell>
          <table:table-cell table:style-name="ce4" office:value-type="string" calcext:value-type="string">
            <text:p>Ontario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resistancestudio.com/" xlink:type="simple">Resistance Studio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Amsterdam</text:p>
          </table:table-cell>
          <table:table-cell table:style-name="ce4" office:value-type="string" calcext:value-type="string">
            <text:p>Noord-Holland</text:p>
          </table:table-cell>
          <table:table-cell table:style-name="ce4" office:value-type="string" calcext:value-type="string">
            <text:p>Netherland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respawn.com/" xlink:type="simple">Respawn Entertainment (Electronic Arts)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Los Angeles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respondwell.com/" xlink:type="simple">RespondWell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Grand Rapids</text:p>
          </table:table-cell>
          <table:table-cell table:style-name="ce4" office:value-type="string" calcext:value-type="string">
            <text:p>Michigan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reto.dk/" xlink:type="simple">Reto-Moto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Copenhagen</text:p>
          </table:table-cell>
          <table:table-cell table:style-name="ce4" office:value-type="string" calcext:value-type="string">
            <text:p>Oresund</text:p>
          </table:table-cell>
          <table:table-cell table:style-name="ce4" office:value-type="string" calcext:value-type="string">
            <text:p>Denmark</text:p>
          </table:table-cell>
          <table:table-cell table:number-columns-repeated="1019"/>
        </table:table-row>
        <table:table-row table:style-name="ro3">
          <table:table-cell table:style-name="ce4" office:value-type="string" calcext:value-type="string">
            <text:p><text:a xlink:href="http://www.retrific.net/" xlink:type="simple">Retrific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Hamm</text:p>
          </table:table-cell>
          <table:table-cell table:style-name="ce4" office:value-type="string" calcext:value-type="string">
            <text:p>North Rhine-Westphalia</text:p>
          </table:table-cell>
          <table:table-cell table:style-name="ce4" office:value-type="string" calcext:value-type="string">
            <text:p>Germany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retroarmy.com/" xlink:type="simple">Retro Army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Edinburgh</text:p>
          </table:table-cell>
          <table:table-cell table:style-name="ce4" office:value-type="string" calcext:value-type="string">
            <text:p>Midlothian</text:p>
          </table:table-cell>
          <table:table-cell table:style-name="ce4" office:value-type="string" calcext:value-type="string">
            <text:p>Scot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retroepic.com/" xlink:type="simple">Retro Epic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Cape Town</text:p>
          </table:table-cell>
          <table:table-cell table:style-name="ce4" office:value-type="string" calcext:value-type="string">
            <text:p>Western Cape</text:p>
          </table:table-cell>
          <table:table-cell table:style-name="ce4" office:value-type="string" calcext:value-type="string">
            <text:p>South Afric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retrostudios.com/" xlink:type="simple">Retro Studios (Nintendo)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Austin</text:p>
          </table:table-cell>
          <table:table-cell table:style-name="ce4" office:value-type="string" calcext:value-type="string">
            <text:p>Texas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retrogenestudio.com/" xlink:type="simple">Retrogene Studio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ergen</text:p>
          </table:table-cell>
          <table:table-cell table:style-name="ce4" office:value-type="string" calcext:value-type="string">
            <text:p>Hordaland</text:p>
          </table:table-cell>
          <table:table-cell table:style-name="ce4" office:value-type="string" calcext:value-type="string">
            <text:p>Norway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retroneogames.com/" xlink:type="simple">RetroNeo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Dublin</text:p>
          </table:table-cell>
          <table:table-cell table:style-name="ce4" office:value-type="string" calcext:value-type="string">
            <text:p>Leinster</text:p>
          </table:table-cell>
          <table:table-cell table:style-name="ce4" office:value-type="string" calcext:value-type="string">
            <text:p>Ire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retrotainmentgames.com/" xlink:type="simple">Retrotainment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Pittsburgh</text:p>
          </table:table-cell>
          <table:table-cell table:style-name="ce4" office:value-type="string" calcext:value-type="string">
            <text:p>Pennsylva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revelation-interactive.com/" xlink:type="simple">Revelation Interactiv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Houston</text:p>
          </table:table-cell>
          <table:table-cell table:style-name="ce4" office:value-type="string" calcext:value-type="string">
            <text:p>Texas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playoverload.com/" xlink:type="simple">Revival Production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Urbana</text:p>
          </table:table-cell>
          <table:table-cell table:style-name="ce4" office:value-type="string" calcext:value-type="string">
            <text:p>Illinois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revolution.co.uk/" xlink:type="simple">Revolution Softwar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York</text:p>
          </table:table-cell>
          <table:table-cell table:style-name="ce4" office:value-type="string" calcext:value-type="string">
            <text:p>Yorkshire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rhinogamesinc.com/" xlink:type="simple">Rhino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an Mateo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h099.com/" xlink:type="simple">Richard Hogg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Hastings</text:p>
          </table:table-cell>
          <table:table-cell table:style-name="ce4" office:value-type="string" calcext:value-type="string">
            <text:p>East Sussex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righteye.com/" xlink:type="simple">RightEy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ethesda</text:p>
          </table:table-cell>
          <table:table-cell table:style-name="ce4" office:value-type="string" calcext:value-type="string">
            <text:p>Maryland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rightstickstudios.com/" xlink:type="simple">Rightstick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Grand Rapids</text:p>
          </table:table-cell>
          <table:table-cell table:style-name="ce4" office:value-type="string" calcext:value-type="string">
            <text:p>Michigan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rimlightstudios.com/" xlink:type="simple">Rimlight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Catania</text:p>
          </table:table-cell>
          <table:table-cell table:style-name="ce4" office:value-type="string" calcext:value-type="string">
            <text:p>Sicilia</text:p>
          </table:table-cell>
          <table:table-cell table:style-name="ce4" office:value-type="string" calcext:value-type="string">
            <text:p>Italy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ringzerogames.com/" xlink:type="simple">RingZero Game Studio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angkok</text:p>
          </table:table-cell>
          <table:table-cell table:style-name="ce4" office:value-type="string" calcext:value-type="string">
            <text:p>Thonburi</text:p>
          </table:table-cell>
          <table:table-cell table:style-name="ce4" office:value-type="string" calcext:value-type="string">
            <text:p>Thailand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risingoat.com/" xlink:type="simple">Risin' Goat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ostoles</text:p>
          </table:table-cell>
          <table:table-cell table:style-name="ce4" office:value-type="string" calcext:value-type="string">
            <text:p>Madrid</text:p>
          </table:table-cell>
          <table:table-cell table:style-name="ce4" office:value-type="string" calcext:value-type="string">
            <text:p>Spain</text:p>
          </table:table-cell>
          <table:table-cell table:number-columns-repeated="1019"/>
        </table:table-row>
        <table:table-row table:style-name="ro3">
          <table:table-cell table:style-name="ce4" office:value-type="string" calcext:value-type="string">
            <text:p><text:a xlink:href="http://www.risingpixel.com/" xlink:type="simple">Rising Pixel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Las Palmas de Gran Canaria</text:p>
          </table:table-cell>
          <table:table-cell table:style-name="ce4" office:value-type="string" calcext:value-type="string">
            <text:p>Las Palmas</text:p>
          </table:table-cell>
          <table:table-cell table:style-name="ce4" office:value-type="string" calcext:value-type="string">
            <text:p>Spain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rival-games.com/" xlink:type="simple">Rival Game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Turku</text:p>
          </table:table-cell>
          <table:table-cell table:style-name="ce4" office:value-type="string" calcext:value-type="string">
            <text:p>Finland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riverendgames.com/" xlink:type="simple">River End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Gothenburg</text:p>
          </table:table-cell>
          <table:table-cell table:style-name="ce4" office:value-type="string" calcext:value-type="string">
            <text:p>Gotaland</text:p>
          </table:table-cell>
          <table:table-cell table:style-name="ce4" office:value-type="string" calcext:value-type="string">
            <text:p>Sweden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rivermanmedia.com/" xlink:type="simple">Riverman Media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Tucson</text:p>
          </table:table-cell>
          <table:table-cell table:style-name="ce4" office:value-type="string" calcext:value-type="string">
            <text:p>Arizon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robistudios.com/" xlink:type="simple">ROBI Studio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Cordoba</text:p>
          </table:table-cell>
          <table:table-cell table:style-name="ce4" office:value-type="string" calcext:value-type="string">
            <text:p>Argentin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rtsoft.com/" xlink:type="simple">Robinson Technologie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Hiroshima</text:p>
          </table:table-cell>
          <table:table-cell table:style-name="ce4" office:value-type="string" calcext:value-type="string">
            <text:p>Japan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robitgames.com/" xlink:type="simple">Robit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New York City</text:p>
          </table:table-cell>
          <table:table-cell table:style-name="ce4" office:value-type="string" calcext:value-type="string">
            <text:p>New York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robot-circus.com/" xlink:type="simple">Robot Circu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elbourne</text:p>
          </table:table-cell>
          <table:table-cell table:style-name="ce4" office:value-type="string" calcext:value-type="string">
            <text:p>Victoria</text:p>
          </table:table-cell>
          <table:table-cell table:style-name="ce4" office:value-type="string" calcext:value-type="string">
            <text:p>Australi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robotentertainment.com/" xlink:type="simple">Robot Entertainment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Plano</text:p>
          </table:table-cell>
          <table:table-cell table:style-name="ce4" office:value-type="string" calcext:value-type="string">
            <text:p>Texas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robotgentleman.com/" xlink:type="simple">Robot Gentlemen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Poznan</text:p>
          </table:table-cell>
          <table:table-cell table:style-name="ce4" office:value-type="string" calcext:value-type="string">
            <text:p>Greater Poland</text:p>
          </table:table-cell>
          <table:table-cell table:style-name="ce4" office:value-type="string" calcext:value-type="string">
            <text:p>Po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robotloveskitty.com/" xlink:type="simple">Robot Loves Kitty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anchester</text:p>
          </table:table-cell>
          <table:table-cell table:style-name="ce4" office:value-type="string" calcext:value-type="string">
            <text:p>New Hampshire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robotality.com/" xlink:type="simple">Robotality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Hameln</text:p>
          </table:table-cell>
          <table:table-cell table:style-name="ce4" office:value-type="string" calcext:value-type="string">
            <text:p>Lower Saxony</text:p>
          </table:table-cell>
          <table:table-cell table:style-name="ce4" office:value-type="string" calcext:value-type="string">
            <text:p>Germany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spacecatsinspace.com/" xlink:type="simple">Robotic Potato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New York City</text:p>
          </table:table-cell>
          <table:table-cell table:style-name="ce4" office:value-type="string" calcext:value-type="string">
            <text:p>New York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robotical.io/" xlink:type="simple">Robotical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Edinburgh</text:p>
          </table:table-cell>
          <table:table-cell table:style-name="ce4" office:value-type="string" calcext:value-type="string">
            <text:p>Midlothian</text:p>
          </table:table-cell>
          <table:table-cell table:style-name="ce4" office:value-type="string" calcext:value-type="string">
            <text:p>Scotland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rockpocketgames.com/" xlink:type="simple">Rock Pocket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Tonsberg</text:p>
          </table:table-cell>
          <table:table-cell table:style-name="ce4" office:value-type="string" calcext:value-type="string">
            <text:p>Vestfold</text:p>
          </table:table-cell>
          <table:table-cell table:style-name="ce4" office:value-type="string" calcext:value-type="string">
            <text:p>Norway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rocket5studios.com/" xlink:type="simple">Rocket 5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Toronto</text:p>
          </table:table-cell>
          <table:table-cell table:style-name="ce4" office:value-type="string" calcext:value-type="string">
            <text:p>Ontario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rocketpunch.cn/" xlink:type="simple">Rocket Punch Game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Beijing</text:p>
          </table:table-cell>
          <table:table-cell table:style-name="ce4" office:value-type="string" calcext:value-type="string">
            <text:p>Chin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lastlifegame.com/" xlink:type="simple">Rocket Science Amusement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anta Monica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rocketcat-games.com/" xlink:type="simple">Rocketcat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remerton</text:p>
          </table:table-cell>
          <table:table-cell table:style-name="ce4" office:value-type="string" calcext:value-type="string">
            <text:p>Washington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rocketwerkz.com/" xlink:type="simple">RocketWerkz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Dunedin</text:p>
          </table:table-cell>
          <table:table-cell table:style-name="ce4" office:value-type="string" calcext:value-type="string">
            <text:p>Otago</text:p>
          </table:table-cell>
          <table:table-cell table:style-name="ce4" office:value-type="string" calcext:value-type="string">
            <text:p>New Zealand</text:p>
          </table:table-cell>
          <table:table-cell table:number-columns-repeated="1019"/>
        </table:table-row>
        <table:table-row table:style-name="ro3">
          <table:table-cell table:style-name="ce4" office:value-type="string" calcext:value-type="string">
            <text:p><text:a xlink:href="http://www.rockfishgames.wordpress.com/" xlink:type="simple">Rockfish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Hamburg</text:p>
          </table:table-cell>
          <table:table-cell table:style-name="ce4" office:value-type="string" calcext:value-type="string">
            <text:p>Metropolregion Hamburg</text:p>
          </table:table-cell>
          <table:table-cell table:style-name="ce4" office:value-type="string" calcext:value-type="string">
            <text:p>Germany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rockstargames.com/" xlink:type="simple">Rockstar India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angalore</text:p>
          </table:table-cell>
          <table:table-cell table:style-name="ce4" office:value-type="string" calcext:value-type="string">
            <text:p>Karnataka</text:p>
          </table:table-cell>
          <table:table-cell table:style-name="ce4" office:value-type="string" calcext:value-type="string">
            <text:p>Indi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rockstargames.jp/" xlink:type="simple">Rockstar Japan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Tokyo</text:p>
          </table:table-cell>
          <table:table-cell table:style-name="ce4" office:value-type="string" calcext:value-type="string">
            <text:p>Japan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rockstarleeds.com/" xlink:type="simple">Rockstar Leed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Leeds</text:p>
          </table:table-cell>
          <table:table-cell table:style-name="ce4" office:value-type="string" calcext:value-type="string">
            <text:p>Yorkshire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rockstarlincoln.com/" xlink:type="simple">Rockstar Lincoln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Lincoln</text:p>
          </table:table-cell>
          <table:table-cell table:style-name="ce4" office:value-type="string" calcext:value-type="string">
            <text:p>Lincolnshire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rockstarlondon.com/" xlink:type="simple">Rockstar London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London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rockstarnewengland.com/" xlink:type="simple">Rockstar New England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Andover</text:p>
          </table:table-cell>
          <table:table-cell table:style-name="ce4" office:value-type="string" calcext:value-type="string">
            <text:p>Massachusetts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rockstarnorth.com/" xlink:type="simple">Rockstar North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Edinburgh</text:p>
          </table:table-cell>
          <table:table-cell table:style-name="ce4" office:value-type="string" calcext:value-type="string">
            <text:p>Midlothian</text:p>
          </table:table-cell>
          <table:table-cell table:style-name="ce4" office:value-type="string" calcext:value-type="string">
            <text:p>Scot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rockstargames.com/" xlink:type="simple">Rockstar NYC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New York City</text:p>
          </table:table-cell>
          <table:table-cell table:style-name="ce4" office:value-type="string" calcext:value-type="string">
            <text:p>New York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rockstarsandiego.com/" xlink:type="simple">Rockstar San Diego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Carlsbad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rockstartoronto.com/" xlink:type="simple">Rockstar Toronto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Oakville</text:p>
          </table:table-cell>
          <table:table-cell table:style-name="ce4" office:value-type="string" calcext:value-type="string">
            <text:p>Ontario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rocksteadyltd.com/" xlink:type="simple">Rocksteady Studios (Warner Brothers Games)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London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rogueearth.com/" xlink:type="simple">Rogue Earth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Los Angeles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rogue-factor.com/" xlink:type="simple">Rogue Factor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ontreal</text:p>
          </table:table-cell>
          <table:table-cell table:style-name="ce4" office:value-type="string" calcext:value-type="string">
            <text:p>Quebec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roguemoonstudios.com/" xlink:type="simple">Rogue Moon Studio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Durban</text:p>
          </table:table-cell>
          <table:table-cell table:style-name="ce4" office:value-type="string" calcext:value-type="string">
            <text:p>KwaZulu-Natal</text:p>
          </table:table-cell>
          <table:table-cell table:style-name="ce4" office:value-type="string" calcext:value-type="string">
            <text:p>South Afric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roguesnail.com/" xlink:type="simple">Rogue Snail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elo Horizonte</text:p>
          </table:table-cell>
          <table:table-cell table:style-name="ce4" office:value-type="string" calcext:value-type="string">
            <text:p>Minas Gerais</text:p>
          </table:table-cell>
          <table:table-cell table:style-name="ce4" office:value-type="string" calcext:value-type="string">
            <text:p>Brazil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roigames.co.kr/" xlink:type="simple">ROI GAME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Seoul</text:p>
          </table:table-cell>
          <table:table-cell table:style-name="ce4" office:value-type="string" calcext:value-type="string">
            <text:p>South Kore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roll7.co.uk/" xlink:type="simple">Roll7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London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rolocule.com/" xlink:type="simple">Rolocule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Pune</text:p>
          </table:table-cell>
          <table:table-cell table:style-name="ce4" office:value-type="string" calcext:value-type="string">
            <text:p>Maharashtra</text:p>
          </table:table-cell>
          <table:table-cell table:style-name="ce4" office:value-type="string" calcext:value-type="string">
            <text:p>Indi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romerogames.ie/" xlink:type="simple">Romero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Galway</text:p>
          </table:table-cell>
          <table:table-cell table:style-name="ce4" office:value-type="string" calcext:value-type="string">
            <text:p>Connacht</text:p>
          </table:table-cell>
          <table:table-cell table:style-name="ce4" office:value-type="string" calcext:value-type="string">
            <text:p>Ire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ronimo-games.com/" xlink:type="simple">Ronimo Game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Utrecht</text:p>
          </table:table-cell>
          <table:table-cell table:style-name="ce4" office:value-type="string" calcext:value-type="string">
            <text:p>Netherland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roofdog.ca/" xlink:type="simple">Roofdog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ontreal</text:p>
          </table:table-cell>
          <table:table-cell table:style-name="ce4" office:value-type="string" calcext:value-type="string">
            <text:p>Quebec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room8studio.com/" xlink:type="simple">Room 8 Studio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Kiev</text:p>
          </table:table-cell>
          <table:table-cell table:style-name="ce4" office:value-type="string" calcext:value-type="string">
            <text:p>Ukraine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rorschachpuss.com/" xlink:type="simple">Rorshach Pus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roomall</text:p>
          </table:table-cell>
          <table:table-cell table:style-name="ce4" office:value-type="string" calcext:value-type="string">
            <text:p>Pennsylva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rosecitygames.com/" xlink:type="simple">Rose City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Portland</text:p>
          </table:table-cell>
          <table:table-cell table:style-name="ce4" office:value-type="string" calcext:value-type="string">
            <text:p>Oregon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roseverte.net/" xlink:type="simple">RoseVeRte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Nagano</text:p>
          </table:table-cell>
          <table:table-cell table:style-name="ce4" office:value-type="string" calcext:value-type="string">
            <text:p>Japan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roshkastudios.com/" xlink:type="simple">Roshka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Asuncion</text:p>
          </table:table-cell>
          <table:table-cell table:style-name="ce4" office:value-type="string" calcext:value-type="string">
            <text:p>Gran Asuncion</text:p>
          </table:table-cell>
          <table:table-cell table:style-name="ce4" office:value-type="string" calcext:value-type="string">
            <text:p>Paraguay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rottenmage.com/" xlink:type="simple">Rotten Mage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3" table:style-name="ce4" office:value-type="string" calcext:value-type="string">
            <text:p>Singapore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rtgstudio.co.uk/" xlink:type="simple">Round Table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Falmouth</text:p>
          </table:table-cell>
          <table:table-cell table:style-name="ce4" office:value-type="string" calcext:value-type="string">
            <text:p>Cornwall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ruffiangames.com/" xlink:type="simple">Ruffian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Dundee</text:p>
          </table:table-cell>
          <table:table-cell table:style-name="ce4" office:value-type="string" calcext:value-type="string">
            <text:p>Angus</text:p>
          </table:table-cell>
          <table:table-cell table:style-name="ce4" office:value-type="string" calcext:value-type="string">
            <text:p>Scotland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rumbling-games.com/" xlink:type="simple">Rumbling Game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Giza</text:p>
          </table:table-cell>
          <table:table-cell table:style-name="ce4" office:value-type="string" calcext:value-type="string">
            <text:p>Egypt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run-games.com/" xlink:type="simple">Run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Los Angeles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runawayplay.com/" xlink:type="simple">Runawayplay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Dunedin</text:p>
          </table:table-cell>
          <table:table-cell table:style-name="ce4" office:value-type="string" calcext:value-type="string">
            <text:p>Otago</text:p>
          </table:table-cell>
          <table:table-cell table:style-name="ce4" office:value-type="string" calcext:value-type="string">
            <text:p>New Zea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runningwithscissors.com/" xlink:type="simple">Running With Scissor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Tucson</text:p>
          </table:table-cell>
          <table:table-cell table:style-name="ce4" office:value-type="string" calcext:value-type="string">
            <text:p>Arizon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rushdigital.nz/" xlink:type="simple">Rush Digital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Auckland</text:p>
          </table:table-cell>
          <table:table-cell table:style-name="ce4" office:value-type="string" calcext:value-type="string">
            <text:p>New Zea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rustltd.com/" xlink:type="simple">RUST LTD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Los Angeles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rustltd.com/" xlink:type="simple">RUST LTD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yracuse</text:p>
          </table:table-cell>
          <table:table-cell table:style-name="ce4" office:value-type="string" calcext:value-type="string">
            <text:p>New York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rustybolt.be/" xlink:type="simple">Rusty Bolt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eernem</text:p>
          </table:table-cell>
          <table:table-cell table:style-name="ce4" office:value-type="string" calcext:value-type="string">
            <text:p>West Flanders</text:p>
          </table:table-cell>
          <table:table-cell table:style-name="ce4" office:value-type="string" calcext:value-type="string">
            <text:p>Belgium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rymgames.com/" xlink:type="simple">Rym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Casablanca</text:p>
          </table:table-cell>
          <table:table-cell table:style-name="ce4" office:value-type="string" calcext:value-type="string">
            <text:p>Grand Casablanca</text:p>
          </table:table-cell>
          <table:table-cell table:style-name="ce4" office:value-type="string" calcext:value-type="string">
            <text:p>Morocco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rz2games.com/" xlink:type="simple">RZ2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Panaji</text:p>
          </table:table-cell>
          <table:table-cell table:style-name="ce4" office:value-type="string" calcext:value-type="string">
            <text:p>Goa</text:p>
          </table:table-cell>
          <table:table-cell table:style-name="ce4" office:value-type="string" calcext:value-type="string">
            <text:p>Indi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twentycapitalletters.com/" xlink:type="simple">S.L. Clark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New York City</text:p>
          </table:table-cell>
          <table:table-cell table:style-name="ce4" office:value-type="string" calcext:value-type="string">
            <text:p>New York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s2games.com/" xlink:type="simple">S2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Kalamazoo</text:p>
          </table:table-cell>
          <table:table-cell table:style-name="ce4" office:value-type="string" calcext:value-type="string">
            <text:p>Michigan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saber3d.com/" xlink:type="simple">Saber Interactive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Madrid</text:p>
          </table:table-cell>
          <table:table-cell table:style-name="ce4" office:value-type="string" calcext:value-type="string">
            <text:p>Spain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saber3d.com/" xlink:type="simple">Saber Interactiv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aplewood</text:p>
          </table:table-cell>
          <table:table-cell table:style-name="ce4" office:value-type="string" calcext:value-type="string">
            <text:p>New Jersey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saber3d.com/" xlink:type="simple">Saber Interactive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Minsk</text:p>
          </table:table-cell>
          <table:table-cell table:style-name="ce4" office:value-type="string" calcext:value-type="string">
            <text:p>Belarus</text:p>
          </table:table-cell>
          <table:table-cell table:number-columns-repeated="1019"/>
        </table:table-row>
        <table:table-row table:style-name="ro3">
          <table:table-cell table:style-name="ce4" office:value-type="string" calcext:value-type="string">
            <text:p><text:a xlink:href="http://www.saber3d.com/" xlink:type="simple">Saber Interactiv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aint Petersburg</text:p>
          </table:table-cell>
          <table:table-cell table:style-name="ce4" office:value-type="string" calcext:value-type="string">
            <text:p>Northwestern Federal District</text:p>
          </table:table-cell>
          <table:table-cell table:style-name="ce4" office:value-type="string" calcext:value-type="string">
            <text:p>Russi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saber3d.com/" xlink:type="simple">Saber Interactiv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undsvall</text:p>
          </table:table-cell>
          <table:table-cell table:style-name="ce4" office:value-type="string" calcext:value-type="string">
            <text:p>Norrland</text:p>
          </table:table-cell>
          <table:table-cell table:style-name="ce4" office:value-type="string" calcext:value-type="string">
            <text:p>Sweden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sabotagestudio.com/" xlink:type="simple">Sabotage Studio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Quebec City</text:p>
          </table:table-cell>
          <table:table-cell table:style-name="ce4" office:value-type="string" calcext:value-type="string">
            <text:p>Quebec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sabotagestudio.com/" xlink:type="simple">Sabotage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Quebec City</text:p>
          </table:table-cell>
          <table:table-cell table:style-name="ce4" office:value-type="string" calcext:value-type="string">
            <text:p>Quebec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salixgames.com/" xlink:type="simple">Salix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Guildford</text:p>
          </table:table-cell>
          <table:table-cell table:style-name="ce4" office:value-type="string" calcext:value-type="string">
            <text:p>Surrey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samuraipunk.com/" xlink:type="simple">Samurai Punk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elbourne</text:p>
          </table:table-cell>
          <table:table-cell table:style-name="ce4" office:value-type="string" calcext:value-type="string">
            <text:p>Victoria</text:p>
          </table:table-cell>
          <table:table-cell table:style-name="ce4" office:value-type="string" calcext:value-type="string">
            <text:p>Australi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sanctionstudios.com/" xlink:type="simple">Sanction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Raleigh</text:p>
          </table:table-cell>
          <table:table-cell table:style-name="ce4" office:value-type="string" calcext:value-type="string">
            <text:p>North Carolin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blackthefall.com/" xlink:type="simple">Sand Sailor Studio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Bucharest</text:p>
          </table:table-cell>
          <table:table-cell table:style-name="ce4" office:value-type="string" calcext:value-type="string">
            <text:p>Romani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santaragione.com/" xlink:type="simple">Santa Ragion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ilan</text:p>
          </table:table-cell>
          <table:table-cell table:style-name="ce4" office:value-type="string" calcext:value-type="string">
            <text:p>Lombardia</text:p>
          </table:table-cell>
          <table:table-cell table:style-name="ce4" office:value-type="string" calcext:value-type="string">
            <text:p>Italy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sanuk.biz/" xlink:type="simple">Sanuk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Pak Kret</text:p>
          </table:table-cell>
          <table:table-cell table:style-name="ce4" office:value-type="string" calcext:value-type="string">
            <text:p>Nonthaburi</text:p>
          </table:table-cell>
          <table:table-cell table:style-name="ce4" office:value-type="string" calcext:value-type="string">
            <text:p>Thai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sanzaru.com/" xlink:type="simple">Sanzaru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Foster City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saphirprod.com/" xlink:type="simple">SaphirProd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Nabeul</text:p>
          </table:table-cell>
          <table:table-cell table:style-name="ce4" office:value-type="string" calcext:value-type="string">
            <text:p>Tunisi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sareptastudio.com/" xlink:type="simple">Sarepta Studio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Hamar</text:p>
          </table:table-cell>
          <table:table-cell table:style-name="ce4" office:value-type="string" calcext:value-type="string">
            <text:p>Hedmark</text:p>
          </table:table-cell>
          <table:table-cell table:style-name="ce4" office:value-type="string" calcext:value-type="string">
            <text:p>Norway</text:p>
          </table:table-cell>
          <table:table-cell table:number-columns-repeated="1019"/>
        </table:table-row>
        <table:table-row table:style-name="ro3">
          <table:table-cell table:style-name="ce4" office:value-type="string" calcext:value-type="string">
            <text:p><text:a xlink:href="http://www.sassybot.com/" xlink:type="simple">Sassybot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reda</text:p>
          </table:table-cell>
          <table:table-cell table:style-name="ce4" office:value-type="string" calcext:value-type="string">
            <text:p>Brabant-Septentrional</text:p>
          </table:table-cell>
          <table:table-cell table:style-name="ce4" office:value-type="string" calcext:value-type="string">
            <text:p>Netherland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castlestory.net/" xlink:type="simple">Sauropod Studio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ontreal</text:p>
          </table:table-cell>
          <table:table-cell table:style-name="ce4" office:value-type="string" calcext:value-type="string">
            <text:p>Quebec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savivo.com/" xlink:type="simple">Savivo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Copenhagen</text:p>
          </table:table-cell>
          <table:table-cell table:style-name="ce4" office:value-type="string" calcext:value-type="string">
            <text:p>Oresund</text:p>
          </table:table-cell>
          <table:table-cell table:style-name="ce4" office:value-type="string" calcext:value-type="string">
            <text:p>Denmark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scarletcitystudios.com/" xlink:type="simple">Scarlet City Studio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Auckland</text:p>
          </table:table-cell>
          <table:table-cell table:style-name="ce4" office:value-type="string" calcext:value-type="string">
            <text:p>New Zealand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scavengers.ca/" xlink:type="simple">Scavengers Studio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ontreal</text:p>
          </table:table-cell>
          <table:table-cell table:style-name="ce4" office:value-type="string" calcext:value-type="string">
            <text:p>Quebec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schellgames.com/" xlink:type="simple">Schell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Pittsburgh</text:p>
          </table:table-cell>
          <table:table-cell table:style-name="ce4" office:value-type="string" calcext:value-type="string">
            <text:p>Pennsylva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star-made.org/" xlink:type="simple">Schin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unich</text:p>
          </table:table-cell>
          <table:table-cell table:style-name="ce4" office:value-type="string" calcext:value-type="string">
            <text:p>Bayern</text:p>
          </table:table-cell>
          <table:table-cell table:style-name="ce4" office:value-type="string" calcext:value-type="string">
            <text:p>Germany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scientificgames.com/" xlink:type="simple">Scientific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Atlanta</text:p>
          </table:table-cell>
          <table:table-cell table:style-name="ce4" office:value-type="string" calcext:value-type="string">
            <text:p>Georg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sginteractive.com/" xlink:type="simple">Scientific Games Interactiv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Austin</text:p>
          </table:table-cell>
          <table:table-cell table:style-name="ce4" office:value-type="string" calcext:value-type="string">
            <text:p>Texas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sginteractive.com/" xlink:type="simple">Scientific Games Interactiv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angalore</text:p>
          </table:table-cell>
          <table:table-cell table:style-name="ce4" office:value-type="string" calcext:value-type="string">
            <text:p>Karnataka</text:p>
          </table:table-cell>
          <table:table-cell table:style-name="ce4" office:value-type="string" calcext:value-type="string">
            <text:p>Indi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sginteractive.com/" xlink:type="simple">Scientific Games Interactiv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Cedar Falls</text:p>
          </table:table-cell>
          <table:table-cell table:style-name="ce4" office:value-type="string" calcext:value-type="string">
            <text:p>Iow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sginteractive.com/" xlink:type="simple">Scientific Games Interactiv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Chennai</text:p>
          </table:table-cell>
          <table:table-cell table:style-name="ce4" office:value-type="string" calcext:value-type="string">
            <text:p>Tamil Nadu</text:p>
          </table:table-cell>
          <table:table-cell table:style-name="ce4" office:value-type="string" calcext:value-type="string">
            <text:p>Indi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sginteractive.com/" xlink:type="simple">Scientific Games Interactiv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Chicago</text:p>
          </table:table-cell>
          <table:table-cell table:style-name="ce4" office:value-type="string" calcext:value-type="string">
            <text:p>Illinois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sginteractive.com/" xlink:type="simple">Scientific Games Interactiv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Las Vegas</text:p>
          </table:table-cell>
          <table:table-cell table:style-name="ce4" office:value-type="string" calcext:value-type="string">
            <text:p>Nevad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sginteractive.com/" xlink:type="simple">Scientific Games Interactiv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anchester</text:p>
          </table:table-cell>
          <table:table-cell table:style-name="ce4" office:value-type="string" calcext:value-type="string">
            <text:p>Lancashire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sginteractive.com/" xlink:type="simple">Scientific Games Interactiv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Pune</text:p>
          </table:table-cell>
          <table:table-cell table:style-name="ce4" office:value-type="string" calcext:value-type="string">
            <text:p>Maharashtra</text:p>
          </table:table-cell>
          <table:table-cell table:style-name="ce4" office:value-type="string" calcext:value-type="string">
            <text:p>Indi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sginteractive.com/" xlink:type="simple">Scientific Games Interactive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Stockholm</text:p>
          </table:table-cell>
          <table:table-cell table:style-name="ce4" office:value-type="string" calcext:value-type="string">
            <text:p>Sweden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sginteractive.com/" xlink:type="simple">Scientific Games Interactiv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Tel Aviv</text:p>
          </table:table-cell>
          <table:table-cell table:style-name="ce4" office:value-type="string" calcext:value-type="string">
            <text:p>Gush Dan</text:p>
          </table:table-cell>
          <table:table-cell table:style-name="ce4" office:value-type="string" calcext:value-type="string">
            <text:p>Israel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scientificallyproven.com/" xlink:type="simple">Scientifically Proven Entertainment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Detroit</text:p>
          </table:table-cell>
          <table:table-cell table:style-name="ce4" office:value-type="string" calcext:value-type="string">
            <text:p>Michigan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score-studios.jp/" xlink:type="simple">Score Studio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Tokyo</text:p>
          </table:table-cell>
          <table:table-cell table:style-name="ce4" office:value-type="string" calcext:value-type="string">
            <text:p>Japan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screwtapestudios.com/" xlink:type="simple">Screwtape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risbane</text:p>
          </table:table-cell>
          <table:table-cell table:style-name="ce4" office:value-type="string" calcext:value-type="string">
            <text:p>Queensland</text:p>
          </table:table-cell>
          <table:table-cell table:style-name="ce4" office:value-type="string" calcext:value-type="string">
            <text:p>Australi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scssoft.com/" xlink:type="simple">SCS Softwar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Prague</text:p>
          </table:table-cell>
          <table:table-cell table:style-name="ce4" office:value-type="string" calcext:value-type="string">
            <text:p>Bohemia</text:p>
          </table:table-cell>
          <table:table-cell table:style-name="ce4" office:value-type="string" calcext:value-type="string">
            <text:p>Czech Republic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sds.playstation.com/the-studio.html" xlink:type="simple">SD Studio (Sony)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an Diego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sdpgames.com/" xlink:type="simple">SDP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Lyon</text:p>
          </table:table-cell>
          <table:table-cell table:style-name="ce4" office:value-type="string" calcext:value-type="string">
            <text:p>Rhone-Alpes</text:p>
          </table:table-cell>
          <table:table-cell table:style-name="ce4" office:value-type="string" calcext:value-type="string">
            <text:p>France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seasungames.com/" xlink:type="simple">Seasun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an Mateo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3">
          <table:table-cell table:style-name="ce4" office:value-type="string" calcext:value-type="string">
            <text:p><text:a xlink:href="http://www.seaven-studio.com/" xlink:type="simple">Seaven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Lille</text:p>
          </table:table-cell>
          <table:table-cell table:style-name="ce4" office:value-type="string" calcext:value-type="string">
            <text:p>Nord-Pas-de-Calais-Picardie</text:p>
          </table:table-cell>
          <table:table-cell table:style-name="ce4" office:value-type="string" calcext:value-type="string">
            <text:p>France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secondavenuelearning.com/" xlink:type="simple">Second Avenue Learning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Rochester</text:p>
          </table:table-cell>
          <table:table-cell table:style-name="ce4" office:value-type="string" calcext:value-type="string">
            <text:p>New York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seconddinner.com/" xlink:type="simple">Second Dinner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Irvine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secondimpactgames.com/" xlink:type="simple">Second Impact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righton</text:p>
          </table:table-cell>
          <table:table-cell table:style-name="ce4" office:value-type="string" calcext:value-type="string">
            <text:p>East Sussex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secret6.com/" xlink:type="simple">Secret 6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Madrid</text:p>
          </table:table-cell>
          <table:table-cell table:style-name="ce4" office:value-type="string" calcext:value-type="string">
            <text:p>Spain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secret6.com/" xlink:type="simple">Secret 6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anila</text:p>
          </table:table-cell>
          <table:table-cell table:style-name="ce4" office:value-type="string" calcext:value-type="string">
            <text:p>Metropolitan Manila</text:p>
          </table:table-cell>
          <table:table-cell table:style-name="ce4" office:value-type="string" calcext:value-type="string">
            <text:p>Philippin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secret6.com/" xlink:type="simple">Secret 6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an Francisco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secretbase.sg/" xlink:type="simple">Secret Base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3" table:style-name="ce4" office:value-type="string" calcext:value-type="string">
            <text:p>Singapore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scl.la/" xlink:type="simple">Secret Cow Level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Los Angeles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secretexit.com/" xlink:type="simple">Secret Exit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Helsinki</text:p>
          </table:table-cell>
          <table:table-cell table:style-name="ce4" office:value-type="string" calcext:value-type="string">
            <text:p>Finland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secretsorcery.com/" xlink:type="simple">Secret Sorcery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Warrington</text:p>
          </table:table-cell>
          <table:table-cell table:style-name="ce4" office:value-type="string" calcext:value-type="string">
            <text:p>Cheshire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secretnewco.com/" xlink:type="simple">SecretNewCo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Timonium</text:p>
          </table:table-cell>
          <table:table-cell table:style-name="ce4" office:value-type="string" calcext:value-type="string">
            <text:p>Maryland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sectionstudios.com/" xlink:type="simple">Section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Los Angeles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pikuniku.net/" xlink:type="simple">Sectordub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London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sedleo.com/" xlink:type="simple">Sedleo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Pistoia</text:p>
          </table:table-cell>
          <table:table-cell table:style-name="ce4" office:value-type="string" calcext:value-type="string">
            <text:p>Toscana</text:p>
          </table:table-cell>
          <table:table-cell table:style-name="ce4" office:value-type="string" calcext:value-type="string">
            <text:p>Italy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seedstudio.com/" xlink:type="simple">Seed Studio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Taipei</text:p>
          </table:table-cell>
          <table:table-cell table:number-columns-repeated="2" table:style-name="ce4" office:value-type="string" calcext:value-type="string">
            <text:p>Taiwan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seempoint.com/" xlink:type="simple">Seemingly Pointles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Los Angeles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seenapsis.studio/" xlink:type="simple">Seenapsis Studio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Angers</text:p>
          </table:table-cell>
          <table:table-cell table:style-name="ce4" office:value-type="string" calcext:value-type="string">
            <text:p>Pays de la Loire</text:p>
          </table:table-cell>
          <table:table-cell table:style-name="ce4" office:value-type="string" calcext:value-type="string">
            <text:p>France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segaarcade.com/" xlink:type="simple">Sega Amusements USA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Elk Grove Village</text:p>
          </table:table-cell>
          <table:table-cell table:style-name="ce4" office:value-type="string" calcext:value-type="string">
            <text:p>Illinois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seismicgames.com/" xlink:type="simple">Seismic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Los Angeles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4">
          <table:table-cell table:style-name="ce4" office:value-type="string" calcext:value-type="string">
            <text:p><text:a xlink:href="http://www.seithcg.com/" xlink:type="simple">SeithCG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aint Genis des Fontaines</text:p>
          </table:table-cell>
          <table:table-cell table:style-name="ce4" office:value-type="string" calcext:value-type="string">
            <text:p>Languedoc-Roussillon-Midi-Pyrenees</text:p>
          </table:table-cell>
          <table:table-cell table:style-name="ce4" office:value-type="string" calcext:value-type="string">
            <text:p>France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sema-phore.com/" xlink:type="simple">Semaphore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Riyadh</text:p>
          </table:table-cell>
          <table:table-cell table:style-name="ce4" office:value-type="string" calcext:value-type="string">
            <text:p>Saudi Arabi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sensibleobject.com/" xlink:type="simple">Sensible Object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London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serellan.com/" xlink:type="simple">Serellan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eattle</text:p>
          </table:table-cell>
          <table:table-cell table:style-name="ce4" office:value-type="string" calcext:value-type="string">
            <text:p>Washington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seriusgames.com/" xlink:type="simple">Serius Game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Lisbon</text:p>
          </table:table-cell>
          <table:table-cell table:style-name="ce4" office:value-type="string" calcext:value-type="string">
            <text:p>Portugal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sevenedge.be/" xlink:type="simple">Sevenedg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Temse</text:p>
          </table:table-cell>
          <table:table-cell table:style-name="ce4" office:value-type="string" calcext:value-type="string">
            <text:p>East Flanders</text:p>
          </table:table-cell>
          <table:table-cell table:style-name="ce4" office:value-type="string" calcext:value-type="string">
            <text:p>Belgium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shadowplaystudios.com/" xlink:type="simple">Shadowplay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ydney</text:p>
          </table:table-cell>
          <table:table-cell table:style-name="ce4" office:value-type="string" calcext:value-type="string">
            <text:p>New South Wales</text:p>
          </table:table-cell>
          <table:table-cell table:style-name="ce4" office:value-type="string" calcext:value-type="string">
            <text:p>Australi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facebook.com/shallowskystudios" xlink:type="simple">Shallow Sky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elfast</text:p>
          </table:table-cell>
          <table:table-cell table:style-name="ce4" office:value-type="string" calcext:value-type="string">
            <text:p>County Antrim</text:p>
          </table:table-cell>
          <table:table-cell table:style-name="ce4" office:value-type="string" calcext:value-type="string">
            <text:p>Northern Ireland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shanblue.com/" xlink:type="simple">Shanblue Interactive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Valencia</text:p>
          </table:table-cell>
          <table:table-cell table:style-name="ce4" office:value-type="string" calcext:value-type="string">
            <text:p>Spain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sharkjumpstudios.com/" xlink:type="simple">Shark Jump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Adelaide</text:p>
          </table:table-cell>
          <table:table-cell table:style-name="ce4" office:value-type="string" calcext:value-type="string">
            <text:p>South Australia</text:p>
          </table:table-cell>
          <table:table-cell table:style-name="ce4" office:value-type="string" calcext:value-type="string">
            <text:p>Australi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sharkpunch.com/" xlink:type="simple">Shark Punch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an Francisco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sharkbitegames.net/" xlink:type="simple">Sharkbite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Issaquah</text:p>
          </table:table-cell>
          <table:table-cell table:style-name="ce4" office:value-type="string" calcext:value-type="string">
            <text:p>Washington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shed-works.co.uk/" xlink:type="simple">Shedwork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London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funland.cn/" xlink:type="simple">Shenzhen Funland Technology Company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henzhen</text:p>
          </table:table-cell>
          <table:table-cell table:style-name="ce4" office:value-type="string" calcext:value-type="string">
            <text:p>Guangdong</text:p>
          </table:table-cell>
          <table:table-cell table:style-name="ce4" office:value-type="string" calcext:value-type="string">
            <text:p>Chin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sherman3d.com/" xlink:type="simple">Sherman3D Sdn Bhd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Petaling Jaya</text:p>
          </table:table-cell>
          <table:table-cell table:style-name="ce4" office:value-type="string" calcext:value-type="string">
            <text:p>Selangor Darul Ehsan</text:p>
          </table:table-cell>
          <table:table-cell table:style-name="ce4" office:value-type="string" calcext:value-type="string">
            <text:p>Malaysi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shinen.com/" xlink:type="simple">Shin'en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unich</text:p>
          </table:table-cell>
          <table:table-cell table:style-name="ce4" office:value-type="string" calcext:value-type="string">
            <text:p>Bayern</text:p>
          </table:table-cell>
          <table:table-cell table:style-name="ce4" office:value-type="string" calcext:value-type="string">
            <text:p>Germany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shinen.com/" xlink:type="simple">Shin'en Multimedia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unich</text:p>
          </table:table-cell>
          <table:table-cell table:style-name="ce4" office:value-type="string" calcext:value-type="string">
            <text:p>Bayern</text:p>
          </table:table-cell>
          <table:table-cell table:style-name="ce4" office:value-type="string" calcext:value-type="string">
            <text:p>Germany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shinyshoe.com/" xlink:type="simple">Shiny Sho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an Francisco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4">
          <table:table-cell table:style-name="ce4" office:value-type="string" calcext:value-type="string">
            <text:p><text:a xlink:href="http://www.shirogames.com/" xlink:type="simple">Shiro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ordeaux</text:p>
          </table:table-cell>
          <table:table-cell table:style-name="ce4" office:value-type="string" calcext:value-type="string">
            <text:p>Aquitaine-Limousin-Poitou-Charentes</text:p>
          </table:table-cell>
          <table:table-cell table:style-name="ce4" office:value-type="string" calcext:value-type="string">
            <text:p>France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joinshiver.com/" xlink:type="simple">Shiver Entertainment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iami</text:p>
          </table:table-cell>
          <table:table-cell table:style-name="ce4" office:value-type="string" calcext:value-type="string">
            <text:p>Florid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shivergames.com/" xlink:type="simple">Shiver Game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Helsinki</text:p>
          </table:table-cell>
          <table:table-cell table:style-name="ce4" office:value-type="string" calcext:value-type="string">
            <text:p>Fin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shoor.com.ar/" xlink:type="simple">Shoor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La Plata</text:p>
          </table:table-cell>
          <table:table-cell table:style-name="ce4" office:value-type="string" calcext:value-type="string">
            <text:p>Buenos Aires</text:p>
          </table:table-cell>
          <table:table-cell table:style-name="ce4" office:value-type="string" calcext:value-type="string">
            <text:p>Argentin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shortfuse.se/" xlink:type="simple">Shortfuse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kövde</text:p>
          </table:table-cell>
          <table:table-cell table:style-name="ce4" office:value-type="string" calcext:value-type="string">
            <text:p>Vastra Gotaland</text:p>
          </table:table-cell>
          <table:table-cell table:style-name="ce4" office:value-type="string" calcext:value-type="string">
            <text:p>Sweden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sickheadgames.com/" xlink:type="simple">Sickhead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Dallas</text:p>
          </table:table-cell>
          <table:table-cell table:style-name="ce4" office:value-type="string" calcext:value-type="string">
            <text:p>Texas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sidekick.co.il/" xlink:type="simple">Side-kick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Ramat Gan</text:p>
          </table:table-cell>
          <table:table-cell table:style-name="ce4" office:value-type="string" calcext:value-type="string">
            <text:p>Gush Dan</text:p>
          </table:table-cell>
          <table:table-cell table:style-name="ce4" office:value-type="string" calcext:value-type="string">
            <text:p>Israel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golfstorygame.com/" xlink:type="simple">Sidebar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risbane</text:p>
          </table:table-cell>
          <table:table-cell table:style-name="ce4" office:value-type="string" calcext:value-type="string">
            <text:p>Queensland</text:p>
          </table:table-cell>
          <table:table-cell table:style-name="ce4" office:value-type="string" calcext:value-type="string">
            <text:p>Australi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sidhe.co.nz/" xlink:type="simple">Sidhe Interactiv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Wellington</text:p>
          </table:table-cell>
          <table:table-cell table:style-name="ce4" office:value-type="string" calcext:value-type="string">
            <text:p>Greater Wellington</text:p>
          </table:table-cell>
          <table:table-cell table:style-name="ce4" office:value-type="string" calcext:value-type="string">
            <text:p>New Zealand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playstation.com/en-gb/footer/about-us/world-wide-studios/sie-london-studio/" xlink:type="simple">SIE London Studio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London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sigtrapgames.com/" xlink:type="simple">Sigtrap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Huddersfield</text:p>
          </table:table-cell>
          <table:table-cell table:style-name="ce4" office:value-type="string" calcext:value-type="string">
            <text:p>West Yorkshire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3">
          <table:table-cell table:style-name="ce4" office:value-type="string" calcext:value-type="string">
            <text:p><text:a xlink:href="http://www.silden.eu/" xlink:type="simple">Silden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Torun</text:p>
          </table:table-cell>
          <table:table-cell table:style-name="ce4" office:value-type="string" calcext:value-type="string">
            <text:p>Kuyavian-Pomeranian</text:p>
          </table:table-cell>
          <table:table-cell table:style-name="ce4" office:value-type="string" calcext:value-type="string">
            <text:p>Poland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silenistudios.com/" xlink:type="simple">Sileni Studio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Kontich</text:p>
          </table:table-cell>
          <table:table-cell table:style-name="ce4" office:value-type="string" calcext:value-type="string">
            <text:p>Belgium</text:p>
          </table:table-cell>
          <table:table-cell table:number-columns-repeated="1019"/>
        </table:table-row>
        <table:table-row table:style-name="ro3">
          <table:table-cell table:style-name="ce4" office:value-type="string" calcext:value-type="string">
            <text:p><text:a xlink:href="http://www.silentdreams.de/" xlink:type="simple">Silent Dream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Wald-Sentenhart</text:p>
          </table:table-cell>
          <table:table-cell table:style-name="ce4" office:value-type="string" calcext:value-type="string">
            <text:p>Baden-Wurttemberg</text:p>
          </table:table-cell>
          <table:table-cell table:style-name="ce4" office:value-type="string" calcext:value-type="string">
            <text:p>Germany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silentroadgames.com/" xlink:type="simple">Silent Road Game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Malaga</text:p>
          </table:table-cell>
          <table:table-cell table:style-name="ce4" office:value-type="string" calcext:value-type="string">
            <text:p>Spain</text:p>
          </table:table-cell>
          <table:table-cell table:number-columns-repeated="1019"/>
        </table:table-row>
        <table:table-row table:style-name="ro3">
          <table:table-cell table:style-name="ce4" office:value-type="string" calcext:value-type="string">
            <text:p><text:a xlink:href="http://www.silentfuture.de/" xlink:type="simple">SilentFutur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Wuppertal</text:p>
          </table:table-cell>
          <table:table-cell table:style-name="ce4" office:value-type="string" calcext:value-type="string">
            <text:p>North Rhine-Westphalia</text:p>
          </table:table-cell>
          <table:table-cell table:style-name="ce4" office:value-type="string" calcext:value-type="string">
            <text:p>Germany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siliconstudio.co.jp/" xlink:type="simple">Silicon Studio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Tokyo</text:p>
          </table:table-cell>
          <table:table-cell table:style-name="ce4" office:value-type="string" calcext:value-type="string">
            <text:p>Japan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sillysoft.net/" xlink:type="simple">Sillysoft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Vancouver</text:p>
          </table:table-cell>
          <table:table-cell table:style-name="ce4" office:value-type="string" calcext:value-type="string">
            <text:p>British Columbia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silvercrk.com/" xlink:type="simple">Silver Creek Entertainment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Grants Pass</text:p>
          </table:table-cell>
          <table:table-cell table:style-name="ce4" office:value-type="string" calcext:value-type="string">
            <text:p>Oregon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silverraingames.com/" xlink:type="simple">Silver Rain Game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London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silverbackgames.com/" xlink:type="simple">Silverback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Halifax</text:p>
          </table:table-cell>
          <table:table-cell table:style-name="ce4" office:value-type="string" calcext:value-type="string">
            <text:p>Nova Scotia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silvertreemedia.com/" xlink:type="simple">SilverTree Media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Palo Alto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simbin.com/" xlink:type="simple">SimBin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kovde</text:p>
          </table:table-cell>
          <table:table-cell table:style-name="ce4" office:value-type="string" calcext:value-type="string">
            <text:p>Vastra Gotaland</text:p>
          </table:table-cell>
          <table:table-cell table:style-name="ce4" office:value-type="string" calcext:value-type="string">
            <text:p>Sweden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simcoachgames.com/" xlink:type="simple">Simcoach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Pittsburgh</text:p>
          </table:table-cell>
          <table:table-cell table:style-name="ce4" office:value-type="string" calcext:value-type="string">
            <text:p>Pennsylva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simiansquared.com/" xlink:type="simple">Simian Squared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London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simogo.com/" xlink:type="simple">Simogo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almo</text:p>
          </table:table-cell>
          <table:table-cell table:style-name="ce4" office:value-type="string" calcext:value-type="string">
            <text:p>Scania</text:p>
          </table:table-cell>
          <table:table-cell table:style-name="ce4" office:value-type="string" calcext:value-type="string">
            <text:p>Sweden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singularity6.com/" xlink:type="simple">Singularity 6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Los Angeles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sioux.com.br/" xlink:type="simple">Sioux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Sao Paulo</text:p>
          </table:table-cell>
          <table:table-cell table:style-name="ce4" office:value-type="string" calcext:value-type="string">
            <text:p>Brazil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onlineracingchampionship.com/" xlink:type="simple">Sirocco Racing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Carrickfergus</text:p>
          </table:table-cell>
          <table:table-cell table:style-name="ce4" office:value-type="string" calcext:value-type="string">
            <text:p>County Antrim</text:p>
          </table:table-cell>
          <table:table-cell table:style-name="ce4" office:value-type="string" calcext:value-type="string">
            <text:p>Northern Ire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sixshootergames.com/" xlink:type="simple">Six Shooter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Gainesville</text:p>
          </table:table-cell>
          <table:table-cell table:style-name="ce4" office:value-type="string" calcext:value-type="string">
            <text:p>Florid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3">
          <table:table-cell table:style-name="ce4" office:value-type="string" calcext:value-type="string">
            <text:p><text:a xlink:href="http://www.sixteen-tons.de/" xlink:type="simple">Sixteen Tons Entertainment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Tübingen</text:p>
          </table:table-cell>
          <table:table-cell table:style-name="ce4" office:value-type="string" calcext:value-type="string">
            <text:p>Baden-Württemberg</text:p>
          </table:table-cell>
          <table:table-cell table:style-name="ce4" office:value-type="string" calcext:value-type="string">
            <text:p>Germany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sizefivegames.com/" xlink:type="simple">Size Five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herborne</text:p>
          </table:table-cell>
          <table:table-cell table:style-name="ce4" office:value-type="string" calcext:value-type="string">
            <text:p>Dorset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ska-studios.com/" xlink:type="simple">Ska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chenectady</text:p>
          </table:table-cell>
          <table:table-cell table:style-name="ce4" office:value-type="string" calcext:value-type="string">
            <text:p>New York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3">
          <table:table-cell table:style-name="ce4" office:value-type="string" calcext:value-type="string">
            <text:p><text:a xlink:href="http://www.skeletonbiz.com/" xlink:type="simple">Skeleton Busines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Lille</text:p>
          </table:table-cell>
          <table:table-cell table:style-name="ce4" office:value-type="string" calcext:value-type="string">
            <text:p>Nord-Pas-de-Calais-Picardie</text:p>
          </table:table-cell>
          <table:table-cell table:style-name="ce4" office:value-type="string" calcext:value-type="string">
            <text:p>France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skeletoncrew.co.jp/" xlink:type="simple">Skeleton Crew Studio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Kyoto</text:p>
          </table:table-cell>
          <table:table-cell table:style-name="ce4" office:value-type="string" calcext:value-type="string">
            <text:p>Japan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skeletoncrew.co.jp/" xlink:type="simple">Skeleton Crew Studio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Kyoto</text:p>
          </table:table-cell>
          <table:table-cell table:style-name="ce4" office:value-type="string" calcext:value-type="string">
            <text:p>Japan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lastwordgame.com/" xlink:type="simple">Sketchbook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Colchester</text:p>
          </table:table-cell>
          <table:table-cell table:style-name="ce4" office:value-type="string" calcext:value-type="string">
            <text:p>Essex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skipmore.com/" xlink:type="simple">Skipmore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Osaka</text:p>
          </table:table-cell>
          <table:table-cell table:style-name="ce4" office:value-type="string" calcext:value-type="string">
            <text:p>Japan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skonec.com/" xlink:type="simple">SKONEC Entertainment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Seoul</text:p>
          </table:table-cell>
          <table:table-cell table:style-name="ce4" office:value-type="string" calcext:value-type="string">
            <text:p>South Kore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skunkstudios.com/" xlink:type="simple">Skunk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an Francisco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skyshipstudios.com/" xlink:type="simple">Sky Ship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adison</text:p>
          </table:table-cell>
          <table:table-cell table:style-name="ce4" office:value-type="string" calcext:value-type="string">
            <text:p>Wisconsin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skybornegames.com/" xlink:type="simple">Skyborne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Los Angeles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skybound.com/" xlink:type="simple">Skybound Interactiv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Los Angeles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skyboxlabs.com/" xlink:type="simple">SkyBox Lab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urnaby</text:p>
          </table:table-cell>
          <table:table-cell table:style-name="ce4" office:value-type="string" calcext:value-type="string">
            <text:p>British Columbia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skydance.com/" xlink:type="simple">Skydance Interactiv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arina Del Rey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skymapgames.com/" xlink:type="simple">Skymap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ethuen</text:p>
          </table:table-cell>
          <table:table-cell table:style-name="ce4" office:value-type="string" calcext:value-type="string">
            <text:p>Massachusetts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skyreacher.com/" xlink:type="simple">SkyReacher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urrieta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skyriver.ru/" xlink:type="simple">SkyRiver Studio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Samara</text:p>
          </table:table-cell>
          <table:table-cell table:style-name="ce4" office:value-type="string" calcext:value-type="string">
            <text:p>Russi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skyrocketon.com/" xlink:type="simple">Skyrocket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Croydon</text:p>
          </table:table-cell>
          <table:table-cell table:style-name="ce4" office:value-type="string" calcext:value-type="string">
            <text:p>Surrey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skyrocketon.com/" xlink:type="simple">Skyrocket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Los Angeles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skyshipstudios.com/" xlink:type="simple">Skyship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adison</text:p>
          </table:table-cell>
          <table:table-cell table:style-name="ce4" office:value-type="string" calcext:value-type="string">
            <text:p>Wisconsin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sledgehammergames.com/" xlink:type="simple">Sledgehammer Games (Activision)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Foster City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sledgehammergames.com/" xlink:type="simple">Sledgehammer Melbourne (Activision)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elbourne</text:p>
          </table:table-cell>
          <table:table-cell table:style-name="ce4" office:value-type="string" calcext:value-type="string">
            <text:p>Victoria</text:p>
          </table:table-cell>
          <table:table-cell table:style-name="ce4" office:value-type="string" calcext:value-type="string">
            <text:p>Australi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sleepninjagames.com/" xlink:type="simple">SleepNinja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Portland</text:p>
          </table:table-cell>
          <table:table-cell table:style-name="ce4" office:value-type="string" calcext:value-type="string">
            <text:p>Oregon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slightlymadstudios.com/" xlink:type="simple">Slightly Mad Studio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London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slingo.com/" xlink:type="simple">Slingo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Hackensack</text:p>
          </table:table-cell>
          <table:table-cell table:style-name="ce4" office:value-type="string" calcext:value-type="string">
            <text:p>New Jersey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slitherine.com/" xlink:type="simple">Slitherine Softwar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Epsom</text:p>
          </table:table-cell>
          <table:table-cell table:style-name="ce4" office:value-type="string" calcext:value-type="string">
            <text:p>Surrey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3">
          <table:table-cell table:style-name="ce4" office:value-type="string" calcext:value-type="string">
            <text:p><text:a xlink:href="http://www.slow-bros.com/" xlink:type="simple">Slow Br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Cologne</text:p>
          </table:table-cell>
          <table:table-cell table:style-name="ce4" office:value-type="string" calcext:value-type="string">
            <text:p>North Rhine-Westphalia</text:p>
          </table:table-cell>
          <table:table-cell table:style-name="ce4" office:value-type="string" calcext:value-type="string">
            <text:p>Germany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smallgiantgames.com/" xlink:type="simple">Small Giant Games (Zynga)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Helsinki</text:p>
          </table:table-cell>
          <table:table-cell table:style-name="ce4" office:value-type="string" calcext:value-type="string">
            <text:p>Finland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smallthinggames.com/" xlink:type="simple">Smallthing Game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Gorizia</text:p>
          </table:table-cell>
          <table:table-cell table:style-name="ce4" office:value-type="string" calcext:value-type="string">
            <text:p>Italy</text:p>
          </table:table-cell>
          <table:table-cell table:number-columns-repeated="1019"/>
        </table:table-row>
        <table:table-row table:style-name="ro3">
          <table:table-cell table:style-name="ce4" office:value-type="string" calcext:value-type="string">
            <text:p><text:a xlink:href="http://www.smart-tale.com/" xlink:type="simple">Smart Tal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Arles</text:p>
          </table:table-cell>
          <table:table-cell table:style-name="ce4" office:value-type="string" calcext:value-type="string">
            <text:p>Provence-Alpes-Cote d'Azur</text:p>
          </table:table-cell>
          <table:table-cell table:style-name="ce4" office:value-type="string" calcext:value-type="string">
            <text:p>France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smgstudio.com/" xlink:type="simple">SMG Studio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Los Angeles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smgstudio.com/" xlink:type="simple">SMG Studio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elbourne</text:p>
          </table:table-cell>
          <table:table-cell table:style-name="ce4" office:value-type="string" calcext:value-type="string">
            <text:p>Victoria</text:p>
          </table:table-cell>
          <table:table-cell table:style-name="ce4" office:value-type="string" calcext:value-type="string">
            <text:p>Australi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smgstudio.com/" xlink:type="simple">SMG Studio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Ultimo</text:p>
          </table:table-cell>
          <table:table-cell table:style-name="ce4" office:value-type="string" calcext:value-type="string">
            <text:p>New South Wales</text:p>
          </table:table-cell>
          <table:table-cell table:style-name="ce4" office:value-type="string" calcext:value-type="string">
            <text:p>Australi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smileboom.com/" xlink:type="simple">SmileBoom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apporo</text:p>
          </table:table-cell>
          <table:table-cell table:style-name="ce4" office:value-type="string" calcext:value-type="string">
            <text:p>Hokkaido</text:p>
          </table:table-cell>
          <table:table-cell table:style-name="ce4" office:value-type="string" calcext:value-type="string">
            <text:p>Japan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smokingguninc.com/" xlink:type="simple">Smoking Gun Interactiv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Vancouver</text:p>
          </table:table-cell>
          <table:table-cell table:style-name="ce4" office:value-type="string" calcext:value-type="string">
            <text:p>British Columbia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smyowl.com.br/" xlink:type="simple">Smyowl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orocaba</text:p>
          </table:table-cell>
          <table:table-cell table:style-name="ce4" office:value-type="string" calcext:value-type="string">
            <text:p>Sao Paulo</text:p>
          </table:table-cell>
          <table:table-cell table:style-name="ce4" office:value-type="string" calcext:value-type="string">
            <text:p>Brazil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snail.com/" xlink:type="simple">Snail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uzhou</text:p>
          </table:table-cell>
          <table:table-cell table:style-name="ce4" office:value-type="string" calcext:value-type="string">
            <text:p>Jiangsu</text:p>
          </table:table-cell>
          <table:table-cell table:style-name="ce4" office:value-type="string" calcext:value-type="string">
            <text:p>Chin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snail.com/" xlink:type="simple">Snail Games USA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anta Monica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snapfingerclick.com/" xlink:type="simple">Snap Finger Click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righton</text:p>
          </table:table-cell>
          <table:table-cell table:style-name="ce4" office:value-type="string" calcext:value-type="string">
            <text:p>East Sussex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snapshotgames.com/" xlink:type="simple">Snapshot Game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Sofia</text:p>
          </table:table-cell>
          <table:table-cell table:style-name="ce4" office:value-type="string" calcext:value-type="string">
            <text:p>Bulgari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snowcastlegames.com/" xlink:type="simple">Snowcastle Game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Oslo</text:p>
          </table:table-cell>
          <table:table-cell table:style-name="ce4" office:value-type="string" calcext:value-type="string">
            <text:p>Norway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snowedin.ca/" xlink:type="simple">Snowed In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Ottawa</text:p>
          </table:table-cell>
          <table:table-cell table:style-name="ce4" office:value-type="string" calcext:value-type="string">
            <text:p>Ontario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snowhoundgames.com/" xlink:type="simple">Snowhound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Jyvaskyla</text:p>
          </table:table-cell>
          <table:table-cell table:style-name="ce4" office:value-type="string" calcext:value-type="string">
            <text:p>Central Finland</text:p>
          </table:table-cell>
          <table:table-cell table:style-name="ce4" office:value-type="string" calcext:value-type="string">
            <text:p>Finland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builtbysnowman.com/" xlink:type="simple">Snowman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Toronto</text:p>
          </table:table-cell>
          <table:table-cell table:style-name="ce4" office:value-type="string" calcext:value-type="string">
            <text:p>Ontario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3">
          <table:table-cell table:style-name="ce4" office:value-type="string" calcext:value-type="string">
            <text:p><text:a xlink:href="http://www.snowstep.com/" xlink:type="simple">Snowstep Development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Dusseldorf</text:p>
          </table:table-cell>
          <table:table-cell table:style-name="ce4" office:value-type="string" calcext:value-type="string">
            <text:p>North Rhine-Westphalia</text:p>
          </table:table-cell>
          <table:table-cell table:style-name="ce4" office:value-type="string" calcext:value-type="string">
            <text:p>Germany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soaphog.com/" xlink:type="simple">Soaphog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Rezekne</text:p>
          </table:table-cell>
          <table:table-cell table:style-name="ce4" office:value-type="string" calcext:value-type="string">
            <text:p>Latvi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redeemerthegame.com/" xlink:type="simple">Sobaka Studio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Kaliningrad</text:p>
          </table:table-cell>
          <table:table-cell table:style-name="ce4" office:value-type="string" calcext:value-type="string">
            <text:p>Russi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redeemerthegame.com/" xlink:type="simple">Sobaka Studio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Moscow</text:p>
          </table:table-cell>
          <table:table-cell table:style-name="ce4" office:value-type="string" calcext:value-type="string">
            <text:p>Russi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sobee.com.tr/" xlink:type="simple">Sobee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Istanbul</text:p>
          </table:table-cell>
          <table:table-cell table:style-name="ce4" office:value-type="string" calcext:value-type="string">
            <text:p>Turkey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thedeadliestwar.com/" xlink:type="simple">Socent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Cleveland</text:p>
          </table:table-cell>
          <table:table-cell table:style-name="ce4" office:value-type="string" calcext:value-type="string">
            <text:p>Ohio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socialpoint.es/" xlink:type="simple">Social Point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arcelona</text:p>
          </table:table-cell>
          <table:table-cell table:style-name="ce4" office:value-type="string" calcext:value-type="string">
            <text:p>Catalonia</text:p>
          </table:table-cell>
          <table:table-cell table:style-name="ce4" office:value-type="string" calcext:value-type="string">
            <text:p>Spain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softnyx.com/" xlink:type="simple">Softnyx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Seoul</text:p>
          </table:table-cell>
          <table:table-cell table:style-name="ce4" office:value-type="string" calcext:value-type="string">
            <text:p>South Kore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sokpop.co/" xlink:type="simple">Sokpop Collective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Utrecht</text:p>
          </table:table-cell>
          <table:table-cell table:style-name="ce4" office:value-type="string" calcext:value-type="string">
            <text:p>Netherland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solanimus.com/" xlink:type="simple">Solanimu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Fuquay Varina</text:p>
          </table:table-cell>
          <table:table-cell table:style-name="ce4" office:value-type="string" calcext:value-type="string">
            <text:p>North Carolin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solarsailgames.com/" xlink:type="simple">Solar Sail Game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London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solarem.com/" xlink:type="simple">Solarem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anchester</text:p>
          </table:table-cell>
          <table:table-cell table:style-name="ce4" office:value-type="string" calcext:value-type="string">
            <text:p>Lancashire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soldak.com/" xlink:type="simple">Soldak Entertainment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Plano</text:p>
          </table:table-cell>
          <table:table-cell table:style-name="ce4" office:value-type="string" calcext:value-type="string">
            <text:p>Texas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solusgames.com/" xlink:type="simple">Solus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an Mateo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somagames.com/" xlink:type="simple">Soma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Newberg</text:p>
          </table:table-cell>
          <table:table-cell table:style-name="ce4" office:value-type="string" calcext:value-type="string">
            <text:p>Oregon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soma-play.com/" xlink:type="simple">SoMa Play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an Francisco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somasim.com/" xlink:type="simple">SomaSim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Chicago</text:p>
          </table:table-cell>
          <table:table-cell table:style-name="ce4" office:value-type="string" calcext:value-type="string">
            <text:p>Illinois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sombr.com/" xlink:type="simple">Sombr Studio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Los Angeles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sonderluststudios.com/" xlink:type="simple">Sonderlust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Vancouver</text:p>
          </table:table-cell>
          <table:table-cell table:style-name="ce4" office:value-type="string" calcext:value-type="string">
            <text:p>British Columbia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worldwidestudios.net/locations/usa/foster-city" xlink:type="simple">Sony Computer Entertainment Foster City Studio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Foster City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worldwidestudios.net/locations/japan/japan-studio" xlink:type="simple">Sony Computer Entertainment JAPAN Studio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Tokyo</text:p>
          </table:table-cell>
          <table:table-cell table:style-name="ce4" office:value-type="string" calcext:value-type="string">
            <text:p>Japan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worldwidestudios.net/london" xlink:type="simple">Sony Computer Entertainment London Studio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London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4">
          <table:table-cell table:style-name="ce4" office:value-type="string" calcext:value-type="string">
            <text:p><text:a xlink:href="http://www.soulgamestudio.com/" xlink:type="simple">SoulGame Studio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Toulouse</text:p>
          </table:table-cell>
          <table:table-cell table:style-name="ce4" office:value-type="string" calcext:value-type="string">
            <text:p>Languedoc-Roussillon-Midi-Pyrenees</text:p>
          </table:table-cell>
          <table:table-cell table:style-name="ce4" office:value-type="string" calcext:value-type="string">
            <text:p>France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sourcebits.com/" xlink:type="simple">Sourcebit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an Francisco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sourenagames.com/" xlink:type="simple">Sourena Game Studio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3" table:style-name="ce4" office:value-type="string" calcext:value-type="string">
            <text:p>Singapore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sozolabs.com/" xlink:type="simple">Sozo Lab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tellenbosch</text:p>
          </table:table-cell>
          <table:table-cell table:style-name="ce4" office:value-type="string" calcext:value-type="string">
            <text:p>Western Cape</text:p>
          </table:table-cell>
          <table:table-cell table:style-name="ce4" office:value-type="string" calcext:value-type="string">
            <text:p>South Afric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space-bullet.com/" xlink:type="simple">Space Bullet Dynamics Corporation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Vancouver</text:p>
          </table:table-cell>
          <table:table-cell table:style-name="ce4" office:value-type="string" calcext:value-type="string">
            <text:p>British Columbia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spacecowboysstudio.com/" xlink:type="simple">Space Cowboy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Ness Tsiyona</text:p>
          </table:table-cell>
          <table:table-cell table:style-name="ce4" office:value-type="string" calcext:value-type="string">
            <text:p>Israel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spaceduststudios.com/" xlink:type="simple">Space Dust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elbourne</text:p>
          </table:table-cell>
          <table:table-cell table:style-name="ce4" office:value-type="string" calcext:value-type="string">
            <text:p>Victoria</text:p>
          </table:table-cell>
          <table:table-cell table:style-name="ce4" office:value-type="string" calcext:value-type="string">
            <text:p>Australi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spacelizardstudio.com/" xlink:type="simple">Space Lizard Studio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Liverpool</text:p>
          </table:table-cell>
          <table:table-cell table:style-name="ce4" office:value-type="string" calcext:value-type="string">
            <text:p>Merseyside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spacemacegames.com/" xlink:type="simple">Space Mace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inneapolis</text:p>
          </table:table-cell>
          <table:table-cell table:style-name="ce4" office:value-type="string" calcext:value-type="string">
            <text:p>Minnesot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spacebeagles.com/" xlink:type="simple">SpaceBeagl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Phoenix</text:p>
          </table:table-cell>
          <table:table-cell table:style-name="ce4" office:value-type="string" calcext:value-type="string">
            <text:p>Arizon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spacefoxstudio.com/" xlink:type="simple">SpaceFox Studio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Stockholm</text:p>
          </table:table-cell>
          <table:table-cell table:style-name="ce4" office:value-type="string" calcext:value-type="string">
            <text:p>Sweden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spacesofplay.com/" xlink:type="simple">Spaces of Play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Berlin</text:p>
          </table:table-cell>
          <table:table-cell table:style-name="ce4" office:value-type="string" calcext:value-type="string">
            <text:p>Germany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spacetimestudios.com/" xlink:type="simple">Spacetime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Austin</text:p>
          </table:table-cell>
          <table:table-cell table:style-name="ce4" office:value-type="string" calcext:value-type="string">
            <text:p>Texas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spacewavesoftware.com/" xlink:type="simple">Spacewave Softwar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Victoria</text:p>
          </table:table-cell>
          <table:table-cell table:style-name="ce4" office:value-type="string" calcext:value-type="string">
            <text:p>British Columbia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sparkpluggames.com/" xlink:type="simple">Spark Plug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Raleigh</text:p>
          </table:table-cell>
          <table:table-cell table:style-name="ce4" office:value-type="string" calcext:value-type="string">
            <text:p>North Carolin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sparkypants.com/" xlink:type="simple">Sparkypants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altimore</text:p>
          </table:table-cell>
          <table:table-cell table:style-name="ce4" office:value-type="string" calcext:value-type="string">
            <text:p>Maryland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spawnstudios.com/" xlink:type="simple">Spawn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ao Joao da Madeira</text:p>
          </table:table-cell>
          <table:table-cell table:style-name="ce4" office:value-type="string" calcext:value-type="string">
            <text:p>Grande Porto</text:p>
          </table:table-cell>
          <table:table-cell table:style-name="ce4" office:value-type="string" calcext:value-type="string">
            <text:p>Portugal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spearheadgames.ca/" xlink:type="simple">Spearhead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ontreal</text:p>
          </table:table-cell>
          <table:table-cell table:style-name="ce4" office:value-type="string" calcext:value-type="string">
            <text:p>Quebec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spectralgames.com/" xlink:type="simple">Spectral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Katowice</text:p>
          </table:table-cell>
          <table:table-cell table:style-name="ce4" office:value-type="string" calcext:value-type="string">
            <text:p>Silesia</text:p>
          </table:table-cell>
          <table:table-cell table:style-name="ce4" office:value-type="string" calcext:value-type="string">
            <text:p>Po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specular.com/" xlink:type="simple">Specular Interactiv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Foothill Ranch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speelbaars.com/" xlink:type="simple">Speelbaar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Hilversum</text:p>
          </table:table-cell>
          <table:table-cell table:style-name="ce4" office:value-type="string" calcext:value-type="string">
            <text:p>Noord-Holland</text:p>
          </table:table-cell>
          <table:table-cell table:style-name="ce4" office:value-type="string" calcext:value-type="string">
            <text:p>Netherlands</text:p>
          </table:table-cell>
          <table:table-cell table:number-columns-repeated="1019"/>
        </table:table-row>
        <table:table-row table:style-name="ro3">
          <table:table-cell table:style-name="ce4" office:value-type="string" calcext:value-type="string">
            <text:p><text:a xlink:href="http://www.spellbound.de/" xlink:type="simple">Spellbound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Kehl am Rhein</text:p>
          </table:table-cell>
          <table:table-cell table:style-name="ce4" office:value-type="string" calcext:value-type="string">
            <text:p>Baden-Wurttemberg</text:p>
          </table:table-cell>
          <table:table-cell table:style-name="ce4" office:value-type="string" calcext:value-type="string">
            <text:p>Germany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sperasoft.com/" xlink:type="simple">Sperasoft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Krakow</text:p>
          </table:table-cell>
          <table:table-cell table:style-name="ce4" office:value-type="string" calcext:value-type="string">
            <text:p>Lesser Poland</text:p>
          </table:table-cell>
          <table:table-cell table:style-name="ce4" office:value-type="string" calcext:value-type="string">
            <text:p>Poland</text:p>
          </table:table-cell>
          <table:table-cell table:number-columns-repeated="1019"/>
        </table:table-row>
        <table:table-row table:style-name="ro3">
          <table:table-cell table:style-name="ce4" office:value-type="string" calcext:value-type="string">
            <text:p><text:a xlink:href="http://www.sperasoft.com/" xlink:type="simple">Sperasoft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aint Petersburg</text:p>
          </table:table-cell>
          <table:table-cell table:style-name="ce4" office:value-type="string" calcext:value-type="string">
            <text:p>Northwestern Federal District</text:p>
          </table:table-cell>
          <table:table-cell table:style-name="ce4" office:value-type="string" calcext:value-type="string">
            <text:p>Russi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sperasoft.com/" xlink:type="simple">Sperasoft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an Jose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sperasoft.com/" xlink:type="simple">Sperasoft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Volgograd</text:p>
          </table:table-cell>
          <table:table-cell table:style-name="ce4" office:value-type="string" calcext:value-type="string">
            <text:p>Volgograd Oblast</text:p>
          </table:table-cell>
          <table:table-cell table:style-name="ce4" office:value-type="string" calcext:value-type="string">
            <text:p>Russi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spicyhorse.com/" xlink:type="simple">Spicy Horse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Shanghai</text:p>
          </table:table-cell>
          <table:table-cell table:style-name="ce4" office:value-type="string" calcext:value-type="string">
            <text:p>Chin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spicy-tails.net/" xlink:type="simple">SpicyTail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Tokyo</text:p>
          </table:table-cell>
          <table:table-cell table:style-name="ce4" office:value-type="string" calcext:value-type="string">
            <text:p>Japan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spiders-games.com/" xlink:type="simple">Spider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Paris</text:p>
          </table:table-cell>
          <table:table-cell table:style-name="ce4" office:value-type="string" calcext:value-type="string">
            <text:p>Ile-de-France</text:p>
          </table:table-cell>
          <table:table-cell table:style-name="ce4" office:value-type="string" calcext:value-type="string">
            <text:p>France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spiderwebsoftware.com/" xlink:type="simple">Spiderweb Softwar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eattle</text:p>
          </table:table-cell>
          <table:table-cell table:style-name="ce4" office:value-type="string" calcext:value-type="string">
            <text:p>Washington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spiel-s.com/" xlink:type="simple">Spiel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umbai</text:p>
          </table:table-cell>
          <table:table-cell table:style-name="ce4" office:value-type="string" calcext:value-type="string">
            <text:p>Maharashtra</text:p>
          </table:table-cell>
          <table:table-cell table:style-name="ce4" office:value-type="string" calcext:value-type="string">
            <text:p>Indi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spikysnail.com/" xlink:type="simple">SpikySnail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Tel Aviv</text:p>
          </table:table-cell>
          <table:table-cell table:style-name="ce4" office:value-type="string" calcext:value-type="string">
            <text:p>Gush Dan</text:p>
          </table:table-cell>
          <table:table-cell table:style-name="ce4" office:value-type="string" calcext:value-type="string">
            <text:p>Israel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spiltmilkstudios.tumblr.com/" xlink:type="simple">Spilt Milk Studio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London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spingames.net/" xlink:type="simple">Spin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Reno</text:p>
          </table:table-cell>
          <table:table-cell table:style-name="ce4" office:value-type="string" calcext:value-type="string">
            <text:p>Nevad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spinmaster.com/" xlink:type="simple">Spin Master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Los Angeles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spinmaster.com/" xlink:type="simple">Spin Master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Toronto</text:p>
          </table:table-cell>
          <table:table-cell table:style-name="ce4" office:value-type="string" calcext:value-type="string">
            <text:p>Ontario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spinvector.com/" xlink:type="simple">SpinVector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enevento</text:p>
          </table:table-cell>
          <table:table-cell table:style-name="ce4" office:value-type="string" calcext:value-type="string">
            <text:p>Campania</text:p>
          </table:table-cell>
          <table:table-cell table:style-name="ce4" office:value-type="string" calcext:value-type="string">
            <text:p>Italy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spinvector.com/" xlink:type="simple">SpinVector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enevento</text:p>
          </table:table-cell>
          <table:table-cell table:style-name="ce4" office:value-type="string" calcext:value-type="string">
            <text:p>Campania</text:p>
          </table:table-cell>
          <table:table-cell table:style-name="ce4" office:value-type="string" calcext:value-type="string">
            <text:p>Italy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spiralhouse.co.uk/" xlink:type="simple">Spiral Hous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Liverpool</text:p>
          </table:table-cell>
          <table:table-cell table:style-name="ce4" office:value-type="string" calcext:value-type="string">
            <text:p>Merseyside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fabulargame.com/" xlink:type="simple">Spiritus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Littlehampton</text:p>
          </table:table-cell>
          <table:table-cell table:style-name="ce4" office:value-type="string" calcext:value-type="string">
            <text:p>West Sussex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splashdamage.com/" xlink:type="simple">Splash Damag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romley</text:p>
          </table:table-cell>
          <table:table-cell table:style-name="ce4" office:value-type="string" calcext:value-type="string">
            <text:p>London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4">
          <table:table-cell table:style-name="ce4" office:value-type="string" calcext:value-type="string">
            <text:p><text:a xlink:href="http://www.splasher-game.com/" xlink:type="simple">Splashteam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ontpellier</text:p>
          </table:table-cell>
          <table:table-cell table:style-name="ce4" office:value-type="string" calcext:value-type="string">
            <text:p>Languedoc-Roussillon-Midi-Pyrenees</text:p>
          </table:table-cell>
          <table:table-cell table:style-name="ce4" office:value-type="string" calcext:value-type="string">
            <text:p>France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splashworks.com/" xlink:type="simple">Splashworks.com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Toronto</text:p>
          </table:table-cell>
          <table:table-cell table:style-name="ce4" office:value-type="string" calcext:value-type="string">
            <text:p>Ontario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splitsidegames.com/" xlink:type="simple">Split Side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Philadelphia</text:p>
          </table:table-cell>
          <table:table-cell table:style-name="ce4" office:value-type="string" calcext:value-type="string">
            <text:p>Pennsylva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sigames.com/" xlink:type="simple">Sports Interactive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London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sportsmogul.com/" xlink:type="simple">Sports Mogul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edford</text:p>
          </table:table-cell>
          <table:table-cell table:style-name="ce4" office:value-type="string" calcext:value-type="string">
            <text:p>Massachusetts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spotkin.com/" xlink:type="simple">Spotkin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Eugene</text:p>
          </table:table-cell>
          <table:table-cell table:style-name="ce4" office:value-type="string" calcext:value-type="string">
            <text:p>Oregon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springlab.nl/" xlink:type="simple">Springlab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Utrecht</text:p>
          </table:table-cell>
          <table:table-cell table:style-name="ce4" office:value-type="string" calcext:value-type="string">
            <text:p>Netherland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springloadedsoftware.com/" xlink:type="simple">Springloaded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3" table:style-name="ce4" office:value-type="string" calcext:value-type="string">
            <text:p>Singapore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sproing.com/" xlink:type="simple">Sproing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Vienna</text:p>
          </table:table-cell>
          <table:table-cell table:style-name="ce4" office:value-type="string" calcext:value-type="string">
            <text:p>Austri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spryfox.com/" xlink:type="simple">Spry Fox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Juanita</text:p>
          </table:table-cell>
          <table:table-cell table:style-name="ce4" office:value-type="string" calcext:value-type="string">
            <text:p>Washington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squad.com.mx/" xlink:type="simple">Squad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Condesa</text:p>
          </table:table-cell>
          <table:table-cell table:style-name="ce4" office:value-type="string" calcext:value-type="string">
            <text:p>Mexico City</text:p>
          </table:table-cell>
          <table:table-cell table:style-name="ce4" office:value-type="string" calcext:value-type="string">
            <text:p>Mexico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squanchgames.com/" xlink:type="simple">Squanch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urbank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squanchgames.com/" xlink:type="simple">Squanch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Raleigh</text:p>
          </table:table-cell>
          <table:table-cell table:style-name="ce4" office:value-type="string" calcext:value-type="string">
            <text:p>North Carolin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square-enix.com/" xlink:type="simple">Square Enix Company Limited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Tokyo</text:p>
          </table:table-cell>
          <table:table-cell table:style-name="ce4" office:value-type="string" calcext:value-type="string">
            <text:p>Japan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square-enix.com/" xlink:type="simple">Square Enix Montreal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ontreal</text:p>
          </table:table-cell>
          <table:table-cell table:style-name="ce4" office:value-type="string" calcext:value-type="string">
            <text:p>Quebec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squigglybit.com/" xlink:type="simple">Squigglybit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Kansas City</text:p>
          </table:table-cell>
          <table:table-cell table:style-name="ce4" office:value-type="string" calcext:value-type="string">
            <text:p>Missouri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stageclearstudios.com/" xlink:type="simple">Stage Clear Studio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Madrid</text:p>
          </table:table-cell>
          <table:table-cell table:style-name="ce4" office:value-type="string" calcext:value-type="string">
            <text:p>Spain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stainlessgames.com/" xlink:type="simple">Stainless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Newport</text:p>
          </table:table-cell>
          <table:table-cell table:style-name="ce4" office:value-type="string" calcext:value-type="string">
            <text:p>Isle of Wight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starcolt.com/" xlink:type="simple">Star Colt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Wellington</text:p>
          </table:table-cell>
          <table:table-cell table:style-name="ce4" office:value-type="string" calcext:value-type="string">
            <text:p>Greater Wellington</text:p>
          </table:table-cell>
          <table:table-cell table:style-name="ce4" office:value-type="string" calcext:value-type="string">
            <text:p>New Zea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ninasays.so/" xlink:type="simple">Star Maid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Portland</text:p>
          </table:table-cell>
          <table:table-cell table:style-name="ce4" office:value-type="string" calcext:value-type="string">
            <text:p>Oregon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startheory.com/" xlink:type="simple">Star Theory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ellevue</text:p>
          </table:table-cell>
          <table:table-cell table:style-name="ce4" office:value-type="string" calcext:value-type="string">
            <text:p>Washington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starbreeze.com/" xlink:type="simple">Starbreeze Studio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Stockholm</text:p>
          </table:table-cell>
          <table:table-cell table:style-name="ce4" office:value-type="string" calcext:value-type="string">
            <text:p>Sweden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starburntstudios.wixsite.com/arqueskies" xlink:type="simple">Starburnt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risbane</text:p>
          </table:table-cell>
          <table:table-cell table:style-name="ce4" office:value-type="string" calcext:value-type="string">
            <text:p>Queensland</text:p>
          </table:table-cell>
          <table:table-cell table:style-name="ce4" office:value-type="string" calcext:value-type="string">
            <text:p>Australi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starcapgames.com/" xlink:type="simple">Starcap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Worcester</text:p>
          </table:table-cell>
          <table:table-cell table:style-name="ce4" office:value-type="string" calcext:value-type="string">
            <text:p>Massachusetts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starcaster.games/" xlink:type="simple">Starcaster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altimore</text:p>
          </table:table-cell>
          <table:table-cell table:style-name="ce4" office:value-type="string" calcext:value-type="string">
            <text:p>Maryland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starcaster.games/" xlink:type="simple">Starcaster Game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Shanghai</text:p>
          </table:table-cell>
          <table:table-cell table:style-name="ce4" office:value-type="string" calcext:value-type="string">
            <text:p>Chin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starcaster.games/" xlink:type="simple">Starcaster Game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Tokyo</text:p>
          </table:table-cell>
          <table:table-cell table:style-name="ce4" office:value-type="string" calcext:value-type="string">
            <text:p>Japan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stardock.com/" xlink:type="simple">Stardock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Plymouth</text:p>
          </table:table-cell>
          <table:table-cell table:style-name="ce4" office:value-type="string" calcext:value-type="string">
            <text:p>Michigan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starfallstudios.net/" xlink:type="simple">Starfall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outh Plainfield</text:p>
          </table:table-cell>
          <table:table-cell table:style-name="ce4" office:value-type="string" calcext:value-type="string">
            <text:p>New Jersey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starship-group.com/" xlink:type="simple">Starship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Liverpool</text:p>
          </table:table-cell>
          <table:table-cell table:style-name="ce4" office:value-type="string" calcext:value-type="string">
            <text:p>Merseyside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starsoft.com/" xlink:type="simple">Starsoft Entertainment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Portland</text:p>
          </table:table-cell>
          <table:table-cell table:style-name="ce4" office:value-type="string" calcext:value-type="string">
            <text:p>Oregon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station-interactive.com/" xlink:type="simple">Station Interactiv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Karlshamn</text:p>
          </table:table-cell>
          <table:table-cell table:style-name="ce4" office:value-type="string" calcext:value-type="string">
            <text:p>Blekinge</text:p>
          </table:table-cell>
          <table:table-cell table:style-name="ce4" office:value-type="string" calcext:value-type="string">
            <text:p>Sweden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steamrollerstudios.com/" xlink:type="simple">Steamroller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Eustis</text:p>
          </table:table-cell>
          <table:table-cell table:style-name="ce4" office:value-type="string" calcext:value-type="string">
            <text:p>Florid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steelmantis.com/" xlink:type="simple">Steel Manti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Amarillo</text:p>
          </table:table-cell>
          <table:table-cell table:style-name="ce4" office:value-type="string" calcext:value-type="string">
            <text:p>Texas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stellarjockeys.com/" xlink:type="simple">Stellar Jockey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eattle</text:p>
          </table:table-cell>
          <table:table-cell table:style-name="ce4" office:value-type="string" calcext:value-type="string">
            <text:p>Washington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stickystudios.com/" xlink:type="simple">Sticky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anta Monica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stickystudios.com/" xlink:type="simple">Sticky Studio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Utrecht</text:p>
          </table:table-cell>
          <table:table-cell table:style-name="ce4" office:value-type="string" calcext:value-type="string">
            <text:p>Netherland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stigmagames.com/" xlink:type="simple">Stigma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acramento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stigmastudios.com/" xlink:type="simple">Stigma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Valenza</text:p>
          </table:table-cell>
          <table:table-cell table:style-name="ce4" office:value-type="string" calcext:value-type="string">
            <text:p>Piedmont</text:p>
          </table:table-cell>
          <table:table-cell table:style-name="ce4" office:value-type="string" calcext:value-type="string">
            <text:p>Italy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stillalive-studios.com/" xlink:type="simple">stillalive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Innsbruck</text:p>
          </table:table-cell>
          <table:table-cell table:style-name="ce4" office:value-type="string" calcext:value-type="string">
            <text:p>Tyrol</text:p>
          </table:table-cell>
          <table:table-cell table:style-name="ce4" office:value-type="string" calcext:value-type="string">
            <text:p>Austri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stirfire.net/" xlink:type="simple">Stirfire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Perth</text:p>
          </table:table-cell>
          <table:table-cell table:style-name="ce4" office:value-type="string" calcext:value-type="string">
            <text:p>Western Australia</text:p>
          </table:table-cell>
          <table:table-cell table:style-name="ce4" office:value-type="string" calcext:value-type="string">
            <text:p>Australi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stoagames.com/" xlink:type="simple">Stoa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Philadelphia</text:p>
          </table:table-cell>
          <table:table-cell table:style-name="ce4" office:value-type="string" calcext:value-type="string">
            <text:p>Pennsylva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stoicstudio.com/" xlink:type="simple">Stoic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Austin</text:p>
          </table:table-cell>
          <table:table-cell table:style-name="ce4" office:value-type="string" calcext:value-type="string">
            <text:p>Texas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games.thestonebot.com/" xlink:type="simple">Stone Bot Studio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San Salvador</text:p>
          </table:table-cell>
          <table:table-cell table:style-name="ce4" office:value-type="string" calcext:value-type="string">
            <text:p>El Salvador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stonepunkstudios.com/" xlink:type="simple">Stonepunk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Newport Beach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stonepunkstudios.com/" xlink:type="simple">Stonepunk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Newport Beach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stormcloudgames.com/" xlink:type="simple">Storm Cloud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Dundee</text:p>
          </table:table-cell>
          <table:table-cell table:style-name="ce4" office:value-type="string" calcext:value-type="string">
            <text:p>Angus</text:p>
          </table:table-cell>
          <table:table-cell table:style-name="ce4" office:value-type="string" calcext:value-type="string">
            <text:p>Scotland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stcware.com/" xlink:type="simple">Storm in a Teacup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Rome</text:p>
          </table:table-cell>
          <table:table-cell table:style-name="ce4" office:value-type="string" calcext:value-type="string">
            <text:p>Lazio</text:p>
          </table:table-cell>
          <table:table-cell table:style-name="ce4" office:value-type="string" calcext:value-type="string">
            <text:p>Italy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stormindgames.com/" xlink:type="simple">Stormind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Acireale</text:p>
          </table:table-cell>
          <table:table-cell table:style-name="ce4" office:value-type="string" calcext:value-type="string">
            <text:p>Sicilia</text:p>
          </table:table-cell>
          <table:table-cell table:style-name="ce4" office:value-type="string" calcext:value-type="string">
            <text:p>Italy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storytoys.com/" xlink:type="simple">Story Toy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elfast</text:p>
          </table:table-cell>
          <table:table-cell table:style-name="ce4" office:value-type="string" calcext:value-type="string">
            <text:p>County Antrim</text:p>
          </table:table-cell>
          <table:table-cell table:style-name="ce4" office:value-type="string" calcext:value-type="string">
            <text:p>Northern Ireland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storytoys.com/" xlink:type="simple">Story Toy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Dublin</text:p>
          </table:table-cell>
          <table:table-cell table:style-name="ce4" office:value-type="string" calcext:value-type="string">
            <text:p>Leinster</text:p>
          </table:table-cell>
          <table:table-cell table:style-name="ce4" office:value-type="string" calcext:value-type="string">
            <text:p>Ire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storybird.fr/" xlink:type="simple">Storybird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Tours</text:p>
          </table:table-cell>
          <table:table-cell table:style-name="ce4" office:value-type="string" calcext:value-type="string">
            <text:p>Centre-Val de Loire</text:p>
          </table:table-cell>
          <table:table-cell table:style-name="ce4" office:value-type="string" calcext:value-type="string">
            <text:p>France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storymind-ent.com/" xlink:type="simple">Storymind Entertainment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Kiev</text:p>
          </table:table-cell>
          <table:table-cell table:style-name="ce4" office:value-type="string" calcext:value-type="string">
            <text:p>Ukraine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straitjacket-entertainment.com/" xlink:type="simple">Straitjacket Entertainment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rno</text:p>
          </table:table-cell>
          <table:table-cell table:style-name="ce4" office:value-type="string" calcext:value-type="string">
            <text:p>Moravia</text:p>
          </table:table-cell>
          <table:table-cell table:style-name="ce4" office:value-type="string" calcext:value-type="string">
            <text:p>Czech Republic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strangeloopgames.com/" xlink:type="simple">Strange Loop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eattle</text:p>
          </table:table-cell>
          <table:table-cell table:style-name="ce4" office:value-type="string" calcext:value-type="string">
            <text:p>Washington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strangereptile.com/" xlink:type="simple">Strange Reptil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alt Lake City</text:p>
          </table:table-cell>
          <table:table-cell table:style-name="ce4" office:value-type="string" calcext:value-type="string">
            <text:p>Utah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straybombay.com/" xlink:type="simple">Stray Bombay Company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eattle</text:p>
          </table:table-cell>
          <table:table-cell table:style-name="ce4" office:value-type="string" calcext:value-type="string">
            <text:p>Washington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strayfawnstudio.com/" xlink:type="simple">Stray Fawn Studio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Zurich</text:p>
          </table:table-cell>
          <table:table-cell table:style-name="ce4" office:value-type="string" calcext:value-type="string">
            <text:p>Switzer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straykitestudios.com/" xlink:type="simple">Stray Kite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Richardson</text:p>
          </table:table-cell>
          <table:table-cell table:style-name="ce4" office:value-type="string" calcext:value-type="string">
            <text:p>Texas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streamline-games.com/" xlink:type="simple">Streamline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Kuala Lumpur</text:p>
          </table:table-cell>
          <table:table-cell table:style-name="ce4" office:value-type="string" calcext:value-type="string">
            <text:p>Selangor</text:p>
          </table:table-cell>
          <table:table-cell table:style-name="ce4" office:value-type="string" calcext:value-type="string">
            <text:p>Malaysi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streumon-studio.com/" xlink:type="simple">Streum on Studio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Chelles</text:p>
          </table:table-cell>
          <table:table-cell table:style-name="ce4" office:value-type="string" calcext:value-type="string">
            <text:p>Ile-de-France</text:p>
          </table:table-cell>
          <table:table-cell table:style-name="ce4" office:value-type="string" calcext:value-type="string">
            <text:p>France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pubg.com/" xlink:type="simple">Striking Distance (The PUBG Corporation)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an Ramon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gibbousgame.com/" xlink:type="simple">Stuck In Attic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Cluj-Napoca</text:p>
          </table:table-cell>
          <table:table-cell table:style-name="ce4" office:value-type="string" calcext:value-type="string">
            <text:p>Cluj</text:p>
          </table:table-cell>
          <table:table-cell table:style-name="ce4" office:value-type="string" calcext:value-type="string">
            <text:p>Romania</text:p>
          </table:table-cell>
          <table:table-cell table:number-columns-repeated="1019"/>
        </table:table-row>
        <table:table-row table:style-name="ro4">
          <table:table-cell table:style-name="ce4" office:value-type="string" calcext:value-type="string">
            <text:p><text:a xlink:href="http://www.studioblackflag.com/" xlink:type="simple">Studio Black Flag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ordeaux</text:p>
          </table:table-cell>
          <table:table-cell table:style-name="ce4" office:value-type="string" calcext:value-type="string">
            <text:p>Aquitaine-Limousin-Poitou-Charentes</text:p>
          </table:table-cell>
          <table:table-cell table:style-name="ce4" office:value-type="string" calcext:value-type="string">
            <text:p>France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studiochahut.com/" xlink:type="simple">Studio Chahut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Grenoble</text:p>
          </table:table-cell>
          <table:table-cell table:style-name="ce4" office:value-type="string" calcext:value-type="string">
            <text:p>Rhone-Alpes</text:p>
          </table:table-cell>
          <table:table-cell table:style-name="ce4" office:value-type="string" calcext:value-type="string">
            <text:p>France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studioevil.com/" xlink:type="simple">Studio Evil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ologna</text:p>
          </table:table-cell>
          <table:table-cell table:style-name="ce4" office:value-type="string" calcext:value-type="string">
            <text:p>Emilia Romagna</text:p>
          </table:table-cell>
          <table:table-cell table:style-name="ce4" office:value-type="string" calcext:value-type="string">
            <text:p>Italy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studiofawn.com/" xlink:type="simple">Studio Fawn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Hollywood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3">
          <table:table-cell table:style-name="ce4" office:value-type="string" calcext:value-type="string">
            <text:p><text:a xlink:href="http://www.studio-fizbin.de/" xlink:type="simple">Studio Fizbin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Ludwigsburg</text:p>
          </table:table-cell>
          <table:table-cell table:style-name="ce4" office:value-type="string" calcext:value-type="string">
            <text:p>Baden-Wurttemberg</text:p>
          </table:table-cell>
          <table:table-cell table:style-name="ce4" office:value-type="string" calcext:value-type="string">
            <text:p>Germany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studiogobo.com/" xlink:type="simple">Studio Gobo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righton</text:p>
          </table:table-cell>
          <table:table-cell table:style-name="ce4" office:value-type="string" calcext:value-type="string">
            <text:p>East Sussex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gamestudiohg.com/" xlink:type="simple">Studio HG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Seoul</text:p>
          </table:table-cell>
          <table:table-cell table:style-name="ce4" office:value-type="string" calcext:value-type="string">
            <text:p>South Korea</text:p>
          </table:table-cell>
          <table:table-cell table:number-columns-repeated="1019"/>
        </table:table-row>
        <table:table-row table:style-name="ro3">
          <table:table-cell table:style-name="ce4" office:value-type="string" calcext:value-type="string">
            <text:p><text:a xlink:href="http://www.playomno.com/" xlink:type="simple">Studio Inkyfox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ielefeld</text:p>
          </table:table-cell>
          <table:table-cell table:style-name="ce4" office:value-type="string" calcext:value-type="string">
            <text:p>North Rhine-Westphalia</text:p>
          </table:table-cell>
          <table:table-cell table:style-name="ce4" office:value-type="string" calcext:value-type="string">
            <text:p>Germany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mayday.nz/" xlink:type="simple">Studio Mayday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Wellington</text:p>
          </table:table-cell>
          <table:table-cell table:style-name="ce4" office:value-type="string" calcext:value-type="string">
            <text:p>Greater Wellington</text:p>
          </table:table-cell>
          <table:table-cell table:style-name="ce4" office:value-type="string" calcext:value-type="string">
            <text:p>New Zealand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studiomdhr.com/" xlink:type="simple">Studio MDHR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Oakville</text:p>
          </table:table-cell>
          <table:table-cell table:style-name="ce4" office:value-type="string" calcext:value-type="string">
            <text:p>Ontario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studiomdhr.com/" xlink:type="simple">Studio MDHR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Regina</text:p>
          </table:table-cell>
          <table:table-cell table:style-name="ce4" office:value-type="string" calcext:value-type="string">
            <text:p>Saskatchewan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oleomingus.com/" xlink:type="simple">Studio Oleomingu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Chala</text:p>
          </table:table-cell>
          <table:table-cell table:style-name="ce4" office:value-type="string" calcext:value-type="string">
            <text:p>Gujarat</text:p>
          </table:table-cell>
          <table:table-cell table:style-name="ce4" office:value-type="string" calcext:value-type="string">
            <text:p>India</text:p>
          </table:table-cell>
          <table:table-cell table:number-columns-repeated="1019"/>
        </table:table-row>
        <table:table-row table:style-name="ro3">
          <table:table-cell table:style-name="ce4" office:value-type="string" calcext:value-type="string">
            <text:p><text:a xlink:href="http://www.studiopangea.com/" xlink:type="simple">Studio Pangea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antiago</text:p>
          </table:table-cell>
          <table:table-cell table:style-name="ce4" office:value-type="string" calcext:value-type="string">
            <text:p>Region Metropolitana</text:p>
          </table:table-cell>
          <table:table-cell table:style-name="ce4" office:value-type="string" calcext:value-type="string">
            <text:p>Chile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facebook.com/StudioPixelPunk" xlink:type="simple">Studio Pixel Punk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anto Andre</text:p>
          </table:table-cell>
          <table:table-cell table:style-name="ce4" office:value-type="string" calcext:value-type="string">
            <text:p>Sao Paulo</text:p>
          </table:table-cell>
          <table:table-cell table:style-name="ce4" office:value-type="string" calcext:value-type="string">
            <text:p>Brazil</text:p>
          </table:table-cell>
          <table:table-cell table:number-columns-repeated="1019"/>
        </table:table-row>
        <table:table-row table:style-name="ro4">
          <table:table-cell table:style-name="ce4" office:value-type="string" calcext:value-type="string">
            <text:p><text:a xlink:href="http://www.studiopixmix.com/" xlink:type="simple">Studio PixMix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trasbourg</text:p>
          </table:table-cell>
          <table:table-cell table:style-name="ce4" office:value-type="string" calcext:value-type="string">
            <text:p>Alsace-Champagne-Ardenne-Lorraine</text:p>
          </table:table-cell>
          <table:table-cell table:style-name="ce4" office:value-type="string" calcext:value-type="string">
            <text:p>France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studiowildcard.com/" xlink:type="simple">Studio Wildcard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Kirkland</text:p>
          </table:table-cell>
          <table:table-cell table:style-name="ce4" office:value-type="string" calcext:value-type="string">
            <text:p>Washington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sumergame.com/" xlink:type="simple">Studio Wumpu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rooklyn</text:p>
          </table:table-cell>
          <table:table-cell table:style-name="ce4" office:value-type="string" calcext:value-type="string">
            <text:p>New York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studiozevere.com/" xlink:type="simple">Studio Zever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Cleveland</text:p>
          </table:table-cell>
          <table:table-cell table:style-name="ce4" office:value-type="string" calcext:value-type="string">
            <text:p>Ohio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stu237.com/" xlink:type="simple">Studio237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Los Angeles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stumblingcat.com/" xlink:type="simple">Stumbling Cat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eattle</text:p>
          </table:table-cell>
          <table:table-cell table:style-name="ce4" office:value-type="string" calcext:value-type="string">
            <text:p>Washington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stunlockstudios.com/" xlink:type="simple">Stunlock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kövde</text:p>
          </table:table-cell>
          <table:table-cell table:style-name="ce4" office:value-type="string" calcext:value-type="string">
            <text:p>Vastra Gotaland</text:p>
          </table:table-cell>
          <table:table-cell table:style-name="ce4" office:value-type="string" calcext:value-type="string">
            <text:p>Sweden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stupidipixel.com/" xlink:type="simple">Stupidi Pixel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ilan</text:p>
          </table:table-cell>
          <table:table-cell table:style-name="ce4" office:value-type="string" calcext:value-type="string">
            <text:p>Lombardia</text:p>
          </table:table-cell>
          <table:table-cell table:style-name="ce4" office:value-type="string" calcext:value-type="string">
            <text:p>Italy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ftlgame.com/" xlink:type="simple">Subset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eattle</text:p>
          </table:table-cell>
          <table:table-cell table:style-name="ce4" office:value-type="string" calcext:value-type="string">
            <text:p>Washington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3">
          <table:table-cell table:style-name="ce4" office:value-type="string" calcext:value-type="string">
            <text:p><text:a xlink:href="http://www.subversivegames.com/" xlink:type="simple">Subversive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Canberra</text:p>
          </table:table-cell>
          <table:table-cell table:style-name="ce4" office:value-type="string" calcext:value-type="string">
            <text:p>Australian Capital Territory</text:p>
          </table:table-cell>
          <table:table-cell table:style-name="ce4" office:value-type="string" calcext:value-type="string">
            <text:p>Australi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subversivegames.com/" xlink:type="simple">Subversive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Perth</text:p>
          </table:table-cell>
          <table:table-cell table:style-name="ce4" office:value-type="string" calcext:value-type="string">
            <text:p>Western Australia</text:p>
          </table:table-cell>
          <table:table-cell table:style-name="ce4" office:value-type="string" calcext:value-type="string">
            <text:p>Australi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suckerpunch.com/" xlink:type="simple">Sucker Punch Productions (Sony)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ellevue</text:p>
          </table:table-cell>
          <table:table-cell table:style-name="ce4" office:value-type="string" calcext:value-type="string">
            <text:p>Washington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suckerfreegames.com/" xlink:type="simple">SuckerFree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eattle</text:p>
          </table:table-cell>
          <table:table-cell table:style-name="ce4" office:value-type="string" calcext:value-type="string">
            <text:p>Washington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sukafuteam.com/" xlink:type="simple">Sukafu Team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Curitiba</text:p>
          </table:table-cell>
          <table:table-cell table:style-name="ce4" office:value-type="string" calcext:value-type="string">
            <text:p>Parana</text:p>
          </table:table-cell>
          <table:table-cell table:style-name="ce4" office:value-type="string" calcext:value-type="string">
            <text:p>Brazil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sukeban.moe/" xlink:type="simple">Sukeban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Caracas</text:p>
          </table:table-cell>
          <table:table-cell table:style-name="ce4" office:value-type="string" calcext:value-type="string">
            <text:p>Capital District</text:p>
          </table:table-cell>
          <table:table-cell table:style-name="ce4" office:value-type="string" calcext:value-type="string">
            <text:p>Venezuel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summerfallstudios.com/" xlink:type="simple">Summerfall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elbourne</text:p>
          </table:table-cell>
          <table:table-cell table:style-name="ce4" office:value-type="string" calcext:value-type="string">
            <text:p>Victoria</text:p>
          </table:table-cell>
          <table:table-cell table:style-name="ce4" office:value-type="string" calcext:value-type="string">
            <text:p>Australi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sumo-digital.com/" xlink:type="simple">Sumo Digital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Pune</text:p>
          </table:table-cell>
          <table:table-cell table:style-name="ce4" office:value-type="string" calcext:value-type="string">
            <text:p>Maharashtra</text:p>
          </table:table-cell>
          <table:table-cell table:style-name="ce4" office:value-type="string" calcext:value-type="string">
            <text:p>Indi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sumo-digital.com/" xlink:type="simple">Sumo Digital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heffield</text:p>
          </table:table-cell>
          <table:table-cell table:style-name="ce4" office:value-type="string" calcext:value-type="string">
            <text:p>Yorkshire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sumomgames.com/" xlink:type="simple">Sumom Game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Kiev</text:p>
          </table:table-cell>
          <table:table-cell table:style-name="ce4" office:value-type="string" calcext:value-type="string">
            <text:p>Ukraine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sundaemonth.com/" xlink:type="simple">Sundae Month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urlington</text:p>
          </table:table-cell>
          <table:table-cell table:style-name="ce4" office:value-type="string" calcext:value-type="string">
            <text:p>Vermont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sunheadgames.com/" xlink:type="simple">Sunhead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Taipei</text:p>
          </table:table-cell>
          <table:table-cell table:number-columns-repeated="2" table:style-name="ce4" office:value-type="string" calcext:value-type="string">
            <text:p>Taiwan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sun-denshi.co.jp/" xlink:type="simple">Sunsoft Corporation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Tokyo</text:p>
          </table:table-cell>
          <table:table-cell table:style-name="ce4" office:value-type="string" calcext:value-type="string">
            <text:p>Japan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supermegateam.com/" xlink:type="simple">Super Awesome Hyper Dimensional Mega Team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Valencia</text:p>
          </table:table-cell>
          <table:table-cell table:style-name="ce4" office:value-type="string" calcext:value-type="string">
            <text:p>Spain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superhappyfunfun.com/" xlink:type="simple">Super Happy Fun Fun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Austin</text:p>
          </table:table-cell>
          <table:table-cell table:style-name="ce4" office:value-type="string" calcext:value-type="string">
            <text:p>Texas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superpunkgames.com/" xlink:type="simple">Super Punk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Nottingham</text:p>
          </table:table-cell>
          <table:table-cell table:style-name="ce4" office:value-type="string" calcext:value-type="string">
            <text:p>Nottinghamshire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superscarysnakes.com/" xlink:type="simple">Super Scary Snak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Oakland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supersoul.co/" xlink:type="simple">Super Soul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Lexington</text:p>
          </table:table-cell>
          <table:table-cell table:style-name="ce4" office:value-type="string" calcext:value-type="string">
            <text:p>Kentucky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super77.gg/" xlink:type="simple">Super77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Columbus</text:p>
          </table:table-cell>
          <table:table-cell table:style-name="ce4" office:value-type="string" calcext:value-type="string">
            <text:p>Ohio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superbright.me/" xlink:type="simple">Superbright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rooklyn</text:p>
          </table:table-cell>
          <table:table-cell table:style-name="ce4" office:value-type="string" calcext:value-type="string">
            <text:p>New York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superbrothershq.com/" xlink:type="simple">Superbrother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Victoria</text:p>
          </table:table-cell>
          <table:table-cell table:style-name="ce4" office:value-type="string" calcext:value-type="string">
            <text:p>British Columbia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supergiantgames.com/" xlink:type="simple">Supergiant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an Francisco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superhotgame.com/" xlink:type="simple">Superhot Team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Lodz</text:p>
          </table:table-cell>
          <table:table-cell table:style-name="ce4" office:value-type="string" calcext:value-type="string">
            <text:p>Poland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supermassivegames.com/" xlink:type="simple">Supermassive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Guildford</text:p>
          </table:table-cell>
          <table:table-cell table:style-name="ce4" office:value-type="string" calcext:value-type="string">
            <text:p>Surrey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supermonkeyfun.com/" xlink:type="simple">SuperMonkeyFun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Noida</text:p>
          </table:table-cell>
          <table:table-cell table:style-name="ce4" office:value-type="string" calcext:value-type="string">
            <text:p>Uttar Pradesh</text:p>
          </table:table-cell>
          <table:table-cell table:style-name="ce4" office:value-type="string" calcext:value-type="string">
            <text:p>Indi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supersolid.com/" xlink:type="simple">Supersolid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London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supersoul.co/" xlink:type="simple">SuperSoul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Lexington</text:p>
          </table:table-cell>
          <table:table-cell table:style-name="ce4" office:value-type="string" calcext:value-type="string">
            <text:p>Kentucky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superstructuregames.com/" xlink:type="simple">Superstructure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Kosice</text:p>
          </table:table-cell>
          <table:table-cell table:style-name="ce4" office:value-type="string" calcext:value-type="string">
            <text:p>Kosicky kraj</text:p>
          </table:table-cell>
          <table:table-cell table:style-name="ce4" office:value-type="string" calcext:value-type="string">
            <text:p>Slovaki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supertypegames.com/" xlink:type="simple">Supertype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Beijing</text:p>
          </table:table-cell>
          <table:table-cell table:style-name="ce4" office:value-type="string" calcext:value-type="string">
            <text:p>Chin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supertypegames.com/" xlink:type="simple">Supertyp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Florianopolis</text:p>
          </table:table-cell>
          <table:table-cell table:style-name="ce4" office:value-type="string" calcext:value-type="string">
            <text:p>Santa Catarina</text:p>
          </table:table-cell>
          <table:table-cell table:style-name="ce4" office:value-type="string" calcext:value-type="string">
            <text:p>Brazil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indus3.org/" xlink:type="simple">Superverse Industrie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Belgrade</text:p>
          </table:table-cell>
          <table:table-cell table:style-name="ce4" office:value-type="string" calcext:value-type="string">
            <text:p>Serbi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supervillainstudios.com/" xlink:type="simple">SuperVillian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anta Ana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sushee.fr/" xlink:type="simple">Sushe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Lannion</text:p>
          </table:table-cell>
          <table:table-cell table:style-name="ce4" office:value-type="string" calcext:value-type="string">
            <text:p>Bretagne</text:p>
          </table:table-cell>
          <table:table-cell table:style-name="ce4" office:value-type="string" calcext:value-type="string">
            <text:p>France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sushee.fr/" xlink:type="simple">Sushe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Lannion</text:p>
          </table:table-cell>
          <table:table-cell table:style-name="ce4" office:value-type="string" calcext:value-type="string">
            <text:p>Bretagne</text:p>
          </table:table-cell>
          <table:table-cell table:style-name="ce4" office:value-type="string" calcext:value-type="string">
            <text:p>France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suspiciousdevelopments.com/" xlink:type="simple">Suspicious Development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ath</text:p>
          </table:table-cell>
          <table:table-cell table:style-name="ce4" office:value-type="string" calcext:value-type="string">
            <text:p>Somerset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swamiware.com/" xlink:type="simple">Swamiwar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Ann Arbor</text:p>
          </table:table-cell>
          <table:table-cell table:style-name="ce4" office:value-type="string" calcext:value-type="string">
            <text:p>Michigan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sweetbanditsstudios.com/" xlink:type="simple">Sweet Bandits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Quebec City</text:p>
          </table:table-cell>
          <table:table-cell table:style-name="ce4" office:value-type="string" calcext:value-type="string">
            <text:p>Quebec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4">
          <table:table-cell table:style-name="ce4" office:value-type="string" calcext:value-type="string">
            <text:p><text:a xlink:href="http://www.swingswingsubmarine.com/" xlink:type="simple">Swing Swing Submarin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ontpellier</text:p>
          </table:table-cell>
          <table:table-cell table:style-name="ce4" office:value-type="string" calcext:value-type="string">
            <text:p>Languedoc-Roussillon-Midi-Pyrenees</text:p>
          </table:table-cell>
          <table:table-cell table:style-name="ce4" office:value-type="string" calcext:value-type="string">
            <text:p>France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seccia.com/" xlink:type="simple">Sylvain Seccia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Paris</text:p>
          </table:table-cell>
          <table:table-cell table:style-name="ce4" office:value-type="string" calcext:value-type="string">
            <text:p>Ile-de-France</text:p>
          </table:table-cell>
          <table:table-cell table:style-name="ce4" office:value-type="string" calcext:value-type="string">
            <text:p>France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symstudios.com/" xlink:type="simple">Symmetric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Chicago</text:p>
          </table:table-cell>
          <table:table-cell table:style-name="ce4" office:value-type="string" calcext:value-type="string">
            <text:p>Illinois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synaptixgames.com/" xlink:type="simple">Synaptix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Grand Junction</text:p>
          </table:table-cell>
          <table:table-cell table:style-name="ce4" office:value-type="string" calcext:value-type="string">
            <text:p>Colorado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systemera.net/" xlink:type="simple">System Era Softwork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eattle</text:p>
          </table:table-cell>
          <table:table-cell table:style-name="ce4" office:value-type="string" calcext:value-type="string">
            <text:p>Washington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tabatoune.com/" xlink:type="simple">Tabatoun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Akademgorodok</text:p>
          </table:table-cell>
          <table:table-cell table:style-name="ce4" office:value-type="string" calcext:value-type="string">
            <text:p>Novosibirsk</text:p>
          </table:table-cell>
          <table:table-cell table:style-name="ce4" office:value-type="string" calcext:value-type="string">
            <text:p>Russi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tacotruckgames.com/" xlink:type="simple">Taco Truck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eattle</text:p>
          </table:table-cell>
          <table:table-cell table:style-name="ce4" office:value-type="string" calcext:value-type="string">
            <text:p>Washington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tactical-adventures.com/" xlink:type="simple">Tactical Adventur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Paris</text:p>
          </table:table-cell>
          <table:table-cell table:style-name="ce4" office:value-type="string" calcext:value-type="string">
            <text:p>Ile-de-France</text:p>
          </table:table-cell>
          <table:table-cell table:style-name="ce4" office:value-type="string" calcext:value-type="string">
            <text:p>France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tagofjoy.lt/" xlink:type="simple">Tag of Joy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Vilnius</text:p>
          </table:table-cell>
          <table:table-cell table:style-name="ce4" office:value-type="string" calcext:value-type="string">
            <text:p>Lithuani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theawesomegamestudio.com/" xlink:type="simple">TAG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Hyderabad</text:p>
          </table:table-cell>
          <table:table-cell table:style-name="ce4" office:value-type="string" calcext:value-type="string">
            <text:p>Andhra Pradesh</text:p>
          </table:table-cell>
          <table:table-cell table:style-name="ce4" office:value-type="string" calcext:value-type="string">
            <text:p>Indi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facebook.com/tahoegames" xlink:type="simple">Tahoe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Kediri</text:p>
          </table:table-cell>
          <table:table-cell table:style-name="ce4" office:value-type="string" calcext:value-type="string">
            <text:p>East Java</text:p>
          </table:table-cell>
          <table:table-cell table:style-name="ce4" office:value-type="string" calcext:value-type="string">
            <text:p>Indonesi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taito.co.jp/" xlink:type="simple">Taito (Square Enix)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ilan</text:p>
          </table:table-cell>
          <table:table-cell table:style-name="ce4" office:value-type="string" calcext:value-type="string">
            <text:p>Lombardia</text:p>
          </table:table-cell>
          <table:table-cell table:style-name="ce4" office:value-type="string" calcext:value-type="string">
            <text:p>Italy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taito.co.jp/" xlink:type="simple">Taito (Square Enix)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hinjuku</text:p>
          </table:table-cell>
          <table:table-cell table:style-name="ce4" office:value-type="string" calcext:value-type="string">
            <text:p>Tokyo</text:p>
          </table:table-cell>
          <table:table-cell table:style-name="ce4" office:value-type="string" calcext:value-type="string">
            <text:p>Japan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taito.co.jp/" xlink:type="simple">Taito Korea Corporation (Square Enix)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Seoul</text:p>
          </table:table-cell>
          <table:table-cell table:style-name="ce4" office:value-type="string" calcext:value-type="string">
            <text:p>South Kore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takuyo.co.jp/" xlink:type="simple">Takuyo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Yokosuka</text:p>
          </table:table-cell>
          <table:table-cell table:style-name="ce4" office:value-type="string" calcext:value-type="string">
            <text:p>Kanagawa</text:p>
          </table:table-cell>
          <table:table-cell table:style-name="ce4" office:value-type="string" calcext:value-type="string">
            <text:p>Japan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talawagames.com/" xlink:type="simple">Talawa Game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Stockholm</text:p>
          </table:table-cell>
          <table:table-cell table:style-name="ce4" office:value-type="string" calcext:value-type="string">
            <text:p>Sweden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tale-of-tales.com/" xlink:type="simple">Tale of Tal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Ghent</text:p>
          </table:table-cell>
          <table:table-cell table:style-name="ce4" office:value-type="string" calcext:value-type="string">
            <text:p>Vlaanderen</text:p>
          </table:table-cell>
          <table:table-cell table:style-name="ce4" office:value-type="string" calcext:value-type="string">
            <text:p>Belgium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taleworlds.com/" xlink:type="simple">Taleworlds Entertainment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Ankara</text:p>
          </table:table-cell>
          <table:table-cell table:style-name="ce4" office:value-type="string" calcext:value-type="string">
            <text:p>Turkey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tallstorystudios.com/" xlink:type="simple">Tall Story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Newcastle-Upon-Tyne</text:p>
          </table:table-cell>
          <table:table-cell table:style-name="ce4" office:value-type="string" calcext:value-type="string">
            <text:p>Tyne and Wear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tamagames.com/" xlink:type="simple">Tama Game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Valencia</text:p>
          </table:table-cell>
          <table:table-cell table:style-name="ce4" office:value-type="string" calcext:value-type="string">
            <text:p>Spain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tamarinstudios.com/" xlink:type="simple">Tamarin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Rambouillet</text:p>
          </table:table-cell>
          <table:table-cell table:style-name="ce4" office:value-type="string" calcext:value-type="string">
            <text:p>Ile-de-France</text:p>
          </table:table-cell>
          <table:table-cell table:style-name="ce4" office:value-type="string" calcext:value-type="string">
            <text:p>France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tamasenco.com/" xlink:type="simple">Tamasenco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Limassol</text:p>
          </table:table-cell>
          <table:table-cell table:style-name="ce4" office:value-type="string" calcext:value-type="string">
            <text:p>Cypru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tangentlemen.com/" xlink:type="simple">Tangentlemen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Los Angeles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tangogameworks.com/" xlink:type="simple">Tango Gameworks (ZeniMax Media)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Tokyo</text:p>
          </table:table-cell>
          <table:table-cell table:style-name="ce4" office:value-type="string" calcext:value-type="string">
            <text:p>Japan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tantalus.com.au/" xlink:type="simple">Tantalu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risbane</text:p>
          </table:table-cell>
          <table:table-cell table:style-name="ce4" office:value-type="string" calcext:value-type="string">
            <text:p>Queensland</text:p>
          </table:table-cell>
          <table:table-cell table:style-name="ce4" office:value-type="string" calcext:value-type="string">
            <text:p>Australi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tantalus.com.au/" xlink:type="simple">Tantalu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elbourne</text:p>
          </table:table-cell>
          <table:table-cell table:style-name="ce4" office:value-type="string" calcext:value-type="string">
            <text:p>Victoria</text:p>
          </table:table-cell>
          <table:table-cell table:style-name="ce4" office:value-type="string" calcext:value-type="string">
            <text:p>Australi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tantrumedia.com/" xlink:type="simple">Tantrumedia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Wirral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tappsgames.com/" xlink:type="simple">Tapps Game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Sao Paulo</text:p>
          </table:table-cell>
          <table:table-cell table:style-name="ce4" office:value-type="string" calcext:value-type="string">
            <text:p>Brazil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tapstarapps.com/" xlink:type="simple">TapStar Interactive Software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Dhaka</text:p>
          </table:table-cell>
          <table:table-cell table:style-name="ce4" office:value-type="string" calcext:value-type="string">
            <text:p>Bangladesh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targem.ru/" xlink:type="simple">Targem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Ekaterinburg</text:p>
          </table:table-cell>
          <table:table-cell table:style-name="ce4" office:value-type="string" calcext:value-type="string">
            <text:p>Sverdlovsk</text:p>
          </table:table-cell>
          <table:table-cell table:style-name="ce4" office:value-type="string" calcext:value-type="string">
            <text:p>Russi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tarsier.se/" xlink:type="simple">Tarsier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almo</text:p>
          </table:table-cell>
          <table:table-cell table:style-name="ce4" office:value-type="string" calcext:value-type="string">
            <text:p>Scania</text:p>
          </table:table-cell>
          <table:table-cell table:style-name="ce4" office:value-type="string" calcext:value-type="string">
            <text:p>Sweden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tatemultimedia.com/" xlink:type="simple">Tate Multimedia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Krakow</text:p>
          </table:table-cell>
          <table:table-cell table:style-name="ce4" office:value-type="string" calcext:value-type="string">
            <text:p>Lesser Poland</text:p>
          </table:table-cell>
          <table:table-cell table:style-name="ce4" office:value-type="string" calcext:value-type="string">
            <text:p>Po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tbagames.net/" xlink:type="simple">TBA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Orlando</text:p>
          </table:table-cell>
          <table:table-cell table:style-name="ce4" office:value-type="string" calcext:value-type="string">
            <text:p>Florid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playsnowtopia.com/" xlink:type="simple">Tea For Two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Ivry-sur-Seine</text:p>
          </table:table-cell>
          <table:table-cell table:style-name="ce4" office:value-type="string" calcext:value-type="string">
            <text:p>Val-de-Marne</text:p>
          </table:table-cell>
          <table:table-cell table:style-name="ce4" office:value-type="string" calcext:value-type="string">
            <text:p>France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teachergaming.com/" xlink:type="simple">TeacherGaming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New York City</text:p>
          </table:table-cell>
          <table:table-cell table:style-name="ce4" office:value-type="string" calcext:value-type="string">
            <text:p>New York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teachergaming.com/" xlink:type="simple">TeacherGaming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Tampere</text:p>
          </table:table-cell>
          <table:table-cell table:style-name="ce4" office:value-type="string" calcext:value-type="string">
            <text:p>Tavastia</text:p>
          </table:table-cell>
          <table:table-cell table:style-name="ce4" office:value-type="string" calcext:value-type="string">
            <text:p>Fin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team8studio.com/" xlink:type="simple">Team 8 Studio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Lyon</text:p>
          </table:table-cell>
          <table:table-cell table:style-name="ce4" office:value-type="string" calcext:value-type="string">
            <text:p>Rhone-Alpes</text:p>
          </table:table-cell>
          <table:table-cell table:style-name="ce4" office:value-type="string" calcext:value-type="string">
            <text:p>France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teamcherry.com.au/" xlink:type="simple">Team Cherry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Adelaide</text:p>
          </table:table-cell>
          <table:table-cell table:style-name="ce4" office:value-type="string" calcext:value-type="string">
            <text:p>South Australia</text:p>
          </table:table-cell>
          <table:table-cell table:style-name="ce4" office:value-type="string" calcext:value-type="string">
            <text:p>Australi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aztez.com/" xlink:type="simple">Team Colorblind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Phoenix</text:p>
          </table:table-cell>
          <table:table-cell table:style-name="ce4" office:value-type="string" calcext:value-type="string">
            <text:p>Arizon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teamgothammadrid.com/" xlink:type="simple">Team Gotham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Madrid</text:p>
          </table:table-cell>
          <table:table-cell table:style-name="ce4" office:value-type="string" calcext:value-type="string">
            <text:p>Spain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guazu.itch.io/" xlink:type="simple">Team Güazú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La Plata</text:p>
          </table:table-cell>
          <table:table-cell table:style-name="ce4" office:value-type="string" calcext:value-type="string">
            <text:p>Buenos Aires</text:p>
          </table:table-cell>
          <table:table-cell table:style-name="ce4" office:value-type="string" calcext:value-type="string">
            <text:p>Argentin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team-horay.itch.io/" xlink:type="simple">Team Horay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Seoul</text:p>
          </table:table-cell>
          <table:table-cell table:style-name="ce4" office:value-type="string" calcext:value-type="string">
            <text:p>South Kore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teamjollyroger.com/" xlink:type="simple">Team Jolly Roger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Kajaani</text:p>
          </table:table-cell>
          <table:table-cell table:style-name="ce4" office:value-type="string" calcext:value-type="string">
            <text:p>Kainuu</text:p>
          </table:table-cell>
          <table:table-cell table:style-name="ce4" office:value-type="string" calcext:value-type="string">
            <text:p>Fin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supermeatboy.com/" xlink:type="simple">Team Meat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anta Cruz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niche-game.com/" xlink:type="simple">Team Niche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Zurich</text:p>
          </table:table-cell>
          <table:table-cell table:style-name="ce4" office:value-type="string" calcext:value-type="string">
            <text:p>Switzerland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teamninja-studio.com/" xlink:type="simple">Team Ninja (Tecmo Koei)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Tokyo</text:p>
          </table:table-cell>
          <table:table-cell table:style-name="ce4" office:value-type="string" calcext:value-type="string">
            <text:p>Japan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chambaragame.com/" xlink:type="simple">Team OK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Los Angeles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team-reptile.com/" xlink:type="simple">Team Reptil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Hilversum</text:p>
          </table:table-cell>
          <table:table-cell table:style-name="ce4" office:value-type="string" calcext:value-type="string">
            <text:p>Noord-Holland</text:p>
          </table:table-cell>
          <table:table-cell table:style-name="ce4" office:value-type="string" calcext:value-type="string">
            <text:p>Netherland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mrshifty.com/" xlink:type="simple">Team Shifty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risbane</text:p>
          </table:table-cell>
          <table:table-cell table:style-name="ce4" office:value-type="string" calcext:value-type="string">
            <text:p>Queensland</text:p>
          </table:table-cell>
          <table:table-cell table:style-name="ce4" office:value-type="string" calcext:value-type="string">
            <text:p>Australi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koeitecmo.co.jp/" xlink:type="simple">Team Tachyon (Tecmo Koei)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Tokyo</text:p>
          </table:table-cell>
          <table:table-cell table:style-name="ce4" office:value-type="string" calcext:value-type="string">
            <text:p>Japan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team2bit.com/" xlink:type="simple">Team2Bit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anta Cruz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team6-games.com/" xlink:type="simple">Team6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Assen</text:p>
          </table:table-cell>
          <table:table-cell table:style-name="ce4" office:value-type="string" calcext:value-type="string">
            <text:p>Drenthe</text:p>
          </table:table-cell>
          <table:table-cell table:style-name="ce4" office:value-type="string" calcext:value-type="string">
            <text:p>Netherland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teamkillmedia.com/" xlink:type="simple">Teamkill Media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heridan</text:p>
          </table:table-cell>
          <table:table-cell table:style-name="ce4" office:value-type="string" calcext:value-type="string">
            <text:p>Wyoming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teazelcat.com/" xlink:type="simple">Teazelcat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Horsham</text:p>
          </table:table-cell>
          <table:table-cell table:style-name="ce4" office:value-type="string" calcext:value-type="string">
            <text:p>West Sussex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techfront.com.br/" xlink:type="simple">TechFront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Curitiba</text:p>
          </table:table-cell>
          <table:table-cell table:style-name="ce4" office:value-type="string" calcext:value-type="string">
            <text:p>Parana</text:p>
          </table:table-cell>
          <table:table-cell table:style-name="ce4" office:value-type="string" calcext:value-type="string">
            <text:p>Brazil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techfront.com.br/" xlink:type="simple">TechFront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Florianopolis</text:p>
          </table:table-cell>
          <table:table-cell table:style-name="ce4" office:value-type="string" calcext:value-type="string">
            <text:p>Santa Catarina</text:p>
          </table:table-cell>
          <table:table-cell table:style-name="ce4" office:value-type="string" calcext:value-type="string">
            <text:p>Brazil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techland.pl/" xlink:type="simple">Techland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urnaby</text:p>
          </table:table-cell>
          <table:table-cell table:style-name="ce4" office:value-type="string" calcext:value-type="string">
            <text:p>British Columbia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techland.pl/" xlink:type="simple">Techland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Warsaw</text:p>
          </table:table-cell>
          <table:table-cell table:style-name="ce4" office:value-type="string" calcext:value-type="string">
            <text:p>Masovian</text:p>
          </table:table-cell>
          <table:table-cell table:style-name="ce4" office:value-type="string" calcext:value-type="string">
            <text:p>Po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techland.pl/" xlink:type="simple">Techland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Wroclaw</text:p>
          </table:table-cell>
          <table:table-cell table:style-name="ce4" office:value-type="string" calcext:value-type="string">
            <text:p>Lower Silesia</text:p>
          </table:table-cell>
          <table:table-cell table:style-name="ce4" office:value-type="string" calcext:value-type="string">
            <text:p>Poland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techneongroup.com/" xlink:type="simple">Techneon Group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Tripoli</text:p>
          </table:table-cell>
          <table:table-cell table:style-name="ce4" office:value-type="string" calcext:value-type="string">
            <text:p>Liby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teknopilot.no/" xlink:type="simple">Teknopilot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Hamar</text:p>
          </table:table-cell>
          <table:table-cell table:style-name="ce4" office:value-type="string" calcext:value-type="string">
            <text:p>Hedmark</text:p>
          </table:table-cell>
          <table:table-cell table:style-name="ce4" office:value-type="string" calcext:value-type="string">
            <text:p>Norway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tekustudios.com/eng/" xlink:type="simple">Teku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Teruel</text:p>
          </table:table-cell>
          <table:table-cell table:style-name="ce4" office:value-type="string" calcext:value-type="string">
            <text:p>Aragon</text:p>
          </table:table-cell>
          <table:table-cell table:style-name="ce4" office:value-type="string" calcext:value-type="string">
            <text:p>Spain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telltale.com/" xlink:type="simple">Telltale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Corte Madera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3">
          <table:table-cell table:style-name="ce4" office:value-type="string" calcext:value-type="string">
            <text:p><text:a xlink:href="http://www.telosentertainment.com/" xlink:type="simple">Telos Entertainment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Charlottetown</text:p>
          </table:table-cell>
          <table:table-cell table:style-name="ce4" office:value-type="string" calcext:value-type="string">
            <text:p>Prince Edward Island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tensquaregames.com/" xlink:type="simple">Ten Square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Wroclaw</text:p>
          </table:table-cell>
          <table:table-cell table:style-name="ce4" office:value-type="string" calcext:value-type="string">
            <text:p>Lower Silesia</text:p>
          </table:table-cell>
          <table:table-cell table:style-name="ce4" office:value-type="string" calcext:value-type="string">
            <text:p>Poland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teotlstudios.com/" xlink:type="simple">Teotl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Uppsala</text:p>
          </table:table-cell>
          <table:table-cell table:style-name="ce4" office:value-type="string" calcext:value-type="string">
            <text:p>Uppland</text:p>
          </table:table-cell>
          <table:table-cell table:style-name="ce4" office:value-type="string" calcext:value-type="string">
            <text:p>Sweden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tequilaworks.com/" xlink:type="simple">Tequila Work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Madrid</text:p>
          </table:table-cell>
          <table:table-cell table:style-name="ce4" office:value-type="string" calcext:value-type="string">
            <text:p>Spain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terc.edu/" xlink:type="simple">TERC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Cambridge</text:p>
          </table:table-cell>
          <table:table-cell table:style-name="ce4" office:value-type="string" calcext:value-type="string">
            <text:p>Massachusetts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thimbleweedpark.com/" xlink:type="simple">Terrible Toybox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an Francisco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terrifyingjellyfish.com/" xlink:type="simple">Terrifying Jellyfish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t. Louis</text:p>
          </table:table-cell>
          <table:table-cell table:style-name="ce4" office:value-type="string" calcext:value-type="string">
            <text:p>Missouri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tetragram.co/" xlink:type="simple">Tetragram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Victoria</text:p>
          </table:table-cell>
          <table:table-cell table:style-name="ce4" office:value-type="string" calcext:value-type="string">
            <text:p>British Columbia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teyon.com/" xlink:type="simple">Teyon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Krakow</text:p>
          </table:table-cell>
          <table:table-cell table:style-name="ce4" office:value-type="string" calcext:value-type="string">
            <text:p>Po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thar-be-monsters.tumblr.com/" xlink:type="simple">Thar Be Monster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Los Angeles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thatgamecompany.com/" xlink:type="simple">thatgamecompany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anta Monica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thawedcodebase.com/" xlink:type="simple">Thawed Codebas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Green Bay</text:p>
          </table:table-cell>
          <table:table-cell table:style-name="ce4" office:value-type="string" calcext:value-type="string">
            <text:p>Wisconsin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the-artistocrats.com/" xlink:type="simple">The Artistocrat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aasmechelen</text:p>
          </table:table-cell>
          <table:table-cell table:style-name="ce4" office:value-type="string" calcext:value-type="string">
            <text:p>Limburg</text:p>
          </table:table-cell>
          <table:table-cell table:style-name="ce4" office:value-type="string" calcext:value-type="string">
            <text:p>Belgium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theastronauts.com/" xlink:type="simple">The Astronaut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Warsaw</text:p>
          </table:table-cell>
          <table:table-cell table:style-name="ce4" office:value-type="string" calcext:value-type="string">
            <text:p>Masovian</text:p>
          </table:table-cell>
          <table:table-cell table:style-name="ce4" office:value-type="string" calcext:value-type="string">
            <text:p>Po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blog.bartletjones.com/" xlink:type="simple">The Bartlet Jones Supernatural Detective Agency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an Diego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thebeardedladiesconsulting.com/" xlink:type="simple">The Bearded Ladies Consulting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Trollhattan</text:p>
          </table:table-cell>
          <table:table-cell table:style-name="ce4" office:value-type="string" calcext:value-type="string">
            <text:p>Vastra Gotaland</text:p>
          </table:table-cell>
          <table:table-cell table:style-name="ce4" office:value-type="string" calcext:value-type="string">
            <text:p>Sweden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thebrotherhoodgames.com/" xlink:type="simple">The Brotherhood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Johannesburg</text:p>
          </table:table-cell>
          <table:table-cell table:style-name="ce4" office:value-type="string" calcext:value-type="string">
            <text:p>Gauteng</text:p>
          </table:table-cell>
          <table:table-cell table:style-name="ce4" office:value-type="string" calcext:value-type="string">
            <text:p>South Afric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thechineseroom.co.uk/" xlink:type="simple">The Chinese Room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righton</text:p>
          </table:table-cell>
          <table:table-cell table:style-name="ce4" office:value-type="string" calcext:value-type="string">
            <text:p>East Sussex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thecoalitionstudio.com/" xlink:type="simple">The Coalition (Microsoft Studios)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Vancouver</text:p>
          </table:table-cell>
          <table:table-cell table:style-name="ce4" office:value-type="string" calcext:value-type="string">
            <text:p>British Columbia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thedeependgames.com/" xlink:type="simple">The Deep End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oston</text:p>
          </table:table-cell>
          <table:table-cell table:style-name="ce4" office:value-type="string" calcext:value-type="string">
            <text:p>Massachusetts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thedomaginarium.com/" xlink:type="simple">The Domaginarium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San Salvador</text:p>
          </table:table-cell>
          <table:table-cell table:style-name="ce4" office:value-type="string" calcext:value-type="string">
            <text:p>El Salvador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thefarm51.com/" xlink:type="simple">The Farm 51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Gliwice</text:p>
          </table:table-cell>
          <table:table-cell table:style-name="ce4" office:value-type="string" calcext:value-type="string">
            <text:p>Silesia</text:p>
          </table:table-cell>
          <table:table-cell table:style-name="ce4" office:value-type="string" calcext:value-type="string">
            <text:p>Poland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thefarm51.com/" xlink:type="simple">The Farm 51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Katowice</text:p>
          </table:table-cell>
          <table:table-cell table:style-name="ce4" office:value-type="string" calcext:value-type="string">
            <text:p>Silesia</text:p>
          </table:table-cell>
          <table:table-cell table:style-name="ce4" office:value-type="string" calcext:value-type="string">
            <text:p>Po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thefullbrightcompany.com/" xlink:type="simple">The Fullbright Company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Portland</text:p>
          </table:table-cell>
          <table:table-cell table:style-name="ce4" office:value-type="string" calcext:value-type="string">
            <text:p>Oregon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4">
          <table:table-cell table:style-name="ce4" office:value-type="string" calcext:value-type="string">
            <text:p><text:a xlink:href="http://www.thegamebakers.com/" xlink:type="simple">The Game Baker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ontpellier</text:p>
          </table:table-cell>
          <table:table-cell table:style-name="ce4" office:value-type="string" calcext:value-type="string">
            <text:p>Languedoc-Roussillon-Midi-Pyrenees</text:p>
          </table:table-cell>
          <table:table-cell table:style-name="ce4" office:value-type="string" calcext:value-type="string">
            <text:p>France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thegameband.com/" xlink:type="simple">The Game Band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anta Monica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thegamekitchen.com/" xlink:type="simple">The Game Kitchen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Seville</text:p>
          </table:table-cell>
          <table:table-cell table:style-name="ce4" office:value-type="string" calcext:value-type="string">
            <text:p>Spain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thegamewallstudios.com/" xlink:type="simple">The Game Wall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Cambridge</text:p>
          </table:table-cell>
          <table:table-cell table:style-name="ce4" office:value-type="string" calcext:value-type="string">
            <text:p>Cambridgeshire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diabotical.com/" xlink:type="simple">The GD Studio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Stockholm</text:p>
          </table:table-cell>
          <table:table-cell table:style-name="ce4" office:value-type="string" calcext:value-type="string">
            <text:p>Sweden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thegentlebros.com/" xlink:type="simple">The Gentlebro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3" table:style-name="ce4" office:value-type="string" calcext:value-type="string">
            <text:p>Singapore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theglorysociety.com/" xlink:type="simple">The Glory Society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Pittsburgh</text:p>
          </table:table-cell>
          <table:table-cell table:style-name="ce4" office:value-type="string" calcext:value-type="string">
            <text:p>Pennsylva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theimaginatistudios.com/" xlink:type="simple">The Imaginati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London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initiativegaming.com/" xlink:type="simple">The Initiative (Microsoft)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anta Monica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thelordzgamesstudio.com/" xlink:type="simple">The Lordz Game Studio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3" table:style-name="ce4" office:value-type="string" calcext:value-type="string">
            <text:p>Luxembourg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hatsproductions.com/" xlink:type="simple">The Men Who Wear Many Hat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Chicago</text:p>
          </table:table-cell>
          <table:table-cell table:style-name="ce4" office:value-type="string" calcext:value-type="string">
            <text:p>Illinois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themolassesflood.com/" xlink:type="simple">The Molasses Flood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oston</text:p>
          </table:table-cell>
          <table:table-cell table:style-name="ce4" office:value-type="string" calcext:value-type="string">
            <text:p>Massachusetts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baking.theoddgentlemen.com/" xlink:type="simple">The Odd Gentlemen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Los Angeles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theoutside.rs/" xlink:type="simple">The Outsider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Stockholm</text:p>
          </table:table-cell>
          <table:table-cell table:style-name="ce4" office:value-type="string" calcext:value-type="string">
            <text:p>Sweden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pokemon.co.jp/" xlink:type="simple">The Pokemon Company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Tokyo</text:p>
          </table:table-cell>
          <table:table-cell table:style-name="ce4" office:value-type="string" calcext:value-type="string">
            <text:p>Japan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pokemon.com/" xlink:type="simple">The Pokemon Company International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ellevue</text:p>
          </table:table-cell>
          <table:table-cell table:style-name="ce4" office:value-type="string" calcext:value-type="string">
            <text:p>Washington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pokemon.com/" xlink:type="simple">The Pokemon Company International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London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thebridgeisblackandwhite.com/" xlink:type="simple">The Quantum Astrophysicists Guild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Redmond</text:p>
          </table:table-cell>
          <table:table-cell table:style-name="ce4" office:value-type="string" calcext:value-type="string">
            <text:p>Washington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secretgamescompany.com/" xlink:type="simple">The Secret Games Company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London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thesheepsmeow.com/" xlink:type="simple">The Sheep's Meow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loomfield</text:p>
          </table:table-cell>
          <table:table-cell table:style-name="ce4" office:value-type="string" calcext:value-type="string">
            <text:p>New Jersey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thespacebackyard.com/" xlink:type="simple">The Space Backyard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Genova</text:p>
          </table:table-cell>
          <table:table-cell table:style-name="ce4" office:value-type="string" calcext:value-type="string">
            <text:p>Liguria</text:p>
          </table:table-cell>
          <table:table-cell table:style-name="ce4" office:value-type="string" calcext:value-type="string">
            <text:p>Italy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thestorkburntdown.com/" xlink:type="simple">The Stork Burnt Down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Atlanta</text:p>
          </table:table-cell>
          <table:table-cell table:style-name="ce4" office:value-type="string" calcext:value-type="string">
            <text:p>Georg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thevoxelagents.com/" xlink:type="simple">The Voxel Agent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elbourne</text:p>
          </table:table-cell>
          <table:table-cell table:style-name="ce4" office:value-type="string" calcext:value-type="string">
            <text:p>Victoria</text:p>
          </table:table-cell>
          <table:table-cell table:style-name="ce4" office:value-type="string" calcext:value-type="string">
            <text:p>Australi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airbornekingdom.com/" xlink:type="simple">The Wandering Band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Denver</text:p>
          </table:table-cell>
          <table:table-cell table:style-name="ce4" office:value-type="string" calcext:value-type="string">
            <text:p>Colorado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3">
          <table:table-cell table:style-name="ce4" office:value-type="string" calcext:value-type="string">
            <text:p><text:a xlink:href="http://www.thewebproduction.com/" xlink:type="simple">The Web Production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aint Petersburg</text:p>
          </table:table-cell>
          <table:table-cell table:style-name="ce4" office:value-type="string" calcext:value-type="string">
            <text:p>Northwestern Federal District</text:p>
          </table:table-cell>
          <table:table-cell table:style-name="ce4" office:value-type="string" calcext:value-type="string">
            <text:p>Russi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thechineseroom.co.uk/" xlink:type="simple">thechineseroom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righton</text:p>
          </table:table-cell>
          <table:table-cell table:style-name="ce4" office:value-type="string" calcext:value-type="string">
            <text:p>East Sussex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the-witness.net/news/" xlink:type="simple">Thekla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an Francisco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themgames.net/" xlink:type="simple">Them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Paris</text:p>
          </table:table-cell>
          <table:table-cell table:style-name="ce4" office:value-type="string" calcext:value-type="string">
            <text:p>Ile-de-France</text:p>
          </table:table-cell>
          <table:table-cell table:style-name="ce4" office:value-type="string" calcext:value-type="string">
            <text:p>France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theoryinteractive.net/" xlink:type="simple">Theory Interactiv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Espoo</text:p>
          </table:table-cell>
          <table:table-cell table:style-name="ce4" office:value-type="string" calcext:value-type="string">
            <text:p>Uusimaa</text:p>
          </table:table-cell>
          <table:table-cell table:style-name="ce4" office:value-type="string" calcext:value-type="string">
            <text:p>Fin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thirdkindgames.com/" xlink:type="simple">Third Kind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Leamington Spa</text:p>
          </table:table-cell>
          <table:table-cell table:style-name="ce4" office:value-type="string" calcext:value-type="string">
            <text:p>Warwickshire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3">
          <table:table-cell table:style-name="ce4" office:value-type="string" calcext:value-type="string">
            <text:p><text:a xlink:href="http://www.thirdshiftstudio.com/" xlink:type="simple">Third Shift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Cologne</text:p>
          </table:table-cell>
          <table:table-cell table:style-name="ce4" office:value-type="string" calcext:value-type="string">
            <text:p>North Rhine-Westphalia</text:p>
          </table:table-cell>
          <table:table-cell table:style-name="ce4" office:value-type="string" calcext:value-type="string">
            <text:p>Germany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thirdwire.com/" xlink:type="simple">Third Wire Production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Austin</text:p>
          </table:table-cell>
          <table:table-cell table:style-name="ce4" office:value-type="string" calcext:value-type="string">
            <text:p>Texas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thirtythreegames.com/" xlink:type="simple">ThirtyThre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Edmonton</text:p>
          </table:table-cell>
          <table:table-cell table:style-name="ce4" office:value-type="string" calcext:value-type="string">
            <text:p>Alberta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thoopid.com/" xlink:type="simple">Thoopid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Cape Town</text:p>
          </table:table-cell>
          <table:table-cell table:style-name="ce4" office:value-type="string" calcext:value-type="string">
            <text:p>Western Cape</text:p>
          </table:table-cell>
          <table:table-cell table:style-name="ce4" office:value-type="string" calcext:value-type="string">
            <text:p>South Afric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undermine.game/" xlink:type="simple">Thorium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Vancouver</text:p>
          </table:table-cell>
          <table:table-cell table:style-name="ce4" office:value-type="string" calcext:value-type="string">
            <text:p>British Columbia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threefieldsentertainment.com/" xlink:type="simple">Three Fields Entertainment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Petersfield</text:p>
          </table:table-cell>
          <table:table-cell table:style-name="ce4" office:value-type="string" calcext:value-type="string">
            <text:p>Hampshire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threegates.se/" xlink:type="simple">Three Gat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Visby</text:p>
          </table:table-cell>
          <table:table-cell table:style-name="ce4" office:value-type="string" calcext:value-type="string">
            <text:p>Gotland</text:p>
          </table:table-cell>
          <table:table-cell table:style-name="ce4" office:value-type="string" calcext:value-type="string">
            <text:p>Sweden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threephaseinteractive.com/" xlink:type="simple">Three Phase Interactiv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elbourne</text:p>
          </table:table-cell>
          <table:table-cell table:style-name="ce4" office:value-type="string" calcext:value-type="string">
            <text:p>Victoria</text:p>
          </table:table-cell>
          <table:table-cell table:style-name="ce4" office:value-type="string" calcext:value-type="string">
            <text:p>Australi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thrivegames.net/" xlink:type="simple">Thrive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Hamilton</text:p>
          </table:table-cell>
          <table:table-cell table:style-name="ce4" office:value-type="string" calcext:value-type="string">
            <text:p>Ontario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3">
          <table:table-cell table:style-name="ce4" office:value-type="string" calcext:value-type="string">
            <text:p><text:a xlink:href="http://www.frugame.com/" xlink:type="simple">Through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reda</text:p>
          </table:table-cell>
          <table:table-cell table:style-name="ce4" office:value-type="string" calcext:value-type="string">
            <text:p>Brabant-Septentrional</text:p>
          </table:table-cell>
          <table:table-cell table:style-name="ce4" office:value-type="string" calcext:value-type="string">
            <text:p>Netherland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throughlinegames.com/" xlink:type="simple">Throughline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Copenhagen</text:p>
          </table:table-cell>
          <table:table-cell table:style-name="ce4" office:value-type="string" calcext:value-type="string">
            <text:p>Oresund</text:p>
          </table:table-cell>
          <table:table-cell table:style-name="ce4" office:value-type="string" calcext:value-type="string">
            <text:p>Denmark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thumpergame.com/" xlink:type="simple">Thumper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Providence</text:p>
          </table:table-cell>
          <table:table-cell table:style-name="ce4" office:value-type="string" calcext:value-type="string">
            <text:p>Rhode Island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jotungame.com/" xlink:type="simple">Thunder Lotus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ontreal</text:p>
          </table:table-cell>
          <table:table-cell table:style-name="ce4" office:value-type="string" calcext:value-type="string">
            <text:p>Quebec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thunderboxentertainment.com/" xlink:type="simple">Thunderbox Entertainment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Guildford</text:p>
          </table:table-cell>
          <table:table-cell table:style-name="ce4" office:value-type="string" calcext:value-type="string">
            <text:p>Surrey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ticktockgames.com/" xlink:type="simple">Tick Tock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Horbury</text:p>
          </table:table-cell>
          <table:table-cell table:style-name="ce4" office:value-type="string" calcext:value-type="string">
            <text:p>West Yorkshire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tickleapp.com/" xlink:type="simple">Tickle Lab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Taipei</text:p>
          </table:table-cell>
          <table:table-cell table:number-columns-repeated="2" table:style-name="ce4" office:value-type="string" calcext:value-type="string">
            <text:p>Taiwan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tiger-squid.com/" xlink:type="simple">Tiger and Squid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Haarlem</text:p>
          </table:table-cell>
          <table:table-cell table:style-name="ce4" office:value-type="string" calcext:value-type="string">
            <text:p>Noord-Holland</text:p>
          </table:table-cell>
          <table:table-cell table:style-name="ce4" office:value-type="string" calcext:value-type="string">
            <text:p>Netherland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tigerstylegames.com/" xlink:type="simple">Tiger Styl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Austin</text:p>
          </table:table-cell>
          <table:table-cell table:style-name="ce4" office:value-type="string" calcext:value-type="string">
            <text:p>Texas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timberline.studio/" xlink:type="simple">Timberline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urbank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timbreinteractive.squarespace.com/" xlink:type="simple">Timbre Interactiv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eattle</text:p>
          </table:table-cell>
          <table:table-cell table:style-name="ce4" office:value-type="string" calcext:value-type="string">
            <text:p>Washington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timeplay.com/" xlink:type="simple">TimePlay Entertainment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Los Angeles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tindalos-interactive.com/" xlink:type="simple">Tindalos Interactiv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Paris</text:p>
          </table:table-cell>
          <table:table-cell table:style-name="ce4" office:value-type="string" calcext:value-type="string">
            <text:p>Ile-de-France</text:p>
          </table:table-cell>
          <table:table-cell table:style-name="ce4" office:value-type="string" calcext:value-type="string">
            <text:p>France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tinderboxentertainment.com/" xlink:type="simple">Tinderbox Entertainment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Vancouver</text:p>
          </table:table-cell>
          <table:table-cell table:style-name="ce4" office:value-type="string" calcext:value-type="string">
            <text:p>Washington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tinimations.net/" xlink:type="simple">Tinimation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Hamar</text:p>
          </table:table-cell>
          <table:table-cell table:style-name="ce4" office:value-type="string" calcext:value-type="string">
            <text:p>Hedmark</text:p>
          </table:table-cell>
          <table:table-cell table:style-name="ce4" office:value-type="string" calcext:value-type="string">
            <text:p>Norway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tinybullstudios.com/" xlink:type="simple">Tiny Bull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Torino</text:p>
          </table:table-cell>
          <table:table-cell table:style-name="ce4" office:value-type="string" calcext:value-type="string">
            <text:p>Piedmont</text:p>
          </table:table-cell>
          <table:table-cell table:style-name="ce4" office:value-type="string" calcext:value-type="string">
            <text:p>Italy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tinylions.net/" xlink:type="simple">Tiny Lion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Houston</text:p>
          </table:table-cell>
          <table:table-cell table:style-name="ce4" office:value-type="string" calcext:value-type="string">
            <text:p>Texas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tinymobgames.com/" xlink:type="simple">Tiny Mob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Victoria</text:p>
          </table:table-cell>
          <table:table-cell table:style-name="ce4" office:value-type="string" calcext:value-type="string">
            <text:p>British Columbia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tinyphoenixgames.com/" xlink:type="simple">Tiny Phoenix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Phoenix</text:p>
          </table:table-cell>
          <table:table-cell table:style-name="ce4" office:value-type="string" calcext:value-type="string">
            <text:p>Arizon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tinysoft.sk/" xlink:type="simple">Tinysoft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rno</text:p>
          </table:table-cell>
          <table:table-cell table:style-name="ce4" office:value-type="string" calcext:value-type="string">
            <text:p>Moravia</text:p>
          </table:table-cell>
          <table:table-cell table:style-name="ce4" office:value-type="string" calcext:value-type="string">
            <text:p>Czech Republic</text:p>
          </table:table-cell>
          <table:table-cell table:number-columns-repeated="1019"/>
        </table:table-row>
        <table:table-row table:style-name="ro4">
          <table:table-cell table:style-name="ce4" office:value-type="string" calcext:value-type="string">
            <text:p><text:a xlink:href="http://www.tlkgames.com/" xlink:type="simple">TLK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Albi</text:p>
          </table:table-cell>
          <table:table-cell table:style-name="ce4" office:value-type="string" calcext:value-type="string">
            <text:p>Languedoc-Roussillon-Midi-Pyrenees</text:p>
          </table:table-cell>
          <table:table-cell table:style-name="ce4" office:value-type="string" calcext:value-type="string">
            <text:p>France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toadmaninteractive.com/" xlink:type="simple">Toadman Interactive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Berlin</text:p>
          </table:table-cell>
          <table:table-cell table:style-name="ce4" office:value-type="string" calcext:value-type="string">
            <text:p>Germany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toadmaninteractive.com/" xlink:type="simple">Toadman Interactive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Oslo</text:p>
          </table:table-cell>
          <table:table-cell table:style-name="ce4" office:value-type="string" calcext:value-type="string">
            <text:p>Norway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toadmaninteractive.com/" xlink:type="simple">Toadman Interactive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Stockholm</text:p>
          </table:table-cell>
          <table:table-cell table:style-name="ce4" office:value-type="string" calcext:value-type="string">
            <text:p>Sweden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toadmaninteractive.com/" xlink:type="simple">Toadman Interactiv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Tver</text:p>
          </table:table-cell>
          <table:table-cell table:style-name="ce4" office:value-type="string" calcext:value-type="string">
            <text:p>Tver Oblast</text:p>
          </table:table-cell>
          <table:table-cell table:style-name="ce4" office:value-type="string" calcext:value-type="string">
            <text:p>Russi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togeproductions.com/" xlink:type="simple">Toge Production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Karawaci</text:p>
          </table:table-cell>
          <table:table-cell table:style-name="ce4" office:value-type="string" calcext:value-type="string">
            <text:p>Banten</text:p>
          </table:table-cell>
          <table:table-cell table:style-name="ce4" office:value-type="string" calcext:value-type="string">
            <text:p>Indonesi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toii.io/" xlink:type="simple">Toii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New York City</text:p>
          </table:table-cell>
          <table:table-cell table:style-name="ce4" office:value-type="string" calcext:value-type="string">
            <text:p>New York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toii.io/" xlink:type="simple">Toii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Taipei</text:p>
          </table:table-cell>
          <table:table-cell table:number-columns-repeated="2" table:style-name="ce4" office:value-type="string" calcext:value-type="string">
            <text:p>Taiwan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tokyorpgfactory.com/" xlink:type="simple">Tokyo RPG Factory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Tokyo</text:p>
          </table:table-cell>
          <table:table-cell table:style-name="ce4" office:value-type="string" calcext:value-type="string">
            <text:p>Japan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tookyogames.jp/" xlink:type="simple">Too Kyo Game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Tokyo</text:p>
          </table:table-cell>
          <table:table-cell table:style-name="ce4" office:value-type="string" calcext:value-type="string">
            <text:p>Japan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toosmart.nl/" xlink:type="simple">Toosmart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Deventer</text:p>
          </table:table-cell>
          <table:table-cell table:style-name="ce4" office:value-type="string" calcext:value-type="string">
            <text:p>Overijssel</text:p>
          </table:table-cell>
          <table:table-cell table:style-name="ce4" office:value-type="string" calcext:value-type="string">
            <text:p>Netherland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topware.pl/" xlink:type="simple">TopWare Interactiv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ielsko-Biala</text:p>
          </table:table-cell>
          <table:table-cell table:style-name="ce4" office:value-type="string" calcext:value-type="string">
            <text:p>Silesia</text:p>
          </table:table-cell>
          <table:table-cell table:style-name="ce4" office:value-type="string" calcext:value-type="string">
            <text:p>Poland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tornbanner.com/" xlink:type="simple">Torn Banner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Toronto</text:p>
          </table:table-cell>
          <table:table-cell table:style-name="ce4" office:value-type="string" calcext:value-type="string">
            <text:p>Ontario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tornadostudios.com/" xlink:type="simple">Tornado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Tulsa</text:p>
          </table:table-cell>
          <table:table-cell table:style-name="ce4" office:value-type="string" calcext:value-type="string">
            <text:p>Oklahom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torquemada-games.com/" xlink:type="simple">Torquemada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Katowice</text:p>
          </table:table-cell>
          <table:table-cell table:style-name="ce4" office:value-type="string" calcext:value-type="string">
            <text:p>Silesia</text:p>
          </table:table-cell>
          <table:table-cell table:style-name="ce4" office:value-type="string" calcext:value-type="string">
            <text:p>Poland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tortugateam.com/" xlink:type="simple">Tortuga Team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Kaliningrad</text:p>
          </table:table-cell>
          <table:table-cell table:style-name="ce4" office:value-type="string" calcext:value-type="string">
            <text:p>Russi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torus.com.au/" xlink:type="simple">Torus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itcham</text:p>
          </table:table-cell>
          <table:table-cell table:style-name="ce4" office:value-type="string" calcext:value-type="string">
            <text:p>Victoria</text:p>
          </table:table-cell>
          <table:table-cell table:style-name="ce4" office:value-type="string" calcext:value-type="string">
            <text:p>Australi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tose.co.jp/en" xlink:type="simple">Tose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Kyoto</text:p>
          </table:table-cell>
          <table:table-cell table:style-name="ce4" office:value-type="string" calcext:value-type="string">
            <text:p>Japan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totaleclipsegames.com/" xlink:type="simple">Total Eclipse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Thessaloniki</text:p>
          </table:table-cell>
          <table:table-cell table:style-name="ce4" office:value-type="string" calcext:value-type="string">
            <text:p>Greece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totalmonkery.com/" xlink:type="simple">Total Monkery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Plymouth</text:p>
          </table:table-cell>
          <table:table-cell table:style-name="ce4" office:value-type="string" calcext:value-type="string">
            <text:p>Devon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totemlearning.com/" xlink:type="simple">Totem Learning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Coventry</text:p>
          </table:table-cell>
          <table:table-cell table:style-name="ce4" office:value-type="string" calcext:value-type="string">
            <text:p>West Midlands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totm-studio.fr/" xlink:type="simple">TOTEM Studio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Paris</text:p>
          </table:table-cell>
          <table:table-cell table:style-name="ce4" office:value-type="string" calcext:value-type="string">
            <text:p>Ile-de-France</text:p>
          </table:table-cell>
          <table:table-cell table:style-name="ce4" office:value-type="string" calcext:value-type="string">
            <text:p>France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totemastudio.com/" xlink:type="simple">Totema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aguenay</text:p>
          </table:table-cell>
          <table:table-cell table:style-name="ce4" office:value-type="string" calcext:value-type="string">
            <text:p>Quebec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touchtilt.com/" xlink:type="simple">TouchTilt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Halifax</text:p>
          </table:table-cell>
          <table:table-cell table:style-name="ce4" office:value-type="string" calcext:value-type="string">
            <text:p>Nova Scotia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tourmaline-studio.com/" xlink:type="simple">Tourmaline Studio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Geneva</text:p>
          </table:table-cell>
          <table:table-cell table:style-name="ce4" office:value-type="string" calcext:value-type="string">
            <text:p>Switzerland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toxicgames.co.uk/" xlink:type="simple">Toxic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righton</text:p>
          </table:table-cell>
          <table:table-cell table:style-name="ce4" office:value-type="string" calcext:value-type="string">
            <text:p>East Sussex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toysforbob.com/" xlink:type="simple">Toys For Bob (Activision)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Novato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toytalk.com/" xlink:type="simple">ToyTalk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an Francisco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traega.com/" xlink:type="simple">Traega Entertainment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Nashville</text:p>
          </table:table-cell>
          <table:table-cell table:style-name="ce4" office:value-type="string" calcext:value-type="string">
            <text:p>Tennessee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transgaming.com/" xlink:type="simple">Transgaming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Ottawa</text:p>
          </table:table-cell>
          <table:table-cell table:style-name="ce4" office:value-type="string" calcext:value-type="string">
            <text:p>Ontario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transgaming.com/" xlink:type="simple">Transgaming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Toronto</text:p>
          </table:table-cell>
          <table:table-cell table:style-name="ce4" office:value-type="string" calcext:value-type="string">
            <text:p>Ontario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trapdoorinc.com/" xlink:type="simple">trapdoor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ontreal</text:p>
          </table:table-cell>
          <table:table-cell table:style-name="ce4" office:value-type="string" calcext:value-type="string">
            <text:p>Quebec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traptics.com/" xlink:type="simple">Traptic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Athens</text:p>
          </table:table-cell>
          <table:table-cell table:style-name="ce4" office:value-type="string" calcext:value-type="string">
            <text:p>Attica</text:p>
          </table:table-cell>
          <table:table-cell table:style-name="ce4" office:value-type="string" calcext:value-type="string">
            <text:p>Greece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ttgames.com/" xlink:type="simple">Travellers Tales (Warner Brothers Games)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Knutsford</text:p>
          </table:table-cell>
          <table:table-cell table:style-name="ce4" office:value-type="string" calcext:value-type="string">
            <text:p>Cheshire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treasure-inc.co.jp/" xlink:type="simple">Treasure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Tokyo</text:p>
          </table:table-cell>
          <table:table-cell table:style-name="ce4" office:value-type="string" calcext:value-type="string">
            <text:p>Japan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trendyent.com/" xlink:type="simple">Trendy Entertainment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Gainesville</text:p>
          </table:table-cell>
          <table:table-cell table:style-name="ce4" office:value-type="string" calcext:value-type="string">
            <text:p>Florid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treyarch.com/" xlink:type="simple">Treyarch (Activision)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anta Monica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tri-ace.com/en/" xlink:type="simple">Tri-Ace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Tokyo</text:p>
          </table:table-cell>
          <table:table-cell table:style-name="ce4" office:value-type="string" calcext:value-type="string">
            <text:p>Japan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tricoastalgames.com/" xlink:type="simple">Tri-Coastal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Three Hills</text:p>
          </table:table-cell>
          <table:table-cell table:style-name="ce4" office:value-type="string" calcext:value-type="string">
            <text:p>Alberta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tri-crescendo.co.jp/" xlink:type="simple">tri-Crescendo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Tokyo</text:p>
          </table:table-cell>
          <table:table-cell table:style-name="ce4" office:value-type="string" calcext:value-type="string">
            <text:p>Japan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triadastudio.com/" xlink:type="simple">Triada Studio Game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Yerevan</text:p>
          </table:table-cell>
          <table:table-cell table:style-name="ce4" office:value-type="string" calcext:value-type="string">
            <text:p>Armeni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triangle-factory.be/" xlink:type="simple">Triangle Factory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Ghent</text:p>
          </table:table-cell>
          <table:table-cell table:style-name="ce4" office:value-type="string" calcext:value-type="string">
            <text:p>Vlaanderen</text:p>
          </table:table-cell>
          <table:table-cell table:style-name="ce4" office:value-type="string" calcext:value-type="string">
            <text:p>Belgium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triangle-studios.com/" xlink:type="simple">Triangle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Irving</text:p>
          </table:table-cell>
          <table:table-cell table:style-name="ce4" office:value-type="string" calcext:value-type="string">
            <text:p>Texas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triangle-studios.com/" xlink:type="simple">Triangle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Leeuwarden</text:p>
          </table:table-cell>
          <table:table-cell table:style-name="ce4" office:value-type="string" calcext:value-type="string">
            <text:p>Friesland</text:p>
          </table:table-cell>
          <table:table-cell table:style-name="ce4" office:value-type="string" calcext:value-type="string">
            <text:p>Netherland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triband.net/" xlink:type="simple">Triband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Copenhagen</text:p>
          </table:table-cell>
          <table:table-cell table:style-name="ce4" office:value-type="string" calcext:value-type="string">
            <text:p>Oresund</text:p>
          </table:table-cell>
          <table:table-cell table:style-name="ce4" office:value-type="string" calcext:value-type="string">
            <text:p>Denmark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tributegames.com/" xlink:type="simple">Tribute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ontreal</text:p>
          </table:table-cell>
          <table:table-cell table:style-name="ce4" office:value-type="string" calcext:value-type="string">
            <text:p>Quebec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trickgs.com/" xlink:type="simple">Trick Gaming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Austin</text:p>
          </table:table-cell>
          <table:table-cell table:style-name="ce4" office:value-type="string" calcext:value-type="string">
            <text:p>Texas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trickgs.com/" xlink:type="simple">Trick Gaming Studio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Buenos Aires</text:p>
          </table:table-cell>
          <table:table-cell table:style-name="ce4" office:value-type="string" calcext:value-type="string">
            <text:p>Argentin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tridentestudio.com/" xlink:type="simple">Tridente Studio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ilbao</text:p>
          </table:table-cell>
          <table:table-cell table:style-name="ce4" office:value-type="string" calcext:value-type="string">
            <text:p>Bizkaia</text:p>
          </table:table-cell>
          <table:table-cell table:style-name="ce4" office:value-type="string" calcext:value-type="string">
            <text:p>Spain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trilightstudios.com/" xlink:type="simple">Trilight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Weston</text:p>
          </table:table-cell>
          <table:table-cell table:style-name="ce4" office:value-type="string" calcext:value-type="string">
            <text:p>Florid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trinketstudios.com/" xlink:type="simple">Trinket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Chicago</text:p>
          </table:table-cell>
          <table:table-cell table:style-name="ce4" office:value-type="string" calcext:value-type="string">
            <text:p>Illinois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triolith.com/" xlink:type="simple">Triolith Entertainment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kovde</text:p>
          </table:table-cell>
          <table:table-cell table:style-name="ce4" office:value-type="string" calcext:value-type="string">
            <text:p>Vastra Gotaland</text:p>
          </table:table-cell>
          <table:table-cell table:style-name="ce4" office:value-type="string" calcext:value-type="string">
            <text:p>Sweden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trio-tech.com/" xlink:type="simple">Triotech Amusement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ontreal</text:p>
          </table:table-cell>
          <table:table-cell table:style-name="ce4" office:value-type="string" calcext:value-type="string">
            <text:p>Quebec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triplebtitles.com/" xlink:type="simple">Triple B Titl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Dallas</text:p>
          </table:table-cell>
          <table:table-cell table:style-name="ce4" office:value-type="string" calcext:value-type="string">
            <text:p>Texas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tripleboris.com/" xlink:type="simple">Triple Bori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Varennes</text:p>
          </table:table-cell>
          <table:table-cell table:style-name="ce4" office:value-type="string" calcext:value-type="string">
            <text:p>Quebec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triple-hill.com/" xlink:type="simple">Triple Hill Interactiv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Kosice</text:p>
          </table:table-cell>
          <table:table-cell table:style-name="ce4" office:value-type="string" calcext:value-type="string">
            <text:p>Kosicky kraj</text:p>
          </table:table-cell>
          <table:table-cell table:style-name="ce4" office:value-type="string" calcext:value-type="string">
            <text:p>Slovaki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tripletopping.com/" xlink:type="simple">Triple Topping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Copenhagen</text:p>
          </table:table-cell>
          <table:table-cell table:style-name="ce4" office:value-type="string" calcext:value-type="string">
            <text:p>Oresund</text:p>
          </table:table-cell>
          <table:table-cell table:style-name="ce4" office:value-type="string" calcext:value-type="string">
            <text:p>Denmark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triplevisiongames.com/" xlink:type="simple">Triplevision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heffield</text:p>
          </table:table-cell>
          <table:table-cell table:style-name="ce4" office:value-type="string" calcext:value-type="string">
            <text:p>Yorkshire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tripwireinteractive.com/" xlink:type="simple">Tripwire Interactiv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Roswell</text:p>
          </table:table-cell>
          <table:table-cell table:style-name="ce4" office:value-type="string" calcext:value-type="string">
            <text:p>Georg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triseum.com/" xlink:type="simple">Triseum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ryan</text:p>
          </table:table-cell>
          <table:table-cell table:style-name="ce4" office:value-type="string" calcext:value-type="string">
            <text:p>Texas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triskell-interactive.com/" xlink:type="simple">Triskell Interactiv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Lannion</text:p>
          </table:table-cell>
          <table:table-cell table:style-name="ce4" office:value-type="string" calcext:value-type="string">
            <text:p>Bretagne</text:p>
          </table:table-cell>
          <table:table-cell table:style-name="ce4" office:value-type="string" calcext:value-type="string">
            <text:p>France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triumphstudios.com/" xlink:type="simple">Triumph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Delft</text:p>
          </table:table-cell>
          <table:table-cell table:style-name="ce4" office:value-type="string" calcext:value-type="string">
            <text:p>Zuid-Holland</text:p>
          </table:table-cell>
          <table:table-cell table:style-name="ce4" office:value-type="string" calcext:value-type="string">
            <text:p>Netherland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trixmen.com/" xlink:type="simple">Trixmen Studio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Tehran</text:p>
          </table:table-cell>
          <table:table-cell table:style-name="ce4" office:value-type="string" calcext:value-type="string">
            <text:p>Iran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troglobytesgames.com/" xlink:type="simple">Troglobytes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arcelona</text:p>
          </table:table-cell>
          <table:table-cell table:style-name="ce4" office:value-type="string" calcext:value-type="string">
            <text:p>Catalonia</text:p>
          </table:table-cell>
          <table:table-cell table:style-name="ce4" office:value-type="string" calcext:value-type="string">
            <text:p>Spain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trollhousegames.com/" xlink:type="simple">Troll House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Austin</text:p>
          </table:table-cell>
          <table:table-cell table:style-name="ce4" office:value-type="string" calcext:value-type="string">
            <text:p>Texas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trollhousegames.com/" xlink:type="simple">Troll House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Los Angeles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3">
          <table:table-cell table:style-name="ce4" office:value-type="string" calcext:value-type="string">
            <text:p><text:a xlink:href="http://www.troll-inc.com/" xlink:type="simple">Troll Inc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Derry</text:p>
          </table:table-cell>
          <table:table-cell table:style-name="ce4" office:value-type="string" calcext:value-type="string">
            <text:p>County Londonderry</text:p>
          </table:table-cell>
          <table:table-cell table:style-name="ce4" office:value-type="string" calcext:value-type="string">
            <text:p>Northern Ire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trophy-games.com/" xlink:type="simple">Trophy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Copenhagen</text:p>
          </table:table-cell>
          <table:table-cell table:style-name="ce4" office:value-type="string" calcext:value-type="string">
            <text:p>Oresund</text:p>
          </table:table-cell>
          <table:table-cell table:style-name="ce4" office:value-type="string" calcext:value-type="string">
            <text:p>Denmark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truluvmedia.com/" xlink:type="simple">Tru Luv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ontreal</text:p>
          </table:table-cell>
          <table:table-cell table:style-name="ce4" office:value-type="string" calcext:value-type="string">
            <text:p>Quebec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truantpixel.com/" xlink:type="simple">Truant Pixel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Dayton</text:p>
          </table:table-cell>
          <table:table-cell table:style-name="ce4" office:value-type="string" calcext:value-type="string">
            <text:p>Ohio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ttgames.com/" xlink:type="simple">TT Fusion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Wilmslow</text:p>
          </table:table-cell>
          <table:table-cell table:style-name="ce4" office:value-type="string" calcext:value-type="string">
            <text:p>Cheshire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ttgames.com/" xlink:type="simple">TT Games Publishing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urnham</text:p>
          </table:table-cell>
          <table:table-cell table:style-name="ce4" office:value-type="string" calcext:value-type="string">
            <text:p>Somerset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tumbleseed.com/" xlink:type="simple">Tumbleseed Team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Chicago</text:p>
          </table:table-cell>
          <table:table-cell table:style-name="ce4" office:value-type="string" calcext:value-type="string">
            <text:p>Illinois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tunnelvisiongames.com/" xlink:type="simple">Tunnel Vision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Aalborg</text:p>
          </table:table-cell>
          <table:table-cell table:style-name="ce4" office:value-type="string" calcext:value-type="string">
            <text:p>Jutland</text:p>
          </table:table-cell>
          <table:table-cell table:style-name="ce4" office:value-type="string" calcext:value-type="string">
            <text:p>Denmark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turbo-button.com/" xlink:type="simple">Turbo Button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Los Angeles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turbotapegames.com/" xlink:type="simple">Turbo Tape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ergen</text:p>
          </table:table-cell>
          <table:table-cell table:style-name="ce4" office:value-type="string" calcext:value-type="string">
            <text:p>Hordaland</text:p>
          </table:table-cell>
          <table:table-cell table:style-name="ce4" office:value-type="string" calcext:value-type="string">
            <text:p>Norway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forzamotorsport.net/" xlink:type="simple">Turn 10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Redmond</text:p>
          </table:table-cell>
          <table:table-cell table:style-name="ce4" office:value-type="string" calcext:value-type="string">
            <text:p>Washington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turnmeupgames.com/" xlink:type="simple">Turn Me Up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North Hollywood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turnfollow.site/" xlink:type="simple">Turnfollow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Los Angeles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turtlerockstudios.com/" xlink:type="simple">Turtle Rock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Lake Forest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turtleblaze.com/" xlink:type="simple">TurtleBlaz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Den Haag</text:p>
          </table:table-cell>
          <table:table-cell table:style-name="ce4" office:value-type="string" calcext:value-type="string">
            <text:p>Zuid-Holland</text:p>
          </table:table-cell>
          <table:table-cell table:style-name="ce4" office:value-type="string" calcext:value-type="string">
            <text:p>Netherland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twinbottles.com/" xlink:type="simple">Twin Bottl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Warsaw</text:p>
          </table:table-cell>
          <table:table-cell table:style-name="ce4" office:value-type="string" calcext:value-type="string">
            <text:p>Masovian</text:p>
          </table:table-cell>
          <table:table-cell table:style-name="ce4" office:value-type="string" calcext:value-type="string">
            <text:p>Po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twinskygames.com/" xlink:type="simple">Twinsky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Phoenix</text:p>
          </table:table-cell>
          <table:table-cell table:style-name="ce4" office:value-type="string" calcext:value-type="string">
            <text:p>Arizon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3">
          <table:table-cell table:style-name="ce4" office:value-type="string" calcext:value-type="string">
            <text:p><text:a xlink:href="http://www.twirlbound.com/" xlink:type="simple">Twirlbound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reda</text:p>
          </table:table-cell>
          <table:table-cell table:style-name="ce4" office:value-type="string" calcext:value-type="string">
            <text:p>Brabant-Septentrional</text:p>
          </table:table-cell>
          <table:table-cell table:style-name="ce4" office:value-type="string" calcext:value-type="string">
            <text:p>Netherland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twistedfingersgames.com/" xlink:type="simple">Twisted Fingers Game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Berlin</text:p>
          </table:table-cell>
          <table:table-cell table:style-name="ce4" office:value-type="string" calcext:value-type="string">
            <text:p>Germany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twistedpixelgames.com/" xlink:type="simple">Twisted Pixel Games (Microsoft)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Austin</text:p>
          </table:table-cell>
          <table:table-cell table:style-name="ce4" office:value-type="string" calcext:value-type="string">
            <text:p>Texas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twitchythumbs.com/" xlink:type="simple">Twitchy Thumbs Entertainment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an Diego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twobitcircus.com/" xlink:type="simple">Two Bit Circu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Los Angeles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guysfromandromeda.com/" xlink:type="simple">Two Guys From Andromeda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Eugene</text:p>
          </table:table-cell>
          <table:table-cell table:style-name="ce4" office:value-type="string" calcext:value-type="string">
            <text:p>Oregon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twomoos.com/" xlink:type="simple">Two Mo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rooklyn</text:p>
          </table:table-cell>
          <table:table-cell table:style-name="ce4" office:value-type="string" calcext:value-type="string">
            <text:p>New York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twomoos.com/" xlink:type="simple">Two Mo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elbourne</text:p>
          </table:table-cell>
          <table:table-cell table:style-name="ce4" office:value-type="string" calcext:value-type="string">
            <text:p>Victoria</text:p>
          </table:table-cell>
          <table:table-cell table:style-name="ce4" office:value-type="string" calcext:value-type="string">
            <text:p>Australi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twopointstudios.com/" xlink:type="simple">Two Point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Guildford</text:p>
          </table:table-cell>
          <table:table-cell table:style-name="ce4" office:value-type="string" calcext:value-type="string">
            <text:p>Surrey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twotribes.com/" xlink:type="simple">Two Trib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Amersfoort</text:p>
          </table:table-cell>
          <table:table-cell table:style-name="ce4" office:value-type="string" calcext:value-type="string">
            <text:p>Utrecht</text:p>
          </table:table-cell>
          <table:table-cell table:style-name="ce4" office:value-type="string" calcext:value-type="string">
            <text:p>Netherland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twopointstudios.com/" xlink:type="simple">Two-Point Interactive (SEGA)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Guildford</text:p>
          </table:table-cell>
          <table:table-cell table:style-name="ce4" office:value-type="string" calcext:value-type="string">
            <text:p>Surrey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uberent.com/" xlink:type="simple">Uber Entertainment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ellevue</text:p>
          </table:table-cell>
          <table:table-cell table:style-name="ce4" office:value-type="string" calcext:value-type="string">
            <text:p>Washington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ubisoft.com/" xlink:type="simple">Ubisoft Kiev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Kiev</text:p>
          </table:table-cell>
          <table:table-cell table:style-name="ce4" office:value-type="string" calcext:value-type="string">
            <text:p>Ukraine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ubisoft.com/" xlink:type="simple">Ubisoft Reflection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Newcastle</text:p>
          </table:table-cell>
          <table:table-cell table:style-name="ce4" office:value-type="string" calcext:value-type="string">
            <text:p>Tyne and Wear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saguenay.ubisoft.com/" xlink:type="simple">Ubisoft Saguenay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aguenay</text:p>
          </table:table-cell>
          <table:table-cell table:style-name="ce4" office:value-type="string" calcext:value-type="string">
            <text:p>Quebec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ultimatumgames.uk/" xlink:type="simple">Ultimatum Game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London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ultizen.com/" xlink:type="simple">UltiZen Game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Shanghai</text:p>
          </table:table-cell>
          <table:table-cell table:style-name="ce4" office:value-type="string" calcext:value-type="string">
            <text:p>Chin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ultra-ultra.com/" xlink:type="simple">Ultra Ultra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Copenhagen</text:p>
          </table:table-cell>
          <table:table-cell table:style-name="ce4" office:value-type="string" calcext:value-type="string">
            <text:p>Oresund</text:p>
          </table:table-cell>
          <table:table-cell table:style-name="ce4" office:value-type="string" calcext:value-type="string">
            <text:p>Denmark</text:p>
          </table:table-cell>
          <table:table-cell table:number-columns-repeated="1019"/>
        </table:table-row>
        <table:table-row table:style-name="ro3">
          <table:table-cell table:style-name="ce4" office:value-type="string" calcext:value-type="string">
            <text:p><text:a xlink:href="http://www.umix-studios.com/" xlink:type="simple">Umix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Abrest</text:p>
          </table:table-cell>
          <table:table-cell table:style-name="ce4" office:value-type="string" calcext:value-type="string">
            <text:p>Auvergne-Rhone-Alpes</text:p>
          </table:table-cell>
          <table:table-cell table:style-name="ce4" office:value-type="string" calcext:value-type="string">
            <text:p>France</text:p>
          </table:table-cell>
          <table:table-cell table:number-columns-repeated="1019"/>
        </table:table-row>
        <table:table-row table:style-name="ro4">
          <table:table-cell table:style-name="ce4" office:value-type="string" calcext:value-type="string">
            <text:p><text:a xlink:href="http://www.unjenesaisquoi.fr/" xlink:type="simple">UN JE NE SAIS QUOI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ordeaux</text:p>
          </table:table-cell>
          <table:table-cell table:style-name="ce4" office:value-type="string" calcext:value-type="string">
            <text:p>Aquitaine-Limousin-Poitou-Charentes</text:p>
          </table:table-cell>
          <table:table-cell table:style-name="ce4" office:value-type="string" calcext:value-type="string">
            <text:p>France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unamedia.com/" xlink:type="simple">UNAmedia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Genova</text:p>
          </table:table-cell>
          <table:table-cell table:style-name="ce4" office:value-type="string" calcext:value-type="string">
            <text:p>Liguria</text:p>
          </table:table-cell>
          <table:table-cell table:style-name="ce4" office:value-type="string" calcext:value-type="string">
            <text:p>Italy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unbrokenstudios.com/" xlink:type="simple">Unbroken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El Segundo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undeadlabs.com/" xlink:type="simple">Undead Labs (Microsoft)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New Orleans</text:p>
          </table:table-cell>
          <table:table-cell table:style-name="ce4" office:value-type="string" calcext:value-type="string">
            <text:p>Louisian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underbitegames.com/" xlink:type="simple">Underbite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Grand Rapids</text:p>
          </table:table-cell>
          <table:table-cell table:style-name="ce4" office:value-type="string" calcext:value-type="string">
            <text:p>Michigan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undercoders.com/" xlink:type="simple">Undercoder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arcelona</text:p>
          </table:table-cell>
          <table:table-cell table:style-name="ce4" office:value-type="string" calcext:value-type="string">
            <text:p>Catalonia</text:p>
          </table:table-cell>
          <table:table-cell table:style-name="ce4" office:value-type="string" calcext:value-type="string">
            <text:p>Spain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underdogsthestudio.com/" xlink:type="simple">underDOG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umbai</text:p>
          </table:table-cell>
          <table:table-cell table:style-name="ce4" office:value-type="string" calcext:value-type="string">
            <text:p>Maharashtra</text:p>
          </table:table-cell>
          <table:table-cell table:style-name="ce4" office:value-type="string" calcext:value-type="string">
            <text:p>Indi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underflowstudios.com/" xlink:type="simple">Underflow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Everett</text:p>
          </table:table-cell>
          <table:table-cell table:style-name="ce4" office:value-type="string" calcext:value-type="string">
            <text:p>Washington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4">
          <table:table-cell table:style-name="ce4" office:value-type="string" calcext:value-type="string">
            <text:p><text:a xlink:href="http://www.unexpected-studio.com/" xlink:type="simple">Unexpected Studio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ontpellier</text:p>
          </table:table-cell>
          <table:table-cell table:style-name="ce4" office:value-type="string" calcext:value-type="string">
            <text:p>Languedoc-Roussillon-Midi-Pyrenees</text:p>
          </table:table-cell>
          <table:table-cell table:style-name="ce4" office:value-type="string" calcext:value-type="string">
            <text:p>France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unfinishedpixel.com/" xlink:type="simple">Unfinished Pixel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arcelona</text:p>
          </table:table-cell>
          <table:table-cell table:style-name="ce4" office:value-type="string" calcext:value-type="string">
            <text:p>Catalonia</text:p>
          </table:table-cell>
          <table:table-cell table:style-name="ce4" office:value-type="string" calcext:value-type="string">
            <text:p>Spain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darqgame.com/" xlink:type="simple">Unfold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Los Angeles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unfgames.com/" xlink:type="simple">Unforgiven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Lima</text:p>
          </table:table-cell>
          <table:table-cell table:style-name="ce4" office:value-type="string" calcext:value-type="string">
            <text:p>Peru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unigine.com/" xlink:type="simple">Unigine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Tomsk</text:p>
          </table:table-cell>
          <table:table-cell table:style-name="ce4" office:value-type="string" calcext:value-type="string">
            <text:p>Russi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unigine.com/" xlink:type="simple">Unigine Europ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Prague</text:p>
          </table:table-cell>
          <table:table-cell table:style-name="ce4" office:value-type="string" calcext:value-type="string">
            <text:p>Bohemia</text:p>
          </table:table-cell>
          <table:table-cell table:style-name="ce4" office:value-type="string" calcext:value-type="string">
            <text:p>Czech Republic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unit9.com/" xlink:type="simple">Unit9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London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unit9.com/" xlink:type="simple">Unit9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Los Angeles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unity3d.com/" xlink:type="simple">Unity Technologi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Copenhagen</text:p>
          </table:table-cell>
          <table:table-cell table:style-name="ce4" office:value-type="string" calcext:value-type="string">
            <text:p>Oresund</text:p>
          </table:table-cell>
          <table:table-cell table:style-name="ce4" office:value-type="string" calcext:value-type="string">
            <text:p>Denmark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unknownworlds.com/" xlink:type="simple">Unknown World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an Francisco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unrulyattractions.com/" xlink:type="simple">Unruly Attraction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London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batbarian.com/" xlink:type="simple">Unspeakable Pixel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an Francisco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untoldentertainment.com/" xlink:type="simple">Untold Entertainment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Toronto</text:p>
          </table:table-cell>
          <table:table-cell table:style-name="ce4" office:value-type="string" calcext:value-type="string">
            <text:p>Ontario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upfallstudios.com/" xlink:type="simple">Upfall Studio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Lisbon</text:p>
          </table:table-cell>
          <table:table-cell table:style-name="ce4" office:value-type="string" calcext:value-type="string">
            <text:p>Portugal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upperbyte.com/" xlink:type="simple">Upper Byt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Lyon</text:p>
          </table:table-cell>
          <table:table-cell table:style-name="ce4" office:value-type="string" calcext:value-type="string">
            <text:p>Rhone-Alpes</text:p>
          </table:table-cell>
          <table:table-cell table:style-name="ce4" office:value-type="string" calcext:value-type="string">
            <text:p>France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upperonegames.com/" xlink:type="simple">Upper One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eattle</text:p>
          </table:table-cell>
          <table:table-cell table:style-name="ce4" office:value-type="string" calcext:value-type="string">
            <text:p>Washington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urbangames.com/" xlink:type="simple">Urban Game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Schaffhausen</text:p>
          </table:table-cell>
          <table:table-cell table:style-name="ce4" office:value-type="string" calcext:value-type="string">
            <text:p>Switzerland</text:p>
          </table:table-cell>
          <table:table-cell table:number-columns-repeated="1019"/>
        </table:table-row>
        <table:table-row table:style-name="ro3">
          <table:table-cell table:style-name="ce4" office:value-type="string" calcext:value-type="string">
            <text:p><text:a xlink:href="http://www.swagandsorcery.com/" xlink:type="simple">Uroboros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aint Petersburg</text:p>
          </table:table-cell>
          <table:table-cell table:style-name="ce4" office:value-type="string" calcext:value-type="string">
            <text:p>Northwestern Federal District</text:p>
          </table:table-cell>
          <table:table-cell table:style-name="ce4" office:value-type="string" calcext:value-type="string">
            <text:p>Russi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userjoy.com.tw/" xlink:type="simple">USERJOY Technology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New Taipei City</text:p>
          </table:table-cell>
          <table:table-cell table:number-columns-repeated="2" table:style-name="ce4" office:value-type="string" calcext:value-type="string">
            <text:p>Taiwan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ustwo.com/" xlink:type="simple">ustwo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London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utoposgames.com/" xlink:type="simple">Utopos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Las Vegas</text:p>
          </table:table-cell>
          <table:table-cell table:style-name="ce4" office:value-type="string" calcext:value-type="string">
            <text:p>Nevad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v1interactive.com/" xlink:type="simple">V1 Interactiv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Redmond</text:p>
          </table:table-cell>
          <table:table-cell table:style-name="ce4" office:value-type="string" calcext:value-type="string">
            <text:p>Washington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vaevictis.it/" xlink:type="simple">Vae Victi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Cesena</text:p>
          </table:table-cell>
          <table:table-cell table:style-name="ce4" office:value-type="string" calcext:value-type="string">
            <text:p>Emilia Romagna</text:p>
          </table:table-cell>
          <table:table-cell table:style-name="ce4" office:value-type="string" calcext:value-type="string">
            <text:p>Italy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valhallagamestudios.com/" xlink:type="simple">Valhalla Game Studio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Tokyo</text:p>
          </table:table-cell>
          <table:table-cell table:style-name="ce4" office:value-type="string" calcext:value-type="string">
            <text:p>Japan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valiant.se/" xlink:type="simple">Valiant Game Studio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Stockholm</text:p>
          </table:table-cell>
          <table:table-cell table:style-name="ce4" office:value-type="string" calcext:value-type="string">
            <text:p>Sweden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valkyrie-entertainment.com/" xlink:type="simple">Valkyrie Entertainment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eattle</text:p>
          </table:table-cell>
          <table:table-cell table:style-name="ce4" office:value-type="string" calcext:value-type="string">
            <text:p>Washington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valvesoftware.com/" xlink:type="simple">Valve Corporation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ellevue</text:p>
          </table:table-cell>
          <table:table-cell table:style-name="ce4" office:value-type="string" calcext:value-type="string">
            <text:p>Washington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vanguardgames.net/" xlink:type="simple">Vanguard Entertainment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Amsterdam</text:p>
          </table:table-cell>
          <table:table-cell table:style-name="ce4" office:value-type="string" calcext:value-type="string">
            <text:p>Noord-Holland</text:p>
          </table:table-cell>
          <table:table-cell table:style-name="ce4" office:value-type="string" calcext:value-type="string">
            <text:p>Netherland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vanillaware.co.jp/" xlink:type="simple">Vanillaware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Osaka</text:p>
          </table:table-cell>
          <table:table-cell table:style-name="ce4" office:value-type="string" calcext:value-type="string">
            <text:p>Japan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undying.vanimals.net/" xlink:type="simple">Vanimal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Beijing</text:p>
          </table:table-cell>
          <table:table-cell table:style-name="ce4" office:value-type="string" calcext:value-type="string">
            <text:p>Chin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variablestate.com/" xlink:type="simple">Variable State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London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varsav.com/" xlink:type="simple">Varsav Game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Warsaw</text:p>
          </table:table-cell>
          <table:table-cell table:style-name="ce4" office:value-type="string" calcext:value-type="string">
            <text:p>Masovian</text:p>
          </table:table-cell>
          <table:table-cell table:style-name="ce4" office:value-type="string" calcext:value-type="string">
            <text:p>Po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vaultedskygames.com/" xlink:type="simple">Vaulted Sky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Los Angeles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vblank.com/" xlink:type="simple">Vblank Entertainment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Vancouver</text:p>
          </table:table-cell>
          <table:table-cell table:style-name="ce4" office:value-type="string" calcext:value-type="string">
            <text:p>British Columbia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vectorunit.com/" xlink:type="simple">Vector Unit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an Rafael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vectorform.com/" xlink:type="simple">Vectorform Game Studio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Royal Oak</text:p>
          </table:table-cell>
          <table:table-cell table:style-name="ce4" office:value-type="string" calcext:value-type="string">
            <text:p>Michigan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vela.games/" xlink:type="simple">Vela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Dublin</text:p>
          </table:table-cell>
          <table:table-cell table:style-name="ce4" office:value-type="string" calcext:value-type="string">
            <text:p>Leinster</text:p>
          </table:table-cell>
          <table:table-cell table:style-name="ce4" office:value-type="string" calcext:value-type="string">
            <text:p>Ire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velanstudios.com/" xlink:type="simple">Velan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Troy</text:p>
          </table:table-cell>
          <table:table-cell table:style-name="ce4" office:value-type="string" calcext:value-type="string">
            <text:p>New York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venturous.se/" xlink:type="simple">Venturous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Lund</text:p>
          </table:table-cell>
          <table:table-cell table:style-name="ce4" office:value-type="string" calcext:value-type="string">
            <text:p>Scania</text:p>
          </table:table-cell>
          <table:table-cell table:style-name="ce4" office:value-type="string" calcext:value-type="string">
            <text:p>Sweden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versatiletechno.com/" xlink:type="simple">Versatile Technolab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Ahmedabad</text:p>
          </table:table-cell>
          <table:table-cell table:style-name="ce4" office:value-type="string" calcext:value-type="string">
            <text:p>Gujarat</text:p>
          </table:table-cell>
          <table:table-cell table:style-name="ce4" office:value-type="string" calcext:value-type="string">
            <text:p>India</text:p>
          </table:table-cell>
          <table:table-cell table:number-columns-repeated="1019"/>
        </table:table-row>
        <table:table-row table:style-name="ro3">
          <table:table-cell table:style-name="ce4" office:value-type="string" calcext:value-type="string">
            <text:p><text:a xlink:href="http://www.vertic.al/" xlink:type="simple">Vertical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Tourcoing</text:p>
          </table:table-cell>
          <table:table-cell table:style-name="ce4" office:value-type="string" calcext:value-type="string">
            <text:p>Nord-Pas-de-Calais-Picardie</text:p>
          </table:table-cell>
          <table:table-cell table:style-name="ce4" office:value-type="string" calcext:value-type="string">
            <text:p>France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verticegames.com/" xlink:type="simple">Vertice Game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Sao Paulo</text:p>
          </table:table-cell>
          <table:table-cell table:style-name="ce4" office:value-type="string" calcext:value-type="string">
            <text:p>Brazil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vertigogaming.net/" xlink:type="simple">Vertigo Gaming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Odessa</text:p>
          </table:table-cell>
          <table:table-cell table:style-name="ce4" office:value-type="string" calcext:value-type="string">
            <text:p>Texas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vvisions.com/" xlink:type="simple">Vicarious Visions (Activision)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Albany</text:p>
          </table:table-cell>
          <table:table-cell table:style-name="ce4" office:value-type="string" calcext:value-type="string">
            <text:p>New York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videocultmedia.com/" xlink:type="simple">VIDEOCULT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oston</text:p>
          </table:table-cell>
          <table:table-cell table:style-name="ce4" office:value-type="string" calcext:value-type="string">
            <text:p>Massachusetts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vilemonarch.com/" xlink:type="simple">Vile Monarch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Warsaw</text:p>
          </table:table-cell>
          <table:table-cell table:style-name="ce4" office:value-type="string" calcext:value-type="string">
            <text:p>Masovian</text:p>
          </table:table-cell>
          <table:table-cell table:style-name="ce4" office:value-type="string" calcext:value-type="string">
            <text:p>Poland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viquagames.com/" xlink:type="simple">ViquaSoft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angkok</text:p>
          </table:table-cell>
          <table:table-cell table:style-name="ce4" office:value-type="string" calcext:value-type="string">
            <text:p>Thonburi</text:p>
          </table:table-cell>
          <table:table-cell table:style-name="ce4" office:value-type="string" calcext:value-type="string">
            <text:p>Thailand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virtualairguitar.com/" xlink:type="simple">Virtual Air Guitar Company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Espoo</text:p>
          </table:table-cell>
          <table:table-cell table:style-name="ce4" office:value-type="string" calcext:value-type="string">
            <text:p>Uusimaa</text:p>
          </table:table-cell>
          <table:table-cell table:style-name="ce4" office:value-type="string" calcext:value-type="string">
            <text:p>Fin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virtualheroes.com/" xlink:type="simple">Virtual Hero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Raleigh</text:p>
          </table:table-cell>
          <table:table-cell table:style-name="ce4" office:value-type="string" calcext:value-type="string">
            <text:p>North Carolin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virtualplay.zone/" xlink:type="simple">Virtual Play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Utrecht</text:p>
          </table:table-cell>
          <table:table-cell table:style-name="ce4" office:value-type="string" calcext:value-type="string">
            <text:p>Netherland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virtway.com/" xlink:type="simple">Virtway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Oviedo</text:p>
          </table:table-cell>
          <table:table-cell table:style-name="ce4" office:value-type="string" calcext:value-type="string">
            <text:p>Asturias</text:p>
          </table:table-cell>
          <table:table-cell table:style-name="ce4" office:value-type="string" calcext:value-type="string">
            <text:p>Spain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visiontrick.com/" xlink:type="simple">Visiontrick Media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Stockholm</text:p>
          </table:table-cell>
          <table:table-cell table:style-name="ce4" office:value-type="string" calcext:value-type="string">
            <text:p>Sweden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vcentertainment.com/" xlink:type="simple">Visual Concept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Foothill Ranch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vcentertainment.com/" xlink:type="simple">Visual Concept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Los Angeles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vcentertainment.com/" xlink:type="simple">Visual Concept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Novato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vcentertainment.com/" xlink:type="simple">Visual Concept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Seoul</text:p>
          </table:table-cell>
          <table:table-cell table:style-name="ce4" office:value-type="string" calcext:value-type="string">
            <text:p>South Kore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vcentertainment.com/" xlink:type="simple">Visual Concept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Shanghai</text:p>
          </table:table-cell>
          <table:table-cell table:style-name="ce4" office:value-type="string" calcext:value-type="string">
            <text:p>Chin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vitalgamestudios.com/" xlink:type="simple">Vital Game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herman Oaks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vividfoundry.com/" xlink:type="simple">Vivid Foundry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Toronto</text:p>
          </table:table-cell>
          <table:table-cell table:style-name="ce4" office:value-type="string" calcext:value-type="string">
            <text:p>Ontario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3">
          <table:table-cell table:style-name="ce4" office:value-type="string" calcext:value-type="string">
            <text:p><text:a xlink:href="http://www.vividgames.pl/" xlink:type="simple">Vivid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ydgoszcz</text:p>
          </table:table-cell>
          <table:table-cell table:style-name="ce4" office:value-type="string" calcext:value-type="string">
            <text:p>Kuyavian-Pomeranian</text:p>
          </table:table-cell>
          <table:table-cell table:style-name="ce4" office:value-type="string" calcext:value-type="string">
            <text:p>Poland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vividgames.pl/" xlink:type="simple">Vivid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Warsaw</text:p>
          </table:table-cell>
          <table:table-cell table:style-name="ce4" office:value-type="string" calcext:value-type="string">
            <text:p>Masovian</text:p>
          </table:table-cell>
          <table:table-cell table:style-name="ce4" office:value-type="string" calcext:value-type="string">
            <text:p>Poland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vividhelix.com/" xlink:type="simple">Vivid Helix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Calgary</text:p>
          </table:table-cell>
          <table:table-cell table:style-name="ce4" office:value-type="string" calcext:value-type="string">
            <text:p>Alberta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vlambeer.com/" xlink:type="simple">Vlambeer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Utrecht</text:p>
          </table:table-cell>
          <table:table-cell table:style-name="ce4" office:value-type="string" calcext:value-type="string">
            <text:p>Netherland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volcani.cc/" xlink:type="simple">Volcanicc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Kosice</text:p>
          </table:table-cell>
          <table:table-cell table:style-name="ce4" office:value-type="string" calcext:value-type="string">
            <text:p>Kosicky kraj</text:p>
          </table:table-cell>
          <table:table-cell table:style-name="ce4" office:value-type="string" calcext:value-type="string">
            <text:p>Slovaki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dsvolition.com/" xlink:type="simple">Volition (Koch Media)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Champaign</text:p>
          </table:table-cell>
          <table:table-cell table:style-name="ce4" office:value-type="string" calcext:value-type="string">
            <text:p>Illinois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volmigames.com/" xlink:type="simple">VOLMI Game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Kiev</text:p>
          </table:table-cell>
          <table:table-cell table:style-name="ce4" office:value-type="string" calcext:value-type="string">
            <text:p>Ukraine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voltage-ent.com/" xlink:type="simple">Voltage Entertainment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an Francisco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potionomics.com/" xlink:type="simple">Voracious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eattle</text:p>
          </table:table-cell>
          <table:table-cell table:style-name="ce4" office:value-type="string" calcext:value-type="string">
            <text:p>Washington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vostokgames.com/" xlink:type="simple">Vostok Game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Kiev</text:p>
          </table:table-cell>
          <table:table-cell table:style-name="ce4" office:value-type="string" calcext:value-type="string">
            <text:p>Ukraine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voxelstorm.com/" xlink:type="simple">VoxelStorm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anchester</text:p>
          </table:table-cell>
          <table:table-cell table:style-name="ce4" office:value-type="string" calcext:value-type="string">
            <text:p>Lancashire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voxler.fr/" xlink:type="simple">Voxler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Paris</text:p>
          </table:table-cell>
          <table:table-cell table:style-name="ce4" office:value-type="string" calcext:value-type="string">
            <text:p>Ile-de-France</text:p>
          </table:table-cell>
          <table:table-cell table:style-name="ce4" office:value-type="string" calcext:value-type="string">
            <text:p>France</text:p>
          </table:table-cell>
          <table:table-cell table:number-columns-repeated="1019"/>
        </table:table-row>
        <table:table-row table:style-name="ro3">
          <table:table-cell table:style-name="ce4" office:value-type="string" calcext:value-type="string">
            <text:p><text:a xlink:href="http://www.vr-bits.com/" xlink:type="simple">VR Bit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Canberra</text:p>
          </table:table-cell>
          <table:table-cell table:style-name="ce4" office:value-type="string" calcext:value-type="string">
            <text:p>Australian Capital Territory</text:p>
          </table:table-cell>
          <table:table-cell table:style-name="ce4" office:value-type="string" calcext:value-type="string">
            <text:p>Australi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vstepsimulation.com/" xlink:type="simple">VSTEP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Rotterdam</text:p>
          </table:table-cell>
          <table:table-cell table:style-name="ce4" office:value-type="string" calcext:value-type="string">
            <text:p>Zuid-Holland</text:p>
          </table:table-cell>
          <table:table-cell table:style-name="ce4" office:value-type="string" calcext:value-type="string">
            <text:p>Netherland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wadjeteyegames.com/" xlink:type="simple">Wadjet Eye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rooklyn</text:p>
          </table:table-cell>
          <table:table-cell table:style-name="ce4" office:value-type="string" calcext:value-type="string">
            <text:p>New York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wahoo.com/" xlink:type="simple">Wahoo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Orem</text:p>
          </table:table-cell>
          <table:table-cell table:style-name="ce4" office:value-type="string" calcext:value-type="string">
            <text:p>Utah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wakofactory.com/" xlink:type="simple">Wako Factory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Nantes</text:p>
          </table:table-cell>
          <table:table-cell table:style-name="ce4" office:value-type="string" calcext:value-type="string">
            <text:p>Pays de la Loire</text:p>
          </table:table-cell>
          <table:table-cell table:style-name="ce4" office:value-type="string" calcext:value-type="string">
            <text:p>France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walnutgames.in/" xlink:type="simple">Walnut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Kolkata</text:p>
          </table:table-cell>
          <table:table-cell table:style-name="ce4" office:value-type="string" calcext:value-type="string">
            <text:p>West Bengal</text:p>
          </table:table-cell>
          <table:table-cell table:style-name="ce4" office:value-type="string" calcext:value-type="string">
            <text:p>Indi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disneyimaginations.com/" xlink:type="simple">Walt Disney Imagineering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Glendale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warballoon.com/" xlink:type="simple">Warballoon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Longmont</text:p>
          </table:table-cell>
          <table:table-cell table:style-name="ce4" office:value-type="string" calcext:value-type="string">
            <text:p>Colorado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warhorsestudios.cz/" xlink:type="simple">Warhorse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Prague</text:p>
          </table:table-cell>
          <table:table-cell table:style-name="ce4" office:value-type="string" calcext:value-type="string">
            <text:p>Bohemia</text:p>
          </table:table-cell>
          <table:table-cell table:style-name="ce4" office:value-type="string" calcext:value-type="string">
            <text:p>Czech Republic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warlockarts.com/" xlink:type="simple">Warlock Art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Ankara</text:p>
          </table:table-cell>
          <table:table-cell table:style-name="ce4" office:value-type="string" calcext:value-type="string">
            <text:p>Turkey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wbgamesmontreal.com/" xlink:type="simple">Warner Brothers Games Montreal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ontreal</text:p>
          </table:table-cell>
          <table:table-cell table:style-name="ce4" office:value-type="string" calcext:value-type="string">
            <text:p>Quebec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warpdigital.com/" xlink:type="simple">Warp Digital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London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wastelands-interactive.com/" xlink:type="simple">Wastelands Interactive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Lodz</text:p>
          </table:table-cell>
          <table:table-cell table:style-name="ce4" office:value-type="string" calcext:value-type="string">
            <text:p>Po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wayforward.com/" xlink:type="simple">WayForward Technologi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Valencia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wazagames.com/" xlink:type="simple">waza! Game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Berlin</text:p>
          </table:table-cell>
          <table:table-cell table:style-name="ce4" office:value-type="string" calcext:value-type="string">
            <text:p>Germany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sleeptightgame.com/" xlink:type="simple">We Are Fuzzy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Los Angeles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wearemuesli.it/" xlink:type="simple">We Are Muesli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ilan</text:p>
          </table:table-cell>
          <table:table-cell table:style-name="ce4" office:value-type="string" calcext:value-type="string">
            <text:p>Lombardia</text:p>
          </table:table-cell>
          <table:table-cell table:style-name="ce4" office:value-type="string" calcext:value-type="string">
            <text:p>Italy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wemakegames.sk/" xlink:type="simple">We Make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ratislava</text:p>
          </table:table-cell>
          <table:table-cell table:style-name="ce4" office:value-type="string" calcext:value-type="string">
            <text:p>Bratislavsky kraj</text:p>
          </table:table-cell>
          <table:table-cell table:style-name="ce4" office:value-type="string" calcext:value-type="string">
            <text:p>Slovaki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werefivegames.com/" xlink:type="simple">We're Five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inneapolis</text:p>
          </table:table-cell>
          <table:table-cell table:style-name="ce4" office:value-type="string" calcext:value-type="string">
            <text:p>Minnesot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weaseltron.com/" xlink:type="simple">Weaseltron Entertainment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Leeds</text:p>
          </table:table-cell>
          <table:table-cell table:style-name="ce4" office:value-type="string" calcext:value-type="string">
            <text:p>West Yorkshire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weatherfactory.biz/" xlink:type="simple">Weather Factory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London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webfootgames.com/" xlink:type="simple">Webfoot Technologi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Lemont</text:p>
          </table:table-cell>
          <table:table-cell table:style-name="ce4" office:value-type="string" calcext:value-type="string">
            <text:p>Illinois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weetaps.com/" xlink:type="simple">Wee Tap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Hasselt</text:p>
          </table:table-cell>
          <table:table-cell table:style-name="ce4" office:value-type="string" calcext:value-type="string">
            <text:p>Limburg</text:p>
          </table:table-cell>
          <table:table-cell table:style-name="ce4" office:value-type="string" calcext:value-type="string">
            <text:p>Belgium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weirdbeard.nl/" xlink:type="simple">WeirdBeard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Amsterdam</text:p>
          </table:table-cell>
          <table:table-cell table:style-name="ce4" office:value-type="string" calcext:value-type="string">
            <text:p>Noord-Holland</text:p>
          </table:table-cell>
          <table:table-cell table:style-name="ce4" office:value-type="string" calcext:value-type="string">
            <text:p>Netherland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wemotion.se/" xlink:type="simple">Wemotion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Linkoping</text:p>
          </table:table-cell>
          <table:table-cell table:style-name="ce4" office:value-type="string" calcext:value-type="string">
            <text:p>Ostergotland</text:p>
          </table:table-cell>
          <table:table-cell table:style-name="ce4" office:value-type="string" calcext:value-type="string">
            <text:p>Sweden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wetafx.co.nz/" xlink:type="simple">Weta Digital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Wellington</text:p>
          </table:table-cell>
          <table:table-cell table:style-name="ce4" office:value-type="string" calcext:value-type="string">
            <text:p>Greater Wellington</text:p>
          </table:table-cell>
          <table:table-cell table:style-name="ce4" office:value-type="string" calcext:value-type="string">
            <text:p>New Zea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whackysquadstudio.com/" xlink:type="simple">Whacky Squad Studio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La Chapelle Launay</text:p>
          </table:table-cell>
          <table:table-cell table:style-name="ce4" office:value-type="string" calcext:value-type="string">
            <text:p>Brittany</text:p>
          </table:table-cell>
          <table:table-cell table:style-name="ce4" office:value-type="string" calcext:value-type="string">
            <text:p>France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whalefoodgames.com/" xlink:type="simple">WhaleFood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rooklyn</text:p>
          </table:table-cell>
          <table:table-cell table:style-name="ce4" office:value-type="string" calcext:value-type="string">
            <text:p>New York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whatupgames.com/" xlink:type="simple">What Up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onroe</text:p>
          </table:table-cell>
          <table:table-cell table:style-name="ce4" office:value-type="string" calcext:value-type="string">
            <text:p>Washington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whatboy.com/" xlink:type="simple">Whatboy Game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London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whisperinggibbon.com/" xlink:type="simple">Whispering Gibbon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Newcastle-Upon-Tyne</text:p>
          </table:table-cell>
          <table:table-cell table:style-name="ce4" office:value-type="string" calcext:value-type="string">
            <text:p>Tyne and Wear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whiteowls.co.jp/" xlink:type="simple">White Owl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Osaka</text:p>
          </table:table-cell>
          <table:table-cell table:style-name="ce4" office:value-type="string" calcext:value-type="string">
            <text:p>Japan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whitepapergames.com/" xlink:type="simple">White Paper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Preston</text:p>
          </table:table-cell>
          <table:table-cell table:style-name="ce4" office:value-type="string" calcext:value-type="string">
            <text:p>Lancashire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deathsgambit.com/" xlink:type="simple">White Rabbit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Los Angeles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3">
          <table:table-cell table:style-name="ce4" office:value-type="string" calcext:value-type="string">
            <text:p><text:a xlink:href="http://www.whitewidget.com/" xlink:type="simple">White Widget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Quezon City</text:p>
          </table:table-cell>
          <table:table-cell table:style-name="ce4" office:value-type="string" calcext:value-type="string">
            <text:p>National Capital Region</text:p>
          </table:table-cell>
          <table:table-cell table:style-name="ce4" office:value-type="string" calcext:value-type="string">
            <text:p>Philippin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whitewizardgames.com/" xlink:type="simple">White Wizard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Framingham</text:p>
          </table:table-cell>
          <table:table-cell table:style-name="ce4" office:value-type="string" calcext:value-type="string">
            <text:p>Massachusetts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whitemoondreams.com/" xlink:type="simple">WhiteMoon Dream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Pasadena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whitepotstudios.com/" xlink:type="simple">Whitepot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elfast</text:p>
          </table:table-cell>
          <table:table-cell table:style-name="ce4" office:value-type="string" calcext:value-type="string">
            <text:p>County Antrim</text:p>
          </table:table-cell>
          <table:table-cell table:style-name="ce4" office:value-type="string" calcext:value-type="string">
            <text:p>Northern Ire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wholehog-games.com/" xlink:type="simple">Whole Hog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anta Clara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wickedloot.com/" xlink:type="simple">Wicked Loot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ountain View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wicked-witch.com.au/" xlink:type="simple">Wicked Witch Softwar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elbourne</text:p>
          </table:table-cell>
          <table:table-cell table:style-name="ce4" office:value-type="string" calcext:value-type="string">
            <text:p>Victoria</text:p>
          </table:table-cell>
          <table:table-cell table:style-name="ce4" office:value-type="string" calcext:value-type="string">
            <text:p>Australi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widerightgames.com/" xlink:type="simple">Wide Right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Los Angeles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wildfactor.net/" xlink:type="simple">Wild Factor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Paris</text:p>
          </table:table-cell>
          <table:table-cell table:style-name="ce4" office:value-type="string" calcext:value-type="string">
            <text:p>Ile-de-France</text:p>
          </table:table-cell>
          <table:table-cell table:style-name="ce4" office:value-type="string" calcext:value-type="string">
            <text:p>France</text:p>
          </table:table-cell>
          <table:table-cell table:number-columns-repeated="1019"/>
        </table:table-row>
        <table:table-row table:style-name="ro4">
          <table:table-cell table:style-name="ce4" office:value-type="string" calcext:value-type="string">
            <text:p><text:a xlink:href="http://www.wildsheepstudio.com/" xlink:type="simple">Wild Sheep Studio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ontpellier</text:p>
          </table:table-cell>
          <table:table-cell table:style-name="ce4" office:value-type="string" calcext:value-type="string">
            <text:p>Languedoc-Roussillon-Midi-Pyrenees</text:p>
          </table:table-cell>
          <table:table-cell table:style-name="ce4" office:value-type="string" calcext:value-type="string">
            <text:p>France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wildsphere.es/" xlink:type="simple">Wild Sphere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Valencia</text:p>
          </table:table-cell>
          <table:table-cell table:style-name="ce4" office:value-type="string" calcext:value-type="string">
            <text:p>Spain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wilypumpkin.com/" xlink:type="simple">Wily Pumpkin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Ankara</text:p>
          </table:table-cell>
          <table:table-cell table:style-name="ce4" office:value-type="string" calcext:value-type="string">
            <text:p>Turkey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talewindgame.com/" xlink:type="simple">WindLimit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Lisbon</text:p>
          </table:table-cell>
          <table:table-cell table:style-name="ce4" office:value-type="string" calcext:value-type="string">
            <text:p>Portugal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windyhillstudio.com/" xlink:type="simple">Windy Hill Studio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Johnson City</text:p>
          </table:table-cell>
          <table:table-cell table:style-name="ce4" office:value-type="string" calcext:value-type="string">
            <text:p>Tennessee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winkingworks.com/" xlink:type="simple">WINKING ENTERTAINMENT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New Taipei City</text:p>
          </table:table-cell>
          <table:table-cell table:number-columns-repeated="2" table:style-name="ce4" office:value-type="string" calcext:value-type="string">
            <text:p>Taiwan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winternightgames.com/" xlink:type="simple">Winter Night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eattle</text:p>
          </table:table-cell>
          <table:table-cell table:style-name="ce4" office:value-type="string" calcext:value-type="string">
            <text:p>Washington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winterborngames.com/" xlink:type="simple">Winterborn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eattle</text:p>
          </table:table-cell>
          <table:table-cell table:style-name="ce4" office:value-type="string" calcext:value-type="string">
            <text:p>Washington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wiredproductions.com/" xlink:type="simple">Wired Production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Watford</text:p>
          </table:table-cell>
          <table:table-cell table:style-name="ce4" office:value-type="string" calcext:value-type="string">
            <text:p>Hertfordshire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wishfullystudios.com/" xlink:type="simple">Wishfully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Gothenburg</text:p>
          </table:table-cell>
          <table:table-cell table:style-name="ce4" office:value-type="string" calcext:value-type="string">
            <text:p>Gotaland</text:p>
          </table:table-cell>
          <table:table-cell table:style-name="ce4" office:value-type="string" calcext:value-type="string">
            <text:p>Sweden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wispfire.com/" xlink:type="simple">Wispfire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Utrecht</text:p>
          </table:table-cell>
          <table:table-cell table:style-name="ce4" office:value-type="string" calcext:value-type="string">
            <text:p>Netherland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witchbeam.com.au/" xlink:type="simple">Witch Beam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risbane</text:p>
          </table:table-cell>
          <table:table-cell table:style-name="ce4" office:value-type="string" calcext:value-type="string">
            <text:p>Queensland</text:p>
          </table:table-cell>
          <table:table-cell table:style-name="ce4" office:value-type="string" calcext:value-type="string">
            <text:p>Australi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with.in/" xlink:type="simple">WITHIN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Culver City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wittywings.fr/" xlink:type="simple">Witty Wing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Paris</text:p>
          </table:table-cell>
          <table:table-cell table:style-name="ce4" office:value-type="string" calcext:value-type="string">
            <text:p>Ile-de-France</text:p>
          </table:table-cell>
          <table:table-cell table:style-name="ce4" office:value-type="string" calcext:value-type="string">
            <text:p>France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wixelstudios.com/" xlink:type="simple">Wixel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Jounieh</text:p>
          </table:table-cell>
          <table:table-cell table:style-name="ce4" office:value-type="string" calcext:value-type="string">
            <text:p>Mount Lebanon</text:p>
          </table:table-cell>
          <table:table-cell table:style-name="ce4" office:value-type="string" calcext:value-type="string">
            <text:p>Lebanon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wizcorp.jp/" xlink:type="simple">Wizcorp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Tokyo</text:p>
          </table:table-cell>
          <table:table-cell table:style-name="ce4" office:value-type="string" calcext:value-type="string">
            <text:p>Japan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wms.com/" xlink:type="simple">WMS (Scientific Games)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Chicago</text:p>
          </table:table-cell>
          <table:table-cell table:style-name="ce4" office:value-type="string" calcext:value-type="string">
            <text:p>Illinois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wolcengame.com/" xlink:type="simple">Wolcen Studio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Nice</text:p>
          </table:table-cell>
          <table:table-cell table:style-name="ce4" office:value-type="string" calcext:value-type="string">
            <text:p>Alpes-Maritimes</text:p>
          </table:table-cell>
          <table:table-cell table:style-name="ce4" office:value-type="string" calcext:value-type="string">
            <text:p>France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wolfeye-studios.com/" xlink:type="simple">Wolfey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Austin</text:p>
          </table:table-cell>
          <table:table-cell table:style-name="ce4" office:value-type="string" calcext:value-type="string">
            <text:p>Texas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wolfgame.com/" xlink:type="simple">Wolfgam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Nashville</text:p>
          </table:table-cell>
          <table:table-cell table:style-name="ce4" office:value-type="string" calcext:value-type="string">
            <text:p>Tennessee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wolfire.com/" xlink:type="simple">Wolfire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erkeley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makewonder.com/" xlink:type="simple">Wonder Workshop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an Mateo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wonderstorm.net/" xlink:type="simple">Wonderstorm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El Segundo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wonderstruckgames.com/" xlink:type="simple">Wonderstruck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Guildford</text:p>
          </table:table-cell>
          <table:table-cell table:style-name="ce4" office:value-type="string" calcext:value-type="string">
            <text:p>Surrey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woodsy-studio.com/" xlink:type="simple">Woodsy Studio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t. Louis</text:p>
          </table:table-cell>
          <table:table-cell table:style-name="ce4" office:value-type="string" calcext:value-type="string">
            <text:p>Missouri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workinman.com/" xlink:type="simple">Workinman Interactiv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Rochester</text:p>
          </table:table-cell>
          <table:table-cell table:style-name="ce4" office:value-type="string" calcext:value-type="string">
            <text:p>New York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world-loom.com/" xlink:type="simple">World-Loom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Warsaw</text:p>
          </table:table-cell>
          <table:table-cell table:style-name="ce4" office:value-type="string" calcext:value-type="string">
            <text:p>Masovian</text:p>
          </table:table-cell>
          <table:table-cell table:style-name="ce4" office:value-type="string" calcext:value-type="string">
            <text:p>Po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wraithgames.com/" xlink:type="simple">Wraith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Hamilton</text:p>
          </table:table-cell>
          <table:table-cell table:style-name="ce4" office:value-type="string" calcext:value-type="string">
            <text:p>Ohio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factorio.com/" xlink:type="simple">Wube Softwar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Prague</text:p>
          </table:table-cell>
          <table:table-cell table:style-name="ce4" office:value-type="string" calcext:value-type="string">
            <text:p>Bohemia</text:p>
          </table:table-cell>
          <table:table-cell table:style-name="ce4" office:value-type="string" calcext:value-type="string">
            <text:p>Czech Republic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wushustudios.com/" xlink:type="simple">Wushu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Liverpool</text:p>
          </table:table-cell>
          <table:table-cell table:style-name="ce4" office:value-type="string" calcext:value-type="string">
            <text:p>Merseyside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wyrmbyte.com/" xlink:type="simple">Wyrmbyt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Louisville</text:p>
          </table:table-cell>
          <table:table-cell table:style-name="ce4" office:value-type="string" calcext:value-type="string">
            <text:p>Colorado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x2.games/" xlink:type="simple">X2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urbank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x2.games/" xlink:type="simple">X2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Toronto</text:p>
          </table:table-cell>
          <table:table-cell table:style-name="ce4" office:value-type="string" calcext:value-type="string">
            <text:p>Ontario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xaviant.com/" xlink:type="simple">Xaviant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Alpharetta</text:p>
          </table:table-cell>
          <table:table-cell table:style-name="ce4" office:value-type="string" calcext:value-type="string">
            <text:p>Georg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xgenstudios.com/" xlink:type="simple">Xgen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Edmonton</text:p>
          </table:table-cell>
          <table:table-cell table:style-name="ce4" office:value-type="string" calcext:value-type="string">
            <text:p>Alberta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xibalbastudios.com/" xlink:type="simple">Xibalba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onterrey</text:p>
          </table:table-cell>
          <table:table-cell table:style-name="ce4" office:value-type="string" calcext:value-type="string">
            <text:p>Nuevo León</text:p>
          </table:table-cell>
          <table:table-cell table:style-name="ce4" office:value-type="string" calcext:value-type="string">
            <text:p>Mexico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xilabs.fr/" xlink:type="simple">XiLabs Smartgaming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Paris</text:p>
          </table:table-cell>
          <table:table-cell table:style-name="ce4" office:value-type="string" calcext:value-type="string">
            <text:p>Ile-de-France</text:p>
          </table:table-cell>
          <table:table-cell table:style-name="ce4" office:value-type="string" calcext:value-type="string">
            <text:p>France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xpec.com/" xlink:type="simple">XPEC Entertainment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Beijing</text:p>
          </table:table-cell>
          <table:table-cell table:style-name="ce4" office:value-type="string" calcext:value-type="string">
            <text:p>Chin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xpec.com/" xlink:type="simple">XPEC Entertainment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Kaohsiung</text:p>
          </table:table-cell>
          <table:table-cell table:number-columns-repeated="2" table:style-name="ce4" office:value-type="string" calcext:value-type="string">
            <text:p>Taiwan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xpec.com/" xlink:type="simple">XPEC Entertainment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uzhou</text:p>
          </table:table-cell>
          <table:table-cell table:style-name="ce4" office:value-type="string" calcext:value-type="string">
            <text:p>Jiangsu</text:p>
          </table:table-cell>
          <table:table-cell table:style-name="ce4" office:value-type="string" calcext:value-type="string">
            <text:p>Chin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xpec.com/" xlink:type="simple">XPEC Entertainment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Taipei</text:p>
          </table:table-cell>
          <table:table-cell table:number-columns-repeated="2" table:style-name="ce4" office:value-type="string" calcext:value-type="string">
            <text:p>Taiwan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brokendimension.com/" xlink:type="simple">XRA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ontreal</text:p>
          </table:table-cell>
          <table:table-cell table:style-name="ce4" office:value-type="string" calcext:value-type="string">
            <text:p>Quebec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yachtclubgames.com/" xlink:type="simple">Yacht Club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Santa Clarita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yager.de/" xlink:type="simple">Yager Development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Berlin</text:p>
          </table:table-cell>
          <table:table-cell table:style-name="ce4" office:value-type="string" calcext:value-type="string">
            <text:p>Germany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yamago.net/" xlink:type="simple">Yamago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Paris</text:p>
          </table:table-cell>
          <table:table-cell table:style-name="ce4" office:value-type="string" calcext:value-type="string">
            <text:p>Ile-de-France</text:p>
          </table:table-cell>
          <table:table-cell table:style-name="ce4" office:value-type="string" calcext:value-type="string">
            <text:p>France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yazagames.com/" xlink:type="simple">Yaza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Warsaw</text:p>
          </table:table-cell>
          <table:table-cell table:style-name="ce4" office:value-type="string" calcext:value-type="string">
            <text:p>Masovian</text:p>
          </table:table-cell>
          <table:table-cell table:style-name="ce4" office:value-type="string" calcext:value-type="string">
            <text:p>Po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yearseventeen.com/" xlink:type="simple">Year Seventeen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Rockville</text:p>
          </table:table-cell>
          <table:table-cell table:style-name="ce4" office:value-type="string" calcext:value-type="string">
            <text:p>Maryland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yingpeigames.com/" xlink:type="simple">Yingpei Game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Shanghai</text:p>
          </table:table-cell>
          <table:table-cell table:style-name="ce4" office:value-type="string" calcext:value-type="string">
            <text:p>Chin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youmakugames.com/" xlink:type="simple">Youmaku Game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Cairo</text:p>
          </table:table-cell>
          <table:table-cell table:style-name="ce4" office:value-type="string" calcext:value-type="string">
            <text:p>Egypt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octodadgame.com/" xlink:type="simple">Young Hors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Chicago</text:p>
          </table:table-cell>
          <table:table-cell table:style-name="ce4" office:value-type="string" calcext:value-type="string">
            <text:p>Illinois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ysnet-inc.jp/" xlink:type="simple">Ys Net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Tokyo</text:p>
          </table:table-cell>
          <table:table-cell table:style-name="ce4" office:value-type="string" calcext:value-type="string">
            <text:p>Japan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yukes.co.jp/" xlink:type="simple">Yukes Co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Culver City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yukes.co.jp/" xlink:type="simple">Yukes Co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Osaka</text:p>
          </table:table-cell>
          <table:table-cell table:style-name="ce4" office:value-type="string" calcext:value-type="string">
            <text:p>Japan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yukes.co.jp/" xlink:type="simple">Yukes Co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Yokohama</text:p>
          </table:table-cell>
          <table:table-cell table:style-name="ce4" office:value-type="string" calcext:value-type="string">
            <text:p>Kanagawa</text:p>
          </table:table-cell>
          <table:table-cell table:style-name="ce4" office:value-type="string" calcext:value-type="string">
            <text:p>Japan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z-software.de/" xlink:type="simple">Z-Softwar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Dortmund</text:p>
          </table:table-cell>
          <table:table-cell table:style-name="ce4" office:value-type="string" calcext:value-type="string">
            <text:p>Nordrhein-Westfalen</text:p>
          </table:table-cell>
          <table:table-cell table:style-name="ce4" office:value-type="string" calcext:value-type="string">
            <text:p>Germany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zaumstudio.com/" xlink:type="simple">ZA/UM Studio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London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zachtronicsindustries.com/" xlink:type="simple">Zachtronics Industri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Redmond</text:p>
          </table:table-cell>
          <table:table-cell table:style-name="ce4" office:value-type="string" calcext:value-type="string">
            <text:p>Washington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querngame.com/" xlink:type="simple">Zadbox Entertainment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Folkestone</text:p>
          </table:table-cell>
          <table:table-cell table:style-name="ce4" office:value-type="string" calcext:value-type="string">
            <text:p>Kent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zapdot.com/" xlink:type="simple">Zapdot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Cambridge</text:p>
          </table:table-cell>
          <table:table-cell table:style-name="ce4" office:value-type="string" calcext:value-type="string">
            <text:p>Massachusetts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zariba.com/" xlink:type="simple">Zariba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Varna</text:p>
          </table:table-cell>
          <table:table-cell table:style-name="ce4" office:value-type="string" calcext:value-type="string">
            <text:p>Bulgari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zeboyd.com/" xlink:type="simple">Zeboyd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Lake Arrowhead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playkubiko.com/" xlink:type="simple">Zedarus Game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Odessa</text:p>
          </table:table-cell>
          <table:table-cell table:style-name="ce4" office:value-type="string" calcext:value-type="string">
            <text:p>Ukraine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zekevirant.com/" xlink:type="simple">Zeke Virant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Brussels</text:p>
          </table:table-cell>
          <table:table-cell table:style-name="ce4" office:value-type="string" calcext:value-type="string">
            <text:p>Belgium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zenstudios.com/" xlink:type="simple">Zen Studio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Budapest</text:p>
          </table:table-cell>
          <table:table-cell table:style-name="ce4" office:value-type="string" calcext:value-type="string">
            <text:p>Hungary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zenfri.com/" xlink:type="simple">Zenfri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Winnipeg</text:p>
          </table:table-cell>
          <table:table-cell table:style-name="ce4" office:value-type="string" calcext:value-type="string">
            <text:p>Manitoba</text:p>
          </table:table-cell>
          <table:table-cell table:style-name="ce4" office:value-type="string" calcext:value-type="string">
            <text:p>Canad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http//zeniththegame.com/en/maineng/" xlink:type="simple">Zenith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Madrid</text:p>
          </table:table-cell>
          <table:table-cell table:style-name="ce4" office:value-type="string" calcext:value-type="string">
            <text:p>Spain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zephyrworkshop.com/" xlink:type="simple">Zephyr Workshop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Worcester</text:p>
          </table:table-cell>
          <table:table-cell table:style-name="ce4" office:value-type="string" calcext:value-type="string">
            <text:p>Massachusetts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zeppelinstudio.net/" xlink:type="simple">Zeppelin Studio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Vienna</text:p>
          </table:table-cell>
          <table:table-cell table:style-name="ce4" office:value-type="string" calcext:value-type="string">
            <text:p>Austria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zerogamesstudios.com/" xlink:type="simple">Zero Games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Paris</text:p>
          </table:table-cell>
          <table:table-cell table:style-name="ce4" office:value-type="string" calcext:value-type="string">
            <text:p>Ile-de-France</text:p>
          </table:table-cell>
          <table:table-cell table:style-name="ce4" office:value-type="string" calcext:value-type="string">
            <text:p>France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zerogamesstudios.com/" xlink:type="simple">Zero Games Studio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Paris</text:p>
          </table:table-cell>
          <table:table-cell table:style-name="ce4" office:value-type="string" calcext:value-type="string">
            <text:p>Ile-de-France</text:p>
          </table:table-cell>
          <table:table-cell table:style-name="ce4" office:value-type="string" calcext:value-type="string">
            <text:p>France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interstellarmarines.com/" xlink:type="simple">Zero Point Softwar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Copenhagen</text:p>
          </table:table-cell>
          <table:table-cell table:style-name="ce4" office:value-type="string" calcext:value-type="string">
            <text:p>Oresund</text:p>
          </table:table-cell>
          <table:table-cell table:style-name="ce4" office:value-type="string" calcext:value-type="string">
            <text:p>Denmark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zindagigames.com/" xlink:type="simple">Zindagi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Camarillo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zinkia.com/" xlink:type="simple">Zinkia China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Beijing</text:p>
          </table:table-cell>
          <table:table-cell table:style-name="ce4" office:value-type="string" calcext:value-type="string">
            <text:p>Chin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zinkia.com/" xlink:type="simple">Zinkia Madrid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Madrid</text:p>
          </table:table-cell>
          <table:table-cell table:style-name="ce4" office:value-type="string" calcext:value-type="string">
            <text:p>Spain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zinkia.com/" xlink:type="simple">Zinkia Sevilla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Seville</text:p>
          </table:table-cell>
          <table:table-cell table:style-name="ce4" office:value-type="string" calcext:value-type="string">
            <text:p>Spain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zoemode.com/" xlink:type="simple">Zoe Mode (Kuju Entertainment)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Brighton</text:p>
          </table:table-cell>
          <table:table-cell table:style-name="ce4" office:value-type="string" calcext:value-type="string">
            <text:p>East Sussex</text:p>
          </table:table-cell>
          <table:table-cell table:style-name="ce4" office:value-type="string" calcext:value-type="string">
            <text:p>England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zoetrope-interactive.com/" xlink:type="simple">Zoetrope Interactive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Istanbul</text:p>
          </table:table-cell>
          <table:table-cell table:style-name="ce4" office:value-type="string" calcext:value-type="string">
            <text:p>Turkey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zoinkgames.com/" xlink:type="simple">Zoink Game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Gothenburg</text:p>
          </table:table-cell>
          <table:table-cell table:style-name="ce4" office:value-type="string" calcext:value-type="string">
            <text:p>Gotaland</text:p>
          </table:table-cell>
          <table:table-cell table:style-name="ce4" office:value-type="string" calcext:value-type="string">
            <text:p>Sweden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facebook.com/zombiedynamics" xlink:type="simple">Zombie Dynamics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Moscow</text:p>
          </table:table-cell>
          <table:table-cell table:style-name="ce4" office:value-type="string" calcext:value-type="string">
            <text:p>Russi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zootfly.com/" xlink:type="simple">Zootfly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Ljubljana</text:p>
          </table:table-cell>
          <table:table-cell table:style-name="ce4" office:value-type="string" calcext:value-type="string">
            <text:p>Slovenia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<text:a xlink:href="http://www.zpx.pt/" xlink:type="simple">ZPX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Lisbon</text:p>
          </table:table-cell>
          <table:table-cell table:style-name="ce4" office:value-type="string" calcext:value-type="string">
            <text:p>Portugal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zwift.com/" xlink:type="simple">Zwift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Long Beach</text:p>
          </table:table-cell>
          <table:table-cell table:style-name="ce4" office:value-type="string" calcext:value-type="string">
            <text:p>California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zwift.com/" xlink:type="simple">Zwift</text:a></text:p>
          </table:table-cell>
          <table:table-cell table:style-name="ce4" office:value-type="string" calcext:value-type="string">
            <text:p>Developer</text:p>
          </table:table-cell>
          <table:table-cell table:number-columns-repeated="2" table:style-name="ce4" office:value-type="string" calcext:value-type="string">
            <text:p>Rio de Janeiro</text:p>
          </table:table-cell>
          <table:table-cell table:style-name="ce4" office:value-type="string" calcext:value-type="string">
            <text:p>Brazil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zymo.io/" xlink:type="simple">Zymo Interactiv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Green Bay</text:p>
          </table:table-cell>
          <table:table-cell table:style-name="ce4" office:value-type="string" calcext:value-type="string">
            <text:p>Wisconsin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zynga.com/" xlink:type="simple">Zynga Eugene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Eugene</text:p>
          </table:table-cell>
          <table:table-cell table:style-name="ce4" office:value-type="string" calcext:value-type="string">
            <text:p>Oregon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zynga.com/" xlink:type="simple">Zynga New York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New York City</text:p>
          </table:table-cell>
          <table:table-cell table:style-name="ce4" office:value-type="string" calcext:value-type="string">
            <text:p>New York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1">
          <table:table-cell table:style-name="ce4" office:value-type="string" calcext:value-type="string">
            <text:p><text:a xlink:href="http://www.zyngawithfriends.com/" xlink:type="simple">Zynga With Friends</text:a></text:p>
          </table:table-cell>
          <table:table-cell table:style-name="ce4" office:value-type="string" calcext:value-type="string">
            <text:p>Developer</text:p>
          </table:table-cell>
          <table:table-cell table:style-name="ce4" office:value-type="string" calcext:value-type="string">
            <text:p>McKinney</text:p>
          </table:table-cell>
          <table:table-cell table:style-name="ce4" office:value-type="string" calcext:value-type="string">
            <text:p>Texas</text:p>
          </table:table-cell>
          <table:table-cell table:style-name="ce4" office:value-type="string" calcext:value-type="string">
            <text:p>United States</text:p>
          </table:table-cell>
          <table:table-cell table:number-columns-repeated="1019"/>
        </table:table-row>
        <table:table-row table:style-name="ro2" table:number-rows-repeated="104536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5">00/00/0000</text:date>, <text:time style:data-style-name="N2" text:time-value="06:03:11.74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5T05:59:03.296000000</meta:creation-date>
    <dc:date>2020-05-05T06:05:15.212000000</dc:date>
    <meta:editing-duration>PT4M6S</meta:editing-duration>
    <meta:editing-cycles>3</meta:editing-cycles>
    <meta:generator>LibreOffice/6.1.2.1$Windows_X86_64 LibreOffice_project/65905a128db06ba48db947242809d14d3f9a93fe</meta:generator>
    <meta:document-statistic meta:table-count="1" meta:cell-count="16030" meta:object-count="0"/>
  </office:meta>
</office:document-meta>
</file>